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automatic-styles>
    <style:style style:data-style-name="N0" style:family="table-cell" style:name="ce1" style:parent-style-name="Default"/>
    <style:style style:data-style-name="N0" style:family="table-cell" style:name="ce2" style:parent-style-name="Default">
      <style:table-cell-properties fo:wrap-option="wrap" style:cell-protect="protected" style:vertical-align="automatic"/>
    </style:style>
    <style:style style:data-style-name="N0" style:family="table-cell" style:name="ce3" style:parent-style-name="Default">
      <style:table-cell-properties fo:wrap-option="wrap" style:cell-protect="protected" style:vertical-align="automatic"/>
      <style:text-properties fo:font-weight="bold" style:font-weight-asian="bold" style:font-weight-complex="bold"/>
    </style:style>
    <style:style style:data-style-name="N0" style:family="table-cell" style:name="ce4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5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6" style:parent-style-name="Default">
      <style:table-cell-properties fo:wrap-option="wrap" style:cell-protect="protected" style:repeat-content="false" style:vertical-align="automatic"/>
      <style:paragraph-properties fo:margin-right="0cm" fo:text-align="end"/>
    </style:style>
    <style:style style:data-style-name="N0" style:family="table-cell" style:name="ce7" style:parent-style-name="Default">
      <style:table-cell-properties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8" style:parent-style-name="Default">
      <style:table-cell-properties fo:wrap-option="wrap" style:cell-protect="protected" style:repeat-content="false" style:vertical-align="top"/>
      <style:paragraph-properties fo:text-align="justify"/>
    </style:style>
    <style:style style:data-style-name="N0" style:family="table-cell" style:name="ce9" style:parent-style-name="Default">
      <style:table-cell-properties fo:background-color="#FFFF00" fo:border="2pt solid #000000" fo:wrap-option="wrap" style:cell-protect="none" style:repeat-content="false" style:vertical-align="middle"/>
      <style:paragraph-properties fo:text-align="center"/>
      <style:text-properties fo:font-size="11pt" style:font-size-asian="11pt" style:font-size-complex="11pt"/>
    </style:style>
    <style:style style:data-style-name="N0" style:family="table-cell" style:name="ce10" style:parent-style-name="Default">
      <style:table-cell-properties fo:background-color="#FFFF00" fo:border="2pt solid #000000" fo:wrap-option="wrap" style:cell-protect="none" style:vertical-align="middle"/>
      <style:text-properties fo:font-weight="bold" style:font-weight-asian="bold" style:font-weight-complex="bold"/>
    </style:style>
    <style:style style:data-style-name="N0" style:family="table-cell" style:name="ce11" style:parent-style-name="Default">
      <style:table-cell-properties fo:border-bottom="none" fo:border-left="thin solid #000000" fo:border-right="thin solid #000000" fo:border-top="thin solid #000000" fo:wrap-option="wrap" style:cell-protect="protected" style:vertical-align="middle"/>
      <style:text-properties fo:font-size="10pt" style:font-size-asian="10pt" style:font-size-complex="10pt"/>
    </style:style>
    <style:style style:data-style-name="N0" style:family="table-cell" style:name="ce12" style:parent-style-name="Default">
      <style:table-cell-properties fo:wrap-option="wrap" style:cell-protect="protected" style:vertical-align="middle"/>
    </style:style>
    <style:style style:data-style-name="N0" style:family="table-cell" style:name="ce13" style:parent-style-name="Default">
      <style:table-cell-properties fo:border="thin solid #000000" fo:wrap-option="wrap" style:cell-protect="protected" style:vertical-align="automatic"/>
    </style:style>
    <style:style style:data-style-name="N0" style:family="table-cell" style:name="ce14" style:parent-style-name="Default">
      <style:table-cell-properties fo:border="thin solid #000000" fo:wrap-option="wrap" style:cell-protect="none" style:repeat-content="false" style:vertical-align="middle"/>
      <style:paragraph-properties fo:text-align="justify"/>
    </style:style>
    <style:style style:data-style-name="N0" style:family="table-cell" style:name="ce15" style:parent-style-name="Default">
      <style:table-cell-properties fo:wrap-option="wrap" style:cell-protect="protected" style:repeat-content="false" style:vertical-align="middle"/>
      <style:paragraph-properties fo:text-align="justify"/>
    </style:style>
    <style:style style:data-style-name="N0" style:family="table-cell" style:name="ce16" style:parent-style-name="Default">
      <style:table-cell-properties fo:background-color="#FFFF00" fo:border="2pt solid #000000"/>
    </style:style>
    <style:style style:data-style-name="N0" style:family="table-cell" style:name="ce17" style:parent-style-name="Default">
      <style:table-cell-properties fo:background-color="#D9D9D9" fo:border="2pt solid #000000" fo:wrap-option="wrap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18" style:parent-style-name="Default">
      <style:table-cell-properties fo:background-color="transparent" fo:border-bottom="none" fo:border-left="none" fo:border-right="none" fo:border-top="2pt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19" style:parent-style-name="Default">
      <style:table-cell-properties fo:background-color="#D9D9D9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20" style:parent-style-name="Default">
      <style:table-cell-properties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1" style:parent-style-name="Default">
      <style:table-cell-properties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22" style:parent-style-name="Default">
      <style:table-cell-properties fo:background-color="#D9D9D9" fo:wrap-option="wrap" style:cell-protect="protected" style:repeat-content="false" style:vertical-align="middle"/>
      <style:paragraph-properties fo:margin-left="0cm" fo:text-align="start"/>
      <style:text-properties fo:font-weight="bold" style:font-weight-asian="bold" style:font-weight-complex="bold"/>
    </style:style>
    <style:style style:data-style-name="N0" style:family="table-cell" style:name="ce23" style:parent-style-name="Default">
      <style:table-cell-properties fo:background-color="transparent" fo:border="2pt solid #000000"/>
    </style:style>
    <style:style style:data-style-name="N0" style:family="table-cell" style:name="ce24" style:parent-style-name="Default">
      <style:table-cell-properties fo:wrap-option="wrap" style:cell-protect="protected" style:repeat-content="false" style:vertical-align="middle"/>
      <style:paragraph-properties fo:text-align="center"/>
    </style:style>
    <style:style style:data-style-name="N0" style:family="table-cell" style:name="ce25" style:parent-style-name="Default">
      <style:table-cell-properties fo:wrap-option="wrap" style:cell-protect="protected" style:repeat-content="false" style:vertical-align="middle"/>
      <style:paragraph-properties fo:margin-right="0cm" fo:text-align="end"/>
    </style:style>
    <style:style style:data-style-name="N0" style:family="table-cell" style:name="ce26" style:parent-style-name="Default">
      <style:table-cell-properties fo:background-color="transparent" fo:border="thin solid #000000" fo:wrap-option="wrap" style:cell-protect="protected" style:repeat-content="false" style:vertical-align="automatic"/>
      <style:paragraph-properties fo:text-align="center"/>
    </style:style>
    <style:style style:data-style-name="N0" style:family="table-cell" style:name="ce27" style:parent-style-name="Default">
      <style:table-cell-properties fo:background-color="transparent" fo:border="thin solid #000000"/>
    </style:style>
    <style:style style:data-style-name="N0" style:family="table-cell" style:name="ce28" style:parent-style-name="Default">
      <style:table-cell-properties fo:background-color="transparent" fo:border-bottom="2pt solid #000000" fo:border-left="none" fo:border-right="none" fo:border-top="thin solid #000000" fo:wrap-option="wrap" style:cell-protect="protected" style:repeat-content="false" style:vertical-align="automatic"/>
      <style:paragraph-properties fo:margin-left="0cm" fo:text-align="start"/>
    </style:style>
    <style:style style:data-style-name="N0" style:family="table-cell" style:name="ce29" style:parent-style-name="Default">
      <style:table-cell-properties style:cell-protect="protected"/>
    </style:style>
    <style:style style:data-style-name="N0" style:family="table-cell" style:name="ce30" style:parent-style-name="Default">
      <style:table-cell-properties fo:background-color="transparent" style:cell-protect="protected"/>
    </style:style>
    <style:style style:data-style-name="N0" style:family="table-cell" style:name="ce31" style:parent-style-name="Default">
      <style:table-cell-properties fo:background-color="transparent" fo:wrap-option="wrap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2" style:parent-style-name="Default">
      <style:table-cell-properties fo:border="thin solid #000000" fo:wrap-option="wrap" style:cell-protect="protected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3" style:parent-style-name="Default">
      <style:table-cell-properties fo:border="thin solid #000000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34" style:parent-style-name="Default">
      <style:table-cell-properties fo:border="thin solid #000000" fo:wrap-option="wrap" style:cell-protect="none" style:repeat-content="false" style:vertical-align="top"/>
      <style:paragraph-properties fo:text-align="justify"/>
    </style:style>
    <style:style style:data-style-name="N0" style:family="table-cell" style:name="ce35" style:parent-style-name="Default">
      <style:table-cell-properties fo:background-color="transparent" style:cell-protect="protected" style:repeat-content="false" style:vertical-align="middle"/>
      <style:paragraph-properties fo:text-align="center"/>
      <style:text-properties fo:font-size="10pt" style:font-size-asian="10pt" style:font-size-complex="10pt"/>
    </style:style>
    <style:style style:data-style-name="N0" style:family="table-cell" style:name="ce36" style:parent-style-name="Default">
      <style:table-cell-properties fo:background-color="#FFFF00" fo:border-bottom="none" fo:border-left="2pt solid #000000" fo:border-right="2pt solid #000000" fo:border-top="2pt solid #000000" style:cell-protect="none" style:repeat-content="false" style:vertical-align="middle"/>
      <style:paragraph-properties fo:margin-left="0cm" fo:text-align="start"/>
    </style:style>
    <style:style style:data-style-name="N0" style:family="table-cell" style:name="ce37" style:parent-style-name="Default">
      <style:table-cell-properties style:cell-protect="protected" style:repeat-content="false" style:vertical-align="middle"/>
      <style:paragraph-properties fo:text-align="center"/>
    </style:style>
    <style:style style:data-style-name="N0" style:family="table-cell" style:name="ce38" style:parent-style-name="Default">
      <style:table-cell-properties fo:background-color="transparent" style:cell-protect="protected" style:repeat-content="false" style:vertical-align="middle"/>
      <style:paragraph-properties fo:margin-left="0cm" fo:text-align="start"/>
    </style:style>
    <style:style style:data-style-name="N0" style:family="table-cell" style:name="ce39" style:parent-style-name="Default">
      <style:table-cell-properties fo:background-color="#FFFF00" fo:border="2pt solid #000000" style:cell-protect="none"/>
    </style:style>
    <style:style style:data-style-name="N0" style:family="table-cell" style:name="ce40" style:parent-style-name="Default">
      <style:table-cell-properties fo:background-color="transparent" fo:wrap-option="wrap" style:cell-protect="protected" style:repeat-content="false" style:vertical-align="middle"/>
      <style:paragraph-properties fo:margin-left="0cm" fo:text-align="start"/>
    </style:style>
    <style:style style:data-style-name="N0" style:family="table-cell" style:name="ce41" style:parent-style-name="Default">
      <style:table-cell-properties fo:background-color="transparent" fo:border-bottom="2pt solid #000000" fo:border-left="none" fo:border-right="none" fo:border-top="none" style:cell-protect="protected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data-style-name="N0" style:family="table-cell" style:name="ce42" style:parent-style-name="Default">
      <style:table-cell-properties fo:background-color="transparent" fo:border="thin solid #000000" fo:wrap-option="wrap" style:cell-protect="protected" style:repeat-content="false" style:vertical-align="middle"/>
      <style:paragraph-properties fo:margin-left="0cm" fo:text-align="start"/>
    </style:style>
    <style:style style:family="text" style:name="T1" style:parent-style-name="Default">
      <style:text-properties fo:color="#000000" fo:font-size="12pt" fo:font-style="normal" fo:font-weight="normal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normal" style:font-weight-complex="normal" style:text-line-through-style="none" style:text-outline="false" style:text-underline-style="none" style:text-underline-type="none"/>
    </style:style>
    <style:style style:family="text" style:name="T2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3" style:parent-style-name="Default">
      <style:text-properties fo:color="#DD0806" fo:font-size="16pt" fo:font-style="normal" fo:font-weight="bold" fo:text-shadow="none" style:font-family-generic="swiss" style:font-name="Calibri" style:font-name-asian="Calibri" style:font-name-complex="Calibri" style:font-size-asian="16pt" style:font-size-complex="16pt" style:font-style-asian="normal" style:font-style-complex="normal" style:font-weight-asian="bold" style:font-weight-complex="bold" style:text-line-through-style="none" style:text-outline="false" style:text-underline-style="none" style:text-underline-type="none"/>
    </style:style>
    <style:style style:family="text" style:name="T4" style:parent-style-name="Default">
      <style:text-properties fo:color="#000000" fo:font-size="12pt" fo:font-style="italic" fo:font-weight="normal" fo:text-shadow="none" style:font-family-generic="swiss" style:font-name="Calibri" style:font-name-asian="Calibri" style:font-name-complex="Calibri" style:font-size-asian="12pt" style:font-size-complex="12pt" style:font-style-asian="italic" style:font-style-complex="italic" style:font-weight-asian="normal" style:font-weight-complex="normal" style:text-line-through-style="none" style:text-outline="false" style:text-underline-style="none" style:text-underline-type="none"/>
    </style:style>
    <style:style style:family="text" style:name="T5" style:parent-style-name="Default">
      <style:text-properties fo:color="#000000" fo:font-size="12pt" fo:font-style="normal" fo:font-weight="bold" fo:text-shadow="none" style:font-family-generic="swiss" style:font-name="Calibri" style:font-name-asian="Calibri" style:font-name-complex="Calibri" style:font-size-asian="12pt" style:font-size-complex="12pt" style:font-style-asian="normal" style:font-style-complex="normal" style:font-weight-asian="bold" style:font-weight-complex="bold" style:text-line-through-style="none" style:text-outline="false" style:text-underline-style="solid" style:text-underline-type="single"/>
    </style:style>
    <style:style style:family="table-column" style:name="co1">
      <style:table-column-properties fo:break-before="auto" style:column-width="2.301875cm"/>
    </style:style>
    <style:style style:family="table-column" style:name="co2">
      <style:table-column-properties fo:break-before="auto" style:column-width="4.841875cm" style:use-optimal-column-width="true"/>
    </style:style>
    <style:style style:family="table-column" style:name="co3">
      <style:table-column-properties fo:break-before="auto" style:column-width="3.095625cm"/>
    </style:style>
    <style:style style:family="table-column" style:name="co4">
      <style:table-column-properties fo:break-before="auto" style:column-width="2.98979166666667cm" style:use-optimal-column-width="true"/>
    </style:style>
    <style:style style:family="table-column" style:name="co5">
      <style:table-column-properties fo:break-before="auto" style:column-width="0.396875cm"/>
    </style:style>
    <style:style style:family="table-column" style:name="co6">
      <style:table-column-properties fo:break-before="auto" style:column-width="2.54cm" style:use-optimal-column-width="true"/>
    </style:style>
    <style:style style:family="table-row" style:name="ro1">
      <style:table-row-properties fo:break-before="auto" style:row-height="8.1pt" style:use-optimal-row-height="false"/>
    </style:style>
    <style:style style:family="table-row" style:name="ro2">
      <style:table-row-properties fo:break-before="auto" style:row-height="30pt" style:use-optimal-row-height="false"/>
    </style:style>
    <style:style style:family="table-row" style:name="ro3">
      <style:table-row-properties fo:break-before="auto" style:row-height="16.5pt" style:use-optimal-row-height="true"/>
    </style:style>
    <style:style style:family="table-row" style:name="ro4">
      <style:table-row-properties fo:break-before="auto" style:row-height="33pt" style:use-optimal-row-height="false"/>
    </style:style>
    <style:style style:family="table-row" style:name="ro5">
      <style:table-row-properties fo:break-before="auto" style:row-height="36pt" style:use-optimal-row-height="false"/>
    </style:style>
    <style:style style:family="table-row" style:name="ro6">
      <style:table-row-properties fo:break-before="auto" style:row-height="18pt" style:use-optimal-row-height="false"/>
    </style:style>
    <style:style style:family="table-row" style:name="ro7">
      <style:table-row-properties fo:break-before="auto" style:row-height="15.75pt" style:use-optimal-row-height="true"/>
    </style:style>
    <style:style style:family="table-row" style:name="ro8">
      <style:table-row-properties fo:break-before="auto" style:row-height="45.95pt" style:use-optimal-row-height="false"/>
    </style:style>
    <style:style style:family="table-row" style:name="ro9">
      <style:table-row-properties fo:break-before="auto" style:row-height="27pt" style:use-optimal-row-height="false"/>
    </style:style>
    <style:style style:family="table-row" style:name="ro10">
      <style:table-row-properties fo:break-before="auto" style:row-height="33.95pt" style:use-optimal-row-height="false"/>
    </style:style>
    <style:style style:family="table-row" style:name="ro11">
      <style:table-row-properties fo:break-before="auto" style:row-height="11.1pt" style:use-optimal-row-height="false"/>
    </style:style>
    <style:style style:family="table-row" style:name="ro12">
      <style:table-row-properties fo:break-before="auto" style:row-height="15pt" style:use-optimal-row-height="false"/>
    </style:style>
    <style:style style:family="table-row" style:name="ro13">
      <style:table-row-properties fo:break-before="auto" style:row-height="54.95pt" style:use-optimal-row-height="false"/>
    </style:style>
    <style:style style:family="table-row" style:name="ro14">
      <style:table-row-properties fo:break-before="auto" style:row-height="25.5pt" style:use-optimal-row-height="true"/>
    </style:style>
    <style:style style:family="table-row" style:name="ro15">
      <style:table-row-properties fo:break-before="auto" style:row-height="30.95pt" style:use-optimal-row-height="false"/>
    </style:style>
    <style:style style:family="table-row" style:name="ro16">
      <style:table-row-properties fo:break-before="auto" style:row-height="9pt" style:use-optimal-row-height="false"/>
    </style:style>
    <style:style style:family="table-row" style:name="ro17">
      <style:table-row-properties fo:break-before="auto" style:row-height="51.95pt" style:use-optimal-row-height="false"/>
    </style:style>
    <style:style style:family="table-row" style:name="ro18">
      <style:table-row-properties fo:break-before="auto" style:row-height="38.1pt" style:use-optimal-row-height="false"/>
    </style:style>
    <style:style style:family="table-row" style:name="ro19">
      <style:table-row-properties fo:break-before="auto" style:row-height="134.1pt" style:use-optimal-row-height="false"/>
    </style:style>
    <style:style style:family="table" style:master-page-name="mp1" style:name="ta1">
      <style:table-properties style:writing-mode="lr-tb" table:display="true"/>
    </style:style>
    <style:style style:family="table" style:master-page-name="mp2" style:name="ta2">
      <style:table-properties style:writing-mode="lr-tb" table:display="true"/>
    </style:style>
    <style:style style:family="table" style:name="a159130">
      <style:table-properties style:width="6.692in" table:align="margins"/>
    </style:style>
    <style:style style:family="table-column" style:name="a935a9c"/>
    <style:style style:family="table-cell" style:name="a773b35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9056d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7a743d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4afe99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943495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3730de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94a0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9d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e9d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2e6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d3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921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35e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dce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6e8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632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da1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a08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764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169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5d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1b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5ca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ba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42b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169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b82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ca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345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990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1d7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be6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b23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2a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ad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db3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6e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7d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9d7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fe8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8b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76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a5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3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d23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4f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76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be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58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c7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331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3a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08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3a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81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8a3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5e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04d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e0f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5e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6a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ee9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30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a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143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a1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699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19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ba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58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a5d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59a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a3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49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24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d2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da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d7f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6b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72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777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25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c71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8b3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6a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72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1bc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99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3b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1b6b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202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e66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69e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47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d3c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4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4fe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3c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9f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ff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be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36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543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2ee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ad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b83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60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598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b7b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bb7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31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6d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43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81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eca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1c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862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dcd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861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ded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c9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6b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af1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5ee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a1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77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e27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b5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fb9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81c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1c0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99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285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aa6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02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3cdc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b593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599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8d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486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2f6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3bb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77a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06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4bd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f33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d54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18c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08d8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d50d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aaa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054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c7c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336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7db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3f2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7c5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e53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340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79a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5f7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eea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c5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00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f4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96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8e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379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cca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e89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4a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7d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da1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677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ff6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9bb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e1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2a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69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5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8b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a2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ad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30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0c9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85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54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181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9f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c6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f0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ab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7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345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dd8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93a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a9e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90d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d7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c3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d7d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8a7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da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eb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491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12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d8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9727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5a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ab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8a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48d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d2a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e3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0be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55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bf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7d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43b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f2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2c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5f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c85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f36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a1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9e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27b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f3d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99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fe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9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f5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04a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5bc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69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a2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7d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be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a1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b83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c4e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f8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4e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a8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0d6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a2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13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79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9c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c1b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e2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424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fef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33d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99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e7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01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9b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5ee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b1b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210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64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91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95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1fc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09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a4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48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ef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dab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c7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82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d9a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459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44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f7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16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2a7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ffb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df5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312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860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18e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b2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eec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809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b0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a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9b5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86a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340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abc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5e8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a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fa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59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c7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f6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2364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5ed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fec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01c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0ca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86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db31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8d1b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b22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714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b3c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c5c4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370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6b089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1feb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486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add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686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0ea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172">
      <style:table-cell-properties fo:wrap-option="wrap"/>
      <style:text-properties fo:color="#000000" fo:font-size="11.0pt" style:font-name="Calibri"/>
    </style:style>
    <style:style style:family="table-cell" style:name="a0a0c4e">
      <style:table-cell-properties fo:wrap-option="wrap"/>
      <style:text-properties fo:color="#000000" fo:font-size="11.0pt" style:font-name="Calibri"/>
    </style:style>
    <style:style style:family="table" style:name="aa5d11f">
      <style:table-properties style:width="6.692in" table:align="margins"/>
    </style:style>
    <style:style style:family="table-column" style:name="a30281e"/>
    <style:style style:family="table-cell" style:name="a95ecc8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8e4a1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63199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322f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83f6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4e8f96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02d3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65a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c4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28f5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7f3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9d6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3d6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756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7cd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353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0d0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d4c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f96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bd6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fa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0b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65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d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932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6ed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42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ec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e8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698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493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03b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79f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fd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d1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cf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91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eb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698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10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74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9de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9c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456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43c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624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5d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0d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66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208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9a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db1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c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f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df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72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7c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81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619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d1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4a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70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e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6d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fb2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12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e4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9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15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26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1a9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611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c8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d1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44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83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b8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02d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a4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0b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a0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81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ca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c92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cfb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73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39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bb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3e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65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fdc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02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09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1e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97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c7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4db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dc2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cb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f3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a3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19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3d6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127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44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01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da8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91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6cc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4b0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8a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9d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15b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899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a6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893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5473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07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233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5a4e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7a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9c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797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6fe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c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dd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b3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d6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7cb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80401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31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a07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ae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9d2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00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c11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d74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ac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df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85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9e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86b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4d4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30b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f3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033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35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58a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aa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abb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1a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f2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75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26f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0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bc0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2a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d7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2f9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405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fd5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654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a497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ab19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18ac9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ec7f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026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42f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b281f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368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2a3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8f0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338a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cecd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6ad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378a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7dc5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901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8d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a19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9da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9bd5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aee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f95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5a4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af8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3eca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ff9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532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63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e1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59f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69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4a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10f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ca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a6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30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94f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43c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55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2d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2c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a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4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0b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e2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aaad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4d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88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996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da3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2570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65c3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9c2b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e1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9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5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b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e6c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660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49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1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13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8a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314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8e5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701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cd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2bf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f9a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cd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36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85e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32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af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37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34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73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c04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8f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ec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4a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7d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09a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44c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c8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e7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87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e17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0b4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f4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185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501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27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34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119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ebb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11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dcb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6a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0f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a3e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9e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cb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da0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59d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ef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14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8f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df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b5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47f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b3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e8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7b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6260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c3a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34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f9a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e0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59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54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ff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ab9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4f0b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0de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77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24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ee4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723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b5a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fc4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6f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78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766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da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acc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92c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18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cc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f3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2a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c9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8f7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b0a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c8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53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99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04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c9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e1bd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c2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4cc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bb4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daf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ce9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ad7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e50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37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9f0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d5e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53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f02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3f8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5f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d0c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09d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4c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a7e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34fa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3a30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c9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054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d7d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bed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d39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2984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a8f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5670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0f9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523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bfe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61bd">
      <style:table-cell-properties fo:wrap-option="wrap"/>
      <style:text-properties fo:color="#000000" fo:font-size="11.0pt" style:font-name="Calibri"/>
    </style:style>
    <style:style style:family="table-cell" style:name="a7293ac">
      <style:table-cell-properties fo:wrap-option="wrap"/>
      <style:text-properties fo:color="#000000" fo:font-size="11.0pt" style:font-name="Calibri"/>
    </style:style>
    <style:style style:family="table" style:name="ac56f29">
      <style:table-properties style:width="6.692in" table:align="margins"/>
    </style:style>
    <style:style style:family="table-column" style:name="af6c4ab"/>
    <style:style style:family="table-cell" style:name="aee2493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fbdb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fc3c5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22ecb8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fdefd4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950c2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db2b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60d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3b6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9d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b0b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6a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dfa1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256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dc7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e72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ea3b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2ffd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793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a2c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1c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17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b96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f2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037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2ff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57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1f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74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41e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7e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c4d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7b7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825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551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3f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27f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3f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4910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8e5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7d2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3ca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36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c04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0f24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220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02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8b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09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be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53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76fe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6ac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632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c1d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f6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a0c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e03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15cd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f08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b1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dd11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e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c9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c3e1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33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8fd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47f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b6a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e6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41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d59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b9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59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01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c2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3f9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30c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b9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c4e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df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a6d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25c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2913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76d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14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c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2e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c225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82f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8bf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4d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06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01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79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d8f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7c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34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a4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e6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6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75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e2f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0a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03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4d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3a1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c7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f8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833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5c9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cd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8a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80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537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61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590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fd3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2d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7f4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d16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382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2c8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4a1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37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2a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438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33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605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772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42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b1e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10d5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11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abc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f14e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c0c5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ce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b67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e9c2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ec0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5c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f5e9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2bba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e0d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65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4d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e3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c9c4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fc69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4cf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750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f82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1cf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e5b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0e89a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8a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299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b4c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492dc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4e6e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b9d4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be9a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503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3a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166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294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a6e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bac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2305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a09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3d2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f0a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061c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4f1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cbb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42a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fb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d4c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79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39e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1d6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4ca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86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6b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b8b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e0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f1a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d4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848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ee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68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541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c8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9fe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581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2f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253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80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4e9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c20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a4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dc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19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d24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0f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557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e55c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22c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cb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390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532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3a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c42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714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452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812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5c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9b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9b6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265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a4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99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21b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6e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bb3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c74e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4978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5d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4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ac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7d44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0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79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27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4f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e3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8d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5b3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aa9b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8009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4e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99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9a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a7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d2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054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e2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f4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23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026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f162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9e6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19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24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062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96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393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e7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98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5c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7e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c1b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02d7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1e5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5a8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74e7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5f20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16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59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0a5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b1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2ca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27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24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01b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20f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f5d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349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ae7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6d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73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d79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23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df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d75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05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48c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afe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b5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257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ed7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e24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96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29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98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11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904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21da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42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0d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52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a28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7f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489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e6a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57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db8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4ad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b0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b0e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dfd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bd9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c1b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b5e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56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df0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2775c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cfbe0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ace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575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b10a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34c6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9e8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1547d">
      <style:table-cell-properties fo:border="1.0pt solid #000000" fo:border-bottom="2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bb8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e6b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ddc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2187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40f6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9fdb">
      <style:table-cell-properties fo:wrap-option="wrap"/>
      <style:text-properties fo:color="#000000" fo:font-size="11.0pt" style:font-name="Calibri"/>
    </style:style>
    <style:style style:family="table-cell" style:name="a83f3fa">
      <style:table-cell-properties fo:wrap-option="wrap"/>
      <style:text-properties fo:color="#000000" fo:font-size="11.0pt" style:font-name="Calibri"/>
    </style:style>
    <style:style style:family="table" style:name="aca62ef">
      <style:table-properties style:width="6.692in" table:align="margins"/>
    </style:style>
    <style:style style:family="table-column" style:name="a149c30"/>
    <style:style style:family="table-cell" style:name="a50be52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b480cb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3760b9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15d510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0d407d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2c5168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b0b5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98c4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4bf9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e8c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220d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688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b9a3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532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2270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789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4be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5f5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0a0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6f9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a8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96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b6b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c6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d15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78dd6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b9f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afc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85f8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36b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e0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e0b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a66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ba1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52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e1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ba8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de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ccc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9c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1d3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6d7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83b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644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2b2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f0e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313c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a7f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023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6a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b7c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ea9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f6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e0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0c5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86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d9f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433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55b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7d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a6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ff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c3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d8e7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38ac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0a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f8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41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b15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34a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ba3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73df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3d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9f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b6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16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544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102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151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94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325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d50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4f1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ac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4a0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ea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73e7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01c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47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e17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98f9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ce7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bcd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6377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fe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19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838f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369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09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e91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c5f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7292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05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d3c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8b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01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bb98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c2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75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7af0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6ee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66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373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e4f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9e2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74a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60077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8c2a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8ab9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6b0b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9fa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d57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478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2090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2b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0ae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975e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63af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d681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27c1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4577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7b87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f8f8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d2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22b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ca9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daa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ee7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af74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2a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ae6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5547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ef50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b89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f30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9b9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40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c68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a0f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557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e0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c2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a6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554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9b8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1a8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f98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524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a41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31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a35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a30c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70e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53d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7d9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c9f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075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4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1b29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2a44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85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acd8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83e2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3bb0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538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4b7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0f2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6a51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309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b2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7a6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cba16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8e5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f5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19b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a04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8ee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b16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ed8f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1dd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ced2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004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12781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747c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f72b">
      <style:table-cell-properties fo:border="1.0pt solid #000000" fo:border-bottom="2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ca1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8e765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67a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6dd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77c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756a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b330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64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627d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c2f2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2e2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466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0cc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3c3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53c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05b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150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34d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05c76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dc8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d7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b78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3f0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c30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007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cd7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7c4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b6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b0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69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a499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b49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497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af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067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13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b15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bba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6794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c19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f2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7a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1cad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35db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4e8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072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49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be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d9e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678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51c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f44a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034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7f9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5436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4196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17c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9e6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155b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cf8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90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0e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6c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056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1e4c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b96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42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f8a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d2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827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85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e33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64c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80d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bf2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bc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50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30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205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78e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638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d9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48e6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9e6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8162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c0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886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a6f4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24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de4a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c00b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99d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744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9516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7fb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038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c93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75b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383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a13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72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42a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1cf7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0fc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720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12a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8a7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95a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25e7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bc4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aacf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f73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f6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bf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428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929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77066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e6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df2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423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b1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e3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e3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3f7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f38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9d50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a2c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2640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b887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0f9f5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ec68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542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7bbf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293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781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e4af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00b8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9ca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b3d6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53f8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a2e0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649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33c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028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4a6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fe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495d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641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da2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8f2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af3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e2d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be6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edee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d16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96a6d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6aca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fe2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335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b7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d38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4ac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ccc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a5bb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db19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5b5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5899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781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5fce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0e44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b9d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8ca3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d6c7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fbdd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0d557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e8fb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de78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56cc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6efae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a7010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c42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67ca7">
      <style:table-cell-properties fo:border="1.0pt solid #000000" fo:border-bottom="2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7563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b988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2c7f7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e57e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0c32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741b">
      <style:table-cell-properties fo:wrap-option="wrap"/>
      <style:text-properties fo:color="#000000" fo:font-size="11.0pt" style:font-name="Calibri"/>
    </style:style>
    <style:style style:family="table-cell" style:name="a4e82cc">
      <style:table-cell-properties fo:wrap-option="wrap"/>
      <style:text-properties fo:color="#000000" fo:font-size="11.0pt" style:font-name="Calibri"/>
    </style:style>
    <style:style style:family="table" style:name="a64a98b">
      <style:table-properties style:width="6.692in" table:align="margins"/>
    </style:style>
    <style:style style:family="table-column" style:name="affb0bd"/>
    <style:style style:family="table-cell" style:name="ae6a8d6">
      <style:table-cell-properties fo:background-color="#e0e0e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5508e6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e49178">
      <style:table-cell-properties fo:wrap-option="wrap"/>
      <style:paragraph-properties fo:text-align="center"/>
      <style:text-properties fo:color="#000000" fo:font-size="12.0pt" style:font-name="Calibri"/>
    </style:style>
    <style:style style:family="table-cell" style:name="a2f6b93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654565">
      <style:table-cell-properties fo:background-color="#e0e0e0" fo:border="2.0pt solid #000000" fo:wrap-option="wrap"/>
      <style:paragraph-properties fo:text-align="center"/>
      <style:text-properties fo:color="#000000" fo:font-size="12.0pt" fo:font-weight="bold" style:font-name="Calibri"/>
    </style:style>
    <style:style style:family="table-cell" style:name="ad7694b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4f354c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377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483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71a7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a784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4f2ee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ea68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d77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e41f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87761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58d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a705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0c2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92f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c46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6079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5f5e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c5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f4d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78d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502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c7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c6a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1de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82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58ac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e23f9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d74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e1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c45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1f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4ef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68ab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1e5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2af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a4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8c0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2d00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63a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e52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ba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95b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d30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e5f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4fd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96ee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09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72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e52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27b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ffc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787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688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828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87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fed3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52cb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b8c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61d9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8d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5c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d0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bc5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638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e65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f845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7b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63f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3b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3d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0cd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424ca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2c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34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ff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8575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59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2ad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86c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d094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b28c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66fd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01f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e3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c0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85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8e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fe22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0de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f77f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032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23cb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574a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f377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b07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97d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ca6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a988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4bf4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fc5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6ac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cb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00ff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3d0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6b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6d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7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e46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3bb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0803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2be0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744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368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0f94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40f3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b4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f74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1a6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a7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835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e73c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966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7c00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f139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e2b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5a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014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87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f01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b37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be87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8e4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e1c1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8f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c2a5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76d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230a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6a8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c6c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a83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35b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6d6c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b31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151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85b6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e9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f467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021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ab7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d02a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ad2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e48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3d31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ad7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d10f5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99337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34f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4c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51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c3b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881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696d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b936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1f7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9d8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8927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eec9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aed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fc4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5ca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f7b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d22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f7c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b12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229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d548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9fb7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f6d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121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e412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1a7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4055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1e80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3b20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07d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2fc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420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a697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6c1e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f71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75a0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072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17a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ad9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4809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e13dd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846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06ed6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3fa8c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c5dca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560b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2a532">
      <style:table-cell-properties fo:border="1.0pt solid #000000" fo:border-bottom="2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c0e8f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5e9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6e0e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cef58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4747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aa618">
      <style:table-cell-properties fo:background-color="#e0e0e0"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dad25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0feb9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678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836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08147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1496b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d717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660a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9560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9a958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bda3">
      <style:table-cell-properties fo:background-color="#e0e0e0"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2b182">
      <style:table-cell-properties fo:background-color="#e0e0e0"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b084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242b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17d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fd4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9a5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04bf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b98a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efb1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05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90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54b3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77d1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0ce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0ca3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4db5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574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3f7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a272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3fef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d140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d3299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89ce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07a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1b7f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05b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db5e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ef4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0b0d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e62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7ff3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e095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339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fd96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15a9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364a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66b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0203d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7ef7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065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4308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ae338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3752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68e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f4a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5770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2039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3e93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913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d90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cbd15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70a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42163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464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7125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4be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8eb0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fa5c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78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414e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3b5d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8be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1afe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06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3a56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9b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eab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239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592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1782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7eb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7f80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3ea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d428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0ea9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bb14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6d17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5b1b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c546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6beb1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c4769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9c23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8d5c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4f1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46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4e9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2326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da35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186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81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4d1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072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b46dd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667fc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12e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92fc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1e9c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91de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606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9ea3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e7fa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1f1f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589b9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439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b3e2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cc45f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2b50a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b9505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985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3e1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38e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1d8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732f1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6f4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f72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9139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4316a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7e3f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019a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758a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e905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70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06c43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83387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88d18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e561eb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599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2dde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150d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1c1a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2a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26825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565a6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6c9c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a89b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3c92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ce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5cea9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3dd82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7d8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f2979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d72e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ce69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542a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06f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5236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4485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431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8049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7361c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26df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914c4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5ed6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ca5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da3b3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b80e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6db04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ab9e9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3f0d1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2383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b1d7d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32fd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6f80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4e7c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87f0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f72f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02128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ed42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9fb8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c5e2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c340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70d264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cb91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6586d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98c5b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b264b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5fea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4d993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bd1f0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4ab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49844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84bff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9e77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ff74a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bf9ea6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12e7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7b724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224c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c0d7d2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368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68d1c0">
      <style:table-cell-properties fo:border="1.0pt solid #000000" fo:border-right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f0ed17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76987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b2be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d9fad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120d4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cd82b">
      <style:table-cell-properties fo:border="1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fed81e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a5bc1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15b30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3b8c06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5a864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ca54f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4addf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9356c2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24ca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29221">
      <style:table-cell-properties fo:border="1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3bbf3">
      <style:table-cell-properties fo:border="1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db348">
      <style:table-cell-properties fo:border="1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7cfa86">
      <style:table-cell-properties fo:border="1.0pt solid #000000" fo:border-bottom="2.0pt solid #000000" fo:border-left="2.0pt solid #000000" fo:wrap-option="wrap" style:vertical-align="middle"/>
      <style:paragraph-properties fo:text-align="start"/>
      <style:text-properties fo:color="#000000" fo:font-size="11.0pt" style:font-name="Calibri"/>
    </style:style>
    <style:style style:family="table-cell" style:name="a93bd81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de3ef6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80b9e2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1343d3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e8236d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0a1de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2502b1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f244a5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4423f8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127ff4">
      <style:table-cell-properties fo:border="1.0pt solid #000000" fo:border-bottom="2.0pt solid #000000" fo:wrap-option="wrap" style:diagonal-bl-tr="1.0pt solid #000000" style:vertical-align="middle"/>
      <style:paragraph-properties fo:text-align="center"/>
      <style:text-properties fo:color="#000000" fo:font-size="11.0pt" style:font-name="Calibri"/>
    </style:style>
    <style:style style:family="table-cell" style:name="aaff077">
      <style:table-cell-properties fo:border="1.0pt solid #000000" fo:border-bottom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cfedbc">
      <style:table-cell-properties fo:border="1.0pt solid #000000" fo:border-bottom="2.0pt solid #000000" fo:border-right="2.0pt solid #000000" fo:wrap-option="wrap" style:vertical-align="middle"/>
      <style:paragraph-properties fo:text-align="center"/>
      <style:text-properties fo:color="#000000" fo:font-size="11.0pt" style:font-name="Calibri"/>
    </style:style>
    <style:style style:family="table-cell" style:name="aa523f0">
      <style:table-cell-properties fo:wrap-option="wrap"/>
      <style:text-properties fo:color="#000000" fo:font-size="11.0pt" style:font-name="Calibri"/>
    </style:style>
    <style:style style:family="table-cell" style:name="a2c8510">
      <style:table-cell-properties fo:wrap-option="wrap"/>
      <style:text-properties fo:color="#000000" fo:font-size="11.0pt" style:font-name="Calibri"/>
    </style:style>
  </office:automatic-styles>
  <office:body>
    <office:spreadsheet>
      <table:calculation-settings table:automatic-find-labels="false" table:case-sensitive="false" table:search-criteria-must-apply-to-whole-cell="true" table:use-regular-expressions="false" table:use-wildcards="true"/>
      <table:content-validations>
        <table:content-validation table:base-cell-address="Emplois_du_temps.B11" table:condition="of:cell-content-is-in-list([.$R:.$R])" table:name="val1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default-cell-style-name="ce2" table:number-columns-repeated="6" table:style-name="co1"/>
        <table:table-column table:default-cell-style-name="ce2" table:style-name="co2"/>
        <table:table-column table:default-cell-style-name="ce2" table:style-name="co3"/>
        <table:table-column table:default-cell-style-name="ce2" table:number-columns-repeated="16376" table:style-name="co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76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7">
            <text:p>FICHES DE VŒUX D'ENSEIGNEMENTS MIDO</text:p>
          </table:table-cell>
          <table:covered-table-cell table:number-columns-repeated="7"/>
          <table:table-cell table:number-columns-repeated="16376"/>
        </table:table-row>
        <table:table-row table:style-name="ro5">
          <table:table-cell office:value-type="string" table:number-columns-spanned="8" table:number-rows-spanned="1" table:style-name="ce18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/>
        </table:table-row>
        <table:table-row table:style-name="ro6">
          <table:table-cell table:number-columns-repeated="8" table:style-name="ce4"/>
          <table:table-cell table:number-columns-repeated="16376"/>
        </table:table-row>
        <table:table-row table:style-name="ro7">
          <table:table-cell office:value-type="string" table:number-columns-spanned="2" table:number-rows-spanned="1" table:style-name="ce19">
            <text:p>Liste des cours, TD et TP :<text:s/></text:p>
          </table:table-cell>
          <table:covered-table-cell/>
          <table:table-cell office:value-type="string" table:number-columns-spanned="6" table:number-rows-spanned="1" table:style-name="ce20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/>
        </table:table-row>
        <table:table-row table:style-name="ro8">
          <table:table-cell office:value-type="string" table:number-columns-spanned="8" table:number-rows-spanned="1" table:style-name="ce21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/>
        </table:table-row>
        <table:table-row table:style-name="ro9">
          <table:table-cell office:value-type="string" table:number-columns-spanned="8" table:number-rows-spanned="1" table:style-name="ce2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/>
        </table:table-row>
        <table:table-row table:style-name="ro7">
          <table:table-cell table:number-columns-repeated="16384"/>
        </table:table-row>
        <table:table-row table:style-name="ro7">
          <table:table-cell office:value-type="string" table:number-columns-spanned="3" table:number-rows-spanned="1" table:style-name="ce22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6">
            <text:p>Cours</text:p>
          </table:table-cell>
          <table:table-cell office:value="1.5" office:value-type="float" table:style-name="ce7">
            <text:p>1.5</text:p>
          </table:table-cell>
          <table:table-cell office:value-type="string" table:style-name="ce6">
            <text:p>TD</text:p>
          </table:table-cell>
          <table:table-cell office:value="1.125" office:value-type="float" table:style-name="ce7">
            <text:p>1.125</text:p>
          </table:table-cell>
          <table:table-cell office:value-type="string" table:style-name="ce6">
            <text:p>TP</text:p>
          </table:table-cell>
          <table:table-cell office:value="1" office:value-type="float" table:style-name="ce7">
            <text:p>1</text:p>
          </table:table-cell>
          <table:table-cell office:value-type="string" table:style-name="ce2">
            <text:p>Cours-TD et Apprentissage</text:p>
          </table:table-cell>
          <table:table-cell office:value="1.3" office:value-type="float" table:style-name="ce7">
            <text:p>1.3</text:p>
          </table:table-cell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/>
        </table:table-row>
        <table:table-row table:style-name="ro11">
          <table:table-cell table:number-columns-repeated="8" table:style-name="ce5"/>
          <table:table-cell table:number-columns-repeated="16376"/>
        </table:table-row>
        <table:table-row table:style-name="ro10">
          <table:table-cell office:value-type="string" table:number-columns-spanned="8" table:number-rows-spanned="1" table:style-name="ce21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/>
        </table:table-row>
        <table:table-row table:style-name="ro10">
          <table:table-cell table:number-columns-spanned="8" table:number-rows-spanned="2" table:style-name="ce23"/>
          <table:covered-table-cell table:number-columns-repeated="7"/>
          <table:table-cell table:number-columns-repeated="16376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8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2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4">
            <text:p>(précisez dans chaque case le volume horaire correspondant)</text:p>
          </table:table-cell>
          <table:covered-table-cell table:number-columns-repeated="3"/>
          <table:table-cell table:number-columns-repeated="4" table:style-name="ce5"/>
          <table:table-cell table:number-columns-repeated="1637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charge nouveau maître de conférence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légation ou détachemen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CRC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Report d'heu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Aut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2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0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5"/>
          <table:table-cell office:value-type="string" table:number-columns-spanned="2" table:number-rows-spanned="1" table:style-name="ce26">
            <text:p>Diplôme</text:p>
          </table:table-cell>
          <table:covered-table-cell/>
          <table:table-cell office:value-type="string" table:number-columns-spanned="2" table:number-rows-spanned="1" table:style-name="ce26">
            <text:p>Enseignement</text:p>
          </table:table-cell>
          <table:covered-table-cell/>
          <table:table-cell office:value-type="string" table:style-name="ce11">
            <text:p>Volume Horaire (eqtd)</text:p>
          </table:table-cell>
          <table:table-cell table:style-name="ce12"/>
          <table:table-cell table:style-name="ce5"/>
          <table:table-cell table:number-columns-repeated="16376" table:style-name="ce2"/>
        </table:table-row>
        <table:table-row table:style-name="ro7">
          <table:table-cell office:value-type="string" table:style-name="ce13">
            <text:p>L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ID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DEP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28">
            <text:p>Commentaires</text:p>
          </table:table-cell>
          <table:covered-table-cell table:number-columns-repeated="2"/>
          <table:table-cell table:number-columns-repeated="3" table:style-name="ce15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3"/>
          <table:covered-table-cell table:number-columns-repeated="7"/>
          <table:table-cell table:number-columns-repeated="16376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/>
        </table:table-row>
        <table:named-expressions>
          <table:named-range table:base-cell-address="Coordonnées.$A$1" table:cell-range-address="Coordonnées.$A$1:Coordonnées.$H$38" table:name="Print_Area"/>
        </table:named-expressions>
      </table:table>
      <table:table table:name="Emplois_du_temps" table:style-name="ta2">
        <table:table-column table:default-cell-style-name="ce29" table:style-name="co4"/>
        <table:table-column table:default-cell-style-name="ce29" table:number-columns-repeated="7" table:style-name="co1"/>
        <table:table-column table:default-cell-style-name="ce30" table:style-name="co5"/>
        <table:table-column table:default-cell-style-name="ce29" table:style-name="co6"/>
        <table:table-column table:default-cell-style-name="ce29" table:number-columns-repeated="7" table:style-name="co1"/>
        <table:table-column table:default-cell-style-name="ce29" table:style-name="co3" table:visibility="collapse"/>
        <table:table-column table:default-cell-style-name="ce29" table:number-columns-repeated="16366" table:style-name="co1"/>
        <table:table-row table:style-name="ro16">
          <table:table-cell table:number-columns-repeated="8" table:style-name="ce29"/>
          <table:table-cell table:style-name="ce30"/>
          <table:table-cell table:number-columns-repeated="8" table:style-name="ce29"/>
          <table:table-cell office:value-type="string" table:style-name="ce29">
            <text:p>1/2 ATER</text:p>
          </table:table-cell>
          <table:table-cell table:number-columns-repeated="16366"/>
        </table:table-row>
        <table:table-row table:style-name="ro2">
          <table:table-cell office:value-type="string" table:style-name="ce3">
            <text:p>NOMfgfhyfh</text:p>
          </table:table-cell>
          <table:table-cell office:string-value=" dupont" office:value-type="string" table:number-columns-spanned="3" table:number-rows-spanned="1" table:style-name="ce16">
            <text:p> dupont</text:p>
          </table:table-cell>
          <table:covered-table-cell table:number-columns-repeated="2"/>
          <table:table-cell office:value-type="string" table:style-name="ce3">
            <text:p>PRENOM</text:p>
          </table:table-cell>
          <table:table-cell office:string-value=" toto" office:value-type="string" table:number-columns-spanned="3" table:number-rows-spanned="1" table:style-name="ce16">
            <text:p> toto</text:p>
          </table:table-cell>
          <table:covered-table-cell table:number-columns-repeated="2"/>
          <table:table-cell table:style-name="ce31"/>
          <table:table-cell table:style-name="ce2"/>
          <table:table-cell office:value-type="string" table:style-name="ce32">
            <text:p>Lundi</text:p>
          </table:table-cell>
          <table:table-cell office:value-type="string" table:style-name="ce32">
            <text:p>Mardi</text:p>
          </table:table-cell>
          <table:table-cell office:value-type="string" table:style-name="ce32">
            <text:p>Mercredi</text:p>
          </table:table-cell>
          <table:table-cell office:value-type="string" table:style-name="ce32">
            <text:p>Jeudi</text:p>
          </table:table-cell>
          <table:table-cell office:value-type="string" table:style-name="ce32">
            <text:p>Vendredi</text:p>
          </table:table-cell>
          <table:table-cell office:value-type="string" table:style-name="ce32">
            <text:p>Samedi</text:p>
          </table:table-cell>
          <table:table-cell table:style-name="ce2"/>
          <table:table-cell office:value-type="string" table:style-name="ce29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8h30-10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DOCTORAN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ADRESSE</text:p>
          </table:table-cell>
          <table:table-cell office:string-value=" 52 rue des laurents" office:value-type="string" table:number-columns-spanned="7" table:number-rows-spanned="1" table:style-name="ce16">
            <text:p> 52 rue des laurents</text:p>
          </table:table-cell>
          <table:covered-table-cell table:number-columns-repeated="6"/>
          <table:table-cell table:style-name="ce35"/>
          <table:table-cell office:value-type="string" table:style-name="ce33">
            <text:p>10h15-11h45</text:p>
          </table:table-cell>
          <table:table-cell table:number-columns-repeated="6" table:style-name="ce34"/>
          <table:table-cell table:style-name="ce29"/>
          <table:table-cell office:value-type="string" table:style-name="ce2">
            <text:p>MC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CODE POSTAL</text:p>
          </table:table-cell>
          <table:table-cell office:string-value=" 75016" office:value-type="string" table:style-name="ce36">
            <text:p> 75016</text:p>
          </table:table-cell>
          <table:table-cell office:value-type="string" table:style-name="ce3">
            <text:p>VILLE</text:p>
          </table:table-cell>
          <table:table-cell office:string-value=" Paris" office:value-type="string" table:number-columns-spanned="5" table:number-rows-spanned="1" table:style-name="ce16">
            <text:p> Paris</text:p>
          </table:table-cell>
          <table:covered-table-cell table:number-columns-repeated="4"/>
          <table:table-cell table:style-name="ce35"/>
          <table:table-cell office:value-type="string" table:style-name="ce33">
            <text:p>12h00-13h3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AST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TEL PERSONNEL</text:p>
          </table:table-cell>
          <table:table-cell office:string-value=" 0154669563" office:value-type="string" table:number-columns-spanned="2" table:number-rows-spanned="1" table:style-name="ce16">
            <text:p> 0154669563</text:p>
          </table:table-cell>
          <table:covered-table-cell/>
          <table:table-cell office:value-type="string" table:style-name="ce3">
            <text:p>TEL PORTABLE</text:p>
          </table:table-cell>
          <table:table-cell office:string-value=" 0645895632" office:value-type="string" table:number-columns-spanned="2" table:number-rows-spanned="1" table:style-name="ce16">
            <text:p> 0645895632</text:p>
          </table:table-cell>
          <table:covered-table-cell/>
          <table:table-cell table:style-name="ce37"/>
          <table:table-cell table:style-name="ce29"/>
          <table:table-cell table:style-name="ce30"/>
          <table:table-cell office:value-type="string" table:style-name="ce33">
            <text:p>13h45-15h1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AG</text:p>
          </table:table-cell>
          <table:table-cell table:number-columns-repeated="16366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15h30-17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OF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PERSONNEL</text:p>
          </table:table-cell>
          <table:table-cell office:string-value=" toto.dupont@gmail.com" office:value-type="string" table:number-columns-spanned="7" table:number-rows-spanned="1" table:style-name="ce16">
            <text:p> toto.dupont@gmail.com</text:p>
          </table:table-cell>
          <table:covered-table-cell table:number-columns-repeated="6"/>
          <table:table-cell table:style-name="ce38"/>
          <table:table-cell office:value-type="string" table:style-name="ce33">
            <text:p>17h15-18h4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VACATAIRE</text:p>
          </table:table-cell>
          <table:table-cell table:number-columns-repeated="16366"/>
        </table:table-row>
        <table:table-row table:style-name="ro17">
          <table:table-cell office:value-type="string" table:style-name="ce3">
            <text:p>MAIL DAUPHINE</text:p>
          </table:table-cell>
          <table:table-cell office:string-value=" toto.dupont@dauphine.eu" office:value-type="string" table:number-columns-spanned="7" table:number-rows-spanned="1" table:style-name="ce16">
            <text:p> toto.dupont@dauphine.eu</text:p>
          </table:table-cell>
          <table:covered-table-cell table:number-columns-repeated="6"/>
          <table:table-cell table:style-name="ce38"/>
          <table:table-cell office:value-type="string" table:style-name="ce33">
            <text:p>19h00-20h30</text:p>
          </table:table-cell>
          <table:table-cell table:number-columns-repeated="6" table:style-name="ce34"/>
          <table:table-cell table:number-columns-repeated="16368" table:style-name="ce29"/>
        </table:table-row>
        <table:table-row table:style-name="ro3">
          <table:table-cell table:number-columns-repeated="8" table:style-name="ce29"/>
          <table:table-cell table:style-name="ce30"/>
          <table:table-cell table:number-columns-repeated="16375" table:style-name="ce29"/>
        </table:table-row>
        <table:table-row table:style-name="ro18">
          <table:table-cell office:value-type="string" table:style-name="ce3">
            <text:p>STATUT</text:p>
          </table:table-cell>
          <table:table-cell office:string-value=" maitre de conférence" office:value-type="string" table:content-validation-name="val1" table:number-columns-spanned="2" table:number-rows-spanned="1" table:style-name="ce16">
            <text:p> maitre de conférence</text:p>
          </table:table-cell>
          <table:covered-table-cell/>
          <table:table-cell office:value-type="string" table:style-name="ce3">
            <text:p>TEL DAUPHINE</text:p>
          </table:table-cell>
          <table:table-cell office:string-value=" 0145895522" office:value-type="string" table:number-columns-spanned="2" table:number-rows-spanned="1" table:style-name="ce16">
            <text:p> 0145895522</text:p>
          </table:table-cell>
          <table:covered-table-cell/>
          <table:table-cell office:value-type="string" table:style-name="ce3">
            <text:p>BUREAU</text:p>
          </table:table-cell>
          <table:table-cell office:string-value=" B14" office:value-type="string" table:style-name="ce39">
            <text:p> B14</text:p>
          </table:table-cell>
          <table:table-cell table:style-name="ce30"/>
          <table:table-cell table:number-columns-repeated="16375" table:style-name="ce29"/>
        </table:table-row>
        <table:table-row table:style-name="ro3">
          <table:table-cell table:style-name="ce3"/>
          <table:table-cell table:number-columns-repeated="4" table:style-name="ce29"/>
          <table:table-cell table:style-name="ce3"/>
          <table:table-cell table:number-columns-repeated="2" table:style-name="ce29"/>
          <table:table-cell table:style-name="ce30"/>
          <table:table-cell office:value-type="string" table:number-columns-spanned="7" table:number-rows-spanned="1" table:style-name="ce41">
            <text:p>INFORMATIONS PARTICULIERES</text:p>
          </table:table-cell>
          <table:covered-table-cell table:number-columns-repeated="6"/>
          <table:table-cell table:number-columns-repeated="16368" table:style-name="ce29"/>
        </table:table-row>
        <table:table-row table:style-name="ro19">
          <table:table-cell office:value-type="string" table:number-columns-spanned="8" table:number-rows-spanned="1" table:style-name="ce42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0"/>
          <table:table-cell table:number-columns-spanned="7" table:number-rows-spanned="1" table:style-name="ce23"/>
          <table:covered-table-cell table:number-columns-repeated="6"/>
          <table:table-cell table:number-columns-repeated="16368" table:style-name="ce29"/>
        </table:table-row>
        <table:named-expressions>
          <table:named-range table:base-cell-address="Emplois_du_temps.$A$1" table:cell-range-address="Emplois_du_temps.$A$1:Emplois_du_temps.$P$14" table:name="Print_Area"/>
        </table:named-expressions>
      </table:table>
      <table:table table:name="DE1" table:style-name="a159130">
        <table:table-column table:number-columns-repeated="5" table:style-name="a935a9c"/>
        <table:table-column table:style-name="a935a9c"/>
        <table:table-column table:style-name="a935a9c"/>
        <table:table-column table:style-name="a935a9c"/>
        <table:table-column table:style-name="a935a9c"/>
        <table:table-column table:number-columns-repeated="3" table:style-name="a935a9c"/>
        <table:table-column table:style-name="a935a9c"/>
        <table:table-column table:style-name="a935a9c"/>
        <table:table-column table:style-name="a935a9c"/>
        <table:table-column table:style-name="a935a9c"/>
        <table:table-column table:number-columns-repeated="11" table:style-name="a935a9c"/>
        <table:table-column table:style-name="a935a9c"/>
        <table:table-row>
          <table:table-cell/>
          <table:table-cell office:string-value="1ère année de Licence" office:value-type="string" table:number-columns-spanned="4" table:number-rows-spanned="1" table:style-name="a773b35">
            <text:p>1ère année de Licence</text:p>
          </table:table-cell>
          <table:covered-table-cell/>
          <table:covered-table-cell/>
          <table:covered-table-cell/>
          <table:table-cell office:value-type="string" table:number-rows-spanned="1"/>
          <table:table-cell office:string-value="prévision 2016/2017" office:value-type="string" table:number-columns-spanned="2" table:number-rows-spanned="1" table:style-name="af9056d">
            <text:p>prévision 2016/2017</text:p>
          </table:table-cell>
          <table:covered-table-cell/>
          <table:table-cell office:string-value=": 200 étudiants" office:value-type="string" table:number-columns-spanned="5" table:number-rows-spanned="1" table:style-name="a7a743d">
            <text:p>: 200 étudiants</text:p>
          </table:table-cell>
          <table:covered-table-cell/>
          <table:covered-table-cell/>
          <table:covered-table-cell/>
          <table:covered-table-cell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columns-repeated="11" table:number-rows-spanned="1"/>
          <table:table-cell office:value-type="string" table:number-rows-spanned="1"/>
        </table:table-row>
        <table:table-row>
          <table:table-cell/>
          <table:table-cell office:string-value="ENSEIGNEMENTS SEMESTRE 1" office:value-type="string" table:number-columns-spanned="13" table:number-rows-spanned="1" table:style-name="a4afe99">
            <text:p>ENSEIGNEMENTS SEMESTR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rows-spanned="1"/>
          <table:table-cell office:string-value="ENSEIGNEMENTS SEMESTRE 2" office:value-type="string" table:number-columns-spanned="13" table:number-rows-spanned="1" table:style-name="a943495">
            <text:p>ENSEIGNEMENTS SEMESTR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office:string-value="Matière" office:value-type="string" table:number-rows-spanned="1" table:style-name="a3730de">
            <text:p>Matière</text:p>
          </table:table-cell>
          <table:table-cell office:string-value="code Apogée" office:value-type="string" table:number-rows-spanned="1" table:style-name="a794a02">
            <text:p>code Apogée</text:p>
          </table:table-cell>
          <table:table-cell office:string-value="Responsable UE 2016-2017" office:value-type="string" table:number-rows-spanned="1" table:style-name="a3e89dd">
            <text:p>Responsable UE 2016-2017</text:p>
          </table:table-cell>
          <table:table-cell office:string-value="Intervenants 2016-2017" office:value-type="string" table:number-rows-spanned="1" table:style-name="a97e9d8">
            <text:p>Intervenants 2016-2017</text:p>
          </table:table-cell>
          <table:table-cell office:string-value="COURS" office:value-type="string" table:number-rows-spanned="1" table:style-name="a6a2e69">
            <text:p>COURS</text:p>
          </table:table-cell>
          <table:table-cell office:string-value="TD ou cours-TD" office:value-type="string" table:number-rows-spanned="1" table:style-name="a04d39b">
            <text:p>TD ou cours-TD</text:p>
          </table:table-cell>
          <table:table-cell office:string-value="TP ou cours-TP" office:value-type="string" table:number-rows-spanned="1" table:style-name="ac49218">
            <text:p>TP ou cours-TP</text:p>
          </table:table-cell>
          <table:table-cell office:string-value="Nombre de groupes indicatif" office:value-type="string" table:number-rows-spanned="1" table:style-name="a1935e7">
            <text:p>Nombre de groupes indicatif</text:p>
          </table:table-cell>
          <table:table-cell office:string-value="Choix Cours" office:value-type="string" table:number-rows-spanned="1" table:style-name="a20dcec">
            <text:p>Choix Cours</text:p>
          </table:table-cell>
          <table:table-cell office:string-value="Choix TD/CMTD" office:value-type="string" table:number-rows-spanned="1" table:style-name="a336e8d">
            <text:p>Choix TD/CMTD</text:p>
          </table:table-cell>
          <table:table-cell office:string-value="Choix TP/CMTP" office:value-type="string" table:number-rows-spanned="1" table:style-name="a766324">
            <text:p>Choix TP/CMTP</text:p>
          </table:table-cell>
          <table:table-cell office:string-value="Nombre de groupes souhaités" office:value-type="string" table:number-rows-spanned="1" table:style-name="a60da1d">
            <text:p>Nombre de groupes souhaités</text:p>
          </table:table-cell>
          <table:table-cell office:string-value="Nombre d'années d'enseignement de la matière" office:value-type="string" table:number-rows-spanned="1" table:style-name="aa5a08c">
            <text:p>Nombre d'années d'enseignement de la matière</text:p>
          </table:table-cell>
          <table:table-cell table:number-rows-spanned="1"/>
          <table:table-cell office:string-value="Matière" office:value-type="string" table:number-rows-spanned="1" table:style-name="a9808d8">
            <text:p>Matière</text:p>
          </table:table-cell>
          <table:table-cell office:string-value="code Apogée" office:value-type="string" table:number-rows-spanned="1" table:style-name="aad50d6">
            <text:p>code Apogée</text:p>
          </table:table-cell>
          <table:table-cell office:string-value="Responsable UE 2016-2017" office:value-type="string" table:number-rows-spanned="1" table:style-name="a47aaaf">
            <text:p>Responsable UE 2016-2017</text:p>
          </table:table-cell>
          <table:table-cell office:string-value="Intervenants 2016-2017" office:value-type="string" table:number-rows-spanned="1" table:style-name="af70546">
            <text:p>Intervenants 2016-2017</text:p>
          </table:table-cell>
          <table:table-cell office:string-value="COURS" office:value-type="string" table:number-rows-spanned="1" table:style-name="a72c7ca">
            <text:p>COURS</text:p>
          </table:table-cell>
          <table:table-cell office:string-value="TD ou cours-TD" office:value-type="string" table:number-rows-spanned="1" table:style-name="a113362">
            <text:p>TD ou cours-TD</text:p>
          </table:table-cell>
          <table:table-cell office:string-value="TP ou cours-TP" office:value-type="string" table:number-rows-spanned="1" table:style-name="ad97dbb">
            <text:p>TP ou cours-TP</text:p>
          </table:table-cell>
          <table:table-cell office:string-value="Nombre de groupes indicatif" office:value-type="string" table:number-rows-spanned="1" table:style-name="a1e3f28">
            <text:p>Nombre de groupes indicatif</text:p>
          </table:table-cell>
          <table:table-cell office:string-value="Choix Cours" office:value-type="string" table:number-rows-spanned="1" table:style-name="a627c50">
            <text:p>Choix Cours</text:p>
          </table:table-cell>
          <table:table-cell office:string-value="Choix TD/CMTD" office:value-type="string" table:number-rows-spanned="1" table:style-name="a84e53d">
            <text:p>Choix TD/CMTD</text:p>
          </table:table-cell>
          <table:table-cell office:string-value="Choix TP/CMTP" office:value-type="string" table:number-rows-spanned="1" table:style-name="ad63400">
            <text:p>Choix TP/CMTP</text:p>
          </table:table-cell>
          <table:table-cell office:string-value="Nombre de groupes souhaités" office:value-type="string" table:number-rows-spanned="1" table:style-name="a1279a7">
            <text:p>Nombre de groupes souhaités</text:p>
          </table:table-cell>
          <table:table-cell office:string-value="Nombre d'années d'enseignement de la matière" office:value-type="string" table:number-rows-spanned="1" table:style-name="a955f7a">
            <text:p>Nombre d'années d'enseignement de la matière</text:p>
          </table:table-cell>
        </table:table-row>
        <table:table-row>
          <table:table-cell/>
          <table:table-cell office:string-value="PRE-RENTREE : &#10;Mathématiques" office:value-type="string" table:number-rows-spanned="1" table:style-name="a69764f">
            <text:p>PRE-RENTREE : <text:line-break/>Mathématiques</text:p>
          </table:table-cell>
          <table:table-cell office:string-value="A1PREMA" office:value-type="string" table:number-rows-spanned="1" table:style-name="a5169d7">
            <text:p>A1PREMA</text:p>
          </table:table-cell>
          <table:table-cell office:string-value="Pasquignon" office:value-type="string" table:number-rows-spanned="1" table:style-name="aba5dfc">
            <text:p>Pasquignon</text:p>
          </table:table-cell>
          <table:table-cell office:string-value="Huveneers&#10;Lamboley&#10;Vialard&#10;Legendre" office:value-type="string" table:number-rows-spanned="1" table:style-name="ad71bea">
            <text:p>Huveneers<text:line-break/>Lamboley<text:line-break/>Vialard<text:line-break/>Legendre</text:p>
          </table:table-cell>
          <table:table-cell table:number-rows-spanned="1" table:style-name="ae95ca6"/>
          <table:table-cell office:string-value="15.0h CMTD" office:value-type="string" table:number-rows-spanned="1" table:style-name="ab4ba1a">
            <text:p>15.0h CMTD</text:p>
          </table:table-cell>
          <table:table-cell table:number-rows-spanned="1" table:style-name="a1d42b0"/>
          <table:table-cell office:string-value="6 CMTD " office:value-type="string" table:number-rows-spanned="1" table:style-name="a8169b2">
            <text:p>6 CMTD </text:p>
          </table:table-cell>
          <table:table-cell table:number-rows-spanned="1" table:style-name="a1b82d0"/>
          <table:table-cell office:string-value="" office:value-type="string" table:number-rows-spanned="1" table:style-name="a44ca63">
            <text:p/>
          </table:table-cell>
          <table:table-cell table:number-rows-spanned="1" table:style-name="a57345c"/>
          <table:table-cell office:string-value="CM : 0, TD : 0, TP : 0" office:value-type="string" table:number-rows-spanned="1" table:style-name="a899065">
            <text:p>CM : 0, TD : 0, TP : 0</text:p>
          </table:table-cell>
          <table:table-cell office:string-value="0" office:value-type="string" table:number-rows-spanned="1" table:style-name="a571d78">
            <text:p>0</text:p>
          </table:table-cell>
          <table:table-cell table:number-rows-spanned="1"/>
          <table:table-cell office:string-value="Analyse 2" office:value-type="string" table:number-rows-spanned="1" table:style-name="afbeea1">
            <text:p>Analyse 2</text:p>
          </table:table-cell>
          <table:table-cell office:string-value="A1DEM08" office:value-type="string" table:number-rows-spanned="1" table:style-name="a78c59e">
            <text:p>A1DEM08</text:p>
          </table:table-cell>
          <table:table-cell office:string-value="Lebourg" office:value-type="string" table:number-rows-spanned="1" table:style-name="ab4002a">
            <text:p>Lebourg</text:p>
          </table:table-cell>
          <table:table-cell office:string-value="Lebourg CM&#10;Rammal&#10;Schaison&#10;Hadikhanloo&#10;Massetti" office:value-type="string" table:number-rows-spanned="1" table:style-name="a03f4b9">
            <text:p>Lebourg CM<text:line-break/>Rammal<text:line-break/>Schaison<text:line-break/>Hadikhanloo<text:line-break/>Massetti</text:p>
          </table:table-cell>
          <table:table-cell office:string-value="19.5h CM" office:value-type="string" table:number-rows-spanned="1" table:style-name="abd9611">
            <text:p>19.5h CM</text:p>
          </table:table-cell>
          <table:table-cell office:string-value="39.0h CMTD" office:value-type="string" table:number-rows-spanned="1" table:style-name="a238edc">
            <text:p>39.0h CMTD</text:p>
          </table:table-cell>
          <table:table-cell table:number-rows-spanned="1" table:style-name="a20379b"/>
          <table:table-cell office:string-value="6" office:value-type="string" table:number-rows-spanned="1" table:style-name="a8cca9d">
            <text:p>6</text:p>
          </table:table-cell>
          <table:table-cell office:string-value="" office:value-type="string" table:number-rows-spanned="1" table:style-name="a3e891d">
            <text:p/>
          </table:table-cell>
          <table:table-cell office:string-value="" office:value-type="string" table:number-rows-spanned="1" table:style-name="aae4a94">
            <text:p/>
          </table:table-cell>
          <table:table-cell table:number-rows-spanned="1" table:style-name="a657d10"/>
          <table:table-cell office:string-value="CM : 0, TD : 0, TP : 0" office:value-type="string" table:number-rows-spanned="1" table:style-name="adda16e">
            <text:p>CM : 0, TD : 0, TP : 0</text:p>
          </table:table-cell>
          <table:table-cell office:string-value="0" office:value-type="string" table:number-rows-spanned="1" table:style-name="a33677d">
            <text:p>0</text:p>
          </table:table-cell>
        </table:table-row>
        <table:table-row>
          <table:table-cell/>
          <table:table-cell office:string-value="Analyse 1" office:value-type="string" table:number-rows-spanned="1" table:style-name="a28be67">
            <text:p>Analyse 1</text:p>
          </table:table-cell>
          <table:table-cell office:string-value="A1DEM01" office:value-type="string" table:number-rows-spanned="1" table:style-name="a8b2343">
            <text:p>A1DEM01</text:p>
          </table:table-cell>
          <table:table-cell office:string-value="Simenhaus" office:value-type="string" table:number-rows-spanned="1" table:style-name="afa2a8c">
            <text:p>Simenhaus</text:p>
          </table:table-cell>
          <table:table-cell office:string-value="Legendre&#10;Lamboley&#10;Attouchi&#10;Simenhaus&#10;Boussion&#10;Truchot" office:value-type="string" table:number-rows-spanned="1" table:style-name="a14ad8b">
            <text:p>Legendre<text:line-break/>Lamboley<text:line-break/>Attouchi<text:line-break/>Simenhaus<text:line-break/>Boussion<text:line-break/>Truchot</text:p>
          </table:table-cell>
          <table:table-cell table:number-rows-spanned="1" table:style-name="a65db32"/>
          <table:table-cell office:string-value="72.0h CMTD" office:value-type="string" table:number-rows-spanned="1" table:style-name="aac6eb5">
            <text:p>72.0h CMTD</text:p>
          </table:table-cell>
          <table:table-cell table:number-rows-spanned="1" table:style-name="a257d27"/>
          <table:table-cell office:string-value="6 CMTD" office:value-type="string" table:number-rows-spanned="1" table:style-name="a39d7c9">
            <text:p>6 CMTD</text:p>
          </table:table-cell>
          <table:table-cell table:number-rows-spanned="1" table:style-name="a56fe83"/>
          <table:table-cell office:string-value="" office:value-type="string" table:number-rows-spanned="1" table:style-name="a988bd7">
            <text:p/>
          </table:table-cell>
          <table:table-cell table:number-rows-spanned="1" table:style-name="a9e7672"/>
          <table:table-cell office:string-value="CM : 0, TD : 0, TP : 0" office:value-type="string" table:number-rows-spanned="1" table:style-name="a9da535">
            <text:p>CM : 0, TD : 0, TP : 0</text:p>
          </table:table-cell>
          <table:table-cell office:string-value="0" office:value-type="string" table:number-rows-spanned="1" table:style-name="a5f3377">
            <text:p>0</text:p>
          </table:table-cell>
          <table:table-cell table:number-rows-spanned="1"/>
          <table:table-cell office:string-value="Algèbre linéaire 2" office:value-type="string" table:number-rows-spanned="1" table:style-name="adfff6b">
            <text:p>Algèbre linéaire 2</text:p>
          </table:table-cell>
          <table:table-cell office:string-value="A1DEM09" office:value-type="string" table:number-rows-spanned="1" table:style-name="ab9bbd1">
            <text:p>A1DEM09</text:p>
          </table:table-cell>
          <table:table-cell office:string-value="Vialard" office:value-type="string" table:number-rows-spanned="1" table:style-name="a22e18d">
            <text:p>Vialard</text:p>
          </table:table-cell>
          <table:table-cell office:string-value="Vialard CM&#10;Rammal&#10;Fu Ying&#10;Coron&#10;Macasieb&#10;Schaison&#10;Fu" office:value-type="string" table:number-rows-spanned="1" table:style-name="a182a74">
            <text:p>Vialard CM<text:line-break/>Rammal<text:line-break/>Fu Ying<text:line-break/>Coron<text:line-break/>Macasieb<text:line-break/>Schaison<text:line-break/>Fu</text:p>
          </table:table-cell>
          <table:table-cell office:string-value="19.5h CM" office:value-type="string" table:number-rows-spanned="1" table:style-name="a7269de">
            <text:p>19.5h CM</text:p>
          </table:table-cell>
          <table:table-cell office:string-value="39.0h CMTD" office:value-type="string" table:number-rows-spanned="1" table:style-name="af554a4">
            <text:p>39.0h CMTD</text:p>
          </table:table-cell>
          <table:table-cell table:number-rows-spanned="1" table:style-name="ae98b9d"/>
          <table:table-cell office:string-value="6" office:value-type="string" table:number-rows-spanned="1" table:style-name="a2da289">
            <text:p>6</text:p>
          </table:table-cell>
          <table:table-cell office:string-value="" office:value-type="string" table:number-rows-spanned="1" table:style-name="a63ad1a">
            <text:p/>
          </table:table-cell>
          <table:table-cell office:string-value="" office:value-type="string" table:number-rows-spanned="1" table:style-name="aed306a">
            <text:p/>
          </table:table-cell>
          <table:table-cell table:number-rows-spanned="1" table:style-name="a3b0c97"/>
          <table:table-cell office:string-value="CM : 0, TD : 0, TP : 0" office:value-type="string" table:number-rows-spanned="1" table:style-name="a1b858c">
            <text:p>CM : 0, TD : 0, TP : 0</text:p>
          </table:table-cell>
          <table:table-cell office:string-value="0" office:value-type="string" table:number-rows-spanned="1" table:style-name="a6a54a4">
            <text:p>0</text:p>
          </table:table-cell>
        </table:table-row>
        <table:table-row>
          <table:table-cell/>
          <table:table-cell office:string-value="Algèbre linéaire 1" office:value-type="string" table:number-rows-spanned="1" table:style-name="a94d232">
            <text:p>Algèbre linéaire 1</text:p>
          </table:table-cell>
          <table:table-cell office:string-value="A1DEM02" office:value-type="string" table:number-rows-spanned="1" table:style-name="abf4f04">
            <text:p>A1DEM02</text:p>
          </table:table-cell>
          <table:table-cell office:string-value="Pasquignon" office:value-type="string" table:number-rows-spanned="1" table:style-name="afb764e">
            <text:p>Pasquignon</text:p>
          </table:table-cell>
          <table:table-cell office:string-value="Tamzali-Lafond&#10;Henon&#10;Pasquignon&#10;Taleng&#10;Pasquignon&#10;Vialard" office:value-type="string" table:number-rows-spanned="1" table:style-name="affbe89">
            <text:p>Tamzali-Lafond<text:line-break/>Henon<text:line-break/>Pasquignon<text:line-break/>Taleng<text:line-break/>Pasquignon<text:line-break/>Vialard</text:p>
          </table:table-cell>
          <table:table-cell table:number-rows-spanned="1" table:style-name="a415815"/>
          <table:table-cell office:string-value="72.0h CMTD" office:value-type="string" table:number-rows-spanned="1" table:style-name="ad1c72e">
            <text:p>72.0h CMTD</text:p>
          </table:table-cell>
          <table:table-cell table:number-rows-spanned="1" table:style-name="a4a331a"/>
          <table:table-cell office:string-value="6 CMTD" office:value-type="string" table:number-rows-spanned="1" table:style-name="a6b3ae8">
            <text:p>6 CMTD</text:p>
          </table:table-cell>
          <table:table-cell table:number-rows-spanned="1" table:style-name="a8508c9"/>
          <table:table-cell office:string-value="" office:value-type="string" table:number-rows-spanned="1" table:style-name="ab23ab4">
            <text:p/>
          </table:table-cell>
          <table:table-cell table:number-rows-spanned="1" table:style-name="ad481fe"/>
          <table:table-cell office:string-value="CM : 0, TD : 0, TP : 0" office:value-type="string" table:number-rows-spanned="1" table:style-name="a88a308">
            <text:p>CM : 0, TD : 0, TP : 0</text:p>
          </table:table-cell>
          <table:table-cell office:string-value="0" office:value-type="string" table:number-rows-spanned="1" table:style-name="a925e95">
            <text:p>0</text:p>
          </table:table-cell>
          <table:table-cell table:number-rows-spanned="1"/>
          <table:table-cell office:string-value="Algorithmique et programmation 2" office:value-type="string" table:number-rows-spanned="1" table:style-name="a081810">
            <text:p>Algorithmique et programmation 2</text:p>
          </table:table-cell>
          <table:table-cell office:string-value="A1DEM11" office:value-type="string" table:number-rows-spanned="1" table:style-name="abd9f8b">
            <text:p>A1DEM11</text:p>
          </table:table-cell>
          <table:table-cell office:string-value="Cazenave" office:value-type="string" table:number-rows-spanned="1" table:style-name="afac6ea">
            <text:p>Cazenave</text:p>
          </table:table-cell>
          <table:table-cell office:string-value="Cazenave CM&#10;Jamain&#10;Pontoizeau&#10;Ternier&#10;Labernia&#10;Haddad&#10;Tlilane" office:value-type="string" table:number-rows-spanned="1" table:style-name="a16f0de">
            <text:p>Cazenave CM<text:line-break/>Jamain<text:line-break/>Pontoizeau<text:line-break/>Ternier<text:line-break/>Labernia<text:line-break/>Haddad<text:line-break/>Tlilane</text:p>
          </table:table-cell>
          <table:table-cell office:string-value="19.5h CM" office:value-type="string" table:number-rows-spanned="1" table:style-name="a14abc9">
            <text:p>19.5h CM</text:p>
          </table:table-cell>
          <table:table-cell office:string-value="19.5h TD" office:value-type="string" table:number-rows-spanned="1" table:style-name="a8f274e">
            <text:p>19.5h TD</text:p>
          </table:table-cell>
          <table:table-cell table:number-rows-spanned="1" table:style-name="a89345d"/>
          <table:table-cell office:string-value="6" office:value-type="string" table:number-rows-spanned="1" table:style-name="a8dd844">
            <text:p>6</text:p>
          </table:table-cell>
          <table:table-cell office:string-value="" office:value-type="string" table:number-rows-spanned="1" table:style-name="af693a1">
            <text:p/>
          </table:table-cell>
          <table:table-cell office:string-value="" office:value-type="string" table:number-rows-spanned="1" table:style-name="aa3a9e8">
            <text:p/>
          </table:table-cell>
          <table:table-cell table:number-rows-spanned="1" table:style-name="aac90d5"/>
          <table:table-cell office:string-value="CM : 0, TD : 0, TP : 0" office:value-type="string" table:number-rows-spanned="1" table:style-name="acad791">
            <text:p>CM : 0, TD : 0, TP : 0</text:p>
          </table:table-cell>
          <table:table-cell office:string-value="0" office:value-type="string" table:number-rows-spanned="1" table:style-name="a3ac35d">
            <text:p>0</text:p>
          </table:table-cell>
        </table:table-row>
        <table:table-row>
          <table:table-cell/>
          <table:table-cell office:string-value="Algorithmique et programmation 1" office:value-type="string" table:number-rows-spanned="1" table:style-name="af404d2">
            <text:p>Algorithmique et programmation 1</text:p>
          </table:table-cell>
          <table:table-cell office:string-value="A1DEM03" office:value-type="string" table:number-rows-spanned="1" table:style-name="a7e0f6d">
            <text:p>A1DEM03</text:p>
          </table:table-cell>
          <table:table-cell office:string-value="Colazzo" office:value-type="string" table:number-rows-spanned="1" table:style-name="a1a5e9b">
            <text:p>Colazzo</text:p>
          </table:table-cell>
          <table:table-cell office:string-value="Colazzo CM&#10;Raksanyi&#10;Gabrel-Willemin&#10;Murat&#10;Manouvrier&#10;Arib" office:value-type="string" table:number-rows-spanned="1" table:style-name="ae76a8d">
            <text:p>Colazzo CM<text:line-break/>Raksanyi<text:line-break/>Gabrel-Willemin<text:line-break/>Murat<text:line-break/>Manouvrier<text:line-break/>Arib</text:p>
          </table:table-cell>
          <table:table-cell table:number-rows-spanned="1" table:style-name="a22ee97"/>
          <table:table-cell office:string-value="30.0h CMTD" office:value-type="string" table:number-rows-spanned="1" table:style-name="a59305e">
            <text:p>30.0h CMTD</text:p>
          </table:table-cell>
          <table:table-cell office:string-value="30.0h CMTP" office:value-type="string" table:number-rows-spanned="1" table:style-name="a66afcb">
            <text:p>30.0h CMTP</text:p>
          </table:table-cell>
          <table:table-cell office:string-value="6 CMTD et 6 CMTP" office:value-type="string" table:number-rows-spanned="1" table:style-name="a171436">
            <text:p>6 CMTD et 6 CMTP</text:p>
          </table:table-cell>
          <table:table-cell table:number-rows-spanned="1" table:style-name="abaa184"/>
          <table:table-cell office:string-value="" office:value-type="string" table:number-rows-spanned="1" table:style-name="a0f6999">
            <text:p/>
          </table:table-cell>
          <table:table-cell office:string-value="" office:value-type="string" table:number-rows-spanned="1" table:style-name="a5019ca">
            <text:p/>
          </table:table-cell>
          <table:table-cell office:string-value="CM : 0, TD : 0, TP : 0" office:value-type="string" table:number-rows-spanned="1" table:style-name="a3cbaf9">
            <text:p>CM : 0, TD : 0, TP : 0</text:p>
          </table:table-cell>
          <table:table-cell office:string-value="0" office:value-type="string" table:number-rows-spanned="1" table:style-name="ad2588b">
            <text:p>0</text:p>
          </table:table-cell>
          <table:table-cell table:number-rows-spanned="1"/>
          <table:table-cell office:string-value="Modélisation et applications des mathématiques" office:value-type="string" table:number-rows-spanned="1" table:style-name="aabd7d6">
            <text:p>Modélisation et applications des mathématiques</text:p>
          </table:table-cell>
          <table:table-cell office:string-value="A1DEM10" office:value-type="string" table:number-rows-spanned="1" table:style-name="a38a7c9">
            <text:p>A1DEM10</text:p>
          </table:table-cell>
          <table:table-cell office:string-value="Boussion" office:value-type="string" table:number-rows-spanned="1" table:style-name="a0fdaa4">
            <text:p>Boussion</text:p>
          </table:table-cell>
          <table:table-cell office:string-value="Boussion CM&#10;Genadot&#10;Leboucher&#10;Le Cousin" office:value-type="string" table:number-rows-spanned="1" table:style-name="a03eba3">
            <text:p>Boussion CM<text:line-break/>Genadot<text:line-break/>Leboucher<text:line-break/>Le Cousin</text:p>
          </table:table-cell>
          <table:table-cell office:string-value="19.5h CM" office:value-type="string" table:number-rows-spanned="1" table:style-name="aeb491f">
            <text:p>19.5h CM</text:p>
          </table:table-cell>
          <table:table-cell office:string-value="19.5h TD" office:value-type="string" table:number-rows-spanned="1" table:style-name="a2112c9">
            <text:p>19.5h TD</text:p>
          </table:table-cell>
          <table:table-cell table:number-rows-spanned="1" table:style-name="a76d83b"/>
          <table:table-cell office:string-value="6" office:value-type="string" table:number-rows-spanned="1" table:style-name="a09727c">
            <text:p>6</text:p>
          </table:table-cell>
          <table:table-cell office:string-value="" office:value-type="string" table:number-rows-spanned="1" table:style-name="af15a35">
            <text:p/>
          </table:table-cell>
          <table:table-cell office:string-value="" office:value-type="string" table:number-rows-spanned="1" table:style-name="adcab63">
            <text:p/>
          </table:table-cell>
          <table:table-cell table:number-rows-spanned="1" table:style-name="a9e8a80"/>
          <table:table-cell office:string-value="CM : 0, TD : 0, TP : 0" office:value-type="string" table:number-rows-spanned="1" table:style-name="a948d25">
            <text:p>CM : 0, TD : 0, TP : 0</text:p>
          </table:table-cell>
          <table:table-cell office:string-value="0" office:value-type="string" table:number-rows-spanned="1" table:style-name="adad2a9">
            <text:p>0</text:p>
          </table:table-cell>
        </table:table-row>
        <table:table-row>
          <table:table-cell/>
          <table:table-cell office:string-value="Introduction à la microéconomie" office:value-type="string" table:number-rows-spanned="1" table:style-name="aa6a5d1">
            <text:p>Introduction à la microéconomie</text:p>
          </table:table-cell>
          <table:table-cell office:string-value="A1DEM04" office:value-type="string" table:number-rows-spanned="1" table:style-name="a459ab0">
            <text:p>A1DEM04</text:p>
          </table:table-cell>
          <table:table-cell office:string-value="De Vreyer" office:value-type="string" table:number-rows-spanned="1" table:style-name="a36a366">
            <text:p>De Vreyer</text:p>
          </table:table-cell>
          <table:table-cell office:string-value="De Vreyer CM&#10;Brembilla&#10;Laffineur&#10;Morcillo" office:value-type="string" table:number-rows-spanned="1" table:style-name="a48494f">
            <text:p>De Vreyer CM<text:line-break/>Brembilla<text:line-break/>Laffineur<text:line-break/>Morcillo</text:p>
          </table:table-cell>
          <table:table-cell office:string-value="19.5h CM" office:value-type="string" table:number-rows-spanned="1" table:style-name="adc248f">
            <text:p>19.5h CM</text:p>
          </table:table-cell>
          <table:table-cell office:string-value="19.5h TD" office:value-type="string" table:number-rows-spanned="1" table:style-name="ad3d2aa">
            <text:p>19.5h TD</text:p>
          </table:table-cell>
          <table:table-cell table:number-rows-spanned="1" table:style-name="a26da46"/>
          <table:table-cell office:string-value="6 TD" office:value-type="string" table:number-rows-spanned="1" table:style-name="a6d7fbd">
            <text:p>6 TD</text:p>
          </table:table-cell>
          <table:table-cell office:string-value="" office:value-type="string" table:number-rows-spanned="1" table:style-name="aa56beb">
            <text:p/>
          </table:table-cell>
          <table:table-cell office:string-value="" office:value-type="string" table:number-rows-spanned="1" table:style-name="ae97278">
            <text:p/>
          </table:table-cell>
          <table:table-cell table:number-rows-spanned="1" table:style-name="a45777b"/>
          <table:table-cell office:string-value="CM : 0, TD : 0, TP : 0" office:value-type="string" table:number-rows-spanned="1" table:style-name="ad025f3">
            <text:p>CM : 0, TD : 0, TP : 0</text:p>
          </table:table-cell>
          <table:table-cell office:string-value="0" office:value-type="string" table:number-rows-spanned="1" table:style-name="a66c719">
            <text:p>0</text:p>
          </table:table-cell>
          <table:table-cell table:number-rows-spanned="1"/>
          <table:table-cell office:string-value="Outils en informatique&#10;- Outils de l'internet" office:value-type="string" table:number-rows-spanned="1" table:style-name="ac5e361">
            <text:p>Outils en informatique<text:line-break/>- Outils de l'internet</text:p>
          </table:table-cell>
          <table:table-cell office:string-value="A1DEM14" office:value-type="string" table:number-rows-spanned="1" table:style-name="a10be62">
            <text:p>A1DEM14</text:p>
          </table:table-cell>
          <table:table-cell office:string-value="Mayag" office:value-type="string" table:number-rows-spanned="1" table:style-name="a80552b">
            <text:p>Mayag</text:p>
          </table:table-cell>
          <table:table-cell office:string-value="Mayag CM&#10;Belhoul&#10;Jamain&#10;Magnouche&#10;Arib" office:value-type="string" table:number-rows-spanned="1" table:style-name="a9dbfa9">
            <text:p>Mayag CM<text:line-break/>Belhoul<text:line-break/>Jamain<text:line-break/>Magnouche<text:line-break/>Arib</text:p>
          </table:table-cell>
          <table:table-cell office:string-value="15.0h CM" office:value-type="string" table:number-rows-spanned="1" table:style-name="ab07d47">
            <text:p>15.0h CM</text:p>
          </table:table-cell>
          <table:table-cell table:number-rows-spanned="1" table:style-name="a5043bd"/>
          <table:table-cell office:string-value="15.0h TP" office:value-type="string" table:number-rows-spanned="1" table:style-name="a42f2d7">
            <text:p>15.0h TP</text:p>
          </table:table-cell>
          <table:table-cell office:string-value="6" office:value-type="string" table:number-rows-spanned="1" table:style-name="ae42c58">
            <text:p>6</text:p>
          </table:table-cell>
          <table:table-cell office:string-value="" office:value-type="string" table:number-rows-spanned="1" table:style-name="ac25f2b">
            <text:p/>
          </table:table-cell>
          <table:table-cell table:number-rows-spanned="1" table:style-name="a73c85a"/>
          <table:table-cell office:string-value="" office:value-type="string" table:number-rows-spanned="1" table:style-name="aef36ef">
            <text:p/>
          </table:table-cell>
          <table:table-cell office:string-value="CM : 0, TD : 0, TP : 0" office:value-type="string" table:number-rows-spanned="1" table:style-name="a25a1ee">
            <text:p>CM : 0, TD : 0, TP : 0</text:p>
          </table:table-cell>
          <table:table-cell office:string-value="0" office:value-type="string" table:number-rows-spanned="1" table:style-name="ada79e1">
            <text:p>0</text:p>
          </table:table-cell>
        </table:table-row>
        <table:table-row>
          <table:table-cell/>
          <table:table-cell office:string-value="Problèmes économiques" office:value-type="string" table:number-rows-spanned="1" table:style-name="a128b3b">
            <text:p>Problèmes économiques</text:p>
          </table:table-cell>
          <table:table-cell office:string-value="A1DEM06" office:value-type="string" table:number-rows-spanned="1" table:style-name="ac26ab6">
            <text:p>A1DEM06</text:p>
          </table:table-cell>
          <table:table-cell office:string-value="Dieudonne" office:value-type="string" table:number-rows-spanned="1" table:style-name="ac77277">
            <text:p>Dieudonne</text:p>
          </table:table-cell>
          <table:table-cell office:string-value="Dieudonne" office:value-type="string" table:number-rows-spanned="1" table:style-name="a161bc0">
            <text:p>Dieudonne</text:p>
          </table:table-cell>
          <table:table-cell office:string-value="36.0h CM" office:value-type="string" table:number-rows-spanned="1" table:style-name="a079995">
            <text:p>36.0h CM</text:p>
          </table:table-cell>
          <table:table-cell table:number-rows-spanned="1" table:style-name="a503bfb"/>
          <table:table-cell table:number-rows-spanned="1" table:style-name="ad1b6b8"/>
          <table:table-cell table:number-rows-spanned="1" table:style-name="ad02025"/>
          <table:table-cell office:string-value="" office:value-type="string" table:number-rows-spanned="1" table:style-name="aee6614">
            <text:p/>
          </table:table-cell>
          <table:table-cell table:number-rows-spanned="1" table:style-name="af469ea"/>
          <table:table-cell table:number-rows-spanned="1" table:style-name="aaa47ee"/>
          <table:table-cell office:string-value="CM : 0, TD : 0, TP : 0" office:value-type="string" table:number-rows-spanned="1" table:style-name="a5d3c2e">
            <text:p>CM : 0, TD : 0, TP : 0</text:p>
          </table:table-cell>
          <table:table-cell office:string-value="0" office:value-type="string" table:number-rows-spanned="1" table:style-name="a9414f7">
            <text:p>0</text:p>
          </table:table-cell>
          <table:table-cell table:number-rows-spanned="1"/>
          <table:table-cell office:string-value="Outils en informatique&#10;- Initiation à la recherche opérationnelle avec Excel" office:value-type="string" table:number-rows-spanned="1" table:style-name="ad227b6">
            <text:p>Outils en informatique<text:line-break/>- Initiation à la recherche opérationnelle avec Excel</text:p>
          </table:table-cell>
          <table:table-cell office:string-value="A1DEM14" office:value-type="string" table:number-rows-spanned="1" table:style-name="aef3dc9">
            <text:p>A1DEM14</text:p>
          </table:table-cell>
          <table:table-cell office:string-value="Mayag" office:value-type="string" table:number-rows-spanned="1" table:style-name="a0299aa">
            <text:p>Mayag</text:p>
          </table:table-cell>
          <table:table-cell office:string-value="Mayag CM&#10;Belhoul&#10;Jamain&#10;Magnouche&#10;Mouhoub&#10;Haddad" office:value-type="string" table:number-rows-spanned="1" table:style-name="a75fe6e">
            <text:p>Mayag CM<text:line-break/>Belhoul<text:line-break/>Jamain<text:line-break/>Magnouche<text:line-break/>Mouhoub<text:line-break/>Haddad</text:p>
          </table:table-cell>
          <table:table-cell office:string-value="3.0h CM" office:value-type="string" table:number-rows-spanned="1" table:style-name="a8bf99b">
            <text:p>3.0h CM</text:p>
          </table:table-cell>
          <table:table-cell table:number-rows-spanned="1" table:style-name="af1f5a2"/>
          <table:table-cell office:string-value="12.0h TP" office:value-type="string" table:number-rows-spanned="1" table:style-name="a604a95">
            <text:p>12.0h TP</text:p>
          </table:table-cell>
          <table:table-cell office:string-value="6" office:value-type="string" table:number-rows-spanned="1" table:style-name="a115bca">
            <text:p>6</text:p>
          </table:table-cell>
          <table:table-cell office:string-value="" office:value-type="string" table:number-rows-spanned="1" table:style-name="aad698e">
            <text:p/>
          </table:table-cell>
          <table:table-cell table:number-rows-spanned="1" table:style-name="a26a24f"/>
          <table:table-cell office:string-value="" office:value-type="string" table:number-rows-spanned="1" table:style-name="a667d17">
            <text:p/>
          </table:table-cell>
          <table:table-cell office:string-value="CM : 0, TD : 0, TP : 0" office:value-type="string" table:number-rows-spanned="1" table:style-name="a77befd">
            <text:p>CM : 0, TD : 0, TP : 0</text:p>
          </table:table-cell>
          <table:table-cell office:string-value="0" office:value-type="string" table:number-rows-spanned="1" table:style-name="a3aa108">
            <text:p>0</text:p>
          </table:table-cell>
        </table:table-row>
        <table:table-row>
          <table:table-cell/>
          <table:table-cell office:string-value="Organisation des entreprises" office:value-type="string" table:number-rows-spanned="1" table:style-name="ae54fef">
            <text:p>Organisation des entreprises</text:p>
          </table:table-cell>
          <table:table-cell office:string-value="A1DEM07" office:value-type="string" table:number-rows-spanned="1" table:style-name="a3a3c38">
            <text:p>A1DEM07</text:p>
          </table:table-cell>
          <table:table-cell office:string-value="Servel" office:value-type="string" table:number-rows-spanned="1" table:style-name="ac29f1d">
            <text:p>Servel</text:p>
          </table:table-cell>
          <table:table-cell office:string-value="Carcassonne CM&#10;Servel CM&#10;Zouaneb&#10;Diedhiou" office:value-type="string" table:number-rows-spanned="1" table:style-name="ab8ff36">
            <text:p>Carcassonne CM<text:line-break/>Servel CM<text:line-break/>Zouaneb<text:line-break/>Diedhiou</text:p>
          </table:table-cell>
          <table:table-cell office:string-value="6.0h CM" office:value-type="string" table:number-rows-spanned="1" table:style-name="a90be2a">
            <text:p>6.0h CM</text:p>
          </table:table-cell>
          <table:table-cell office:string-value="30.0h TD" office:value-type="string" table:number-rows-spanned="1" table:style-name="a2c3617">
            <text:p>30.0h TD</text:p>
          </table:table-cell>
          <table:table-cell table:number-rows-spanned="1" table:style-name="a435439"/>
          <table:table-cell office:string-value="2 TD" office:value-type="string" table:number-rows-spanned="1" table:style-name="a402ee4">
            <text:p>2 TD</text:p>
          </table:table-cell>
          <table:table-cell office:string-value="" office:value-type="string" table:number-rows-spanned="1" table:style-name="a61ad36">
            <text:p/>
          </table:table-cell>
          <table:table-cell office:string-value="" office:value-type="string" table:number-rows-spanned="1" table:style-name="af8b833">
            <text:p/>
          </table:table-cell>
          <table:table-cell table:number-rows-spanned="1" table:style-name="a246030"/>
          <table:table-cell office:string-value="CM : 0, TD : 0, TP : 0" office:value-type="string" table:number-rows-spanned="1" table:style-name="ab598db">
            <text:p>CM : 0, TD : 0, TP : 0</text:p>
          </table:table-cell>
          <table:table-cell office:string-value="0" office:value-type="string" table:number-rows-spanned="1" table:style-name="a7eb7bb">
            <text:p>0</text:p>
          </table:table-cell>
          <table:table-cell table:number-rows-spanned="1"/>
          <table:table-cell office:string-value="Outils en informatique&#10;- Bases de données élémentaires" office:value-type="string" table:number-rows-spanned="1" table:style-name="a6ab83c">
            <text:p>Outils en informatique<text:line-break/>- Bases de données élémentaires</text:p>
          </table:table-cell>
          <table:table-cell office:string-value="A1DEM14" office:value-type="string" table:number-rows-spanned="1" table:style-name="a4c4e54">
            <text:p>A1DEM14</text:p>
          </table:table-cell>
          <table:table-cell office:string-value="Mayag" office:value-type="string" table:number-rows-spanned="1" table:style-name="a510f86">
            <text:p>Mayag</text:p>
          </table:table-cell>
          <table:table-cell office:string-value="Mayag CM&#10;Belhoul&#10;Fu Liangliang&#10;Monnet&#10;Arib" office:value-type="string" table:number-rows-spanned="1" table:style-name="ab84e7f">
            <text:p>Mayag CM<text:line-break/>Belhoul<text:line-break/>Fu Liangliang<text:line-break/>Monnet<text:line-break/>Arib</text:p>
          </table:table-cell>
          <table:table-cell office:string-value="3.0h CM" office:value-type="string" table:number-rows-spanned="1" table:style-name="a7fa8bc">
            <text:p>3.0h CM</text:p>
          </table:table-cell>
          <table:table-cell table:number-rows-spanned="1" table:style-name="ad40d63"/>
          <table:table-cell office:string-value="12.0h TP" office:value-type="string" table:number-rows-spanned="1" table:style-name="a83a20c">
            <text:p>12.0h TP</text:p>
          </table:table-cell>
          <table:table-cell office:string-value="6" office:value-type="string" table:number-rows-spanned="1" table:style-name="aa91344">
            <text:p>6</text:p>
          </table:table-cell>
          <table:table-cell office:string-value="" office:value-type="string" table:number-rows-spanned="1" table:style-name="ab779a6">
            <text:p/>
          </table:table-cell>
          <table:table-cell table:number-rows-spanned="1" table:style-name="a719c52"/>
          <table:table-cell office:string-value="" office:value-type="string" table:number-rows-spanned="1" table:style-name="aac1b68">
            <text:p/>
          </table:table-cell>
          <table:table-cell office:string-value="CM : 0, TD : 0, TP : 0" office:value-type="string" table:number-rows-spanned="1" table:style-name="a07e22a">
            <text:p>CM : 0, TD : 0, TP : 0</text:p>
          </table:table-cell>
          <table:table-cell office:string-value="0" office:value-type="string" table:number-rows-spanned="1" table:style-name="ac84242">
            <text:p>0</text:p>
          </table:table-cell>
        </table:table-row>
        <table:table-row>
          <table:table-cell/>
          <table:table-cell office:string-value="Anglais 1" office:value-type="string" table:number-rows-spanned="1" table:style-name="ab5bb72">
            <text:p>Anglais 1</text:p>
          </table:table-cell>
          <table:table-cell office:string-value="A1DEM05" office:value-type="string" table:number-rows-spanned="1" table:style-name="a1e3152">
            <text:p>A1DEM05</text:p>
          </table:table-cell>
          <table:table-cell office:string-value="Bourrel" office:value-type="string" table:number-rows-spanned="1" table:style-name="a276dbf">
            <text:p>Bourrel</text:p>
          </table:table-cell>
          <table:table-cell office:string-value="Lytle-Hassan&#10;Countcham&#10;Joyce&#10;Roque&#10;Pattie&#10;Whiteside&#10;Levy-Alimi" office:value-type="string" table:number-rows-spanned="1" table:style-name="a8643d0">
            <text:p>Lytle-Hassan<text:line-break/>Countcham<text:line-break/>Joyce<text:line-break/>Roque<text:line-break/>Pattie<text:line-break/>Whiteside<text:line-break/>Levy-Alimi</text:p>
          </table:table-cell>
          <table:table-cell table:number-rows-spanned="1" table:style-name="ad1815f"/>
          <table:table-cell office:string-value="18.0h CMTD" office:value-type="string" table:number-rows-spanned="1" table:style-name="aa4eca0">
            <text:p>18.0h CMTD</text:p>
          </table:table-cell>
          <table:table-cell table:number-rows-spanned="1" table:style-name="ac01c46"/>
          <table:table-cell office:string-value="12" office:value-type="string" table:number-rows-spanned="1" table:style-name="a40862e">
            <text:p>12</text:p>
          </table:table-cell>
          <table:table-cell table:number-rows-spanned="1" table:style-name="a25dcdf"/>
          <table:table-cell office:string-value="" office:value-type="string" table:number-rows-spanned="1" table:style-name="a1861a6">
            <text:p/>
          </table:table-cell>
          <table:table-cell table:number-rows-spanned="1" table:style-name="ae7dede"/>
          <table:table-cell office:string-value="CM : 0, TD : 0, TP : 0" office:value-type="string" table:number-rows-spanned="1" table:style-name="a5ac931">
            <text:p>CM : 0, TD : 0, TP : 0</text:p>
          </table:table-cell>
          <table:table-cell office:string-value="0" office:value-type="string" table:number-rows-spanned="1" table:style-name="a7e6b37">
            <text:p>0</text:p>
          </table:table-cell>
          <table:table-cell table:number-rows-spanned="1"/>
          <table:table-cell office:string-value="Macroéconomie : analyse de long terme" office:value-type="string" table:number-rows-spanned="1" table:style-name="a59fef0">
            <text:p>Macroéconomie : analyse de long terme</text:p>
          </table:table-cell>
          <table:table-cell office:string-value="A1DEM12" office:value-type="string" table:number-rows-spanned="1" table:style-name="a033dfb">
            <text:p>A1DEM12</text:p>
          </table:table-cell>
          <table:table-cell office:string-value="Chagny" office:value-type="string" table:number-rows-spanned="1" table:style-name="afe9902">
            <text:p>Chagny</text:p>
          </table:table-cell>
          <table:table-cell office:string-value="Chagny CM&#10;Lorre&#10;Laffineur" office:value-type="string" table:number-rows-spanned="1" table:style-name="a9fe78b">
            <text:p>Chagny CM<text:line-break/>Lorre<text:line-break/>Laffineur</text:p>
          </table:table-cell>
          <table:table-cell office:string-value="19.5h CM" office:value-type="string" table:number-rows-spanned="1" table:style-name="a26017b">
            <text:p>19.5h CM</text:p>
          </table:table-cell>
          <table:table-cell office:string-value="19.5h TD" office:value-type="string" table:number-rows-spanned="1" table:style-name="a869b53">
            <text:p>19.5h TD</text:p>
          </table:table-cell>
          <table:table-cell table:number-rows-spanned="1" table:style-name="af75ee7"/>
          <table:table-cell office:string-value="6" office:value-type="string" table:number-rows-spanned="1" table:style-name="a22b1bc">
            <text:p>6</text:p>
          </table:table-cell>
          <table:table-cell office:string-value="" office:value-type="string" table:number-rows-spanned="1" table:style-name="a452107">
            <text:p/>
          </table:table-cell>
          <table:table-cell office:string-value="" office:value-type="string" table:number-rows-spanned="1" table:style-name="a1e6426">
            <text:p/>
          </table:table-cell>
          <table:table-cell table:number-rows-spanned="1" table:style-name="aae9156"/>
          <table:table-cell office:string-value="CM : 0, TD : 0, TP : 0" office:value-type="string" table:number-rows-spanned="1" table:style-name="ab8952a">
            <text:p>CM : 0, TD : 0, TP : 0</text:p>
          </table:table-cell>
          <table:table-cell office:string-value="0" office:value-type="string" table:number-rows-spanned="1" table:style-name="a391fcb">
            <text:p>0</text:p>
          </table:table-cell>
        </table:table-row>
        <table:table-row>
          <table:table-cell/>
          <table:table-cell office:string-value="LV2 (Allemand / Espagnol)" office:value-type="string" table:number-rows-spanned="1" table:style-name="a7baf1e">
            <text:p>LV2 (Allemand / Espagnol)</text:p>
          </table:table-cell>
          <table:table-cell office:string-value="A1ALL01&#10;A1ESP01" office:value-type="string" table:number-rows-spanned="1" table:style-name="af5ee95">
            <text:p>A1ALL01<text:line-break/>A1ESP01</text:p>
          </table:table-cell>
          <table:table-cell office:string-value="Quinchon-Caudal&#10;Amisse" office:value-type="string" table:number-rows-spanned="1" table:style-name="a82a1ad">
            <text:p>Quinchon-Caudal<text:line-break/>Amisse</text:p>
          </table:table-cell>
          <table:table-cell office:string-value="Tudoran&#10;Barrera Guarin&#10;Jareno Gila" office:value-type="string" table:number-rows-spanned="1" table:style-name="ac17767">
            <text:p>Tudoran<text:line-break/>Barrera Guarin<text:line-break/>Jareno Gila</text:p>
          </table:table-cell>
          <table:table-cell table:number-rows-spanned="1" table:style-name="a8be275"/>
          <table:table-cell office:string-value="18.0h TD" office:value-type="string" table:number-rows-spanned="1" table:style-name="aa2b55b">
            <text:p>18.0h TD</text:p>
          </table:table-cell>
          <table:table-cell table:number-rows-spanned="1" table:style-name="aa2fb90"/>
          <table:table-cell office:string-value="2 all&#10;3 esp" office:value-type="string" table:number-rows-spanned="1" table:style-name="a6881cb">
            <text:p>2 all<text:line-break/>3 esp</text:p>
          </table:table-cell>
          <table:table-cell table:number-rows-spanned="1" table:style-name="aec1c0d"/>
          <table:table-cell office:string-value="" office:value-type="string" table:number-rows-spanned="1" table:style-name="a7d998f">
            <text:p/>
          </table:table-cell>
          <table:table-cell table:number-rows-spanned="1" table:style-name="a982851"/>
          <table:table-cell office:string-value="CM : 0, TD : 0, TP : 0" office:value-type="string" table:number-rows-spanned="1" table:style-name="adaa615">
            <text:p>CM : 0, TD : 0, TP : 0</text:p>
          </table:table-cell>
          <table:table-cell office:string-value="0" office:value-type="string" table:number-rows-spanned="1" table:style-name="aa5025d">
            <text:p>0</text:p>
          </table:table-cell>
          <table:table-cell table:number-rows-spanned="1"/>
          <table:table-cell office:string-value="Anglais 2" office:value-type="string" table:number-rows-spanned="1" table:style-name="ac7d090">
            <text:p>Anglais 2</text:p>
          </table:table-cell>
          <table:table-cell office:string-value="A1DEM13" office:value-type="string" table:number-rows-spanned="1" table:style-name="a1a4a18">
            <text:p>A1DEM13</text:p>
          </table:table-cell>
          <table:table-cell office:string-value="Bourrel" office:value-type="string" table:number-rows-spanned="1" table:style-name="a6e487c">
            <text:p>Bourrel</text:p>
          </table:table-cell>
          <table:table-cell office:string-value="Lytle-Hassan&#10;Countcham&#10;Joyce&#10;Roque&#10;Pattie&#10;Whiteside&#10;Orgeret" office:value-type="string" table:number-rows-spanned="1" table:style-name="a75ef2e">
            <text:p>Lytle-Hassan<text:line-break/>Countcham<text:line-break/>Joyce<text:line-break/>Roque<text:line-break/>Pattie<text:line-break/>Whiteside<text:line-break/>Orgeret</text:p>
          </table:table-cell>
          <table:table-cell table:number-rows-spanned="1" table:style-name="a80dab6"/>
          <table:table-cell office:string-value="19.5h CMTD" office:value-type="string" table:number-rows-spanned="1" table:style-name="ad3c7ff">
            <text:p>19.5h CMTD</text:p>
          </table:table-cell>
          <table:table-cell table:number-rows-spanned="1" table:style-name="a388220"/>
          <table:table-cell office:string-value="12" office:value-type="string" table:number-rows-spanned="1" table:style-name="accd9a7">
            <text:p>12</text:p>
          </table:table-cell>
          <table:table-cell table:number-rows-spanned="1" table:style-name="acf459f"/>
          <table:table-cell office:string-value="" office:value-type="string" table:number-rows-spanned="1" table:style-name="a2e4471">
            <text:p/>
          </table:table-cell>
          <table:table-cell table:number-rows-spanned="1" table:style-name="a98f71f"/>
          <table:table-cell office:string-value="CM : 0, TD : 0, TP : 0" office:value-type="string" table:number-rows-spanned="1" table:style-name="a7d1676">
            <text:p>CM : 0, TD : 0, TP : 0</text:p>
          </table:table-cell>
          <table:table-cell office:string-value="0" office:value-type="string" table:number-rows-spanned="1" table:style-name="a422a74">
            <text:p>0</text:p>
          </table:table-cell>
        </table:table-row>
        <table:table-row>
          <table:table-cell/>
          <table:table-cell office:string-value="Anglais soutien S1" office:value-type="string" table:number-rows-spanned="1" table:style-name="aa23cdc">
            <text:p>Anglais soutien S1</text:p>
          </table:table-cell>
          <table:table-cell office:string-value="A1SOU01" office:value-type="string" table:number-rows-spanned="1" table:style-name="a6b5938">
            <text:p>A1SOU01</text:p>
          </table:table-cell>
          <table:table-cell office:string-value="Bourrel" office:value-type="string" table:number-rows-spanned="1" table:style-name="a885991">
            <text:p>Bourrel</text:p>
          </table:table-cell>
          <table:table-cell office:string-value="Joyce" office:value-type="string" table:number-rows-spanned="1" table:style-name="a648dda">
            <text:p>Joyce</text:p>
          </table:table-cell>
          <table:table-cell table:number-rows-spanned="1" table:style-name="aca486f"/>
          <table:table-cell office:string-value="19.5h TD" office:value-type="string" table:number-rows-spanned="1" table:style-name="a092f6b">
            <text:p>19.5h TD</text:p>
          </table:table-cell>
          <table:table-cell table:number-rows-spanned="1" table:style-name="a5d3bbf"/>
          <table:table-cell office:string-value="1" office:value-type="string" table:number-rows-spanned="1" table:style-name="ac277ad">
            <text:p>1</text:p>
          </table:table-cell>
          <table:table-cell table:number-rows-spanned="1" table:style-name="aa2206c"/>
          <table:table-cell office:string-value="" office:value-type="string" table:number-rows-spanned="1" table:style-name="a724bd5">
            <text:p/>
          </table:table-cell>
          <table:table-cell table:number-rows-spanned="1" table:style-name="a39f334"/>
          <table:table-cell office:string-value="CM : 0, TD : 0, TP : 0" office:value-type="string" table:number-rows-spanned="1" table:style-name="a4cd546">
            <text:p>CM : 0, TD : 0, TP : 0</text:p>
          </table:table-cell>
          <table:table-cell office:string-value="0" office:value-type="string" table:number-rows-spanned="1" table:style-name="af818c2">
            <text:p>0</text:p>
          </table:table-cell>
          <table:table-cell table:number-rows-spanned="1"/>
          <table:table-cell office:string-value="LV2 (Allemand / Espagnol)" office:value-type="string" table:number-rows-spanned="1" table:style-name="a4dffbf">
            <text:p>LV2 (Allemand / Espagnol)</text:p>
          </table:table-cell>
          <table:table-cell office:string-value="" office:value-type="string" table:number-rows-spanned="1" table:style-name="a7df53b">
            <text:p/>
          </table:table-cell>
          <table:table-cell table:number-rows-spanned="1" table:style-name="a5f3122"/>
          <table:table-cell table:number-rows-spanned="1" table:style-name="a3a8603"/>
          <table:table-cell table:number-rows-spanned="1" table:style-name="a618e52"/>
          <table:table-cell office:string-value="19.5h TD" office:value-type="string" table:number-rows-spanned="1" table:style-name="ab6b25a">
            <text:p>19.5h TD</text:p>
          </table:table-cell>
          <table:table-cell table:number-rows-spanned="1" table:style-name="a23eecd"/>
          <table:table-cell office:string-value="2 all&#10;3 esp" office:value-type="string" table:number-rows-spanned="1" table:style-name="a9c8094">
            <text:p>2 all<text:line-break/>3 esp</text:p>
          </table:table-cell>
          <table:table-cell table:number-rows-spanned="1" table:style-name="a96b0a4"/>
          <table:table-cell office:string-value="" office:value-type="string" table:number-rows-spanned="1" table:style-name="abfab4c">
            <text:p/>
          </table:table-cell>
          <table:table-cell table:number-rows-spanned="1" table:style-name="a4a9b55"/>
          <table:table-cell office:string-value="CM : 0, TD : 0, TP : 0" office:value-type="string" table:number-rows-spanned="1" table:style-name="ac86a14">
            <text:p>CM : 0, TD : 0, TP : 0</text:p>
          </table:table-cell>
          <table:table-cell office:string-value="0" office:value-type="string" table:number-rows-spanned="1" table:style-name="a83400f">
            <text:p>0</text:p>
          </table:table-cell>
        </table:table-row>
        <table:table-row>
          <table: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office:string-value="Anglais soutien S2" office:value-type="string" table:number-rows-spanned="1" table:style-name="afbabce">
            <text:p>Anglais soutien S2</text:p>
          </table:table-cell>
          <table:table-cell office:string-value="A1SOU02" office:value-type="string" table:number-rows-spanned="1" table:style-name="a45e849">
            <text:p>A1SOU02</text:p>
          </table:table-cell>
          <table:table-cell office:string-value="Bourrel" office:value-type="string" table:number-rows-spanned="1" table:style-name="a5fa488">
            <text:p>Bourrel</text:p>
          </table:table-cell>
          <table:table-cell office:string-value="Joyce" office:value-type="string" table:number-rows-spanned="1" table:style-name="a81fa60">
            <text:p>Joyce</text:p>
          </table:table-cell>
          <table:table-cell table:number-rows-spanned="1" table:style-name="aa759f4"/>
          <table:table-cell office:string-value="19.5h TD" office:value-type="string" table:number-rows-spanned="1" table:style-name="a41c7aa">
            <text:p>19.5h TD</text:p>
          </table:table-cell>
          <table:table-cell table:number-rows-spanned="1" table:style-name="ae6f6d2"/>
          <table:table-cell office:string-value="1" office:value-type="string" table:number-rows-spanned="1" table:style-name="af23646">
            <text:p>1</text:p>
          </table:table-cell>
          <table:table-cell table:number-rows-spanned="1" table:style-name="af65ed1"/>
          <table:table-cell office:string-value="" office:value-type="string" table:number-rows-spanned="1" table:style-name="a1fec7e">
            <text:p/>
          </table:table-cell>
          <table:table-cell table:number-rows-spanned="1" table:style-name="a4d01ce"/>
          <table:table-cell office:string-value="CM : 0, TD : 0, TP : 0" office:value-type="string" table:number-rows-spanned="1" table:style-name="a60ca8f">
            <text:p>CM : 0, TD : 0, TP : 0</text:p>
          </table:table-cell>
          <table:table-cell office:string-value="0" office:value-type="string" table:number-rows-spanned="1" table:style-name="ad28677">
            <text:p>0</text:p>
          </table:table-cell>
        </table:table-row>
        <table:table-row>
          <table:table-cell/>
          <table:table-cell office:string-value="COMMENTAIRES" office:value-type="string" table:number-rows-spanned="1" table:style-name="a941172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DROIT C2I" office:value-type="string" table:number-rows-spanned="1" table:style-name="a8bdb31">
            <text:p>DROIT C2I</text:p>
          </table:table-cell>
          <table:table-cell office:string-value="A0MID21" office:value-type="string" table:number-rows-spanned="1" table:style-name="ab8d1b1">
            <text:p>A0MID21</text:p>
          </table:table-cell>
          <table:table-cell table:number-rows-spanned="1" table:style-name="a5fb22b"/>
          <table:table-cell office:string-value="Batusanski" office:value-type="string" table:number-rows-spanned="1" table:style-name="aa67146">
            <text:p>Batusanski</text:p>
          </table:table-cell>
          <table:table-cell office:string-value="18.0h CM" office:value-type="string" table:number-rows-spanned="1" table:style-name="a7ab3c9">
            <text:p>18.0h CM</text:p>
          </table:table-cell>
          <table:table-cell office:string-value="18.0h TD" office:value-type="string" table:number-rows-spanned="1" table:style-name="ac9c5c4">
            <text:p>18.0h TD</text:p>
          </table:table-cell>
          <table:table-cell table:number-rows-spanned="1" table:style-name="a39370f"/>
          <table:table-cell office:string-value="1" office:value-type="string" table:number-rows-spanned="1" table:style-name="a76b089">
            <text:p>1</text:p>
          </table:table-cell>
          <table:table-cell office:string-value="" office:value-type="string" table:number-rows-spanned="1" table:style-name="a061feb">
            <text:p/>
          </table:table-cell>
          <table:table-cell office:string-value="" office:value-type="string" table:number-rows-spanned="1" table:style-name="a9f4869">
            <text:p/>
          </table:table-cell>
          <table:table-cell table:number-rows-spanned="1" table:style-name="abaadd9"/>
          <table:table-cell office:string-value="CM : 0, TD : 0, TP : 0" office:value-type="string" table:number-rows-spanned="1" table:style-name="a4d6867">
            <text:p>CM : 0, TD : 0, TP : 0</text:p>
          </table:table-cell>
          <table:table-cell office:string-value="0" office:value-type="string" table:number-rows-spanned="1" table:style-name="a550ea6">
            <text:p>0</text:p>
          </table:table-cell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COMMENTAIRES" office:value-type="string" table:number-rows-spanned="1" table:style-name="a0a0c4e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</table:table>
      <table:table table:name="DE2" table:style-name="aa5d11f">
        <table:table-column table:number-columns-repeated="5" table:style-name="a30281e"/>
        <table:table-column table:style-name="a30281e"/>
        <table:table-column table:style-name="a30281e"/>
        <table:table-column table:style-name="a30281e"/>
        <table:table-column table:style-name="a30281e"/>
        <table:table-column table:number-columns-repeated="3" table:style-name="a30281e"/>
        <table:table-column table:style-name="a30281e"/>
        <table:table-column table:style-name="a30281e"/>
        <table:table-column table:style-name="a30281e"/>
        <table:table-column table:style-name="a30281e"/>
        <table:table-column table:number-columns-repeated="11" table:style-name="a30281e"/>
        <table:table-column table:style-name="a30281e"/>
        <table:table-row>
          <table:table-cell/>
          <table:table-cell office:string-value="2ème année de Licence" office:value-type="string" table:number-columns-spanned="4" table:number-rows-spanned="1" table:style-name="a95ecc8">
            <text:p>2ème année de Licence</text:p>
          </table:table-cell>
          <table:covered-table-cell/>
          <table:covered-table-cell/>
          <table:covered-table-cell/>
          <table:table-cell office:value-type="string" table:number-rows-spanned="1"/>
          <table:table-cell office:string-value="prévision 2016/2017" office:value-type="string" table:number-columns-spanned="2" table:number-rows-spanned="1" table:style-name="ad8e4a1">
            <text:p>prévision 2016/2017</text:p>
          </table:table-cell>
          <table:covered-table-cell/>
          <table:table-cell office:string-value=": 200 étudiants" office:value-type="string" table:number-columns-spanned="5" table:number-rows-spanned="1" table:style-name="a163199">
            <text:p>: 200 étudiants</text:p>
          </table:table-cell>
          <table:covered-table-cell/>
          <table:covered-table-cell/>
          <table:covered-table-cell/>
          <table:covered-table-cell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columns-repeated="11" table:number-rows-spanned="1"/>
          <table:table-cell office:value-type="string" table:number-rows-spanned="1"/>
        </table:table-row>
        <table:table-row>
          <table:table-cell/>
          <table:table-cell office:string-value="ENSEIGNEMENTS SEMESTRE 3" office:value-type="string" table:number-columns-spanned="13" table:number-rows-spanned="1" table:style-name="af322f8">
            <text:p>ENSEIGNEMENTS SEMESTRE 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rows-spanned="1"/>
          <table:table-cell office:string-value="ENSEIGNEMENTS SEMESTRE 4" office:value-type="string" table:number-columns-spanned="13" table:number-rows-spanned="1" table:style-name="a683f60">
            <text:p>ENSEIGNEMENTS SEMESTRE 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office:string-value="Matière" office:value-type="string" table:number-rows-spanned="1" table:style-name="a4e8f96">
            <text:p>Matière</text:p>
          </table:table-cell>
          <table:table-cell office:string-value="code Apogée" office:value-type="string" table:number-rows-spanned="1" table:style-name="af02d3f">
            <text:p>code Apogée</text:p>
          </table:table-cell>
          <table:table-cell office:string-value="Responsable UE 2016-2017" office:value-type="string" table:number-rows-spanned="1" table:style-name="ac765a1">
            <text:p>Responsable UE 2016-2017</text:p>
          </table:table-cell>
          <table:table-cell office:string-value="Intervenants 2016-2017" office:value-type="string" table:number-rows-spanned="1" table:style-name="aecc482">
            <text:p>Intervenants 2016-2017</text:p>
          </table:table-cell>
          <table:table-cell office:string-value="COURS" office:value-type="string" table:number-rows-spanned="1" table:style-name="ab28f5f">
            <text:p>COURS</text:p>
          </table:table-cell>
          <table:table-cell office:string-value="TD ou cours-TD" office:value-type="string" table:number-rows-spanned="1" table:style-name="af07f36">
            <text:p>TD ou cours-TD</text:p>
          </table:table-cell>
          <table:table-cell office:string-value="TP ou cours-TP" office:value-type="string" table:number-rows-spanned="1" table:style-name="a779d60">
            <text:p>TP ou cours-TP</text:p>
          </table:table-cell>
          <table:table-cell office:string-value="Nombre de groupes indicatif" office:value-type="string" table:number-rows-spanned="1" table:style-name="ac33d61">
            <text:p>Nombre de groupes indicatif</text:p>
          </table:table-cell>
          <table:table-cell office:string-value="Choix Cours" office:value-type="string" table:number-rows-spanned="1" table:style-name="a377564">
            <text:p>Choix Cours</text:p>
          </table:table-cell>
          <table:table-cell office:string-value="Choix TD/CMTD" office:value-type="string" table:number-rows-spanned="1" table:style-name="a607cd3">
            <text:p>Choix TD/CMTD</text:p>
          </table:table-cell>
          <table:table-cell office:string-value="Choix TP/CMTP" office:value-type="string" table:number-rows-spanned="1" table:style-name="ab73532">
            <text:p>Choix TP/CMTP</text:p>
          </table:table-cell>
          <table:table-cell office:string-value="Nombre de groupes souhaités" office:value-type="string" table:number-rows-spanned="1" table:style-name="a2e0d00">
            <text:p>Nombre de groupes souhaités</text:p>
          </table:table-cell>
          <table:table-cell office:string-value="Nombre d'années d'enseignement de la matière" office:value-type="string" table:number-rows-spanned="1" table:style-name="a45d4c3">
            <text:p>Nombre d'années d'enseignement de la matière</text:p>
          </table:table-cell>
          <table:table-cell table:number-rows-spanned="1"/>
          <table:table-cell office:string-value="Matière" office:value-type="string" table:number-rows-spanned="1" table:style-name="a296ada">
            <text:p>Matière</text:p>
          </table:table-cell>
          <table:table-cell office:string-value="code Apogée" office:value-type="string" table:number-rows-spanned="1" table:style-name="ae378aa">
            <text:p>code Apogée</text:p>
          </table:table-cell>
          <table:table-cell office:string-value="Responsable UE 2016-2017" office:value-type="string" table:number-rows-spanned="1" table:style-name="af37dc5">
            <text:p>Responsable UE 2016-2017</text:p>
          </table:table-cell>
          <table:table-cell office:string-value="Intervenants 2016-2017" office:value-type="string" table:number-rows-spanned="1" table:style-name="a55901d">
            <text:p>Intervenants 2016-2017</text:p>
          </table:table-cell>
          <table:table-cell office:string-value="COURS" office:value-type="string" table:number-rows-spanned="1" table:style-name="a6da8de">
            <text:p>COURS</text:p>
          </table:table-cell>
          <table:table-cell office:string-value="TD ou cours-TD" office:value-type="string" table:number-rows-spanned="1" table:style-name="aaea19e">
            <text:p>TD ou cours-TD</text:p>
          </table:table-cell>
          <table:table-cell office:string-value="TP ou cours-TP" office:value-type="string" table:number-rows-spanned="1" table:style-name="a2d9da4">
            <text:p>TP ou cours-TP</text:p>
          </table:table-cell>
          <table:table-cell office:string-value="Nombre de groupes indicatif" office:value-type="string" table:number-rows-spanned="1" table:style-name="a99bd58">
            <text:p>Nombre de groupes indicatif</text:p>
          </table:table-cell>
          <table:table-cell office:string-value="Choix Cours" office:value-type="string" table:number-rows-spanned="1" table:style-name="ad9aeee">
            <text:p>Choix Cours</text:p>
          </table:table-cell>
          <table:table-cell office:string-value="Choix TD/CMTD" office:value-type="string" table:number-rows-spanned="1" table:style-name="ad5f951">
            <text:p>Choix TD/CMTD</text:p>
          </table:table-cell>
          <table:table-cell office:string-value="Choix TP/CMTP" office:value-type="string" table:number-rows-spanned="1" table:style-name="a7e5a42">
            <text:p>Choix TP/CMTP</text:p>
          </table:table-cell>
          <table:table-cell office:string-value="Nombre de groupes souhaités" office:value-type="string" table:number-rows-spanned="1" table:style-name="a78af81">
            <text:p>Nombre de groupes souhaités</text:p>
          </table:table-cell>
          <table:table-cell office:string-value="Nombre d'années d'enseignement de la matière" office:value-type="string" table:number-rows-spanned="1" table:style-name="a423eca">
            <text:p>Nombre d'années d'enseignement de la matière</text:p>
          </table:table-cell>
        </table:table-row>
        <table:table-row>
          <table:table-cell/>
          <table:table-cell office:string-value="Analyse 3" office:value-type="string" table:number-rows-spanned="1" table:style-name="a3cf969">
            <text:p>Analyse 3</text:p>
          </table:table-cell>
          <table:table-cell office:string-value="A2DEM01" office:value-type="string" table:number-rows-spanned="1" table:style-name="a6bd687">
            <text:p>A2DEM01</text:p>
          </table:table-cell>
          <table:table-cell office:string-value="Tonon" office:value-type="string" table:number-rows-spanned="1" table:style-name="a2efa68">
            <text:p>Tonon</text:p>
          </table:table-cell>
          <table:table-cell office:string-value="Tonon CM&#10;Nouaili&#10;Laborde&#10;Tristani&#10;Bartier" office:value-type="string" table:number-rows-spanned="1" table:style-name="a4e0bb2">
            <text:p>Tonon CM<text:line-break/>Nouaili<text:line-break/>Laborde<text:line-break/>Tristani<text:line-break/>Bartier</text:p>
          </table:table-cell>
          <table:table-cell office:string-value="19.5h CM" office:value-type="string" table:number-rows-spanned="1" table:style-name="a0f6571">
            <text:p>19.5h CM</text:p>
          </table:table-cell>
          <table:table-cell office:string-value="39.0h CMTD" office:value-type="string" table:number-rows-spanned="1" table:style-name="a625dbe">
            <text:p>39.0h CMTD</text:p>
          </table:table-cell>
          <table:table-cell table:number-rows-spanned="1" table:style-name="a3c932f"/>
          <table:table-cell office:string-value="6" office:value-type="string" table:number-rows-spanned="1" table:style-name="a76eda5">
            <text:p>6</text:p>
          </table:table-cell>
          <table:table-cell office:string-value="" office:value-type="string" table:number-rows-spanned="1" table:style-name="a2742ef">
            <text:p/>
          </table:table-cell>
          <table:table-cell office:string-value="" office:value-type="string" table:number-rows-spanned="1" table:style-name="adbec76">
            <text:p/>
          </table:table-cell>
          <table:table-cell table:number-rows-spanned="1" table:style-name="ac5e850"/>
          <table:table-cell office:string-value="CM : 0, TD : 0, TP : 0" office:value-type="string" table:number-rows-spanned="1" table:style-name="a76984a">
            <text:p>CM : 0, TD : 0, TP : 0</text:p>
          </table:table-cell>
          <table:table-cell office:string-value="0" office:value-type="string" table:number-rows-spanned="1" table:style-name="acb4935">
            <text:p>0</text:p>
          </table:table-cell>
          <table:table-cell table:number-rows-spanned="1"/>
          <table:table-cell office:string-value="Probabilités multidimensionnelles et théorèmes limites" office:value-type="string" table:number-rows-spanned="1" table:style-name="aaaff92">
            <text:p>Probabilités multidimensionnelles et théorèmes limites</text:p>
          </table:table-cell>
          <table:table-cell office:string-value="A2DEM08" office:value-type="string" table:number-rows-spanned="1" table:style-name="a8532c5">
            <text:p>A2DEM08</text:p>
          </table:table-cell>
          <table:table-cell office:string-value="Trashorras" office:value-type="string" table:number-rows-spanned="1" table:style-name="a7f6335">
            <text:p>Trashorras</text:p>
          </table:table-cell>
          <table:table-cell office:string-value="Trashorras CM&#10;Genadot&#10;Furlan&#10;Arras&#10;Zou&#10;Vigot&#10;Runge" office:value-type="string" table:number-rows-spanned="1" table:style-name="a50e17f">
            <text:p>Trashorras CM<text:line-break/>Genadot<text:line-break/>Furlan<text:line-break/>Arras<text:line-break/>Zou<text:line-break/>Vigot<text:line-break/>Runge</text:p>
          </table:table-cell>
          <table:table-cell office:string-value="19.5h CM" office:value-type="string" table:number-rows-spanned="1" table:style-name="a059f3c">
            <text:p>19.5h CM</text:p>
          </table:table-cell>
          <table:table-cell office:string-value="39.0h CMTD" office:value-type="string" table:number-rows-spanned="1" table:style-name="a356922">
            <text:p>39.0h CMTD</text:p>
          </table:table-cell>
          <table:table-cell office:string-value="19.5h TP" office:value-type="string" table:number-rows-spanned="1" table:style-name="aa14afb">
            <text:p>19.5h TP</text:p>
          </table:table-cell>
          <table:table-cell office:string-value="6" office:value-type="string" table:number-rows-spanned="1" table:style-name="a0c10fd">
            <text:p>6</text:p>
          </table:table-cell>
          <table:table-cell office:string-value="" office:value-type="string" table:number-rows-spanned="1" table:style-name="a2cca9e">
            <text:p/>
          </table:table-cell>
          <table:table-cell office:string-value="" office:value-type="string" table:number-rows-spanned="1" table:style-name="a4aa610">
            <text:p/>
          </table:table-cell>
          <table:table-cell office:string-value="" office:value-type="string" table:number-rows-spanned="1" table:style-name="ae7305c">
            <text:p/>
          </table:table-cell>
          <table:table-cell office:string-value="CM : 0, TD : 0, TP : 0" office:value-type="string" table:number-rows-spanned="1" table:style-name="a4c94f0">
            <text:p>CM : 0, TD : 0, TP : 0</text:p>
          </table:table-cell>
          <table:table-cell office:string-value="0" office:value-type="string" table:number-rows-spanned="1" table:style-name="a0a43cf">
            <text:p>0</text:p>
          </table:table-cell>
        </table:table-row>
        <table:table-row>
          <table:table-cell/>
          <table:table-cell office:string-value="Algèbre linéaire 3" office:value-type="string" table:number-rows-spanned="1" table:style-name="a8b03b8">
            <text:p>Algèbre linéaire 3</text:p>
          </table:table-cell>
          <table:table-cell office:string-value="A2DEM02" office:value-type="string" table:number-rows-spanned="1" table:style-name="af79f51">
            <text:p>A2DEM02</text:p>
          </table:table-cell>
          <table:table-cell office:string-value="Glass" office:value-type="string" table:number-rows-spanned="1" table:style-name="a81fd54">
            <text:p>Glass</text:p>
          </table:table-cell>
          <table:table-cell office:string-value="Glass CM&#10;Trinh&#10;Bartier&#10;Vacher&#10;Leboucher&#10;Rammal&#10;Attouchi" office:value-type="string" table:number-rows-spanned="1" table:style-name="acad1f1">
            <text:p>Glass CM<text:line-break/>Trinh<text:line-break/>Bartier<text:line-break/>Vacher<text:line-break/>Leboucher<text:line-break/>Rammal<text:line-break/>Attouchi</text:p>
          </table:table-cell>
          <table:table-cell office:string-value="19.5h CM" office:value-type="string" table:number-rows-spanned="1" table:style-name="aebcfde">
            <text:p>19.5h CM</text:p>
          </table:table-cell>
          <table:table-cell office:string-value="39.0h CMTD" office:value-type="string" table:number-rows-spanned="1" table:style-name="ada91b9">
            <text:p>39.0h CMTD</text:p>
          </table:table-cell>
          <table:table-cell table:number-rows-spanned="1" table:style-name="a86eb15"/>
          <table:table-cell office:string-value="6" office:value-type="string" table:number-rows-spanned="1" table:style-name="a91698b">
            <text:p>6</text:p>
          </table:table-cell>
          <table:table-cell office:string-value="" office:value-type="string" table:number-rows-spanned="1" table:style-name="a5e1064">
            <text:p/>
          </table:table-cell>
          <table:table-cell office:string-value="" office:value-type="string" table:number-rows-spanned="1" table:style-name="af174d2">
            <text:p/>
          </table:table-cell>
          <table:table-cell table:number-rows-spanned="1" table:style-name="ad39de7"/>
          <table:table-cell office:string-value="CM : 0, TD : 0, TP : 0" office:value-type="string" table:number-rows-spanned="1" table:style-name="a7f9cd3">
            <text:p>CM : 0, TD : 0, TP : 0</text:p>
          </table:table-cell>
          <table:table-cell office:string-value="0" office:value-type="string" table:number-rows-spanned="1" table:style-name="a0a456d">
            <text:p>0</text:p>
          </table:table-cell>
          <table:table-cell table:number-rows-spanned="1"/>
          <table:table-cell office:string-value="Calcul différentiel" office:value-type="string" table:number-rows-spanned="1" table:style-name="a48b555">
            <text:p>Calcul différentiel</text:p>
          </table:table-cell>
          <table:table-cell office:string-value="A2DEM09" office:value-type="string" table:number-rows-spanned="1" table:style-name="a1e2dd2">
            <text:p>A2DEM09</text:p>
          </table:table-cell>
          <table:table-cell office:string-value="Lebourg" office:value-type="string" table:number-rows-spanned="1" table:style-name="a352cf2">
            <text:p>Lebourg</text:p>
          </table:table-cell>
          <table:table-cell office:string-value="Lebourg CM&#10;Vacher&#10;Bartier&#10;Attouchi" office:value-type="string" table:number-rows-spanned="1" table:style-name="a553aaf">
            <text:p>Lebourg CM<text:line-break/>Vacher<text:line-break/>Bartier<text:line-break/>Attouchi</text:p>
          </table:table-cell>
          <table:table-cell office:string-value="19.5h CM" office:value-type="string" table:number-rows-spanned="1" table:style-name="a131457">
            <text:p>19.5h CM</text:p>
          </table:table-cell>
          <table:table-cell office:string-value="19.5h CMTD" office:value-type="string" table:number-rows-spanned="1" table:style-name="a030b79">
            <text:p>19.5h CMTD</text:p>
          </table:table-cell>
          <table:table-cell table:number-rows-spanned="1" table:style-name="a8ae206"/>
          <table:table-cell office:string-value="6" office:value-type="string" table:number-rows-spanned="1" table:style-name="a6aaad5">
            <text:p>6</text:p>
          </table:table-cell>
          <table:table-cell office:string-value="" office:value-type="string" table:number-rows-spanned="1" table:style-name="a464d03">
            <text:p/>
          </table:table-cell>
          <table:table-cell office:string-value="" office:value-type="string" table:number-rows-spanned="1" table:style-name="ae588a4">
            <text:p/>
          </table:table-cell>
          <table:table-cell table:number-rows-spanned="1" table:style-name="a7d996d"/>
          <table:table-cell office:string-value="CM : 0, TD : 0, TP : 0" office:value-type="string" table:number-rows-spanned="1" table:style-name="abda33d">
            <text:p>CM : 0, TD : 0, TP : 0</text:p>
          </table:table-cell>
          <table:table-cell office:string-value="0" office:value-type="string" table:number-rows-spanned="1" table:style-name="a025708">
            <text:p>0</text:p>
          </table:table-cell>
        </table:table-row>
        <table:table-row>
          <table:table-cell/>
          <table:table-cell office:string-value="Probabilités discrètes et réelles" office:value-type="string" table:number-rows-spanned="1" table:style-name="af043c9">
            <text:p>Probabilités discrètes et réelles</text:p>
          </table:table-cell>
          <table:table-cell office:string-value="A2DEM03" office:value-type="string" table:number-rows-spanned="1" table:style-name="ae6246b">
            <text:p>A2DEM03</text:p>
          </table:table-cell>
          <table:table-cell office:string-value="Lehec" office:value-type="string" table:number-rows-spanned="1" table:style-name="ad55dff">
            <text:p>Lehec</text:p>
          </table:table-cell>
          <table:table-cell office:string-value="Lehec CM&#10;Debbah&#10;Laguzet&#10;Genadot&#10;Lissy&#10;Rousseau&#10;Letizia" office:value-type="string" table:number-rows-spanned="1" table:style-name="a670d2d">
            <text:p>Lehec CM<text:line-break/>Debbah<text:line-break/>Laguzet<text:line-break/>Genadot<text:line-break/>Lissy<text:line-break/>Rousseau<text:line-break/>Letizia</text:p>
          </table:table-cell>
          <table:table-cell office:string-value="19.5h CM" office:value-type="string" table:number-rows-spanned="1" table:style-name="a05660e">
            <text:p>19.5h CM</text:p>
          </table:table-cell>
          <table:table-cell office:string-value="39.0h CMTD" office:value-type="string" table:number-rows-spanned="1" table:style-name="a5d208e">
            <text:p>39.0h CMTD</text:p>
          </table:table-cell>
          <table:table-cell table:number-rows-spanned="1" table:style-name="aeb9afe"/>
          <table:table-cell office:string-value="6" office:value-type="string" table:number-rows-spanned="1" table:style-name="a26db1a">
            <text:p>6</text:p>
          </table:table-cell>
          <table:table-cell office:string-value="" office:value-type="string" table:number-rows-spanned="1" table:style-name="a71cc09">
            <text:p/>
          </table:table-cell>
          <table:table-cell office:string-value="" office:value-type="string" table:number-rows-spanned="1" table:style-name="aeaaf64">
            <text:p/>
          </table:table-cell>
          <table:table-cell table:number-rows-spanned="1" table:style-name="ad3df10"/>
          <table:table-cell office:string-value="CM : 0, TD : 0, TP : 0" office:value-type="string" table:number-rows-spanned="1" table:style-name="a7172ed">
            <text:p>CM : 0, TD : 0, TP : 0</text:p>
          </table:table-cell>
          <table:table-cell office:string-value="0" office:value-type="string" table:number-rows-spanned="1" table:style-name="ada7c26">
            <text:p>0</text:p>
          </table:table-cell>
          <table:table-cell table:number-rows-spanned="1"/>
          <table:table-cell office:string-value="Méthodes numériques : algèbre matricielle et fonction d'une variable réelle" office:value-type="string" table:number-rows-spanned="1" table:style-name="ae65c31">
            <text:p>Méthodes numériques : algèbre matricielle et fonction d'une variable réelle</text:p>
          </table:table-cell>
          <table:table-cell office:string-value="A2DEM10" office:value-type="string" table:number-rows-spanned="1" table:style-name="a09c2bb">
            <text:p>A2DEM10</text:p>
          </table:table-cell>
          <table:table-cell office:string-value="Legendre" office:value-type="string" table:number-rows-spanned="1" table:style-name="a24e1cc">
            <text:p>Legendre</text:p>
          </table:table-cell>
          <table:table-cell office:string-value="Legendre CM&#10;Nenna&#10;Hajej&#10;Gharsalli" office:value-type="string" table:number-rows-spanned="1" table:style-name="ac27957">
            <text:p>Legendre CM<text:line-break/>Nenna<text:line-break/>Hajej<text:line-break/>Gharsalli</text:p>
          </table:table-cell>
          <table:table-cell office:string-value="16.5h CM" office:value-type="string" table:number-rows-spanned="1" table:style-name="ac1f5b8">
            <text:p>16.5h CM</text:p>
          </table:table-cell>
          <table:table-cell office:string-value="19.5h CMTD" office:value-type="string" table:number-rows-spanned="1" table:style-name="a9d3b4c">
            <text:p>19.5h CMTD</text:p>
          </table:table-cell>
          <table:table-cell office:string-value="15.0h TP" office:value-type="string" table:number-rows-spanned="1" table:style-name="ace6c9e">
            <text:p>15.0h TP</text:p>
          </table:table-cell>
          <table:table-cell office:string-value="6" office:value-type="string" table:number-rows-spanned="1" table:style-name="a346601">
            <text:p>6</text:p>
          </table:table-cell>
          <table:table-cell office:string-value="" office:value-type="string" table:number-rows-spanned="1" table:style-name="a914980">
            <text:p/>
          </table:table-cell>
          <table:table-cell office:string-value="" office:value-type="string" table:number-rows-spanned="1" table:style-name="a12c105">
            <text:p/>
          </table:table-cell>
          <table:table-cell office:string-value="" office:value-type="string" table:number-rows-spanned="1" table:style-name="a4d1332">
            <text:p/>
          </table:table-cell>
          <table:table-cell office:string-value="CM : 0, TD : 0, TP : 0" office:value-type="string" table:number-rows-spanned="1" table:style-name="abd8a54">
            <text:p>CM : 0, TD : 0, TP : 0</text:p>
          </table:table-cell>
          <table:table-cell office:string-value="0" office:value-type="string" table:number-rows-spanned="1" table:style-name="a09314d">
            <text:p>0</text:p>
          </table:table-cell>
        </table:table-row>
        <table:table-row>
          <table:table-cell/>
          <table:table-cell office:string-value="Algorithmique et applications" office:value-type="string" table:number-rows-spanned="1" table:style-name="ab981db">
            <text:p>Algorithmique et applications</text:p>
          </table:table-cell>
          <table:table-cell office:string-value="A2DEM05" office:value-type="string" table:number-rows-spanned="1" table:style-name="ab619b9">
            <text:p>A2DEM05</text:p>
          </table:table-cell>
          <table:table-cell office:string-value="Cornaz" office:value-type="string" table:number-rows-spanned="1" table:style-name="a8fd177">
            <text:p>Cornaz</text:p>
          </table:table-cell>
          <table:table-cell office:string-value="Cornaz CM&#10;Furini&#10;Jamain&#10;Fu Liangliang&#10;Magnouche&#10;Barrot&#10;Labernia&#10;Haddad&#10;Ternier" office:value-type="string" table:number-rows-spanned="1" table:style-name="ad34a2a">
            <text:p>Cornaz CM<text:line-break/>Furini<text:line-break/>Jamain<text:line-break/>Fu Liangliang<text:line-break/>Magnouche<text:line-break/>Barrot<text:line-break/>Labernia<text:line-break/>Haddad<text:line-break/>Ternier</text:p>
          </table:table-cell>
          <table:table-cell office:string-value="19.5h CM" office:value-type="string" table:number-rows-spanned="1" table:style-name="aeb7027">
            <text:p>19.5h CM</text:p>
          </table:table-cell>
          <table:table-cell office:string-value="15.0h TD" office:value-type="string" table:number-rows-spanned="1" table:style-name="a6de4fd">
            <text:p>15.0h TD</text:p>
          </table:table-cell>
          <table:table-cell office:string-value="15.0h TP" office:value-type="string" table:number-rows-spanned="1" table:style-name="a9c6d43">
            <text:p>15.0h TP</text:p>
          </table:table-cell>
          <table:table-cell office:string-value="6 TD et 12 TP" office:value-type="string" table:number-rows-spanned="1" table:style-name="a9fb2d5">
            <text:p>6 TD et 12 TP</text:p>
          </table:table-cell>
          <table:table-cell office:string-value="" office:value-type="string" table:number-rows-spanned="1" table:style-name="ab8121c">
            <text:p/>
          </table:table-cell>
          <table:table-cell office:string-value="" office:value-type="string" table:number-rows-spanned="1" table:style-name="af9e4f0">
            <text:p/>
          </table:table-cell>
          <table:table-cell office:string-value="" office:value-type="string" table:number-rows-spanned="1" table:style-name="a5cf906">
            <text:p/>
          </table:table-cell>
          <table:table-cell office:string-value="CM : 0, TD : 0, TP : 0" office:value-type="string" table:number-rows-spanned="1" table:style-name="a0c15df">
            <text:p>CM : 0, TD : 0, TP : 0</text:p>
          </table:table-cell>
          <table:table-cell office:string-value="0" office:value-type="string" table:number-rows-spanned="1" table:style-name="a39263b">
            <text:p>0</text:p>
          </table:table-cell>
          <table:table-cell table:number-rows-spanned="1"/>
          <table:table-cell office:string-value="Programmation objet" office:value-type="string" table:number-rows-spanned="1" table:style-name="a688e57">
            <text:p>Programmation objet</text:p>
          </table:table-cell>
          <table:table-cell office:string-value="A2DEM18" office:value-type="string" table:number-rows-spanned="1" table:style-name="a070152">
            <text:p>A2DEM18</text:p>
          </table:table-cell>
          <table:table-cell office:string-value="Cazenave" office:value-type="string" table:number-rows-spanned="1" table:style-name="a82cd5b">
            <text:p>Cazenave</text:p>
          </table:table-cell>
          <table:table-cell office:string-value="Cazenave CM&#10;Haddad&#10;Labernia&#10;Tamby&#10;Ternier" office:value-type="string" table:number-rows-spanned="1" table:style-name="a882bfa">
            <text:p>Cazenave CM<text:line-break/>Haddad<text:line-break/>Labernia<text:line-break/>Tamby<text:line-break/>Ternier</text:p>
          </table:table-cell>
          <table:table-cell office:string-value="19.5h CM" office:value-type="string" table:number-rows-spanned="1" table:style-name="acff9ad">
            <text:p>19.5h CM</text:p>
          </table:table-cell>
          <table:table-cell office:string-value="19.5h TD" office:value-type="string" table:number-rows-spanned="1" table:style-name="a47cddc">
            <text:p>19.5h TD</text:p>
          </table:table-cell>
          <table:table-cell office:string-value="19.5h TP" office:value-type="string" table:number-rows-spanned="1" table:style-name="a54369f">
            <text:p>19.5h TP</text:p>
          </table:table-cell>
          <table:table-cell office:string-value="2" office:value-type="string" table:number-rows-spanned="1" table:style-name="ab185e5">
            <text:p>2</text:p>
          </table:table-cell>
          <table:table-cell office:string-value="" office:value-type="string" table:number-rows-spanned="1" table:style-name="ad5320e">
            <text:p/>
          </table:table-cell>
          <table:table-cell office:string-value="" office:value-type="string" table:number-rows-spanned="1" table:style-name="a5baf53">
            <text:p/>
          </table:table-cell>
          <table:table-cell office:string-value="" office:value-type="string" table:number-rows-spanned="1" table:style-name="ad3373e">
            <text:p/>
          </table:table-cell>
          <table:table-cell office:string-value="CM : 0, TD : 0, TP : 0" office:value-type="string" table:number-rows-spanned="1" table:style-name="a6c3426">
            <text:p>CM : 0, TD : 0, TP : 0</text:p>
          </table:table-cell>
          <table:table-cell office:string-value="0" office:value-type="string" table:number-rows-spanned="1" table:style-name="a677321">
            <text:p>0</text:p>
          </table:table-cell>
        </table:table-row>
        <table:table-row>
          <table:table-cell/>
          <table:table-cell office:string-value="Programmation C" office:value-type="string" table:number-rows-spanned="1" table:style-name="a491a96">
            <text:p>Programmation C</text:p>
          </table:table-cell>
          <table:table-cell office:string-value="A2DEM16" office:value-type="string" table:number-rows-spanned="1" table:style-name="a2611e3">
            <text:p>A2DEM16</text:p>
          </table:table-cell>
          <table:table-cell office:string-value="Lazard" office:value-type="string" table:number-rows-spanned="1" table:style-name="a8ec837">
            <text:p>Lazard</text:p>
          </table:table-cell>
          <table:table-cell office:string-value="Lazard CL&#10;Sikora" office:value-type="string" table:number-rows-spanned="1" table:style-name="a21d1a5">
            <text:p>Lazard CL<text:line-break/>Sikora</text:p>
          </table:table-cell>
          <table:table-cell office:string-value="19.5h CM" office:value-type="string" table:number-rows-spanned="1" table:style-name="ad3440c">
            <text:p>19.5h CM</text:p>
          </table:table-cell>
          <table:table-cell office:string-value="19.5h TD" office:value-type="string" table:number-rows-spanned="1" table:style-name="a8c837f">
            <text:p>19.5h TD</text:p>
          </table:table-cell>
          <table:table-cell office:string-value="12.0h TP" office:value-type="string" table:number-rows-spanned="1" table:style-name="a95b8a3">
            <text:p>12.0h TP</text:p>
          </table:table-cell>
          <table:table-cell office:string-value="1  TD et 2  TP" office:value-type="string" table:number-rows-spanned="1" table:style-name="a7502d3">
            <text:p>1 <text:s text:c="1"/>TD et 2 <text:s text:c="1"/>TP</text:p>
          </table:table-cell>
          <table:table-cell office:string-value="" office:value-type="string" table:number-rows-spanned="1" table:style-name="a32a40e">
            <text:p/>
          </table:table-cell>
          <table:table-cell office:string-value="" office:value-type="string" table:number-rows-spanned="1" table:style-name="ab30be1">
            <text:p/>
          </table:table-cell>
          <table:table-cell office:string-value="" office:value-type="string" table:number-rows-spanned="1" table:style-name="a02a09f">
            <text:p/>
          </table:table-cell>
          <table:table-cell office:string-value="CM : 0, TD : 0, TP : 0" office:value-type="string" table:number-rows-spanned="1" table:style-name="ace8120">
            <text:p>CM : 0, TD : 0, TP : 0</text:p>
          </table:table-cell>
          <table:table-cell office:string-value="0" office:value-type="string" table:number-rows-spanned="1" table:style-name="aa6cabd">
            <text:p>0</text:p>
          </table:table-cell>
          <table:table-cell table:number-rows-spanned="1"/>
          <table:table-cell office:string-value="Systèmes d'exploitation" office:value-type="string" table:number-rows-spanned="1" table:style-name="a64c040">
            <text:p>Systèmes d'exploitation</text:p>
          </table:table-cell>
          <table:table-cell office:string-value="A2DEM19" office:value-type="string" table:number-rows-spanned="1" table:style-name="a878f54">
            <text:p>A2DEM19</text:p>
          </table:table-cell>
          <table:table-cell office:string-value="Lazard" office:value-type="string" table:number-rows-spanned="1" table:style-name="adaec9d">
            <text:p>Lazard</text:p>
          </table:table-cell>
          <table:table-cell office:string-value="Lazard CM" office:value-type="string" table:number-rows-spanned="1" table:style-name="a7b4a7a">
            <text:p>Lazard CM</text:p>
          </table:table-cell>
          <table:table-cell office:string-value="19.5h CM" office:value-type="string" table:number-rows-spanned="1" table:style-name="a0e7d68">
            <text:p>19.5h CM</text:p>
          </table:table-cell>
          <table:table-cell office:string-value="19.5h TD" office:value-type="string" table:number-rows-spanned="1" table:style-name="a5c09ae">
            <text:p>19.5h TD</text:p>
          </table:table-cell>
          <table:table-cell table:number-rows-spanned="1" table:style-name="a4a44ca"/>
          <table:table-cell office:string-value="1" office:value-type="string" table:number-rows-spanned="1" table:style-name="ad9c83a">
            <text:p>1</text:p>
          </table:table-cell>
          <table:table-cell office:string-value="" office:value-type="string" table:number-rows-spanned="1" table:style-name="adee7c8">
            <text:p/>
          </table:table-cell>
          <table:table-cell office:string-value="" office:value-type="string" table:number-rows-spanned="1" table:style-name="a2987d4">
            <text:p/>
          </table:table-cell>
          <table:table-cell table:number-rows-spanned="1" table:style-name="a20e179"/>
          <table:table-cell office:string-value="CM : 0, TD : 0, TP : 0" office:value-type="string" table:number-rows-spanned="1" table:style-name="a70b4fd">
            <text:p>CM : 0, TD : 0, TP : 0</text:p>
          </table:table-cell>
          <table:table-cell office:string-value="0" office:value-type="string" table:number-rows-spanned="1" table:style-name="aa7f471">
            <text:p>0</text:p>
          </table:table-cell>
        </table:table-row>
        <table:table-row>
          <table:table-cell/>
          <table:table-cell office:string-value="Architecture des ordinateurs" office:value-type="string" table:number-rows-spanned="1" table:style-name="a36c928">
            <text:p>Architecture des ordinateurs</text:p>
          </table:table-cell>
          <table:table-cell office:string-value="A2DEM17" office:value-type="string" table:number-rows-spanned="1" table:style-name="a5cfb95">
            <text:p>A2DEM17</text:p>
          </table:table-cell>
          <table:table-cell office:string-value="Lazard" office:value-type="string" table:number-rows-spanned="1" table:style-name="af97324">
            <text:p>Lazard</text:p>
          </table:table-cell>
          <table:table-cell office:string-value="Lazard" office:value-type="string" table:number-rows-spanned="1" table:style-name="a0139c7">
            <text:p>Lazard</text:p>
          </table:table-cell>
          <table:table-cell office:string-value="19.5h CM" office:value-type="string" table:number-rows-spanned="1" table:style-name="a17bb08">
            <text:p>19.5h CM</text:p>
          </table:table-cell>
          <table:table-cell office:string-value="19.5h TD" office:value-type="string" table:number-rows-spanned="1" table:style-name="a2e3e65">
            <text:p>19.5h TD</text:p>
          </table:table-cell>
          <table:table-cell table:number-rows-spanned="1" table:style-name="a5e65e1"/>
          <table:table-cell office:string-value="1" office:value-type="string" table:number-rows-spanned="1" table:style-name="afdfdcc">
            <text:p>1</text:p>
          </table:table-cell>
          <table:table-cell office:string-value="" office:value-type="string" table:number-rows-spanned="1" table:style-name="a7e0221">
            <text:p/>
          </table:table-cell>
          <table:table-cell office:string-value="" office:value-type="string" table:number-rows-spanned="1" table:style-name="a52093b">
            <text:p/>
          </table:table-cell>
          <table:table-cell table:number-rows-spanned="1" table:style-name="a4a1eb5"/>
          <table:table-cell office:string-value="CM : 0, TD : 0, TP : 0" office:value-type="string" table:number-rows-spanned="1" table:style-name="a739726">
            <text:p>CM : 0, TD : 0, TP : 0</text:p>
          </table:table-cell>
          <table:table-cell office:string-value="0" office:value-type="string" table:number-rows-spanned="1" table:style-name="ae7c721">
            <text:p>0</text:p>
          </table:table-cell>
          <table:table-cell table:number-rows-spanned="1"/>
          <table:table-cell office:string-value="Introduction à la finance (enseignement en anglais)" office:value-type="string" table:number-rows-spanned="1" table:style-name="a8c185c">
            <text:p>Introduction à la finance (enseignement en anglais)</text:p>
          </table:table-cell>
          <table:table-cell office:string-value="A2DEM12" office:value-type="string" table:number-rows-spanned="1" table:style-name="a95013b">
            <text:p>A2DEM12</text:p>
          </table:table-cell>
          <table:table-cell office:string-value="Sere" office:value-type="string" table:number-rows-spanned="1" table:style-name="a212718">
            <text:p>Sere</text:p>
          </table:table-cell>
          <table:table-cell office:string-value="Sere&#10;Dumitrescu&#10;Mastrolia&#10;Oliu-Barton" office:value-type="string" table:number-rows-spanned="1" table:style-name="a873422">
            <text:p>Sere<text:line-break/>Dumitrescu<text:line-break/>Mastrolia<text:line-break/>Oliu-Barton</text:p>
          </table:table-cell>
          <table:table-cell office:string-value="19.5h CM" office:value-type="string" table:number-rows-spanned="1" table:style-name="a3b1194">
            <text:p>19.5h CM</text:p>
          </table:table-cell>
          <table:table-cell table:number-rows-spanned="1" table:style-name="a49ebb3"/>
          <table:table-cell table:number-rows-spanned="1" table:style-name="a9b1124"/>
          <table:table-cell office:string-value="5" office:value-type="string" table:number-rows-spanned="1" table:style-name="af4dcbd">
            <text:p>5</text:p>
          </table:table-cell>
          <table:table-cell office:string-value="" office:value-type="string" table:number-rows-spanned="1" table:style-name="a826a77">
            <text:p/>
          </table:table-cell>
          <table:table-cell table:number-rows-spanned="1" table:style-name="aff0fad"/>
          <table:table-cell table:number-rows-spanned="1" table:style-name="a4da3e7"/>
          <table:table-cell office:string-value="CM : 0, TD : 0, TP : 0" office:value-type="string" table:number-rows-spanned="1" table:style-name="a9e9e8d">
            <text:p>CM : 0, TD : 0, TP : 0</text:p>
          </table:table-cell>
          <table:table-cell office:string-value="0" office:value-type="string" table:number-rows-spanned="1" table:style-name="a48cbf2">
            <text:p>0</text:p>
          </table:table-cell>
        </table:table-row>
        <table:table-row>
          <table:table-cell/>
          <table:table-cell office:string-value="Macroéconomie : Analyse de court et moyen terme" office:value-type="string" table:number-rows-spanned="1" table:style-name="ac14db5">
            <text:p>Macroéconomie : Analyse de court et moyen terme</text:p>
          </table:table-cell>
          <table:table-cell office:string-value="A2DEM06" office:value-type="string" table:number-rows-spanned="1" table:style-name="a2dc22f">
            <text:p>A2DEM06</text:p>
          </table:table-cell>
          <table:table-cell office:string-value="Masson Bernard" office:value-type="string" table:number-rows-spanned="1" table:style-name="a16cbee">
            <text:p>Masson Bernard</text:p>
          </table:table-cell>
          <table:table-cell office:string-value="Masson CM&#10;Even&#10;Leblanc&#10;Dieudonne&#10;Lorre" office:value-type="string" table:number-rows-spanned="1" table:style-name="a1ef3b7">
            <text:p>Masson CM<text:line-break/>Even<text:line-break/>Leblanc<text:line-break/>Dieudonne<text:line-break/>Lorre</text:p>
          </table:table-cell>
          <table:table-cell office:string-value="19.5h CM" office:value-type="string" table:number-rows-spanned="1" table:style-name="a84a35b">
            <text:p>19.5h CM</text:p>
          </table:table-cell>
          <table:table-cell office:string-value="19.5h TD" office:value-type="string" table:number-rows-spanned="1" table:style-name="ac019a4">
            <text:p>19.5h TD</text:p>
          </table:table-cell>
          <table:table-cell table:number-rows-spanned="1" table:style-name="ac83d60"/>
          <table:table-cell office:string-value="5" office:value-type="string" table:number-rows-spanned="1" table:style-name="a51274f">
            <text:p>5</text:p>
          </table:table-cell>
          <table:table-cell office:string-value="" office:value-type="string" table:number-rows-spanned="1" table:style-name="a074464">
            <text:p/>
          </table:table-cell>
          <table:table-cell office:string-value="" office:value-type="string" table:number-rows-spanned="1" table:style-name="a57019c">
            <text:p/>
          </table:table-cell>
          <table:table-cell table:number-rows-spanned="1" table:style-name="a82da8c"/>
          <table:table-cell office:string-value="CM : 0, TD : 0, TP : 0" office:value-type="string" table:number-rows-spanned="1" table:style-name="ac791af">
            <text:p>CM : 0, TD : 0, TP : 0</text:p>
          </table:table-cell>
          <table:table-cell office:string-value="0" office:value-type="string" table:number-rows-spanned="1" table:style-name="af96cc9">
            <text:p>0</text:p>
          </table:table-cell>
          <table:table-cell table:number-rows-spanned="1"/>
          <table:table-cell office:string-value="Macroéconomie internationale" office:value-type="string" table:number-rows-spanned="1" table:style-name="a29da0d">
            <text:p>Macroéconomie internationale</text:p>
          </table:table-cell>
          <table:table-cell office:string-value="A2DEM15" office:value-type="string" table:number-rows-spanned="1" table:style-name="ad59d74">
            <text:p>A2DEM15</text:p>
          </table:table-cell>
          <table:table-cell office:string-value="Liaud Lenoble" office:value-type="string" table:number-rows-spanned="1" table:style-name="a2def53">
            <text:p>Liaud Lenoble</text:p>
          </table:table-cell>
          <table:table-cell office:string-value="Liaud Lenoble CM&#10;Morcillo&#10;Navaux" office:value-type="string" table:number-rows-spanned="1" table:style-name="a43147b">
            <text:p>Liaud Lenoble CM<text:line-break/>Morcillo<text:line-break/>Navaux</text:p>
          </table:table-cell>
          <table:table-cell office:string-value="19.5h CM" office:value-type="string" table:number-rows-spanned="1" table:style-name="aaa8f83">
            <text:p>19.5h CM</text:p>
          </table:table-cell>
          <table:table-cell office:string-value="19.5h TD" office:value-type="string" table:number-rows-spanned="1" table:style-name="a9bdfb8">
            <text:p>19.5h TD</text:p>
          </table:table-cell>
          <table:table-cell table:number-rows-spanned="1" table:style-name="aa4b52d"/>
          <table:table-cell office:string-value="3" office:value-type="string" table:number-rows-spanned="1" table:style-name="a9347fb">
            <text:p>3</text:p>
          </table:table-cell>
          <table:table-cell office:string-value="" office:value-type="string" table:number-rows-spanned="1" table:style-name="acbb31e">
            <text:p/>
          </table:table-cell>
          <table:table-cell office:string-value="" office:value-type="string" table:number-rows-spanned="1" table:style-name="a87e83c">
            <text:p/>
          </table:table-cell>
          <table:table-cell table:number-rows-spanned="1" table:style-name="aae7b46"/>
          <table:table-cell office:string-value="CM : 0, TD : 0, TP : 0" office:value-type="string" table:number-rows-spanned="1" table:style-name="a162602">
            <text:p>CM : 0, TD : 0, TP : 0</text:p>
          </table:table-cell>
          <table:table-cell office:string-value="0" office:value-type="string" table:number-rows-spanned="1" table:style-name="a62c3a0">
            <text:p>0</text:p>
          </table:table-cell>
        </table:table-row>
        <table:table-row>
          <table:table-cell/>
          <table:table-cell office:string-value="Grands enjeux contemporains (annuel)" office:value-type="string" table:number-rows-spanned="1" table:style-name="ae74b07">
            <text:p>Grands enjeux contemporains (annuel)</text:p>
          </table:table-cell>
          <table:table-cell office:string-value="A2DEM20" office:value-type="string" table:number-rows-spanned="1" table:style-name="a0b8a4d">
            <text:p>A2DEM20</text:p>
          </table:table-cell>
          <table:table-cell table:number-rows-spanned="1" table:style-name="a079d52"/>
          <table:table-cell table:number-rows-spanned="1" table:style-name="a4e15b7"/>
          <table:table-cell office:string-value="30.0h CM" office:value-type="string" table:number-rows-spanned="1" table:style-name="ad89950">
            <text:p>30.0h CM</text:p>
          </table:table-cell>
          <table:table-cell table:number-rows-spanned="1" table:style-name="a73a69d"/>
          <table:table-cell table:number-rows-spanned="1" table:style-name="a98939d"/>
          <table:table-cell table:number-rows-spanned="1" table:style-name="aa54735"/>
          <table:table-cell office:string-value="" office:value-type="string" table:number-rows-spanned="1" table:style-name="a420730">
            <text:p/>
          </table:table-cell>
          <table:table-cell table:number-rows-spanned="1" table:style-name="a592334"/>
          <table:table-cell table:number-rows-spanned="1" table:style-name="a45a4e1"/>
          <table:table-cell office:string-value="CM : 0, TD : 0, TP : 0" office:value-type="string" table:number-rows-spanned="1" table:style-name="aa17a3b">
            <text:p>CM : 0, TD : 0, TP : 0</text:p>
          </table:table-cell>
          <table:table-cell office:string-value="0" office:value-type="string" table:number-rows-spanned="1" table:style-name="a339c5b">
            <text:p>0</text:p>
          </table:table-cell>
          <table:table-cell table:number-rows-spanned="1"/>
          <table:table-cell office:string-value="Microéconomie : théorie de l'équilibre général" office:value-type="string" table:number-rows-spanned="1" table:style-name="ac3034c">
            <text:p>Microéconomie : théorie de l'équilibre général</text:p>
          </table:table-cell>
          <table:table-cell office:string-value="A2DEM07" office:value-type="string" table:number-rows-spanned="1" table:style-name="a1f9a5a">
            <text:p>A2DEM07</text:p>
          </table:table-cell>
          <table:table-cell office:string-value="Ettinger" office:value-type="string" table:number-rows-spanned="1" table:style-name="a0fe049">
            <text:p>Ettinger</text:p>
          </table:table-cell>
          <table:table-cell office:string-value="Ettinger CM&#10;Iehle&#10;Trouillet&#10;Brembilla" office:value-type="string" table:number-rows-spanned="1" table:style-name="a3859a9">
            <text:p>Ettinger CM<text:line-break/>Iehle<text:line-break/>Trouillet<text:line-break/>Brembilla</text:p>
          </table:table-cell>
          <table:table-cell office:string-value="19.5h CM" office:value-type="string" table:number-rows-spanned="1" table:style-name="a8a5463">
            <text:p>19.5h CM</text:p>
          </table:table-cell>
          <table:table-cell office:string-value="19.5h TD" office:value-type="string" table:number-rows-spanned="1" table:style-name="adeff05">
            <text:p>19.5h TD</text:p>
          </table:table-cell>
          <table:table-cell table:number-rows-spanned="1" table:style-name="abdab91"/>
          <table:table-cell office:string-value="5" office:value-type="string" table:number-rows-spanned="1" table:style-name="ad4f0b4">
            <text:p>5</text:p>
          </table:table-cell>
          <table:table-cell office:string-value="" office:value-type="string" table:number-rows-spanned="1" table:style-name="af70de6">
            <text:p/>
          </table:table-cell>
          <table:table-cell office:string-value="" office:value-type="string" table:number-rows-spanned="1" table:style-name="aa277ec">
            <text:p/>
          </table:table-cell>
          <table:table-cell table:number-rows-spanned="1" table:style-name="a8f24c4"/>
          <table:table-cell office:string-value="CM : 0, TD : 0, TP : 0" office:value-type="string" table:number-rows-spanned="1" table:style-name="a6ee4e4">
            <text:p>CM : 0, TD : 0, TP : 0</text:p>
          </table:table-cell>
          <table:table-cell office:string-value="0" office:value-type="string" table:number-rows-spanned="1" table:style-name="a75723a">
            <text:p>0</text:p>
          </table:table-cell>
        </table:table-row>
        <table:table-row>
          <table:table-cell/>
          <table:table-cell office:string-value="Histoire économique contemporaine (annuel)" office:value-type="string" table:number-rows-spanned="1" table:style-name="a907971">
            <text:p>Histoire économique contemporaine (annuel)</text:p>
          </table:table-cell>
          <table:table-cell office:string-value="A2DEM14" office:value-type="string" table:number-rows-spanned="1" table:style-name="a76fe2d">
            <text:p>A2DEM14</text:p>
          </table:table-cell>
          <table:table-cell office:string-value="Chalmin" office:value-type="string" table:number-rows-spanned="1" table:style-name="a3bc4fd">
            <text:p>Chalmin</text:p>
          </table:table-cell>
          <table:table-cell office:string-value="Chalmin" office:value-type="string" table:number-rows-spanned="1" table:style-name="a67ddfc">
            <text:p>Chalmin</text:p>
          </table:table-cell>
          <table:table-cell office:string-value="36.0h CM" office:value-type="string" table:number-rows-spanned="1" table:style-name="a8db39e">
            <text:p>36.0h CM</text:p>
          </table:table-cell>
          <table:table-cell table:number-rows-spanned="1" table:style-name="a27d6f4"/>
          <table:table-cell table:number-rows-spanned="1" table:style-name="a27cb96"/>
          <table:table-cell table:number-rows-spanned="1" table:style-name="a180401"/>
          <table:table-cell office:string-value="" office:value-type="string" table:number-rows-spanned="1" table:style-name="a73317f">
            <text:p/>
          </table:table-cell>
          <table:table-cell table:number-rows-spanned="1" table:style-name="a12a07a"/>
          <table:table-cell table:number-rows-spanned="1" table:style-name="abdaefb"/>
          <table:table-cell office:string-value="CM : 0, TD : 0, TP : 0" office:value-type="string" table:number-rows-spanned="1" table:style-name="ab49d2f">
            <text:p>CM : 0, TD : 0, TP : 0</text:p>
          </table:table-cell>
          <table:table-cell office:string-value="0" office:value-type="string" table:number-rows-spanned="1" table:style-name="a260029">
            <text:p>0</text:p>
          </table:table-cell>
          <table:table-cell table:number-rows-spanned="1"/>
          <table:table-cell office:string-value="Anglais 4" office:value-type="string" table:number-rows-spanned="1" table:style-name="a38b5aa">
            <text:p>Anglais 4</text:p>
          </table:table-cell>
          <table:table-cell office:string-value="A2DEM11" office:value-type="string" table:number-rows-spanned="1" table:style-name="a6fc46d">
            <text:p>A2DEM11</text:p>
          </table:table-cell>
          <table:table-cell office:string-value="Bourrel" office:value-type="string" table:number-rows-spanned="1" table:style-name="afd6f93">
            <text:p>Bourrel</text:p>
          </table:table-cell>
          <table:table-cell office:string-value="Whiteside&#10;Powell&#10;Moogalian&#10;Orgeret&#10;Parsons&#10;Pattie&#10;Lytle-Hassan" office:value-type="string" table:number-rows-spanned="1" table:style-name="a5c781a">
            <text:p>Whiteside<text:line-break/>Powell<text:line-break/>Moogalian<text:line-break/>Orgeret<text:line-break/>Parsons<text:line-break/>Pattie<text:line-break/>Lytle-Hassan</text:p>
          </table:table-cell>
          <table:table-cell table:number-rows-spanned="1" table:style-name="a976692"/>
          <table:table-cell office:string-value="19.5h CMTD" office:value-type="string" table:number-rows-spanned="1" table:style-name="a95da7e">
            <text:p>19.5h CMTD</text:p>
          </table:table-cell>
          <table:table-cell table:number-rows-spanned="1" table:style-name="a63acce"/>
          <table:table-cell office:string-value="12" office:value-type="string" table:number-rows-spanned="1" table:style-name="ab92c4b">
            <text:p>12</text:p>
          </table:table-cell>
          <table:table-cell table:number-rows-spanned="1" table:style-name="a871848"/>
          <table:table-cell office:string-value="" office:value-type="string" table:number-rows-spanned="1" table:style-name="ac1cc67">
            <text:p/>
          </table:table-cell>
          <table:table-cell table:number-rows-spanned="1" table:style-name="a3df37d"/>
          <table:table-cell office:string-value="CM : 0, TD : 0, TP : 0" office:value-type="string" table:number-rows-spanned="1" table:style-name="aea2a9b">
            <text:p>CM : 0, TD : 0, TP : 0</text:p>
          </table:table-cell>
          <table:table-cell office:string-value="0" office:value-type="string" table:number-rows-spanned="1" table:style-name="a91c91d">
            <text:p>0</text:p>
          </table:table-cell>
        </table:table-row>
        <table:table-row>
          <table:table-cell/>
          <table:table-cell office:string-value="Anglais 3" office:value-type="string" table:number-rows-spanned="1" table:style-name="ae7c119">
            <text:p>Anglais 3</text:p>
          </table:table-cell>
          <table:table-cell office:string-value="A2DEM04" office:value-type="string" table:number-rows-spanned="1" table:style-name="aad744a">
            <text:p>A2DEM04</text:p>
          </table:table-cell>
          <table:table-cell office:string-value="Bourrel" office:value-type="string" table:number-rows-spanned="1" table:style-name="af3ac12">
            <text:p>Bourrel</text:p>
          </table:table-cell>
          <table:table-cell office:string-value="Whiteside&#10;Powell&#10;Moogalian&#10;Orgeret&#10;Parsons&#10;Pattie&#10;Lytle-Hassan" office:value-type="string" table:number-rows-spanned="1" table:style-name="a28df38">
            <text:p>Whiteside<text:line-break/>Powell<text:line-break/>Moogalian<text:line-break/>Orgeret<text:line-break/>Parsons<text:line-break/>Pattie<text:line-break/>Lytle-Hassan</text:p>
          </table:table-cell>
          <table:table-cell table:number-rows-spanned="1" table:style-name="ac68556"/>
          <table:table-cell office:string-value="19.5h CMTD" office:value-type="string" table:number-rows-spanned="1" table:style-name="af49e57">
            <text:p>19.5h CMTD</text:p>
          </table:table-cell>
          <table:table-cell table:number-rows-spanned="1" table:style-name="afc86b6"/>
          <table:table-cell office:string-value="12" office:value-type="string" table:number-rows-spanned="1" table:style-name="a484d4c">
            <text:p>12</text:p>
          </table:table-cell>
          <table:table-cell table:number-rows-spanned="1" table:style-name="abb30bf"/>
          <table:table-cell office:string-value="" office:value-type="string" table:number-rows-spanned="1" table:style-name="a2bf398">
            <text:p/>
          </table:table-cell>
          <table:table-cell table:number-rows-spanned="1" table:style-name="a790333"/>
          <table:table-cell office:string-value="CM : 0, TD : 0, TP : 0" office:value-type="string" table:number-rows-spanned="1" table:style-name="a5335d6">
            <text:p>CM : 0, TD : 0, TP : 0</text:p>
          </table:table-cell>
          <table:table-cell office:string-value="0" office:value-type="string" table:number-rows-spanned="1" table:style-name="ab858a1">
            <text:p>0</text:p>
          </table:table-cell>
          <table:table-cell table:number-rows-spanned="1"/>
          <table:table-cell office:string-value="Anglais culture et civilisation" office:value-type="string" table:number-rows-spanned="1" table:style-name="ab58f7c">
            <text:p>Anglais culture et civilisation</text:p>
          </table:table-cell>
          <table:table-cell office:string-value="A2DEM13" office:value-type="string" table:number-rows-spanned="1" table:style-name="a1b0a7c">
            <text:p>A2DEM13</text:p>
          </table:table-cell>
          <table:table-cell office:string-value="Chupin" office:value-type="string" table:number-rows-spanned="1" table:style-name="a18c82b">
            <text:p>Chupin</text:p>
          </table:table-cell>
          <table:table-cell office:string-value="Piola&#10;Gilfedder&#10;O'Brien" office:value-type="string" table:number-rows-spanned="1" table:style-name="acc5342">
            <text:p>Piola<text:line-break/>Gilfedder<text:line-break/>O'Brien</text:p>
          </table:table-cell>
          <table:table-cell table:number-rows-spanned="1" table:style-name="af199ad"/>
          <table:table-cell office:string-value="39.0h TD" office:value-type="string" table:number-rows-spanned="1" table:style-name="ad2046f">
            <text:p>39.0h TD</text:p>
          </table:table-cell>
          <table:table-cell table:number-rows-spanned="1" table:style-name="af6c910"/>
          <table:table-cell office:string-value="1" office:value-type="string" table:number-rows-spanned="1" table:style-name="a2e1bd0">
            <text:p>1</text:p>
          </table:table-cell>
          <table:table-cell table:number-rows-spanned="1" table:style-name="a71c28a"/>
          <table:table-cell office:string-value="" office:value-type="string" table:number-rows-spanned="1" table:style-name="a34cc6d">
            <text:p/>
          </table:table-cell>
          <table:table-cell table:number-rows-spanned="1" table:style-name="a68bb45"/>
          <table:table-cell office:string-value="CM : 0, TD : 0, TP : 0" office:value-type="string" table:number-rows-spanned="1" table:style-name="a6daf93">
            <text:p>CM : 0, TD : 0, TP : 0</text:p>
          </table:table-cell>
          <table:table-cell office:string-value="0" office:value-type="string" table:number-rows-spanned="1" table:style-name="a39ce9c">
            <text:p>0</text:p>
          </table:table-cell>
        </table:table-row>
        <table:table-row>
          <table:table-cell/>
          <table:table-cell office:string-value="LV2 (Allemand / Espagnol)" office:value-type="string" table:number-rows-spanned="1" table:style-name="a48aa57">
            <text:p>LV2 (Allemand / Espagnol)</text:p>
          </table:table-cell>
          <table:table-cell office:string-value="A2ALL01&#10;A2ESP01" office:value-type="string" table:number-rows-spanned="1" table:style-name="afabb01">
            <text:p>A2ALL01<text:line-break/>A2ESP01</text:p>
          </table:table-cell>
          <table:table-cell office:string-value="Amisse" office:value-type="string" table:number-rows-spanned="1" table:style-name="a351a37">
            <text:p>Amisse</text:p>
          </table:table-cell>
          <table:table-cell office:string-value="Barrera Guarin&#10;Jareno-Gila" office:value-type="string" table:number-rows-spanned="1" table:style-name="a5cf289">
            <text:p>Barrera Guarin<text:line-break/>Jareno-Gila</text:p>
          </table:table-cell>
          <table:table-cell table:number-rows-spanned="1" table:style-name="a59753f"/>
          <table:table-cell office:string-value="18.0h TD" office:value-type="string" table:number-rows-spanned="1" table:style-name="a726f2e">
            <text:p>18.0h TD</text:p>
          </table:table-cell>
          <table:table-cell table:number-rows-spanned="1" table:style-name="ac7d02d"/>
          <table:table-cell office:string-value="2 all&#10;3 esp" office:value-type="string" table:number-rows-spanned="1" table:style-name="adbc095">
            <text:p>2 all<text:line-break/>3 esp</text:p>
          </table:table-cell>
          <table:table-cell table:number-rows-spanned="1" table:style-name="a9d2a2d"/>
          <table:table-cell office:string-value="" office:value-type="string" table:number-rows-spanned="1" table:style-name="a6ed74e">
            <text:p/>
          </table:table-cell>
          <table:table-cell table:number-rows-spanned="1" table:style-name="a9c2f97"/>
          <table:table-cell office:string-value="CM : 0, TD : 0, TP : 0" office:value-type="string" table:number-rows-spanned="1" table:style-name="a84059c">
            <text:p>CM : 0, TD : 0, TP : 0</text:p>
          </table:table-cell>
          <table:table-cell office:string-value="0" office:value-type="string" table:number-rows-spanned="1" table:style-name="a8dfd58">
            <text:p>0</text:p>
          </table:table-cell>
          <table:table-cell table:number-rows-spanned="1"/>
          <table:table-cell office:string-value="LV2 (Allemand / Espagnol)" office:value-type="string" table:number-rows-spanned="1" table:style-name="a96ad7a">
            <text:p>LV2 (Allemand / Espagnol)</text:p>
          </table:table-cell>
          <table:table-cell office:string-value="A2ESP01" office:value-type="string" table:number-rows-spanned="1" table:style-name="aee50e1">
            <text:p>A2ESP01</text:p>
          </table:table-cell>
          <table:table-cell table:number-rows-spanned="1" table:style-name="ac437b2"/>
          <table:table-cell table:number-rows-spanned="1" table:style-name="afe9f07"/>
          <table:table-cell table:number-rows-spanned="1" table:style-name="a7d5ed4"/>
          <table:table-cell office:string-value="19.5h TD" office:value-type="string" table:number-rows-spanned="1" table:style-name="aab53b0">
            <text:p>19.5h TD</text:p>
          </table:table-cell>
          <table:table-cell table:number-rows-spanned="1" table:style-name="a8cf020"/>
          <table:table-cell office:string-value="2 all&#10;3 esp" office:value-type="string" table:number-rows-spanned="1" table:style-name="a1e3f8a">
            <text:p>2 all<text:line-break/>3 esp</text:p>
          </table:table-cell>
          <table:table-cell table:number-rows-spanned="1" table:style-name="a5a5f0b"/>
          <table:table-cell office:string-value="" office:value-type="string" table:number-rows-spanned="1" table:style-name="aed0c06">
            <text:p/>
          </table:table-cell>
          <table:table-cell table:number-rows-spanned="1" table:style-name="a7109de"/>
          <table:table-cell office:string-value="CM : 0, TD : 0, TP : 0" office:value-type="string" table:number-rows-spanned="1" table:style-name="a664cba">
            <text:p>CM : 0, TD : 0, TP : 0</text:p>
          </table:table-cell>
          <table:table-cell office:string-value="0" office:value-type="string" table:number-rows-spanned="1" table:style-name="a59a7ed">
            <text:p>0</text:p>
          </table:table-cell>
        </table:table-row>
        <table:table-row>
          <table:table-cell/>
          <table:table-cell office:string-value="Anglais soutien S3" office:value-type="string" table:number-rows-spanned="1" table:style-name="a776549">
            <text:p>Anglais soutien S3</text:p>
          </table:table-cell>
          <table:table-cell office:string-value="A2SOU01" office:value-type="string" table:number-rows-spanned="1" table:style-name="aca497c">
            <text:p>A2SOU01</text:p>
          </table:table-cell>
          <table:table-cell table:number-rows-spanned="1" table:style-name="abeab19"/>
          <table:table-cell office:string-value="Moogalian" office:value-type="string" table:number-rows-spanned="1" table:style-name="a218ac9">
            <text:p>Moogalian</text:p>
          </table:table-cell>
          <table:table-cell table:number-rows-spanned="1" table:style-name="a1ec7f8"/>
          <table:table-cell office:string-value="19.5h TD" office:value-type="string" table:number-rows-spanned="1" table:style-name="a93026d">
            <text:p>19.5h TD</text:p>
          </table:table-cell>
          <table:table-cell table:number-rows-spanned="1" table:style-name="ace42f3"/>
          <table:table-cell office:string-value="1" office:value-type="string" table:number-rows-spanned="1" table:style-name="a8b281f">
            <text:p>1</text:p>
          </table:table-cell>
          <table:table-cell table:number-rows-spanned="1" table:style-name="a58368d"/>
          <table:table-cell office:string-value="" office:value-type="string" table:number-rows-spanned="1" table:style-name="a3e2a37">
            <text:p/>
          </table:table-cell>
          <table:table-cell table:number-rows-spanned="1" table:style-name="a438f0e"/>
          <table:table-cell office:string-value="CM : 0, TD : 0, TP : 0" office:value-type="string" table:number-rows-spanned="1" table:style-name="a4338a8">
            <text:p>CM : 0, TD : 0, TP : 0</text:p>
          </table:table-cell>
          <table:table-cell office:string-value="0" office:value-type="string" table:number-rows-spanned="1" table:style-name="a31cecd">
            <text:p>0</text:p>
          </table:table-cell>
          <table:table-cell table:number-rows-spanned="1"/>
          <table:table-cell office:string-value="Anglais soutien S4" office:value-type="string" table:number-rows-spanned="1" table:style-name="ae934fa">
            <text:p>Anglais soutien S4</text:p>
          </table:table-cell>
          <table:table-cell office:string-value="A2SOU02" office:value-type="string" table:number-rows-spanned="1" table:style-name="ab3a30d">
            <text:p>A2SOU02</text:p>
          </table:table-cell>
          <table:table-cell table:number-rows-spanned="1" table:style-name="add6c9f"/>
          <table:table-cell office:string-value="Moogalian" office:value-type="string" table:number-rows-spanned="1" table:style-name="a2a0540">
            <text:p>Moogalian</text:p>
          </table:table-cell>
          <table:table-cell table:number-rows-spanned="1" table:style-name="a3cd7da"/>
          <table:table-cell office:string-value="19.5h TD" office:value-type="string" table:number-rows-spanned="1" table:style-name="a3cbed2">
            <text:p>19.5h TD</text:p>
          </table:table-cell>
          <table:table-cell table:number-rows-spanned="1" table:style-name="ae1d39a"/>
          <table:table-cell office:string-value="1" office:value-type="string" table:number-rows-spanned="1" table:style-name="a22984c">
            <text:p>1</text:p>
          </table:table-cell>
          <table:table-cell table:number-rows-spanned="1" table:style-name="a62a8fe"/>
          <table:table-cell office:string-value="" office:value-type="string" table:number-rows-spanned="1" table:style-name="a356706">
            <text:p/>
          </table:table-cell>
          <table:table-cell table:number-rows-spanned="1" table:style-name="a740f9e"/>
          <table:table-cell office:string-value="CM : 0, TD : 0, TP : 0" office:value-type="string" table:number-rows-spanned="1" table:style-name="a505236">
            <text:p>CM : 0, TD : 0, TP : 0</text:p>
          </table:table-cell>
          <table:table-cell office:string-value="0" office:value-type="string" table:number-rows-spanned="1" table:style-name="af1bfe6">
            <text:p>0</text:p>
          </table:table-cell>
        </table:table-row>
        <table:table-row>
          <table: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</table:table-row>
        <table:table-row>
          <table:table-cell/>
          <table:table-cell office:string-value="COMMENTAIRES" office:value-type="string" table:number-rows-spanned="1" table:style-name="a6261bd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COMMENTAIRES" office:value-type="string" table:number-rows-spanned="1" table:style-name="a7293ac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</table:table>
      <table:table table:name="L3_Informatique" table:style-name="ac56f29">
        <table:table-column table:number-columns-repeated="5" table:style-name="af6c4ab"/>
        <table:table-column table:style-name="af6c4ab"/>
        <table:table-column table:style-name="af6c4ab"/>
        <table:table-column table:style-name="af6c4ab"/>
        <table:table-column table:style-name="af6c4ab"/>
        <table:table-column table:number-columns-repeated="3" table:style-name="af6c4ab"/>
        <table:table-column table:style-name="af6c4ab"/>
        <table:table-column table:style-name="af6c4ab"/>
        <table:table-column table:style-name="af6c4ab"/>
        <table:table-column table:style-name="af6c4ab"/>
        <table:table-column table:number-columns-repeated="11" table:style-name="af6c4ab"/>
        <table:table-column table:style-name="af6c4ab"/>
        <table:table-row>
          <table:table-cell/>
          <table:table-cell office:string-value="Dauphine Licence &#10;Mention Informatique des Organisations" office:value-type="string" table:number-columns-spanned="4" table:number-rows-spanned="1" table:style-name="aee2493">
            <text:p>Dauphine Licence <text:line-break/>Mention Informatique des Organisations</text:p>
          </table:table-cell>
          <table:covered-table-cell/>
          <table:covered-table-cell/>
          <table:covered-table-cell/>
          <table:table-cell office:value-type="string" table:number-rows-spanned="1"/>
          <table:table-cell office:string-value="prévision 2016/2017" office:value-type="string" table:number-columns-spanned="2" table:number-rows-spanned="1" table:style-name="adfbdb6">
            <text:p>prévision 2016/2017</text:p>
          </table:table-cell>
          <table:covered-table-cell/>
          <table:table-cell office:string-value=": 45 étudiants" office:value-type="string" table:number-columns-spanned="5" table:number-rows-spanned="1" table:style-name="afc3c56">
            <text:p>: 45 étudiants</text:p>
          </table:table-cell>
          <table:covered-table-cell/>
          <table:covered-table-cell/>
          <table:covered-table-cell/>
          <table:covered-table-cell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columns-repeated="11" table:number-rows-spanned="1"/>
          <table:table-cell office:value-type="string" table:number-rows-spanned="1"/>
        </table:table-row>
        <table:table-row>
          <table:table-cell/>
          <table:table-cell office:string-value="ENSEIGNEMENTS SEMESTRE 5" office:value-type="string" table:number-columns-spanned="13" table:number-rows-spanned="1" table:style-name="a22ecb8">
            <text:p>ENSEIGNEMENTS SEMESTRE 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rows-spanned="1"/>
          <table:table-cell office:string-value="ENSEIGNEMENTS SEMESTRE 6" office:value-type="string" table:number-columns-spanned="13" table:number-rows-spanned="1" table:style-name="afdefd4">
            <text:p>ENSEIGNEMENTS SEMESTRE 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office:string-value="Matière" office:value-type="string" table:number-rows-spanned="1" table:style-name="a0950c2">
            <text:p>Matière</text:p>
          </table:table-cell>
          <table:table-cell office:string-value="code Apogée" office:value-type="string" table:number-rows-spanned="1" table:style-name="a3db2b9">
            <text:p>code Apogée</text:p>
          </table:table-cell>
          <table:table-cell office:string-value="Responsable UE 2016-2017" office:value-type="string" table:number-rows-spanned="1" table:style-name="add60dd">
            <text:p>Responsable UE 2016-2017</text:p>
          </table:table-cell>
          <table:table-cell office:string-value="Intervenants 2016-2017" office:value-type="string" table:number-rows-spanned="1" table:style-name="a413b6b">
            <text:p>Intervenants 2016-2017</text:p>
          </table:table-cell>
          <table:table-cell office:string-value="COURS" office:value-type="string" table:number-rows-spanned="1" table:style-name="a8d9d58">
            <text:p>COURS</text:p>
          </table:table-cell>
          <table:table-cell office:string-value="TD ou cours-TD" office:value-type="string" table:number-rows-spanned="1" table:style-name="ac3b0b0">
            <text:p>TD ou cours-TD</text:p>
          </table:table-cell>
          <table:table-cell office:string-value="TP ou cours-TP" office:value-type="string" table:number-rows-spanned="1" table:style-name="a7ce6ad">
            <text:p>TP ou cours-TP</text:p>
          </table:table-cell>
          <table:table-cell office:string-value="Nombre de groupes indicatif" office:value-type="string" table:number-rows-spanned="1" table:style-name="aa5dfa1">
            <text:p>Nombre de groupes indicatif</text:p>
          </table:table-cell>
          <table:table-cell office:string-value="Choix Cours" office:value-type="string" table:number-rows-spanned="1" table:style-name="ac7d256">
            <text:p>Choix Cours</text:p>
          </table:table-cell>
          <table:table-cell office:string-value="Choix TD/CMTD" office:value-type="string" table:number-rows-spanned="1" table:style-name="abddc71">
            <text:p>Choix TD/CMTD</text:p>
          </table:table-cell>
          <table:table-cell office:string-value="Choix TP/CMTP" office:value-type="string" table:number-rows-spanned="1" table:style-name="a10e729">
            <text:p>Choix TP/CMTP</text:p>
          </table:table-cell>
          <table:table-cell office:string-value="Nombre de groupes souhaités" office:value-type="string" table:number-rows-spanned="1" table:style-name="a7ea3b9">
            <text:p>Nombre de groupes souhaités</text:p>
          </table:table-cell>
          <table:table-cell office:string-value="Nombre d'années d'enseignement de la matière" office:value-type="string" table:number-rows-spanned="1" table:style-name="a222ffd">
            <text:p>Nombre d'années d'enseignement de la matière</text:p>
          </table:table-cell>
          <table:table-cell table:number-rows-spanned="1"/>
          <table:table-cell office:string-value="Matière" office:value-type="string" table:number-rows-spanned="1" table:style-name="a11b9d4">
            <text:p>Matière</text:p>
          </table:table-cell>
          <table:table-cell office:string-value="code Apogée" office:value-type="string" table:number-rows-spanned="1" table:style-name="adbe9a8">
            <text:p>code Apogée</text:p>
          </table:table-cell>
          <table:table-cell office:string-value="Responsable UE 2016-2017" office:value-type="string" table:number-rows-spanned="1" table:style-name="a045033">
            <text:p>Responsable UE 2016-2017</text:p>
          </table:table-cell>
          <table:table-cell office:string-value="Intervenants 2016-2017" office:value-type="string" table:number-rows-spanned="1" table:style-name="a313ac2">
            <text:p>Intervenants 2016-2017</text:p>
          </table:table-cell>
          <table:table-cell office:string-value="COURS" office:value-type="string" table:number-rows-spanned="1" table:style-name="a611669">
            <text:p>COURS</text:p>
          </table:table-cell>
          <table:table-cell office:string-value="TD ou cours-TD" office:value-type="string" table:number-rows-spanned="1" table:style-name="ab5294d">
            <text:p>TD ou cours-TD</text:p>
          </table:table-cell>
          <table:table-cell office:string-value="TP ou cours-TP" office:value-type="string" table:number-rows-spanned="1" table:style-name="a6fa6ee">
            <text:p>TP ou cours-TP</text:p>
          </table:table-cell>
          <table:table-cell office:string-value="Nombre de groupes indicatif" office:value-type="string" table:number-rows-spanned="1" table:style-name="a04bac8">
            <text:p>Nombre de groupes indicatif</text:p>
          </table:table-cell>
          <table:table-cell office:string-value="Choix Cours" office:value-type="string" table:number-rows-spanned="1" table:style-name="a423050">
            <text:p>Choix Cours</text:p>
          </table:table-cell>
          <table:table-cell office:string-value="Choix TD/CMTD" office:value-type="string" table:number-rows-spanned="1" table:style-name="ac5a097">
            <text:p>Choix TD/CMTD</text:p>
          </table:table-cell>
          <table:table-cell office:string-value="Choix TP/CMTP" office:value-type="string" table:number-rows-spanned="1" table:style-name="aae3d24">
            <text:p>Choix TP/CMTP</text:p>
          </table:table-cell>
          <table:table-cell office:string-value="Nombre de groupes souhaités" office:value-type="string" table:number-rows-spanned="1" table:style-name="a16f0a8">
            <text:p>Nombre de groupes souhaités</text:p>
          </table:table-cell>
          <table:table-cell office:string-value="Nombre d'années d'enseignement de la matière" office:value-type="string" table:number-rows-spanned="1" table:style-name="ae2061c">
            <text:p>Nombre d'années d'enseignement de la matière</text:p>
          </table:table-cell>
        </table:table-row>
        <table:table-row>
          <table:table-cell/>
          <table:table-cell office:string-value="Pré-rentrée : Mise à niveau Probabilités" office:value-type="string" table:number-rows-spanned="1" table:style-name="a77793b">
            <text:p>Pré-rentrée : Mise à niveau Probabilités</text:p>
          </table:table-cell>
          <table:table-cell office:string-value="A3MANPRO" office:value-type="string" table:number-rows-spanned="1" table:style-name="a2a2cc4">
            <text:p>A3MANPRO</text:p>
          </table:table-cell>
          <table:table-cell office:string-value="Mayag" office:value-type="string" table:number-rows-spanned="1" table:style-name="ab51c4b">
            <text:p>Mayag</text:p>
          </table:table-cell>
          <table:table-cell office:string-value="Mayag" office:value-type="string" table:number-rows-spanned="1" table:style-name="a2a175a">
            <text:p>Mayag</text:p>
          </table:table-cell>
          <table:table-cell table:number-rows-spanned="1" table:style-name="a9bb962"/>
          <table:table-cell office:string-value="15.0h CMTD" office:value-type="string" table:number-rows-spanned="1" table:style-name="a04f2ac">
            <text:p>15.0h CMTD</text:p>
          </table:table-cell>
          <table:table-cell table:number-rows-spanned="1" table:style-name="a13037a"/>
          <table:table-cell table:number-rows-spanned="1" table:style-name="a072ffd"/>
          <table:table-cell table:number-rows-spanned="1" table:style-name="afd5730"/>
          <table:table-cell office:string-value="" office:value-type="string" table:number-rows-spanned="1" table:style-name="a4f1f6c">
            <text:p/>
          </table:table-cell>
          <table:table-cell table:number-rows-spanned="1" table:style-name="a4a74f2"/>
          <table:table-cell office:string-value="CM : 0, TD : 0, TP : 0" office:value-type="string" table:number-rows-spanned="1" table:style-name="a241e01">
            <text:p>CM : 0, TD : 0, TP : 0</text:p>
          </table:table-cell>
          <table:table-cell office:string-value="0" office:value-type="string" table:number-rows-spanned="1" table:style-name="a557e85">
            <text:p>0</text:p>
          </table:table-cell>
          <table:table-cell table:number-rows-spanned="1"/>
          <table:table-cell office:string-value="Ingénierie des systèmes d'information 2" office:value-type="string" table:number-rows-spanned="1" table:style-name="a944f16">
            <text:p>Ingénierie des systèmes d'information 2</text:p>
          </table:table-cell>
          <table:table-cell office:string-value="A3STS28" office:value-type="string" table:number-rows-spanned="1" table:style-name="a2cbbe4">
            <text:p>A3STS28</text:p>
          </table:table-cell>
          <table:table-cell table:number-rows-spanned="1" table:style-name="a6642a0"/>
          <table:table-cell office:string-value="Mignet&#10;Debailleux" office:value-type="string" table:number-rows-spanned="1" table:style-name="a10fb8b">
            <text:p>Mignet<text:line-break/>Debailleux</text:p>
          </table:table-cell>
          <table:table-cell table:number-rows-spanned="1" table:style-name="a5fd4c9"/>
          <table:table-cell office:string-value="30.0h CMTD" office:value-type="string" table:number-rows-spanned="1" table:style-name="a7879a8">
            <text:p>30.0h CMTD</text:p>
          </table:table-cell>
          <table:table-cell table:number-rows-spanned="1" table:style-name="a5639ec"/>
          <table:table-cell office:string-value="2" office:value-type="string" table:number-rows-spanned="1" table:style-name="a3c1d68">
            <text:p>2</text:p>
          </table:table-cell>
          <table:table-cell table:number-rows-spanned="1" table:style-name="a724caa"/>
          <table:table-cell office:string-value="" office:value-type="string" table:number-rows-spanned="1" table:style-name="a1d8635">
            <text:p/>
          </table:table-cell>
          <table:table-cell table:number-rows-spanned="1" table:style-name="aa86b72"/>
          <table:table-cell office:string-value="CM : 0, TD : 0, TP : 0" office:value-type="string" table:number-rows-spanned="1" table:style-name="a8b8bc6">
            <text:p>CM : 0, TD : 0, TP : 0</text:p>
          </table:table-cell>
          <table:table-cell office:string-value="0" office:value-type="string" table:number-rows-spanned="1" table:style-name="a30fe09">
            <text:p>0</text:p>
          </table:table-cell>
        </table:table-row>
        <table:table-row>
          <table:table-cell/>
          <table:table-cell office:string-value="Ingénierie des systèmes d'information 1" office:value-type="string" table:number-rows-spanned="1" table:style-name="a86c4db">
            <text:p>Ingénierie des systèmes d'information 1</text:p>
          </table:table-cell>
          <table:table-cell office:string-value="A3STS25" office:value-type="string" table:number-rows-spanned="1" table:style-name="a27b7c2">
            <text:p>A3STS25</text:p>
          </table:table-cell>
          <table:table-cell table:number-rows-spanned="1" table:style-name="a6c825e"/>
          <table:table-cell office:string-value="Mignet&#10;Debailleux" office:value-type="string" table:number-rows-spanned="1" table:style-name="a25515a">
            <text:p>Mignet<text:line-break/>Debailleux</text:p>
          </table:table-cell>
          <table:table-cell table:number-rows-spanned="1" table:style-name="a963f58"/>
          <table:table-cell office:string-value="30.0h CMTD" office:value-type="string" table:number-rows-spanned="1" table:style-name="a427ff6">
            <text:p>30.0h CMTD</text:p>
          </table:table-cell>
          <table:table-cell table:number-rows-spanned="1" table:style-name="a813f95"/>
          <table:table-cell office:string-value="2" office:value-type="string" table:number-rows-spanned="1" table:style-name="a449107">
            <text:p>2</text:p>
          </table:table-cell>
          <table:table-cell table:number-rows-spanned="1" table:style-name="ae48e59"/>
          <table:table-cell office:string-value="" office:value-type="string" table:number-rows-spanned="1" table:style-name="a97d211">
            <text:p/>
          </table:table-cell>
          <table:table-cell table:number-rows-spanned="1" table:style-name="aa93ca3"/>
          <table:table-cell office:string-value="CM : 0, TD : 0, TP : 0" office:value-type="string" table:number-rows-spanned="1" table:style-name="aaf3660">
            <text:p>CM : 0, TD : 0, TP : 0</text:p>
          </table:table-cell>
          <table:table-cell office:string-value="0" office:value-type="string" table:number-rows-spanned="1" table:style-name="a89c04b">
            <text:p>0</text:p>
          </table:table-cell>
          <table:table-cell table:number-rows-spanned="1"/>
          <table:table-cell office:string-value="Bases de données relationnelles" office:value-type="string" table:number-rows-spanned="1" table:style-name="af3f1a7">
            <text:p>Bases de données relationnelles</text:p>
          </table:table-cell>
          <table:table-cell office:string-value="A3STS18" office:value-type="string" table:number-rows-spanned="1" table:style-name="a65d44d">
            <text:p>A3STS18</text:p>
          </table:table-cell>
          <table:table-cell office:string-value="Manouvrier" office:value-type="string" table:number-rows-spanned="1" table:style-name="a268488">
            <text:p>Manouvrier</text:p>
          </table:table-cell>
          <table:table-cell office:string-value="Manouvrier CM&#10;Belhajjame" office:value-type="string" table:number-rows-spanned="1" table:style-name="addeeb1">
            <text:p>Manouvrier CM<text:line-break/>Belhajjame</text:p>
          </table:table-cell>
          <table:table-cell office:string-value="24.0h CM" office:value-type="string" table:number-rows-spanned="1" table:style-name="a2a68f1">
            <text:p>24.0h CM</text:p>
          </table:table-cell>
          <table:table-cell office:string-value="18.0h TD" office:value-type="string" table:number-rows-spanned="1" table:style-name="ac55415">
            <text:p>18.0h TD</text:p>
          </table:table-cell>
          <table:table-cell office:string-value="6.0h TP" office:value-type="string" table:number-rows-spanned="1" table:style-name="a72c830">
            <text:p>6.0h TP</text:p>
          </table:table-cell>
          <table:table-cell office:string-value="2" office:value-type="string" table:number-rows-spanned="1" table:style-name="af89fee">
            <text:p>2</text:p>
          </table:table-cell>
          <table:table-cell office:string-value="" office:value-type="string" table:number-rows-spanned="1" table:style-name="a45818b">
            <text:p/>
          </table:table-cell>
          <table:table-cell office:string-value="" office:value-type="string" table:number-rows-spanned="1" table:style-name="a472f0c">
            <text:p/>
          </table:table-cell>
          <table:table-cell office:string-value="" office:value-type="string" table:number-rows-spanned="1" table:style-name="a62530f">
            <text:p/>
          </table:table-cell>
          <table:table-cell office:string-value="CM : 0, TD : 0, TP : 0" office:value-type="string" table:number-rows-spanned="1" table:style-name="aca804c">
            <text:p>CM : 0, TD : 0, TP : 0</text:p>
          </table:table-cell>
          <table:table-cell office:string-value="0" office:value-type="string" table:number-rows-spanned="1" table:style-name="a1c4e90">
            <text:p>0</text:p>
          </table:table-cell>
        </table:table-row>
        <table:table-row>
          <table:table-cell/>
          <table:table-cell office:string-value="Probabilités et processus stochastique" office:value-type="string" table:number-rows-spanned="1" table:style-name="ab0f24c">
            <text:p>Probabilités et processus stochastique</text:p>
          </table:table-cell>
          <table:table-cell office:string-value="A3STS23" office:value-type="string" table:number-rows-spanned="1" table:style-name="a122048">
            <text:p>A3STS23</text:p>
          </table:table-cell>
          <table:table-cell office:string-value="Mayag" office:value-type="string" table:number-rows-spanned="1" table:style-name="ad3029d">
            <text:p>Mayag</text:p>
          </table:table-cell>
          <table:table-cell office:string-value="Mayag" office:value-type="string" table:number-rows-spanned="1" table:style-name="ab88bbd">
            <text:p>Mayag</text:p>
          </table:table-cell>
          <table:table-cell office:string-value="15.0h CM" office:value-type="string" table:number-rows-spanned="1" table:style-name="a5f09a7">
            <text:p>15.0h CM</text:p>
          </table:table-cell>
          <table:table-cell office:string-value="15.0h TD" office:value-type="string" table:number-rows-spanned="1" table:style-name="a29be9c">
            <text:p>15.0h TD</text:p>
          </table:table-cell>
          <table:table-cell table:number-rows-spanned="1" table:style-name="af55319"/>
          <table:table-cell office:string-value="2" office:value-type="string" table:number-rows-spanned="1" table:style-name="ab76fe6">
            <text:p>2</text:p>
          </table:table-cell>
          <table:table-cell office:string-value="" office:value-type="string" table:number-rows-spanned="1" table:style-name="a9e6acc">
            <text:p/>
          </table:table-cell>
          <table:table-cell office:string-value="" office:value-type="string" table:number-rows-spanned="1" table:style-name="a7632fc">
            <text:p/>
          </table:table-cell>
          <table:table-cell table:number-rows-spanned="1" table:style-name="a48c1d6"/>
          <table:table-cell office:string-value="CM : 0, TD : 0, TP : 0" office:value-type="string" table:number-rows-spanned="1" table:style-name="af4f66b">
            <text:p>CM : 0, TD : 0, TP : 0</text:p>
          </table:table-cell>
          <table:table-cell office:string-value="0" office:value-type="string" table:number-rows-spanned="1" table:style-name="ae7a0c6">
            <text:p>0</text:p>
          </table:table-cell>
          <table:table-cell table:number-rows-spanned="1"/>
          <table:table-cell office:string-value="Modèles décisionnels" office:value-type="string" table:number-rows-spanned="1" table:style-name="a90c20a">
            <text:p>Modèles décisionnels</text:p>
          </table:table-cell>
          <table:table-cell office:string-value="A3STS34" office:value-type="string" table:number-rows-spanned="1" table:style-name="a87a4b4">
            <text:p>A3STS34</text:p>
          </table:table-cell>
          <table:table-cell office:string-value="Ozturk" office:value-type="string" table:number-rows-spanned="1" table:style-name="af2dc35">
            <text:p>Ozturk</text:p>
          </table:table-cell>
          <table:table-cell office:string-value="Ozturk" office:value-type="string" table:number-rows-spanned="1" table:style-name="a941910">
            <text:p>Ozturk</text:p>
          </table:table-cell>
          <table:table-cell office:string-value="15.0h CM" office:value-type="string" table:number-rows-spanned="1" table:style-name="a0ed241">
            <text:p>15.0h CM</text:p>
          </table:table-cell>
          <table:table-cell office:string-value="15.0h TD" office:value-type="string" table:number-rows-spanned="1" table:style-name="ab60fb6">
            <text:p>15.0h TD</text:p>
          </table:table-cell>
          <table:table-cell table:number-rows-spanned="1" table:style-name="ab5575f"/>
          <table:table-cell office:string-value="1" office:value-type="string" table:number-rows-spanned="1" table:style-name="a7e55c6">
            <text:p>1</text:p>
          </table:table-cell>
          <table:table-cell office:string-value="" office:value-type="string" table:number-rows-spanned="1" table:style-name="a0822ce">
            <text:p/>
          </table:table-cell>
          <table:table-cell office:string-value="" office:value-type="string" table:number-rows-spanned="1" table:style-name="a68cbcb">
            <text:p/>
          </table:table-cell>
          <table:table-cell table:number-rows-spanned="1" table:style-name="a653905"/>
          <table:table-cell office:string-value="CM : 0, TD : 0, TP : 0" office:value-type="string" table:number-rows-spanned="1" table:style-name="a853212">
            <text:p>CM : 0, TD : 0, TP : 0</text:p>
          </table:table-cell>
          <table:table-cell office:string-value="0" office:value-type="string" table:number-rows-spanned="1" table:style-name="a953a21">
            <text:p>0</text:p>
          </table:table-cell>
        </table:table-row>
        <table:table-row>
          <table:table-cell/>
          <table:table-cell office:string-value="Analyse de données" office:value-type="string" table:number-rows-spanned="1" table:style-name="a57e037">
            <text:p>Analyse de données</text:p>
          </table:table-cell>
          <table:table-cell office:string-value="A3STS24" office:value-type="string" table:number-rows-spanned="1" table:style-name="af15cdc">
            <text:p>A3STS24</text:p>
          </table:table-cell>
          <table:table-cell office:string-value="Atif" office:value-type="string" table:number-rows-spanned="1" table:style-name="adbf082">
            <text:p>Atif</text:p>
          </table:table-cell>
          <table:table-cell office:string-value="Atif CM" office:value-type="string" table:number-rows-spanned="1" table:style-name="a0fb180">
            <text:p>Atif CM</text:p>
          </table:table-cell>
          <table:table-cell office:string-value="15.0h CM" office:value-type="string" table:number-rows-spanned="1" table:style-name="a8dd11b">
            <text:p>15.0h CM</text:p>
          </table:table-cell>
          <table:table-cell office:string-value="15.0h TD" office:value-type="string" table:number-rows-spanned="1" table:style-name="a857e65">
            <text:p>15.0h TD</text:p>
          </table:table-cell>
          <table:table-cell table:number-rows-spanned="1" table:style-name="a0dc95f"/>
          <table:table-cell office:string-value="2" office:value-type="string" table:number-rows-spanned="1" table:style-name="adc3e15">
            <text:p>2</text:p>
          </table:table-cell>
          <table:table-cell office:string-value="" office:value-type="string" table:number-rows-spanned="1" table:style-name="a2a334d">
            <text:p/>
          </table:table-cell>
          <table:table-cell office:string-value="" office:value-type="string" table:number-rows-spanned="1" table:style-name="a908fd0">
            <text:p/>
          </table:table-cell>
          <table:table-cell table:number-rows-spanned="1" table:style-name="a9247f2"/>
          <table:table-cell office:string-value="CM : 0, TD : 0, TP : 0" office:value-type="string" table:number-rows-spanned="1" table:style-name="a9b6af6">
            <text:p>CM : 0, TD : 0, TP : 0</text:p>
          </table:table-cell>
          <table:table-cell office:string-value="0" office:value-type="string" table:number-rows-spanned="1" table:style-name="ae1e666">
            <text:p>0</text:p>
          </table:table-cell>
          <table:table-cell table:number-rows-spanned="1"/>
          <table:table-cell office:string-value="Introduction aux systèmes à base de connaissances" office:value-type="string" table:number-rows-spanned="1" table:style-name="a08c42d">
            <text:p>Introduction aux systèmes à base de connaissances</text:p>
          </table:table-cell>
          <table:table-cell office:string-value="A3STS35" office:value-type="string" table:number-rows-spanned="1" table:style-name="a8714eb">
            <text:p>A3STS35</text:p>
          </table:table-cell>
          <table:table-cell office:string-value="Pigozzi/Cazenave" office:value-type="string" table:number-rows-spanned="1" table:style-name="a84524d">
            <text:p>Pigozzi/Cazenave</text:p>
          </table:table-cell>
          <table:table-cell office:string-value="Pigozzi/Cazenave CM" office:value-type="string" table:number-rows-spanned="1" table:style-name="ae58129">
            <text:p>Pigozzi/Cazenave CM</text:p>
          </table:table-cell>
          <table:table-cell office:string-value="18.0h CM" office:value-type="string" table:number-rows-spanned="1" table:style-name="a6e5c4d">
            <text:p>18.0h CM</text:p>
          </table:table-cell>
          <table:table-cell office:string-value="12.0h TD" office:value-type="string" table:number-rows-spanned="1" table:style-name="a299b44">
            <text:p>12.0h TD</text:p>
          </table:table-cell>
          <table:table-cell table:number-rows-spanned="1" table:style-name="a049b61"/>
          <table:table-cell office:string-value="1" office:value-type="string" table:number-rows-spanned="1" table:style-name="a55265b">
            <text:p>1</text:p>
          </table:table-cell>
          <table:table-cell office:string-value="" office:value-type="string" table:number-rows-spanned="1" table:style-name="aa9a4e3">
            <text:p/>
          </table:table-cell>
          <table:table-cell office:string-value="" office:value-type="string" table:number-rows-spanned="1" table:style-name="a859953">
            <text:p/>
          </table:table-cell>
          <table:table-cell table:number-rows-spanned="1" table:style-name="ad321ba"/>
          <table:table-cell office:string-value="CM : 0, TD : 0, TP : 0" office:value-type="string" table:number-rows-spanned="1" table:style-name="a1a6e81">
            <text:p>CM : 0, TD : 0, TP : 0</text:p>
          </table:table-cell>
          <table:table-cell office:string-value="0" office:value-type="string" table:number-rows-spanned="1" table:style-name="a30bb3b">
            <text:p>0</text:p>
          </table:table-cell>
        </table:table-row>
        <table:table-row>
          <table:table-cell/>
          <table:table-cell office:string-value="Java-Objet" office:value-type="string" table:number-rows-spanned="1" table:style-name="a3c4175">
            <text:p>Java-Objet</text:p>
          </table:table-cell>
          <table:table-cell office:string-value="A3STS20" office:value-type="string" table:number-rows-spanned="1" table:style-name="a5d59fb">
            <text:p>A3STS20</text:p>
          </table:table-cell>
          <table:table-cell office:string-value="Masson Michel" office:value-type="string" table:number-rows-spanned="1" table:style-name="a62b9df">
            <text:p>Masson Michel</text:p>
          </table:table-cell>
          <table:table-cell office:string-value="Masson" office:value-type="string" table:number-rows-spanned="1" table:style-name="a475976">
            <text:p>Masson</text:p>
          </table:table-cell>
          <table:table-cell office:string-value="18.0h CM" office:value-type="string" table:number-rows-spanned="1" table:style-name="a8c0138">
            <text:p>18.0h CM</text:p>
          </table:table-cell>
          <table:table-cell office:string-value="18.0h TD" office:value-type="string" table:number-rows-spanned="1" table:style-name="a44c260">
            <text:p>18.0h TD</text:p>
          </table:table-cell>
          <table:table-cell table:number-rows-spanned="1" table:style-name="a133f92"/>
          <table:table-cell office:string-value="2" office:value-type="string" table:number-rows-spanned="1" table:style-name="a8e30c1">
            <text:p>2</text:p>
          </table:table-cell>
          <table:table-cell office:string-value="" office:value-type="string" table:number-rows-spanned="1" table:style-name="a85b9f9">
            <text:p/>
          </table:table-cell>
          <table:table-cell office:string-value="" office:value-type="string" table:number-rows-spanned="1" table:style-name="a20c4e1">
            <text:p/>
          </table:table-cell>
          <table:table-cell table:number-rows-spanned="1" table:style-name="ae4df6e"/>
          <table:table-cell office:string-value="CM : 0, TD : 0, TP : 0" office:value-type="string" table:number-rows-spanned="1" table:style-name="aea6dd8">
            <text:p>CM : 0, TD : 0, TP : 0</text:p>
          </table:table-cell>
          <table:table-cell office:string-value="0" office:value-type="string" table:number-rows-spanned="1" table:style-name="a3a25ca">
            <text:p>0</text:p>
          </table:table-cell>
          <table:table-cell table:number-rows-spanned="1"/>
          <table:table-cell office:string-value="Réseaux : infrastructures" office:value-type="string" table:number-rows-spanned="1" table:style-name="a2c74eb">
            <text:p>Réseaux : infrastructures</text:p>
          </table:table-cell>
          <table:table-cell office:string-value="A3STS29" office:value-type="string" table:number-rows-spanned="1" table:style-name="ad49789">
            <text:p>A3STS29</text:p>
          </table:table-cell>
          <table:table-cell office:string-value="Galand" office:value-type="string" table:number-rows-spanned="1" table:style-name="abc5d5c">
            <text:p>Galand</text:p>
          </table:table-cell>
          <table:table-cell office:string-value="Galand CM&#10;Lesca" office:value-type="string" table:number-rows-spanned="1" table:style-name="a114ce2">
            <text:p>Galand CM<text:line-break/>Lesca</text:p>
          </table:table-cell>
          <table:table-cell office:string-value="13.5h CM" office:value-type="string" table:number-rows-spanned="1" table:style-name="aebacb4">
            <text:p>13.5h CM</text:p>
          </table:table-cell>
          <table:table-cell office:string-value="13.5h TD" office:value-type="string" table:number-rows-spanned="1" table:style-name="a47d44d">
            <text:p>13.5h TD</text:p>
          </table:table-cell>
          <table:table-cell office:string-value="1.5h TP" office:value-type="string" table:number-rows-spanned="1" table:style-name="a17e021">
            <text:p>1.5h TP</text:p>
          </table:table-cell>
          <table:table-cell office:string-value="2 TD&#10; et 2 TP" office:value-type="string" table:number-rows-spanned="1" table:style-name="aa77998">
            <text:p>2 TD<text:line-break/> et 2 TP</text:p>
          </table:table-cell>
          <table:table-cell office:string-value="" office:value-type="string" table:number-rows-spanned="1" table:style-name="a13274e">
            <text:p/>
          </table:table-cell>
          <table:table-cell office:string-value="" office:value-type="string" table:number-rows-spanned="1" table:style-name="aa34faf">
            <text:p/>
          </table:table-cell>
          <table:table-cell office:string-value="" office:value-type="string" table:number-rows-spanned="1" table:style-name="a73e3a9">
            <text:p/>
          </table:table-cell>
          <table:table-cell office:string-value="CM : 0, TD : 0, TP : 0" office:value-type="string" table:number-rows-spanned="1" table:style-name="aa98d98">
            <text:p>CM : 0, TD : 0, TP : 0</text:p>
          </table:table-cell>
          <table:table-cell office:string-value="0" office:value-type="string" table:number-rows-spanned="1" table:style-name="afb5b32">
            <text:p>0</text:p>
          </table:table-cell>
        </table:table-row>
        <table:table-row>
          <table:table-cell/>
          <table:table-cell office:string-value="Utilisation et programmation UNIX" office:value-type="string" table:number-rows-spanned="1" table:style-name="a5c2913">
            <text:p>Utilisation et programmation UNIX</text:p>
          </table:table-cell>
          <table:table-cell office:string-value="A3STS21" office:value-type="string" table:number-rows-spanned="1" table:style-name="a0576d5">
            <text:p>A3STS21</text:p>
          </table:table-cell>
          <table:table-cell office:string-value="Masson Michel" office:value-type="string" table:number-rows-spanned="1" table:style-name="a7b1404">
            <text:p>Masson Michel</text:p>
          </table:table-cell>
          <table:table-cell office:string-value="Masson" office:value-type="string" table:number-rows-spanned="1" table:style-name="ade3cfb">
            <text:p>Masson</text:p>
          </table:table-cell>
          <table:table-cell office:string-value="9.0h CM" office:value-type="string" table:number-rows-spanned="1" table:style-name="aa92eb5">
            <text:p>9.0h CM</text:p>
          </table:table-cell>
          <table:table-cell table:number-rows-spanned="1" table:style-name="acc2256"/>
          <table:table-cell office:string-value="21.0h TP" office:value-type="string" table:number-rows-spanned="1" table:style-name="af582f6">
            <text:p>21.0h TP</text:p>
          </table:table-cell>
          <table:table-cell office:string-value="2" office:value-type="string" table:number-rows-spanned="1" table:style-name="a0e8bf9">
            <text:p>2</text:p>
          </table:table-cell>
          <table:table-cell office:string-value="" office:value-type="string" table:number-rows-spanned="1" table:style-name="aea4d46">
            <text:p/>
          </table:table-cell>
          <table:table-cell table:number-rows-spanned="1" table:style-name="a1c06b9"/>
          <table:table-cell office:string-value="" office:value-type="string" table:number-rows-spanned="1" table:style-name="af401cf">
            <text:p/>
          </table:table-cell>
          <table:table-cell office:string-value="CM : 0, TD : 0, TP : 0" office:value-type="string" table:number-rows-spanned="1" table:style-name="ae479ed">
            <text:p>CM : 0, TD : 0, TP : 0</text:p>
          </table:table-cell>
          <table:table-cell office:string-value="0" office:value-type="string" table:number-rows-spanned="1" table:style-name="a9ed8fa">
            <text:p>0</text:p>
          </table:table-cell>
          <table:table-cell table:number-rows-spanned="1"/>
          <table:table-cell office:string-value="Programmation linéaire" office:value-type="string" table:number-rows-spanned="1" table:style-name="a1aa9ba">
            <text:p>Programmation linéaire</text:p>
          </table:table-cell>
          <table:table-cell office:string-value="A3STS17" office:value-type="string" table:number-rows-spanned="1" table:style-name="a080095">
            <text:p>A3STS17</text:p>
          </table:table-cell>
          <table:table-cell office:string-value="Cornaz" office:value-type="string" table:number-rows-spanned="1" table:style-name="a0d4e31">
            <text:p>Cornaz</text:p>
          </table:table-cell>
          <table:table-cell office:string-value="Cornaz CM&#10;Furini&#10;Barrot" office:value-type="string" table:number-rows-spanned="1" table:style-name="a7f9974">
            <text:p>Cornaz CM<text:line-break/>Furini<text:line-break/>Barrot</text:p>
          </table:table-cell>
          <table:table-cell office:string-value="16.5h CM" office:value-type="string" table:number-rows-spanned="1" table:style-name="aa29a51">
            <text:p>16.5h CM</text:p>
          </table:table-cell>
          <table:table-cell office:string-value="16.5h TD" office:value-type="string" table:number-rows-spanned="1" table:style-name="a64a725">
            <text:p>16.5h TD</text:p>
          </table:table-cell>
          <table:table-cell office:string-value="3.0h TP" office:value-type="string" table:number-rows-spanned="1" table:style-name="a68d2a7">
            <text:p>3.0h TP</text:p>
          </table:table-cell>
          <table:table-cell office:string-value="2" office:value-type="string" table:number-rows-spanned="1" table:style-name="aa00548">
            <text:p>2</text:p>
          </table:table-cell>
          <table:table-cell office:string-value="" office:value-type="string" table:number-rows-spanned="1" table:style-name="afae203">
            <text:p/>
          </table:table-cell>
          <table:table-cell office:string-value="" office:value-type="string" table:number-rows-spanned="1" table:style-name="a5ef4f2">
            <text:p/>
          </table:table-cell>
          <table:table-cell office:string-value="" office:value-type="string" table:number-rows-spanned="1" table:style-name="af62371">
            <text:p/>
          </table:table-cell>
          <table:table-cell office:string-value="CM : 0, TD : 0, TP : 0" office:value-type="string" table:number-rows-spanned="1" table:style-name="aa60261">
            <text:p>CM : 0, TD : 0, TP : 0</text:p>
          </table:table-cell>
          <table:table-cell office:string-value="0" office:value-type="string" table:number-rows-spanned="1" table:style-name="adf1625">
            <text:p>0</text:p>
          </table:table-cell>
        </table:table-row>
        <table:table-row>
          <table:table-cell/>
          <table:table-cell office:string-value="Graphes : modélisation et algorithmes" office:value-type="string" table:number-rows-spanned="1" table:style-name="ad547c7">
            <text:p>Graphes : modélisation et algorithmes</text:p>
          </table:table-cell>
          <table:table-cell office:string-value="A3STS19" office:value-type="string" table:number-rows-spanned="1" table:style-name="adf347d">
            <text:p>A3STS19</text:p>
          </table:table-cell>
          <table:table-cell office:string-value="Ries" office:value-type="string" table:number-rows-spanned="1" table:style-name="abcca46">
            <text:p>Ries</text:p>
          </table:table-cell>
          <table:table-cell office:string-value="Ries CM&#10;Barrot" office:value-type="string" table:number-rows-spanned="1" table:style-name="a4ce6f5">
            <text:p>Ries CM<text:line-break/>Barrot</text:p>
          </table:table-cell>
          <table:table-cell office:string-value="18.0h CM" office:value-type="string" table:number-rows-spanned="1" table:style-name="a9e16f8">
            <text:p>18.0h CM</text:p>
          </table:table-cell>
          <table:table-cell office:string-value="18.0h TD" office:value-type="string" table:number-rows-spanned="1" table:style-name="ae77557">
            <text:p>18.0h TD</text:p>
          </table:table-cell>
          <table:table-cell table:number-rows-spanned="1" table:style-name="a6de2f7"/>
          <table:table-cell office:string-value="2" office:value-type="string" table:number-rows-spanned="1" table:style-name="a730ada">
            <text:p>2</text:p>
          </table:table-cell>
          <table:table-cell office:string-value="" office:value-type="string" table:number-rows-spanned="1" table:style-name="ae103db">
            <text:p/>
          </table:table-cell>
          <table:table-cell office:string-value="" office:value-type="string" table:number-rows-spanned="1" table:style-name="a684d1d">
            <text:p/>
          </table:table-cell>
          <table:table-cell table:number-rows-spanned="1" table:style-name="a33a196"/>
          <table:table-cell office:string-value="CM : 0, TD : 0, TP : 0" office:value-type="string" table:number-rows-spanned="1" table:style-name="a85c7ac">
            <text:p>CM : 0, TD : 0, TP : 0</text:p>
          </table:table-cell>
          <table:table-cell office:string-value="0" office:value-type="string" table:number-rows-spanned="1" table:style-name="a98f861">
            <text:p>0</text:p>
          </table:table-cell>
          <table:table-cell table:number-rows-spanned="1"/>
          <table:table-cell office:string-value="Comptabilité analytique" office:value-type="string" table:number-rows-spanned="1" table:style-name="a7d9e6a">
            <text:p>Comptabilité analytique</text:p>
          </table:table-cell>
          <table:table-cell office:string-value="A3STS30" office:value-type="string" table:number-rows-spanned="1" table:style-name="a4e19b8">
            <text:p>A3STS30</text:p>
          </table:table-cell>
          <table:table-cell table:number-rows-spanned="1" table:style-name="af52417"/>
          <table:table-cell office:string-value="Legris Pelegrin" office:value-type="string" table:number-rows-spanned="1" table:style-name="a006243">
            <text:p>Legris Pelegrin</text:p>
          </table:table-cell>
          <table:table-cell office:string-value="15.0h CM" office:value-type="string" table:number-rows-spanned="1" table:style-name="a679628">
            <text:p>15.0h CM</text:p>
          </table:table-cell>
          <table:table-cell office:string-value="15.0h TD" office:value-type="string" table:number-rows-spanned="1" table:style-name="a443931">
            <text:p>15.0h TD</text:p>
          </table:table-cell>
          <table:table-cell table:number-rows-spanned="1" table:style-name="a29e769"/>
          <table:table-cell office:string-value="1" office:value-type="string" table:number-rows-spanned="1" table:style-name="ad398dd">
            <text:p>1</text:p>
          </table:table-cell>
          <table:table-cell office:string-value="" office:value-type="string" table:number-rows-spanned="1" table:style-name="a805c14">
            <text:p/>
          </table:table-cell>
          <table:table-cell office:string-value="" office:value-type="string" table:number-rows-spanned="1" table:style-name="a0a7e47">
            <text:p/>
          </table:table-cell>
          <table:table-cell table:number-rows-spanned="1" table:style-name="a46c1bb"/>
          <table:table-cell office:string-value="CM : 0, TD : 0, TP : 0" office:value-type="string" table:number-rows-spanned="1" table:style-name="a902d7a">
            <text:p>CM : 0, TD : 0, TP : 0</text:p>
          </table:table-cell>
          <table:table-cell office:string-value="0" office:value-type="string" table:number-rows-spanned="1" table:style-name="ab11e54">
            <text:p>0</text:p>
          </table:table-cell>
        </table:table-row>
        <table:table-row>
          <table:table-cell/>
          <table:table-cell office:string-value="Logique (en anglais)" office:value-type="string" table:number-rows-spanned="1" table:style-name="a5d8336">
            <text:p>Logique (en anglais)</text:p>
          </table:table-cell>
          <table:table-cell office:string-value="A3STS22" office:value-type="string" table:number-rows-spanned="1" table:style-name="ac5c947">
            <text:p>A3STS22</text:p>
          </table:table-cell>
          <table:table-cell office:string-value="Pigozzi/Masson" office:value-type="string" table:number-rows-spanned="1" table:style-name="a5dcdf8">
            <text:p>Pigozzi/Masson</text:p>
          </table:table-cell>
          <table:table-cell office:string-value="Pigozzi/Masson CM" office:value-type="string" table:number-rows-spanned="1" table:style-name="a668ae9">
            <text:p>Pigozzi/Masson CM</text:p>
          </table:table-cell>
          <table:table-cell office:string-value="15.0h CM" office:value-type="string" table:number-rows-spanned="1" table:style-name="a46804d">
            <text:p>15.0h CM</text:p>
          </table:table-cell>
          <table:table-cell office:string-value="15.0h TD" office:value-type="string" table:number-rows-spanned="1" table:style-name="ae55378">
            <text:p>15.0h TD</text:p>
          </table:table-cell>
          <table:table-cell table:number-rows-spanned="1" table:style-name="a456158"/>
          <table:table-cell office:string-value="2" office:value-type="string" table:number-rows-spanned="1" table:style-name="a759027">
            <text:p>2</text:p>
          </table:table-cell>
          <table:table-cell office:string-value="" office:value-type="string" table:number-rows-spanned="1" table:style-name="af1fd37">
            <text:p/>
          </table:table-cell>
          <table:table-cell office:string-value="" office:value-type="string" table:number-rows-spanned="1" table:style-name="a2c2d68">
            <text:p/>
          </table:table-cell>
          <table:table-cell table:number-rows-spanned="1" table:style-name="a847f40"/>
          <table:table-cell office:string-value="CM : 0, TD : 0, TP : 0" office:value-type="string" table:number-rows-spanned="1" table:style-name="aed16d1">
            <text:p>CM : 0, TD : 0, TP : 0</text:p>
          </table:table-cell>
          <table:table-cell office:string-value="0" office:value-type="string" table:number-rows-spanned="1" table:style-name="a313826">
            <text:p>0</text:p>
          </table:table-cell>
          <table:table-cell table:number-rows-spanned="1"/>
          <table:table-cell office:string-value="Finance d'entreprise" office:value-type="string" table:number-rows-spanned="1" table:style-name="ae95a87">
            <text:p>Finance d'entreprise</text:p>
          </table:table-cell>
          <table:table-cell office:string-value="A3STS36" office:value-type="string" table:number-rows-spanned="1" table:style-name="a774e7e">
            <text:p>A3STS36</text:p>
          </table:table-cell>
          <table:table-cell office:string-value="Thibonnier" office:value-type="string" table:number-rows-spanned="1" table:style-name="af5f200">
            <text:p>Thibonnier</text:p>
          </table:table-cell>
          <table:table-cell office:string-value="Thibonnier" office:value-type="string" table:number-rows-spanned="1" table:style-name="a591613">
            <text:p>Thibonnier</text:p>
          </table:table-cell>
          <table:table-cell office:string-value="15.0h CM" office:value-type="string" table:number-rows-spanned="1" table:style-name="a655975">
            <text:p>15.0h CM</text:p>
          </table:table-cell>
          <table:table-cell office:string-value="15.0h TD" office:value-type="string" table:number-rows-spanned="1" table:style-name="a60a593">
            <text:p>15.0h TD</text:p>
          </table:table-cell>
          <table:table-cell table:number-rows-spanned="1" table:style-name="a90b167"/>
          <table:table-cell office:string-value="1" office:value-type="string" table:number-rows-spanned="1" table:style-name="a82ca0d">
            <text:p>1</text:p>
          </table:table-cell>
          <table:table-cell office:string-value="" office:value-type="string" table:number-rows-spanned="1" table:style-name="aa12796">
            <text:p/>
          </table:table-cell>
          <table:table-cell office:string-value="" office:value-type="string" table:number-rows-spanned="1" table:style-name="a0d2485">
            <text:p/>
          </table:table-cell>
          <table:table-cell table:number-rows-spanned="1" table:style-name="a3a01b6"/>
          <table:table-cell office:string-value="CM : 0, TD : 0, TP : 0" office:value-type="string" table:number-rows-spanned="1" table:style-name="ac720f8">
            <text:p>CM : 0, TD : 0, TP : 0</text:p>
          </table:table-cell>
          <table:table-cell office:string-value="0" office:value-type="string" table:number-rows-spanned="1" table:style-name="a27f5dd">
            <text:p>0</text:p>
          </table:table-cell>
        </table:table-row>
        <table:table-row>
          <table:table-cell/>
          <table:table-cell office:string-value="Anglais 5" office:value-type="string" table:number-rows-spanned="1" table:style-name="a122c80">
            <text:p>Anglais 5</text:p>
          </table:table-cell>
          <table:table-cell office:string-value="A3STS27" office:value-type="string" table:number-rows-spanned="1" table:style-name="ae4a119">
            <text:p>A3STS27</text:p>
          </table:table-cell>
          <table:table-cell office:string-value="Chenik" office:value-type="string" table:number-rows-spanned="1" table:style-name="aff372c">
            <text:p>Chenik</text:p>
          </table:table-cell>
          <table:table-cell office:string-value="Fuhrer&#10;De Filippis" office:value-type="string" table:number-rows-spanned="1" table:style-name="a5f2a31">
            <text:p>Fuhrer<text:line-break/>De Filippis</text:p>
          </table:table-cell>
          <table:table-cell table:number-rows-spanned="1" table:style-name="ae94384"/>
          <table:table-cell office:string-value="18.0h TD" office:value-type="string" table:number-rows-spanned="1" table:style-name="a2633b8">
            <text:p>18.0h TD</text:p>
          </table:table-cell>
          <table:table-cell table:number-rows-spanned="1" table:style-name="a316052"/>
          <table:table-cell office:string-value="3" office:value-type="string" table:number-rows-spanned="1" table:style-name="afd772c">
            <text:p>3</text:p>
          </table:table-cell>
          <table:table-cell table:number-rows-spanned="1" table:style-name="a0a428a"/>
          <table:table-cell office:string-value="" office:value-type="string" table:number-rows-spanned="1" table:style-name="acb1e10">
            <text:p/>
          </table:table-cell>
          <table:table-cell table:number-rows-spanned="1" table:style-name="a210d5b"/>
          <table:table-cell office:string-value="CM : 0, TD : 0, TP : 0" office:value-type="string" table:number-rows-spanned="1" table:style-name="a6611cd">
            <text:p>CM : 0, TD : 0, TP : 0</text:p>
          </table:table-cell>
          <table:table-cell office:string-value="0" office:value-type="string" table:number-rows-spanned="1" table:style-name="a8aabc3">
            <text:p>0</text:p>
          </table:table-cell>
          <table:table-cell table:number-rows-spanned="1"/>
          <table:table-cell office:string-value="Projet Java" office:value-type="string" table:number-rows-spanned="1" table:style-name="a413496">
            <text:p>Projet Java</text:p>
          </table:table-cell>
          <table:table-cell office:string-value="A3STS32" office:value-type="string" table:number-rows-spanned="1" table:style-name="a8ae74f">
            <text:p>A3STS32</text:p>
          </table:table-cell>
          <table:table-cell office:string-value="Masson Michel" office:value-type="string" table:number-rows-spanned="1" table:style-name="aba6db4">
            <text:p>Masson Michel</text:p>
          </table:table-cell>
          <table:table-cell office:string-value="Masson" office:value-type="string" table:number-rows-spanned="1" table:style-name="a11735f">
            <text:p>Masson</text:p>
          </table:table-cell>
          <table:table-cell office:string-value="1.5h CM" office:value-type="string" table:number-rows-spanned="1" table:style-name="a6dd79c">
            <text:p>1.5h CM</text:p>
          </table:table-cell>
          <table:table-cell table:number-rows-spanned="1" table:style-name="ac82394"/>
          <table:table-cell office:string-value="18.0h TP" office:value-type="string" table:number-rows-spanned="1" table:style-name="a5adf4b">
            <text:p>18.0h TP</text:p>
          </table:table-cell>
          <table:table-cell office:string-value="2" office:value-type="string" table:number-rows-spanned="1" table:style-name="a9dd759">
            <text:p>2</text:p>
          </table:table-cell>
          <table:table-cell office:string-value="" office:value-type="string" table:number-rows-spanned="1" table:style-name="a8505a5">
            <text:p/>
          </table:table-cell>
          <table:table-cell table:number-rows-spanned="1" table:style-name="a9548cf"/>
          <table:table-cell office:string-value="" office:value-type="string" table:number-rows-spanned="1" table:style-name="abafec7">
            <text:p/>
          </table:table-cell>
          <table:table-cell office:string-value="CM : 0, TD : 0, TP : 0" office:value-type="string" table:number-rows-spanned="1" table:style-name="afdb58d">
            <text:p>CM : 0, TD : 0, TP : 0</text:p>
          </table:table-cell>
          <table:table-cell office:string-value="0" office:value-type="string" table:number-rows-spanned="1" table:style-name="aab2576">
            <text:p>0</text:p>
          </table:table-cell>
        </table:table-row>
        <table:table-row>
          <table:table-cell/>
          <table:table-cell office:string-value="LV2 (Allemand / Espagnol)" office:value-type="string" table:number-rows-spanned="1" table:style-name="aeaf14e">
            <text:p>LV2 (Allemand / Espagnol)</text:p>
          </table:table-cell>
          <table:table-cell office:string-value="A3ALL05&#10;A3ESP05" office:value-type="string" table:number-rows-spanned="1" table:style-name="adc0c50">
            <text:p>A3ALL05<text:line-break/>A3ESP05</text:p>
          </table:table-cell>
          <table:table-cell office:string-value="Quinchon Caudal" office:value-type="string" table:number-rows-spanned="1" table:style-name="ab5ce21">
            <text:p>Quinchon Caudal</text:p>
          </table:table-cell>
          <table:table-cell table:number-rows-spanned="1" table:style-name="a9b6716"/>
          <table:table-cell table:number-rows-spanned="1" table:style-name="afe9c2d"/>
          <table:table-cell office:string-value="19.5h TD" office:value-type="string" table:number-rows-spanned="1" table:style-name="adec0ed">
            <text:p>19.5h TD</text:p>
          </table:table-cell>
          <table:table-cell table:number-rows-spanned="1" table:style-name="aa15c58"/>
          <table:table-cell table:number-rows-spanned="1" table:style-name="a1f5e90"/>
          <table:table-cell table:number-rows-spanned="1" table:style-name="ab2bbac"/>
          <table:table-cell office:string-value="" office:value-type="string" table:number-rows-spanned="1" table:style-name="aee0d31">
            <text:p/>
          </table:table-cell>
          <table:table-cell table:number-rows-spanned="1" table:style-name="adb65d4"/>
          <table:table-cell office:string-value="CM : 0, TD : 0, TP : 0" office:value-type="string" table:number-rows-spanned="1" table:style-name="a204d95">
            <text:p>CM : 0, TD : 0, TP : 0</text:p>
          </table:table-cell>
          <table:table-cell office:string-value="0" office:value-type="string" table:number-rows-spanned="1" table:style-name="ad8e304">
            <text:p>0</text:p>
          </table:table-cell>
          <table:table-cell table:number-rows-spanned="1"/>
          <table:table-cell office:string-value="Expression écrite - communication " office:value-type="string" table:number-rows-spanned="1" table:style-name="a63ed75">
            <text:p>Expression écrite - communication </text:p>
          </table:table-cell>
          <table:table-cell office:string-value="A3STS26" office:value-type="string" table:number-rows-spanned="1" table:style-name="a0e24d4">
            <text:p>A3STS26</text:p>
          </table:table-cell>
          <table:table-cell office:string-value="Caracassonne" office:value-type="string" table:number-rows-spanned="1" table:style-name="af696de">
            <text:p>Caracassonne</text:p>
          </table:table-cell>
          <table:table-cell office:string-value="Carcassonne CM&#10;Checri" office:value-type="string" table:number-rows-spanned="1" table:style-name="a2029d6">
            <text:p>Carcassonne CM<text:line-break/>Checri</text:p>
          </table:table-cell>
          <table:table-cell office:string-value="3.0h CM" office:value-type="string" table:number-rows-spanned="1" table:style-name="a2598b2">
            <text:p>3.0h CM</text:p>
          </table:table-cell>
          <table:table-cell office:string-value="36.0h TD" office:value-type="string" table:number-rows-spanned="1" table:style-name="a501130">
            <text:p>36.0h TD</text:p>
          </table:table-cell>
          <table:table-cell table:number-rows-spanned="1" table:style-name="a7a904e"/>
          <table:table-cell office:string-value="2" office:value-type="string" table:number-rows-spanned="1" table:style-name="ac21da3">
            <text:p>2</text:p>
          </table:table-cell>
          <table:table-cell office:string-value="" office:value-type="string" table:number-rows-spanned="1" table:style-name="a404245">
            <text:p/>
          </table:table-cell>
          <table:table-cell office:string-value="" office:value-type="string" table:number-rows-spanned="1" table:style-name="afc0def">
            <text:p/>
          </table:table-cell>
          <table:table-cell table:number-rows-spanned="1" table:style-name="a165241"/>
          <table:table-cell office:string-value="CM : 0, TD : 0, TP : 0" office:value-type="string" table:number-rows-spanned="1" table:style-name="a3a28c6">
            <text:p>CM : 0, TD : 0, TP : 0</text:p>
          </table:table-cell>
          <table:table-cell office:string-value="0" office:value-type="string" table:number-rows-spanned="1" table:style-name="a267fb6">
            <text:p>0</text:p>
          </table:table-cell>
        </table:table-row>
        <table:table-row>
          <table:table-cell/>
          <table:table-cell office:string-value="Sociologie des organisations" office:value-type="string" table:number-rows-spanned="1" table:style-name="a4dc9c4">
            <text:p>Sociologie des organisations</text:p>
          </table:table-cell>
          <table:table-cell office:string-value="A3STS33" office:value-type="string" table:number-rows-spanned="1" table:style-name="a0fc697">
            <text:p>A3STS33</text:p>
          </table:table-cell>
          <table:table-cell office:string-value="Servel" office:value-type="string" table:number-rows-spanned="1" table:style-name="a874cf0">
            <text:p>Servel</text:p>
          </table:table-cell>
          <table:table-cell office:string-value="Servel CM&#10;Cleach" office:value-type="string" table:number-rows-spanned="1" table:style-name="a817502">
            <text:p>Servel CM<text:line-break/>Cleach</text:p>
          </table:table-cell>
          <table:table-cell office:string-value="15.0h CM" office:value-type="string" table:number-rows-spanned="1" table:style-name="a47f823">
            <text:p>15.0h CM</text:p>
          </table:table-cell>
          <table:table-cell office:string-value="18.0h TD" office:value-type="string" table:number-rows-spanned="1" table:style-name="a3d1cf3">
            <text:p>18.0h TD</text:p>
          </table:table-cell>
          <table:table-cell table:number-rows-spanned="1" table:style-name="ae5e5b0"/>
          <table:table-cell office:string-value="2" office:value-type="string" table:number-rows-spanned="1" table:style-name="a20e89a">
            <text:p>2</text:p>
          </table:table-cell>
          <table:table-cell office:string-value="" office:value-type="string" table:number-rows-spanned="1" table:style-name="a9418ad">
            <text:p/>
          </table:table-cell>
          <table:table-cell office:string-value="" office:value-type="string" table:number-rows-spanned="1" table:style-name="a632993">
            <text:p/>
          </table:table-cell>
          <table:table-cell table:number-rows-spanned="1" table:style-name="a2bb4cf"/>
          <table:table-cell office:string-value="CM : 0, TD : 0, TP : 0" office:value-type="string" table:number-rows-spanned="1" table:style-name="a6492dc">
            <text:p>CM : 0, TD : 0, TP : 0</text:p>
          </table:table-cell>
          <table:table-cell office:string-value="0" office:value-type="string" table:number-rows-spanned="1" table:style-name="af14e6e">
            <text:p>0</text:p>
          </table:table-cell>
          <table:table-cell table:number-rows-spanned="1"/>
          <table:table-cell office:string-value="Anglais 6" office:value-type="string" table:number-rows-spanned="1" table:style-name="aab4890">
            <text:p>Anglais 6</text:p>
          </table:table-cell>
          <table:table-cell office:string-value="A3STS27" office:value-type="string" table:number-rows-spanned="1" table:style-name="a4e6a18">
            <text:p>A3STS27</text:p>
          </table:table-cell>
          <table:table-cell office:string-value="Chenik" office:value-type="string" table:number-rows-spanned="1" table:style-name="a3c57e3">
            <text:p>Chenik</text:p>
          </table:table-cell>
          <table:table-cell office:string-value="Fuhrer&#10;De Filippis" office:value-type="string" table:number-rows-spanned="1" table:style-name="a3db8cd">
            <text:p>Fuhrer<text:line-break/>De Filippis</text:p>
          </table:table-cell>
          <table:table-cell table:number-rows-spanned="1" table:style-name="afd4adc"/>
          <table:table-cell office:string-value="18.0h TD" office:value-type="string" table:number-rows-spanned="1" table:style-name="aa1b010">
            <text:p>18.0h TD</text:p>
          </table:table-cell>
          <table:table-cell table:number-rows-spanned="1" table:style-name="a41b0eb"/>
          <table:table-cell office:string-value="3" office:value-type="string" table:number-rows-spanned="1" table:style-name="aedfd66">
            <text:p>3</text:p>
          </table:table-cell>
          <table:table-cell table:number-rows-spanned="1" table:style-name="ae0bd99"/>
          <table:table-cell office:string-value="" office:value-type="string" table:number-rows-spanned="1" table:style-name="aec1b80">
            <text:p/>
          </table:table-cell>
          <table:table-cell table:number-rows-spanned="1" table:style-name="acb5e72"/>
          <table:table-cell office:string-value="CM : 0, TD : 0, TP : 0" office:value-type="string" table:number-rows-spanned="1" table:style-name="ad0568c">
            <text:p>CM : 0, TD : 0, TP : 0</text:p>
          </table:table-cell>
          <table:table-cell office:string-value="0" office:value-type="string" table:number-rows-spanned="1" table:style-name="a2ddf0f">
            <text:p>0</text:p>
          </table:table-cell>
        </table:table-row>
        <table:table-row>
          <table: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office:string-value="LV2 (Allemand / Espagnol)" office:value-type="string" table:number-rows-spanned="1" table:style-name="a52775c">
            <text:p>LV2 (Allemand / Espagnol)</text:p>
          </table:table-cell>
          <table:table-cell office:string-value="A3ALL06&#10;A3ESP06" office:value-type="string" table:number-rows-spanned="1" table:style-name="a8cfbe0">
            <text:p>A3ALL06<text:line-break/>A3ESP06</text:p>
          </table:table-cell>
          <table:table-cell office:string-value="Quinchon Caudal" office:value-type="string" table:number-rows-spanned="1" table:style-name="af1ace8">
            <text:p>Quinchon Caudal</text:p>
          </table:table-cell>
          <table:table-cell table:number-rows-spanned="1" table:style-name="a875756"/>
          <table:table-cell table:number-rows-spanned="1" table:style-name="ab4b10a"/>
          <table:table-cell office:string-value="19.5h TD" office:value-type="string" table:number-rows-spanned="1" table:style-name="ad34c61">
            <text:p>19.5h TD</text:p>
          </table:table-cell>
          <table:table-cell table:number-rows-spanned="1" table:style-name="a099e81"/>
          <table:table-cell table:number-rows-spanned="1" table:style-name="aa1547d"/>
          <table:table-cell table:number-rows-spanned="1" table:style-name="ae1bb8d"/>
          <table:table-cell office:string-value="" office:value-type="string" table:number-rows-spanned="1" table:style-name="a1be6ba">
            <text:p/>
          </table:table-cell>
          <table:table-cell table:number-rows-spanned="1" table:style-name="a55ddc8"/>
          <table:table-cell office:string-value="CM : 0, TD : 0, TP : 0" office:value-type="string" table:number-rows-spanned="1" table:style-name="a62187a">
            <text:p>CM : 0, TD : 0, TP : 0</text:p>
          </table:table-cell>
          <table:table-cell office:string-value="0" office:value-type="string" table:number-rows-spanned="1" table:style-name="a6d40f6">
            <text:p>0</text:p>
          </table:table-cell>
        </table:table-row>
        <table:table-row>
          <table:table-cell/>
          <table:table-cell office:string-value="COMMENTAIRES" office:value-type="string" table:number-rows-spanned="1" table:style-name="a199fdb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COMMENTAIRES" office:value-type="string" table:number-rows-spanned="1" table:style-name="a83f3fa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L3_Mathématiques" table:style-name="aca62ef">
        <table:table-column table:number-columns-repeated="5" table:style-name="a149c30"/>
        <table:table-column table:style-name="a149c30"/>
        <table:table-column table:style-name="a149c30"/>
        <table:table-column table:style-name="a149c30"/>
        <table:table-column table:style-name="a149c30"/>
        <table:table-column table:number-columns-repeated="3" table:style-name="a149c30"/>
        <table:table-column table:style-name="a149c30"/>
        <table:table-column table:style-name="a149c30"/>
        <table:table-column table:style-name="a149c30"/>
        <table:table-column table:style-name="a149c30"/>
        <table:table-column table:number-columns-repeated="11" table:style-name="a149c30"/>
        <table:table-column table:style-name="a149c30"/>
        <table:table-row>
          <table:table-cell/>
          <table:table-cell office:string-value="Dauphine Licence &#10;Mention Mathématiques Appliquées" office:value-type="string" table:number-columns-spanned="4" table:number-rows-spanned="1" table:style-name="a50be52">
            <text:p>Dauphine Licence <text:line-break/>Mention Mathématiques Appliquées</text:p>
          </table:table-cell>
          <table:covered-table-cell/>
          <table:covered-table-cell/>
          <table:covered-table-cell/>
          <table:table-cell office:value-type="string" table:number-rows-spanned="1"/>
          <table:table-cell office:string-value="prévision 2016/2017" office:value-type="string" table:number-columns-spanned="2" table:number-rows-spanned="1" table:style-name="ab480cb">
            <text:p>prévision 2016/2017</text:p>
          </table:table-cell>
          <table:covered-table-cell/>
          <table:table-cell office:string-value=": 150 étudiants" office:value-type="string" table:number-columns-spanned="5" table:number-rows-spanned="1" table:style-name="a3760b9">
            <text:p>: 150 étudiants</text:p>
          </table:table-cell>
          <table:covered-table-cell/>
          <table:covered-table-cell/>
          <table:covered-table-cell/>
          <table:covered-table-cell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columns-repeated="11" table:number-rows-spanned="1"/>
          <table:table-cell office:value-type="string" table:number-rows-spanned="1"/>
        </table:table-row>
        <table:table-row>
          <table:table-cell/>
          <table:table-cell office:string-value="ENSEIGNEMENTS SEMESTRE 5" office:value-type="string" table:number-columns-spanned="13" table:number-rows-spanned="1" table:style-name="a15d510">
            <text:p>ENSEIGNEMENTS SEMESTRE 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rows-spanned="1"/>
          <table:table-cell office:string-value="ENSEIGNEMENTS SEMESTRE 6" office:value-type="string" table:number-columns-spanned="13" table:number-rows-spanned="1" table:style-name="a0d407d">
            <text:p>ENSEIGNEMENTS SEMESTRE 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office:string-value="Matière" office:value-type="string" table:number-rows-spanned="1" table:style-name="a2c5168">
            <text:p>Matière</text:p>
          </table:table-cell>
          <table:table-cell office:string-value="code Apogée" office:value-type="string" table:number-rows-spanned="1" table:style-name="a5b0b53">
            <text:p>code Apogée</text:p>
          </table:table-cell>
          <table:table-cell office:string-value="Responsable UE 2016-2017" office:value-type="string" table:number-rows-spanned="1" table:style-name="ab898c4">
            <text:p>Responsable UE 2016-2017</text:p>
          </table:table-cell>
          <table:table-cell office:string-value="Intervenants 2016-2017" office:value-type="string" table:number-rows-spanned="1" table:style-name="ab4bf9b">
            <text:p>Intervenants 2016-2017</text:p>
          </table:table-cell>
          <table:table-cell office:string-value="COURS" office:value-type="string" table:number-rows-spanned="1" table:style-name="ab8e8c2">
            <text:p>COURS</text:p>
          </table:table-cell>
          <table:table-cell office:string-value="TD ou cours-TD" office:value-type="string" table:number-rows-spanned="1" table:style-name="a3b220d">
            <text:p>TD ou cours-TD</text:p>
          </table:table-cell>
          <table:table-cell office:string-value="TP ou cours-TP" office:value-type="string" table:number-rows-spanned="1" table:style-name="a8e6882">
            <text:p>TP ou cours-TP</text:p>
          </table:table-cell>
          <table:table-cell office:string-value="Nombre de groupes indicatif" office:value-type="string" table:number-rows-spanned="1" table:style-name="a5cb9a3">
            <text:p>Nombre de groupes indicatif</text:p>
          </table:table-cell>
          <table:table-cell office:string-value="Choix Cours" office:value-type="string" table:number-rows-spanned="1" table:style-name="a27532f">
            <text:p>Choix Cours</text:p>
          </table:table-cell>
          <table:table-cell office:string-value="Choix TD/CMTD" office:value-type="string" table:number-rows-spanned="1" table:style-name="aa22707">
            <text:p>Choix TD/CMTD</text:p>
          </table:table-cell>
          <table:table-cell office:string-value="Choix TP/CMTP" office:value-type="string" table:number-rows-spanned="1" table:style-name="a9c7892">
            <text:p>Choix TP/CMTP</text:p>
          </table:table-cell>
          <table:table-cell office:string-value="Nombre de groupes souhaités" office:value-type="string" table:number-rows-spanned="1" table:style-name="a1d4bee">
            <text:p>Nombre de groupes souhaités</text:p>
          </table:table-cell>
          <table:table-cell office:string-value="Nombre d'années d'enseignement de la matière" office:value-type="string" table:number-rows-spanned="1" table:style-name="a6d5f55">
            <text:p>Nombre d'années d'enseignement de la matière</text:p>
          </table:table-cell>
          <table:table-cell table:number-rows-spanned="1"/>
          <table:table-cell office:string-value="Matière" office:value-type="string" table:number-rows-spanned="1" table:style-name="ac2756a">
            <text:p>Matière</text:p>
          </table:table-cell>
          <table:table-cell office:string-value="code Apogée" office:value-type="string" table:number-rows-spanned="1" table:style-name="a7b3308">
            <text:p>code Apogée</text:p>
          </table:table-cell>
          <table:table-cell office:string-value="Responsable UE 2016-2017" office:value-type="string" table:number-rows-spanned="1" table:style-name="aa464cc">
            <text:p>Responsable UE 2016-2017</text:p>
          </table:table-cell>
          <table:table-cell office:string-value="Intervenants 2016-2017" office:value-type="string" table:number-rows-spanned="1" table:style-name="a5627db">
            <text:p>Intervenants 2016-2017</text:p>
          </table:table-cell>
          <table:table-cell office:string-value="COURS" office:value-type="string" table:number-rows-spanned="1" table:style-name="a5fc2f2">
            <text:p>COURS</text:p>
          </table:table-cell>
          <table:table-cell office:string-value="TD ou cours-TD" office:value-type="string" table:number-rows-spanned="1" table:style-name="ad12e2a">
            <text:p>TD ou cours-TD</text:p>
          </table:table-cell>
          <table:table-cell office:string-value="TP ou cours-TP" office:value-type="string" table:number-rows-spanned="1" table:style-name="abc466c">
            <text:p>TP ou cours-TP</text:p>
          </table:table-cell>
          <table:table-cell office:string-value="Nombre de groupes indicatif" office:value-type="string" table:number-rows-spanned="1" table:style-name="a5d0cc7">
            <text:p>Nombre de groupes indicatif</text:p>
          </table:table-cell>
          <table:table-cell office:string-value="Choix Cours" office:value-type="string" table:number-rows-spanned="1" table:style-name="aeb3c39">
            <text:p>Choix Cours</text:p>
          </table:table-cell>
          <table:table-cell office:string-value="Choix TD/CMTD" office:value-type="string" table:number-rows-spanned="1" table:style-name="afa53cc">
            <text:p>Choix TD/CMTD</text:p>
          </table:table-cell>
          <table:table-cell office:string-value="Choix TP/CMTP" office:value-type="string" table:number-rows-spanned="1" table:style-name="ad005bf">
            <text:p>Choix TP/CMTP</text:p>
          </table:table-cell>
          <table:table-cell office:string-value="Nombre de groupes souhaités" office:value-type="string" table:number-rows-spanned="1" table:style-name="a34150b">
            <text:p>Nombre de groupes souhaités</text:p>
          </table:table-cell>
          <table:table-cell office:string-value="Nombre d'années d'enseignement de la matière" office:value-type="string" table:number-rows-spanned="1" table:style-name="a4934d2">
            <text:p>Nombre d'années d'enseignement de la matière</text:p>
          </table:table-cell>
        </table:table-row>
        <table:table-row>
          <table:table-cell/>
          <table:table-cell office:string-value="Pré-rentrée : probabilités et statistiques" office:value-type="string" table:number-rows-spanned="1" table:style-name="ab10a0d">
            <text:p>Pré-rentrée : probabilités et statistiques</text:p>
          </table:table-cell>
          <table:table-cell office:string-value="A3PREMA" office:value-type="string" table:number-rows-spanned="1" table:style-name="ab6f9a4">
            <text:p>A3PREMA</text:p>
          </table:table-cell>
          <table:table-cell office:string-value="Balabdaoui" office:value-type="string" table:number-rows-spanned="1" table:style-name="acfa8b6">
            <text:p>Balabdaoui</text:p>
          </table:table-cell>
          <table:table-cell office:string-value="Balabdaoui" office:value-type="string" table:number-rows-spanned="1" table:style-name="a4e966f">
            <text:p>Balabdaoui</text:p>
          </table:table-cell>
          <table:table-cell table:number-rows-spanned="1" table:style-name="aab6b30"/>
          <table:table-cell office:string-value="15.0h CMTD" office:value-type="string" table:number-rows-spanned="1" table:style-name="ad2c676">
            <text:p>15.0h CMTD</text:p>
          </table:table-cell>
          <table:table-cell table:number-rows-spanned="1" table:style-name="ac6d15b"/>
          <table:table-cell table:number-rows-spanned="1" table:style-name="a578dd6"/>
          <table:table-cell office:string-value="A" office:value-type="string" table:number-rows-spanned="1" table:style-name="aab9f3e">
            <text:p>A</text:p>
          </table:table-cell>
          <table:table-cell office:string-value="" office:value-type="string" table:number-rows-spanned="1" table:style-name="af7afcb">
            <text:p/>
          </table:table-cell>
          <table:table-cell table:number-rows-spanned="1" table:style-name="a985f82"/>
          <table:table-cell office:string-value="CM : 0, TD : 0, TP : 0" office:value-type="string" table:number-rows-spanned="1" table:style-name="a036be0">
            <text:p>CM : 0, TD : 0, TP : 0</text:p>
          </table:table-cell>
          <table:table-cell office:string-value="0" office:value-type="string" table:number-rows-spanned="1" table:style-name="aa6e004">
            <text:p>0</text:p>
          </table:table-cell>
          <table:table-cell table:number-rows-spanned="1"/>
          <table:table-cell office:string-value="Méthodes numériques : optimisation" office:value-type="string" table:number-rows-spanned="1" table:style-name="a405c76">
            <text:p>Méthodes numériques : optimisation</text:p>
          </table:table-cell>
          <table:table-cell office:string-value="A3STS14" office:value-type="string" table:number-rows-spanned="1" table:style-name="aedc80d">
            <text:p>A3STS14</text:p>
          </table:table-cell>
          <table:table-cell office:string-value="Frouvelle" office:value-type="string" table:number-rows-spanned="1" table:style-name="a3cd7ef">
            <text:p>Frouvelle</text:p>
          </table:table-cell>
          <table:table-cell office:string-value="Frouvelle CM&#10;Nenna&#10;Denoyelle&#10;Gharsalli" office:value-type="string" table:number-rows-spanned="1" table:style-name="a2b78ed">
            <text:p>Frouvelle CM<text:line-break/>Nenna<text:line-break/>Denoyelle<text:line-break/>Gharsalli</text:p>
          </table:table-cell>
          <table:table-cell office:string-value="19.5h CM" office:value-type="string" table:number-rows-spanned="1" table:style-name="aa53f06">
            <text:p>19.5h CM</text:p>
          </table:table-cell>
          <table:table-cell office:string-value="10.5h TD" office:value-type="string" table:number-rows-spanned="1" table:style-name="a0c3053">
            <text:p>10.5h TD</text:p>
          </table:table-cell>
          <table:table-cell office:string-value="9.0h TP" office:value-type="string" table:number-rows-spanned="1" table:style-name="a11007b">
            <text:p>9.0h TP</text:p>
          </table:table-cell>
          <table:table-cell office:string-value="4" office:value-type="string" table:number-rows-spanned="1" table:style-name="ae8cd79">
            <text:p>4</text:p>
          </table:table-cell>
          <table:table-cell office:string-value="" office:value-type="string" table:number-rows-spanned="1" table:style-name="a37c496">
            <text:p/>
          </table:table-cell>
          <table:table-cell office:string-value="" office:value-type="string" table:number-rows-spanned="1" table:style-name="af1b681">
            <text:p/>
          </table:table-cell>
          <table:table-cell office:string-value="" office:value-type="string" table:number-rows-spanned="1" table:style-name="abdb0b7">
            <text:p/>
          </table:table-cell>
          <table:table-cell office:string-value="CM : 0, TD : 0, TP : 0" office:value-type="string" table:number-rows-spanned="1" table:style-name="a29690b">
            <text:p>CM : 0, TD : 0, TP : 0</text:p>
          </table:table-cell>
          <table:table-cell office:string-value="0" office:value-type="string" table:number-rows-spanned="1" table:style-name="a7a499e">
            <text:p>0</text:p>
          </table:table-cell>
        </table:table-row>
        <table:table-row>
          <table:table-cell/>
          <table:table-cell office:string-value="Intégrale de Lebesgue et Probabilités" office:value-type="string" table:number-rows-spanned="1" table:style-name="acae0b2">
            <text:p>Intégrale de Lebesgue et Probabilités</text:p>
          </table:table-cell>
          <table:table-cell office:string-value="A3STS01" office:value-type="string" table:number-rows-spanned="1" table:style-name="a3a66fc">
            <text:p>A3STS01</text:p>
          </table:table-cell>
          <table:table-cell office:string-value="Fejoz" office:value-type="string" table:number-rows-spanned="1" table:style-name="ac0ba10">
            <text:p>Fejoz</text:p>
          </table:table-cell>
          <table:table-cell office:string-value="Fejoz CM&#10;Butez&#10;Simenhaus&#10;Haspot" office:value-type="string" table:number-rows-spanned="1" table:style-name="a0d525f">
            <text:p>Fejoz CM<text:line-break/>Butez<text:line-break/>Simenhaus<text:line-break/>Haspot</text:p>
          </table:table-cell>
          <table:table-cell office:string-value="39.0h CM" office:value-type="string" table:number-rows-spanned="1" table:style-name="a5e151a">
            <text:p>39.0h CM</text:p>
          </table:table-cell>
          <table:table-cell office:string-value="39.0h TD" office:value-type="string" table:number-rows-spanned="1" table:style-name="a92ba80">
            <text:p>39.0h TD</text:p>
          </table:table-cell>
          <table:table-cell table:number-rows-spanned="1" table:style-name="a53de95"/>
          <table:table-cell office:string-value="4" office:value-type="string" table:number-rows-spanned="1" table:style-name="a5ccc1c">
            <text:p>4</text:p>
          </table:table-cell>
          <table:table-cell office:string-value="" office:value-type="string" table:number-rows-spanned="1" table:style-name="a0d9cbc">
            <text:p/>
          </table:table-cell>
          <table:table-cell office:string-value="" office:value-type="string" table:number-rows-spanned="1" table:style-name="a131d3c">
            <text:p/>
          </table:table-cell>
          <table:table-cell table:number-rows-spanned="1" table:style-name="ac6d718"/>
          <table:table-cell office:string-value="CM : 0, TD : 0, TP : 0" office:value-type="string" table:number-rows-spanned="1" table:style-name="a3083b5">
            <text:p>CM : 0, TD : 0, TP : 0</text:p>
          </table:table-cell>
          <table:table-cell office:string-value="0" office:value-type="string" table:number-rows-spanned="1" table:style-name="abc644e">
            <text:p>0</text:p>
          </table:table-cell>
          <table:table-cell table:number-rows-spanned="1"/>
          <table:table-cell office:string-value="Tests statistiques" office:value-type="string" table:number-rows-spanned="1" table:style-name="a55b495">
            <text:p>Tests statistiques</text:p>
          </table:table-cell>
          <table:table-cell office:string-value="A3STS10" office:value-type="string" table:number-rows-spanned="1" table:style-name="ac49749">
            <text:p>A3STS10</text:p>
          </table:table-cell>
          <table:table-cell office:string-value="Rousseau" office:value-type="string" table:number-rows-spanned="1" table:style-name="aa0af93">
            <text:p>Rousseau</text:p>
          </table:table-cell>
          <table:table-cell office:string-value="Rousseau CM&#10;Butez&#10;Ivanoff&#10;Gassiat" office:value-type="string" table:number-rows-spanned="1" table:style-name="ad6067f">
            <text:p>Rousseau CM<text:line-break/>Butez<text:line-break/>Ivanoff<text:line-break/>Gassiat</text:p>
          </table:table-cell>
          <table:table-cell office:string-value="19.5h CM" office:value-type="string" table:number-rows-spanned="1" table:style-name="a6e1371">
            <text:p>19.5h CM</text:p>
          </table:table-cell>
          <table:table-cell office:string-value="19.5h TD" office:value-type="string" table:number-rows-spanned="1" table:style-name="ae8b154">
            <text:p>19.5h TD</text:p>
          </table:table-cell>
          <table:table-cell table:number-rows-spanned="1" table:style-name="a0bbaf0"/>
          <table:table-cell office:string-value="4" office:value-type="string" table:number-rows-spanned="1" table:style-name="a467947">
            <text:p>4</text:p>
          </table:table-cell>
          <table:table-cell office:string-value="" office:value-type="string" table:number-rows-spanned="1" table:style-name="acfc19b">
            <text:p/>
          </table:table-cell>
          <table:table-cell office:string-value="" office:value-type="string" table:number-rows-spanned="1" table:style-name="ad1f2b4">
            <text:p/>
          </table:table-cell>
          <table:table-cell table:number-rows-spanned="1" table:style-name="a537a44"/>
          <table:table-cell office:string-value="CM : 0, TD : 0, TP : 0" office:value-type="string" table:number-rows-spanned="1" table:style-name="a81cad6">
            <text:p>CM : 0, TD : 0, TP : 0</text:p>
          </table:table-cell>
          <table:table-cell office:string-value="0" office:value-type="string" table:number-rows-spanned="1" table:style-name="a635db6">
            <text:p>0</text:p>
          </table:table-cell>
        </table:table-row>
        <table:table-row>
          <table:table-cell/>
          <table:table-cell office:string-value="Calcul Différentiel et optimisation" office:value-type="string" table:number-rows-spanned="1" table:style-name="a252b29">
            <text:p>Calcul Différentiel et optimisation</text:p>
          </table:table-cell>
          <table:table-cell office:string-value="A3STS02" office:value-type="string" table:number-rows-spanned="1" table:style-name="aaf0ed8">
            <text:p>A3STS02</text:p>
          </table:table-cell>
          <table:table-cell office:string-value="Doss" office:value-type="string" table:number-rows-spanned="1" table:style-name="ab313c5">
            <text:p>Doss</text:p>
          </table:table-cell>
          <table:table-cell office:string-value="Doss CM&#10;Oli-Barton&#10;Frouvelle" office:value-type="string" table:number-rows-spanned="1" table:style-name="aaa7f0f">
            <text:p>Doss CM<text:line-break/>Oli-Barton<text:line-break/>Frouvelle</text:p>
          </table:table-cell>
          <table:table-cell office:string-value="19.5h CM" office:value-type="string" table:number-rows-spanned="1" table:style-name="af80234">
            <text:p>19.5h CM</text:p>
          </table:table-cell>
          <table:table-cell office:string-value="39.0h TD" office:value-type="string" table:number-rows-spanned="1" table:style-name="a136a1c">
            <text:p>39.0h TD</text:p>
          </table:table-cell>
          <table:table-cell table:number-rows-spanned="1" table:style-name="adb7c67"/>
          <table:table-cell office:string-value="4" office:value-type="string" table:number-rows-spanned="1" table:style-name="a77ea96">
            <text:p>4</text:p>
          </table:table-cell>
          <table:table-cell office:string-value="" office:value-type="string" table:number-rows-spanned="1" table:style-name="ab8f642">
            <text:p/>
          </table:table-cell>
          <table:table-cell office:string-value="" office:value-type="string" table:number-rows-spanned="1" table:style-name="aa5e0ef">
            <text:p/>
          </table:table-cell>
          <table:table-cell table:number-rows-spanned="1" table:style-name="a890c50"/>
          <table:table-cell office:string-value="CM : 0, TD : 0, TP : 0" office:value-type="string" table:number-rows-spanned="1" table:style-name="aa286fe">
            <text:p>CM : 0, TD : 0, TP : 0</text:p>
          </table:table-cell>
          <table:table-cell office:string-value="0" office:value-type="string" table:number-rows-spanned="1" table:style-name="a5fd9f2">
            <text:p>0</text:p>
          </table:table-cell>
          <table:table-cell table:number-rows-spanned="1"/>
          <table:table-cell office:string-value="Equations différentielles (enseignement en anglais)" office:value-type="string" table:number-rows-spanned="1" table:style-name="a004e82">
            <text:p>Equations différentielles (enseignement en anglais)</text:p>
          </table:table-cell>
          <table:table-cell office:string-value="A3STS11" office:value-type="string" table:number-rows-spanned="1" table:style-name="a007220">
            <text:p>A3STS11</text:p>
          </table:table-cell>
          <table:table-cell office:string-value="Viossat" office:value-type="string" table:number-rows-spanned="1" table:style-name="ae4494b">
            <text:p>Viossat</text:p>
          </table:table-cell>
          <table:table-cell office:string-value="Viossat CM&#10;Chizat&#10;Mastrolia&#10;Macasieb&#10;Rammal" office:value-type="string" table:number-rows-spanned="1" table:style-name="a32bed9">
            <text:p>Viossat CM<text:line-break/>Chizat<text:line-break/>Mastrolia<text:line-break/>Macasieb<text:line-break/>Rammal</text:p>
          </table:table-cell>
          <table:table-cell office:string-value="19.5h CM" office:value-type="string" table:number-rows-spanned="1" table:style-name="a5bd9e7">
            <text:p>19.5h CM</text:p>
          </table:table-cell>
          <table:table-cell table:number-rows-spanned="1" table:style-name="a256781"/>
          <table:table-cell table:number-rows-spanned="1" table:style-name="a4e51c3"/>
          <table:table-cell office:string-value="4" office:value-type="string" table:number-rows-spanned="1" table:style-name="aff44ae">
            <text:p>4</text:p>
          </table:table-cell>
          <table:table-cell office:string-value="" office:value-type="string" table:number-rows-spanned="1" table:style-name="aed034c">
            <text:p/>
          </table:table-cell>
          <table:table-cell table:number-rows-spanned="1" table:style-name="a857f97"/>
          <table:table-cell table:number-rows-spanned="1" table:style-name="af54361"/>
          <table:table-cell office:string-value="CM : 0, TD : 0, TP : 0" office:value-type="string" table:number-rows-spanned="1" table:style-name="ae4196b">
            <text:p>CM : 0, TD : 0, TP : 0</text:p>
          </table:table-cell>
          <table:table-cell office:string-value="0" office:value-type="string" table:number-rows-spanned="1" table:style-name="aed17c8">
            <text:p>0</text:p>
          </table:table-cell>
        </table:table-row>
        <table:table-row>
          <table:table-cell/>
          <table:table-cell office:string-value="Analyse complexe" office:value-type="string" table:number-rows-spanned="1" table:style-name="a554332">
            <text:p>Analyse complexe</text:p>
          </table:table-cell>
          <table:table-cell office:string-value="A3STS07" office:value-type="string" table:number-rows-spanned="1" table:style-name="a655bc6">
            <text:p>A3STS07</text:p>
          </table:table-cell>
          <table:table-cell office:string-value="Vigeral" office:value-type="string" table:number-rows-spanned="1" table:style-name="af37d59">
            <text:p>Vigeral</text:p>
          </table:table-cell>
          <table:table-cell office:string-value="Vigeral CM&#10;Hatchi&#10;Vigeral" office:value-type="string" table:number-rows-spanned="1" table:style-name="afea636">
            <text:p>Vigeral CM<text:line-break/>Hatchi<text:line-break/>Vigeral</text:p>
          </table:table-cell>
          <table:table-cell office:string-value="19.5h CM" office:value-type="string" table:number-rows-spanned="1" table:style-name="a74fff5">
            <text:p>19.5h CM</text:p>
          </table:table-cell>
          <table:table-cell office:string-value="19.5h TD" office:value-type="string" table:number-rows-spanned="1" table:style-name="a6ec360">
            <text:p>19.5h TD</text:p>
          </table:table-cell>
          <table:table-cell table:number-rows-spanned="1" table:style-name="add8e7d"/>
          <table:table-cell office:string-value="2" office:value-type="string" table:number-rows-spanned="1" table:style-name="af38ac7">
            <text:p>2</text:p>
          </table:table-cell>
          <table:table-cell office:string-value="" office:value-type="string" table:number-rows-spanned="1" table:style-name="ada0a2b">
            <text:p/>
          </table:table-cell>
          <table:table-cell office:string-value="" office:value-type="string" table:number-rows-spanned="1" table:style-name="a30f89b">
            <text:p/>
          </table:table-cell>
          <table:table-cell table:number-rows-spanned="1" table:style-name="ac30411"/>
          <table:table-cell office:string-value="CM : 0, TD : 0, TP : 0" office:value-type="string" table:number-rows-spanned="1" table:style-name="a73b15a">
            <text:p>CM : 0, TD : 0, TP : 0</text:p>
          </table:table-cell>
          <table:table-cell office:string-value="0" office:value-type="string" table:number-rows-spanned="1" table:style-name="a5534a5">
            <text:p>0</text:p>
          </table:table-cell>
          <table:table-cell table:number-rows-spanned="1"/>
          <table:table-cell office:string-value="Topologie et analyse fonctionnelle " office:value-type="string" table:number-rows-spanned="1" table:style-name="a019e61">
            <text:p>Topologie et analyse fonctionnelle </text:p>
          </table:table-cell>
          <table:table-cell office:string-value="A3STS12" office:value-type="string" table:number-rows-spanned="1" table:style-name="ae155ba">
            <text:p>A3STS12</text:p>
          </table:table-cell>
          <table:table-cell office:string-value="Lamboley" office:value-type="string" table:number-rows-spanned="1" table:style-name="ac2cf8c">
            <text:p>Lamboley</text:p>
          </table:table-cell>
          <table:table-cell office:string-value="Lamboley CM&#10;Henon&#10;Genadot&#10;Trinh" office:value-type="string" table:number-rows-spanned="1" table:style-name="a6c90ea">
            <text:p>Lamboley CM<text:line-break/>Henon<text:line-break/>Genadot<text:line-break/>Trinh</text:p>
          </table:table-cell>
          <table:table-cell office:string-value="19.5h CM" office:value-type="string" table:number-rows-spanned="1" table:style-name="a480e18">
            <text:p>19.5h CM</text:p>
          </table:table-cell>
          <table:table-cell office:string-value="39.0h TD" office:value-type="string" table:number-rows-spanned="1" table:style-name="a736c77">
            <text:p>39.0h TD</text:p>
          </table:table-cell>
          <table:table-cell table:number-rows-spanned="1" table:style-name="adc056c"/>
          <table:table-cell office:string-value="4" office:value-type="string" table:number-rows-spanned="1" table:style-name="a41e4cd">
            <text:p>4</text:p>
          </table:table-cell>
          <table:table-cell office:string-value="" office:value-type="string" table:number-rows-spanned="1" table:style-name="a58b967">
            <text:p/>
          </table:table-cell>
          <table:table-cell office:string-value="" office:value-type="string" table:number-rows-spanned="1" table:style-name="ad74258">
            <text:p/>
          </table:table-cell>
          <table:table-cell table:number-rows-spanned="1" table:style-name="ac0f8a4"/>
          <table:table-cell office:string-value="CM : 0, TD : 0, TP : 0" office:value-type="string" table:number-rows-spanned="1" table:style-name="ad0d283">
            <text:p>CM : 0, TD : 0, TP : 0</text:p>
          </table:table-cell>
          <table:table-cell office:string-value="0" office:value-type="string" table:number-rows-spanned="1" table:style-name="aaf827b">
            <text:p>0</text:p>
          </table:table-cell>
        </table:table-row>
        <table:table-row>
          <table:table-cell/>
          <table:table-cell office:string-value="Microéconomie : concurrence imparfaite" office:value-type="string" table:number-rows-spanned="1" table:style-name="afcba3a">
            <text:p>Microéconomie : concurrence imparfaite</text:p>
          </table:table-cell>
          <table:table-cell office:string-value="A3STS08" office:value-type="string" table:number-rows-spanned="1" table:style-name="a773dfb">
            <text:p>A3STS08</text:p>
          </table:table-cell>
          <table:table-cell office:string-value="Villeneuve" office:value-type="string" table:number-rows-spanned="1" table:style-name="aa43da4">
            <text:p>Villeneuve</text:p>
          </table:table-cell>
          <table:table-cell office:string-value="Villeneuve CM&#10;Viossat" office:value-type="string" table:number-rows-spanned="1" table:style-name="ae49f60">
            <text:p>Villeneuve CM<text:line-break/>Viossat</text:p>
          </table:table-cell>
          <table:table-cell office:string-value="19.5h CM" office:value-type="string" table:number-rows-spanned="1" table:style-name="ae2b67c">
            <text:p>19.5h CM</text:p>
          </table:table-cell>
          <table:table-cell office:string-value="19.5h TD" office:value-type="string" table:number-rows-spanned="1" table:style-name="a151611">
            <text:p>19.5h TD</text:p>
          </table:table-cell>
          <table:table-cell table:number-rows-spanned="1" table:style-name="ade5441"/>
          <table:table-cell office:string-value="2" office:value-type="string" table:number-rows-spanned="1" table:style-name="acf1029">
            <text:p>2</text:p>
          </table:table-cell>
          <table:table-cell office:string-value="" office:value-type="string" table:number-rows-spanned="1" table:style-name="ad1151a">
            <text:p/>
          </table:table-cell>
          <table:table-cell office:string-value="" office:value-type="string" table:number-rows-spanned="1" table:style-name="a709426">
            <text:p/>
          </table:table-cell>
          <table:table-cell table:number-rows-spanned="1" table:style-name="aca3258"/>
          <table:table-cell office:string-value="CM : 0, TD : 0, TP : 0" office:value-type="string" table:number-rows-spanned="1" table:style-name="a9d5084">
            <text:p>CM : 0, TD : 0, TP : 0</text:p>
          </table:table-cell>
          <table:table-cell office:string-value="0" office:value-type="string" table:number-rows-spanned="1" table:style-name="af64f1c">
            <text:p>0</text:p>
          </table:table-cell>
          <table:table-cell table:number-rows-spanned="1"/>
          <table:table-cell office:string-value="Macroéconomie approfondie : chômage, monnaie, inflation" office:value-type="string" table:number-rows-spanned="1" table:style-name="ab78584">
            <text:p>Macroéconomie approfondie : chômage, monnaie, inflation</text:p>
          </table:table-cell>
          <table:table-cell office:string-value="A3STS09" office:value-type="string" table:number-rows-spanned="1" table:style-name="abe3340">
            <text:p>A3STS09</text:p>
          </table:table-cell>
          <table:table-cell office:string-value="Masson B et Carre-Tallon" office:value-type="string" table:number-rows-spanned="1" table:style-name="a7f64c8">
            <text:p>Masson B et Carre-Tallon</text:p>
          </table:table-cell>
          <table:table-cell office:string-value="Masson B CM&#10;Carre-Tallon M&#10;Le Mau de Talance&#10;Trouillet" office:value-type="string" table:number-rows-spanned="1" table:style-name="acd80d7">
            <text:p>Masson B CM<text:line-break/>Carre-Tallon M<text:line-break/>Le Mau de Talance<text:line-break/>Trouillet</text:p>
          </table:table-cell>
          <table:table-cell office:string-value="19.5h CM" office:value-type="string" table:number-rows-spanned="1" table:style-name="ae2bf25">
            <text:p>19.5h CM</text:p>
          </table:table-cell>
          <table:table-cell office:string-value="19.5h TD" office:value-type="string" table:number-rows-spanned="1" table:style-name="afabcbe">
            <text:p>19.5h TD</text:p>
          </table:table-cell>
          <table:table-cell table:number-rows-spanned="1" table:style-name="a5b2509"/>
          <table:table-cell office:string-value="2" office:value-type="string" table:number-rows-spanned="1" table:style-name="a693004">
            <text:p>2</text:p>
          </table:table-cell>
          <table:table-cell office:string-value="" office:value-type="string" table:number-rows-spanned="1" table:style-name="ad12058">
            <text:p/>
          </table:table-cell>
          <table:table-cell office:string-value="" office:value-type="string" table:number-rows-spanned="1" table:style-name="aca78e5">
            <text:p/>
          </table:table-cell>
          <table:table-cell table:number-rows-spanned="1" table:style-name="a8638b9"/>
          <table:table-cell office:string-value="CM : 0, TD : 0, TP : 0" office:value-type="string" table:number-rows-spanned="1" table:style-name="ac4d905">
            <text:p>CM : 0, TD : 0, TP : 0</text:p>
          </table:table-cell>
          <table:table-cell office:string-value="0" office:value-type="string" table:number-rows-spanned="1" table:style-name="a248e6d">
            <text:p>0</text:p>
          </table:table-cell>
        </table:table-row>
        <table:table-row>
          <table:table-cell/>
          <table:table-cell office:string-value="Estimation statistique (enseignement en anglais)" office:value-type="string" table:number-rows-spanned="1" table:style-name="affac5a">
            <text:p>Estimation statistique (enseignement en anglais)</text:p>
          </table:table-cell>
          <table:table-cell office:string-value="A3STS03" office:value-type="string" table:number-rows-spanned="1" table:style-name="ab4a014">
            <text:p>A3STS03</text:p>
          </table:table-cell>
          <table:table-cell office:string-value="Robert" office:value-type="string" table:number-rows-spanned="1" table:style-name="a8eeaf1">
            <text:p>Robert</text:p>
          </table:table-cell>
          <table:table-cell office:string-value="Robert CM&#10;Rousseau&#10;Banterle" office:value-type="string" table:number-rows-spanned="1" table:style-name="a773e7d">
            <text:p>Robert CM<text:line-break/>Rousseau<text:line-break/>Banterle</text:p>
          </table:table-cell>
          <table:table-cell office:string-value="19.5h CM" office:value-type="string" table:number-rows-spanned="1" table:style-name="a1301c6">
            <text:p>19.5h CM</text:p>
          </table:table-cell>
          <table:table-cell table:number-rows-spanned="1" table:style-name="ae147f0"/>
          <table:table-cell table:number-rows-spanned="1" table:style-name="ab8e174"/>
          <table:table-cell office:string-value="4" office:value-type="string" table:number-rows-spanned="1" table:style-name="a998f98">
            <text:p>4</text:p>
          </table:table-cell>
          <table:table-cell office:string-value="" office:value-type="string" table:number-rows-spanned="1" table:style-name="a9ce76c">
            <text:p/>
          </table:table-cell>
          <table:table-cell table:number-rows-spanned="1" table:style-name="aa3bcd4"/>
          <table:table-cell table:number-rows-spanned="1" table:style-name="a76377a"/>
          <table:table-cell office:string-value="CM : 0, TD : 0, TP : 0" office:value-type="string" table:number-rows-spanned="1" table:style-name="abefe72">
            <text:p>CM : 0, TD : 0, TP : 0</text:p>
          </table:table-cell>
          <table:table-cell office:string-value="0" office:value-type="string" table:number-rows-spanned="1" table:style-name="a921984">
            <text:p>0</text:p>
          </table:table-cell>
          <table:table-cell table:number-rows-spanned="1"/>
          <table:table-cell office:string-value="Base de données relationnelles (commun)" office:value-type="string" table:number-rows-spanned="1" table:style-name="a1d9e65">
            <text:p>Base de données relationnelles (commun)</text:p>
          </table:table-cell>
          <table:table-cell office:string-value="A3STS18" office:value-type="string" table:number-rows-spanned="1" table:style-name="a8162fd">
            <text:p>A3STS18</text:p>
          </table:table-cell>
          <table:table-cell office:string-value="commun L3 INFO" office:value-type="string" table:number-rows-spanned="1" table:style-name="a89c0a9">
            <text:p>commun L3 INFO</text:p>
          </table:table-cell>
          <table:table-cell table:number-rows-spanned="1" table:style-name="a4d886e"/>
          <table:table-cell table:number-rows-spanned="1" table:style-name="a8a6f48"/>
          <table:table-cell table:number-rows-spanned="1" table:style-name="a4d249d"/>
          <table:table-cell table:number-rows-spanned="1" table:style-name="a0de4a2"/>
          <table:table-cell table:number-rows-spanned="1" table:style-name="a78c00b"/>
          <table:table-cell table:number-rows-spanned="1" table:style-name="a299d37"/>
          <table:table-cell table:number-rows-spanned="1" table:style-name="aa9744b"/>
          <table:table-cell table:number-rows-spanned="1" table:style-name="a19516c"/>
          <table:table-cell office:string-value="CM : 0, TD : 0, TP : 0" office:value-type="string" table:number-rows-spanned="1" table:style-name="aca7fb9">
            <text:p>CM : 0, TD : 0, TP : 0</text:p>
          </table:table-cell>
          <table:table-cell office:string-value="0" office:value-type="string" table:number-rows-spanned="1" table:style-name="a61038d">
            <text:p>0</text:p>
          </table:table-cell>
        </table:table-row>
        <table:table-row>
          <table:table-cell/>
          <table:table-cell office:string-value="Produits dérivés et gestion des risques (enseignement en anglais)" office:value-type="string" table:number-rows-spanned="1" table:style-name="ab838fc">
            <text:p>Produits dérivés et gestion des risques (enseignement en anglais)</text:p>
          </table:table-cell>
          <table:table-cell office:string-value="A3STS06" office:value-type="string" table:number-rows-spanned="1" table:style-name="a336904">
            <text:p>A3STS06</text:p>
          </table:table-cell>
          <table:table-cell office:string-value="Possamai" office:value-type="string" table:number-rows-spanned="1" table:style-name="af109c7">
            <text:p>Possamai</text:p>
          </table:table-cell>
          <table:table-cell office:string-value="Possamai CM&#10;Wahbi" office:value-type="string" table:number-rows-spanned="1" table:style-name="a24e912">
            <text:p>Possamai CM<text:line-break/>Wahbi</text:p>
          </table:table-cell>
          <table:table-cell office:string-value="19.5h CM" office:value-type="string" table:number-rows-spanned="1" table:style-name="aac5fb6">
            <text:p>19.5h CM</text:p>
          </table:table-cell>
          <table:table-cell table:number-rows-spanned="1" table:style-name="ae72924"/>
          <table:table-cell table:number-rows-spanned="1" table:style-name="a4805ee"/>
          <table:table-cell office:string-value="3" office:value-type="string" table:number-rows-spanned="1" table:style-name="ab8d3c4">
            <text:p>3</text:p>
          </table:table-cell>
          <table:table-cell office:string-value="" office:value-type="string" table:number-rows-spanned="1" table:style-name="a278be7">
            <text:p/>
          </table:table-cell>
          <table:table-cell table:number-rows-spanned="1" table:style-name="abc01d2"/>
          <table:table-cell table:number-rows-spanned="1" table:style-name="a2bb98d"/>
          <table:table-cell office:string-value="CM : 0, TD : 0, TP : 0" office:value-type="string" table:number-rows-spanned="1" table:style-name="a71c235">
            <text:p>CM : 0, TD : 0, TP : 0</text:p>
          </table:table-cell>
          <table:table-cell office:string-value="0" office:value-type="string" table:number-rows-spanned="1" table:style-name="a89756c">
            <text:p>0</text:p>
          </table:table-cell>
          <table:table-cell table:number-rows-spanned="1"/>
          <table:table-cell office:string-value="Théorie des jeux" office:value-type="string" table:number-rows-spanned="1" table:style-name="a70c93d">
            <text:p>Théorie des jeux</text:p>
          </table:table-cell>
          <table:table-cell office:string-value="A3STS16" office:value-type="string" table:number-rows-spanned="1" table:style-name="a175b0e">
            <text:p>A3STS16</text:p>
          </table:table-cell>
          <table:table-cell office:string-value="Oliu-Barton" office:value-type="string" table:number-rows-spanned="1" table:style-name="ab6383e">
            <text:p>Oliu-Barton</text:p>
          </table:table-cell>
          <table:table-cell office:string-value="Oliu-Barton CM&#10;Viossat" office:value-type="string" table:number-rows-spanned="1" table:style-name="ac3a135">
            <text:p>Oliu-Barton CM<text:line-break/>Viossat</text:p>
          </table:table-cell>
          <table:table-cell office:string-value="19.5h CM" office:value-type="string" table:number-rows-spanned="1" table:style-name="a287211">
            <text:p>19.5h CM</text:p>
          </table:table-cell>
          <table:table-cell office:string-value="19.5h TD" office:value-type="string" table:number-rows-spanned="1" table:style-name="a1f42a2">
            <text:p>19.5h TD</text:p>
          </table:table-cell>
          <table:table-cell table:number-rows-spanned="1" table:style-name="af1cf75"/>
          <table:table-cell office:string-value="2" office:value-type="string" table:number-rows-spanned="1" table:style-name="a60fc66">
            <text:p>2</text:p>
          </table:table-cell>
          <table:table-cell office:string-value="" office:value-type="string" table:number-rows-spanned="1" table:style-name="a657201">
            <text:p/>
          </table:table-cell>
          <table:table-cell office:string-value="" office:value-type="string" table:number-rows-spanned="1" table:style-name="a6712ac">
            <text:p/>
          </table:table-cell>
          <table:table-cell table:number-rows-spanned="1" table:style-name="a1d8a76"/>
          <table:table-cell office:string-value="CM : 0, TD : 0, TP : 0" office:value-type="string" table:number-rows-spanned="1" table:style-name="a395a17">
            <text:p>CM : 0, TD : 0, TP : 0</text:p>
          </table:table-cell>
          <table:table-cell office:string-value="0" office:value-type="string" table:number-rows-spanned="1" table:style-name="a925e71">
            <text:p>0</text:p>
          </table:table-cell>
        </table:table-row>
        <table:table-row>
          <table:table-cell/>
          <table:table-cell office:string-value="Graphes : modélisation et algorithmes (commun)" office:value-type="string" table:number-rows-spanned="1" table:style-name="a87af01">
            <text:p>Graphes : modélisation et algorithmes (commun)</text:p>
          </table:table-cell>
          <table:table-cell office:string-value="A3STS19" office:value-type="string" table:number-rows-spanned="1" table:style-name="a46ee18">
            <text:p>A3STS19</text:p>
          </table:table-cell>
          <table:table-cell office:string-value="commun L3 INFO" office:value-type="string" table:number-rows-spanned="1" table:style-name="aaf666a">
            <text:p>commun L3 INFO</text:p>
          </table:table-cell>
          <table:table-cell table:number-rows-spanned="1" table:style-name="aa5373f"/>
          <table:table-cell table:number-rows-spanned="1" table:style-name="aae4f17"/>
          <table:table-cell table:number-rows-spanned="1" table:style-name="a0a9e27"/>
          <table:table-cell table:number-rows-spanned="1" table:style-name="a9a74ad"/>
          <table:table-cell table:number-rows-spanned="1" table:style-name="a560077"/>
          <table:table-cell table:number-rows-spanned="1" table:style-name="af8c2a3"/>
          <table:table-cell table:number-rows-spanned="1" table:style-name="ac8ab98"/>
          <table:table-cell table:number-rows-spanned="1" table:style-name="a26b0b2"/>
          <table:table-cell office:string-value="CM : 0, TD : 0, TP : 0" office:value-type="string" table:number-rows-spanned="1" table:style-name="a49fa0d">
            <text:p>CM : 0, TD : 0, TP : 0</text:p>
          </table:table-cell>
          <table:table-cell office:string-value="0" office:value-type="string" table:number-rows-spanned="1" table:style-name="ab6d573">
            <text:p>0</text:p>
          </table:table-cell>
          <table:table-cell table:number-rows-spanned="1"/>
          <table:table-cell office:string-value="Economie dans l'incertain" office:value-type="string" table:number-rows-spanned="1" table:style-name="a82bc4a">
            <text:p>Economie dans l'incertain</text:p>
          </table:table-cell>
          <table:table-cell office:string-value="A3STS13" office:value-type="string" table:number-rows-spanned="1" table:style-name="abaacf9">
            <text:p>A3STS13</text:p>
          </table:table-cell>
          <table:table-cell office:string-value="Oury" office:value-type="string" table:number-rows-spanned="1" table:style-name="a0f735f">
            <text:p>Oury</text:p>
          </table:table-cell>
          <table:table-cell office:string-value="Oury CM&#10;Salomon Antoine&#10;Lefort" office:value-type="string" table:number-rows-spanned="1" table:style-name="af7f6bd">
            <text:p>Oury CM<text:line-break/>Salomon Antoine<text:line-break/>Lefort</text:p>
          </table:table-cell>
          <table:table-cell office:string-value="19.5h CM" office:value-type="string" table:number-rows-spanned="1" table:style-name="a48bf2b">
            <text:p>19.5h CM</text:p>
          </table:table-cell>
          <table:table-cell office:string-value="19.5h TD" office:value-type="string" table:number-rows-spanned="1" table:style-name="a742822">
            <text:p>19.5h TD</text:p>
          </table:table-cell>
          <table:table-cell table:number-rows-spanned="1" table:style-name="a7b9291"/>
          <table:table-cell office:string-value="4" office:value-type="string" table:number-rows-spanned="1" table:style-name="aa77066">
            <text:p>4</text:p>
          </table:table-cell>
          <table:table-cell office:string-value="" office:value-type="string" table:number-rows-spanned="1" table:style-name="a54e659">
            <text:p/>
          </table:table-cell>
          <table:table-cell office:string-value="" office:value-type="string" table:number-rows-spanned="1" table:style-name="a0df284">
            <text:p/>
          </table:table-cell>
          <table:table-cell table:number-rows-spanned="1" table:style-name="af74230"/>
          <table:table-cell office:string-value="CM : 0, TD : 0, TP : 0" office:value-type="string" table:number-rows-spanned="1" table:style-name="a0ab185">
            <text:p>CM : 0, TD : 0, TP : 0</text:p>
          </table:table-cell>
          <table:table-cell office:string-value="0" office:value-type="string" table:number-rows-spanned="1" table:style-name="ae8e3d8">
            <text:p>0</text:p>
          </table:table-cell>
        </table:table-row>
        <table:table-row>
          <table:table-cell/>
          <table:table-cell office:string-value="Java-Objet (commun)" office:value-type="string" table:number-rows-spanned="1" table:style-name="ac14780">
            <text:p>Java-Objet (commun)</text:p>
          </table:table-cell>
          <table:table-cell office:string-value="A3STS20" office:value-type="string" table:number-rows-spanned="1" table:style-name="a92090c">
            <text:p>A3STS20</text:p>
          </table:table-cell>
          <table:table-cell office:string-value="commun L3 INFO" office:value-type="string" table:number-rows-spanned="1" table:style-name="aa72b79">
            <text:p>commun L3 INFO</text:p>
          </table:table-cell>
          <table:table-cell table:number-rows-spanned="1" table:style-name="a3f0aee"/>
          <table:table-cell table:number-rows-spanned="1" table:style-name="af975ed"/>
          <table:table-cell table:number-rows-spanned="1" table:style-name="a763afb"/>
          <table:table-cell table:number-rows-spanned="1" table:style-name="a1d681f"/>
          <table:table-cell table:number-rows-spanned="1" table:style-name="a7f27c1"/>
          <table:table-cell table:number-rows-spanned="1" table:style-name="a54577e"/>
          <table:table-cell table:number-rows-spanned="1" table:style-name="af7b875"/>
          <table:table-cell table:number-rows-spanned="1" table:style-name="a8f8f83"/>
          <table:table-cell office:string-value="CM : 0, TD : 0, TP : 0" office:value-type="string" table:number-rows-spanned="1" table:style-name="ad9d2e4">
            <text:p>CM : 0, TD : 0, TP : 0</text:p>
          </table:table-cell>
          <table:table-cell office:string-value="0" office:value-type="string" table:number-rows-spanned="1" table:style-name="a3422b9">
            <text:p>0</text:p>
          </table:table-cell>
          <table:table-cell table:number-rows-spanned="1"/>
          <table:table-cell office:string-value="Programmation linéaire (commun)" office:value-type="string" table:number-rows-spanned="1" table:style-name="a88e384">
            <text:p>Programmation linéaire (commun)</text:p>
          </table:table-cell>
          <table:table-cell office:string-value="A3STS17" office:value-type="string" table:number-rows-spanned="1" table:style-name="a93f7b1">
            <text:p>A3STS17</text:p>
          </table:table-cell>
          <table:table-cell office:string-value="commun L3 INFO" office:value-type="string" table:number-rows-spanned="1" table:style-name="a6bf38f">
            <text:p>commun L3 INFO</text:p>
          </table:table-cell>
          <table:table-cell table:number-rows-spanned="1" table:style-name="a59d50d"/>
          <table:table-cell table:number-rows-spanned="1" table:style-name="a2a2c0c"/>
          <table:table-cell table:number-rows-spanned="1" table:style-name="a32640d"/>
          <table:table-cell table:number-rows-spanned="1" table:style-name="abb8874"/>
          <table:table-cell table:number-rows-spanned="1" table:style-name="a50f9f5"/>
          <table:table-cell table:number-rows-spanned="1" table:style-name="a1ec680"/>
          <table:table-cell table:number-rows-spanned="1" table:style-name="a5b5425"/>
          <table:table-cell table:number-rows-spanned="1" table:style-name="a37bbff"/>
          <table:table-cell office:string-value="CM : 0, TD : 0, TP : 0" office:value-type="string" table:number-rows-spanned="1" table:style-name="ae52938">
            <text:p>CM : 0, TD : 0, TP : 0</text:p>
          </table:table-cell>
          <table:table-cell office:string-value="0" office:value-type="string" table:number-rows-spanned="1" table:style-name="a647814">
            <text:p>0</text:p>
          </table:table-cell>
        </table:table-row>
        <table:table-row>
          <table:table-cell/>
          <table:table-cell office:string-value="Notions fondamentales L1-L2" office:value-type="string" table:number-rows-spanned="1" table:style-name="a79ca9c">
            <text:p>Notions fondamentales L1-L2</text:p>
          </table:table-cell>
          <table:table-cell office:string-value="A3STS04" office:value-type="string" table:number-rows-spanned="1" table:style-name="abdaa5b">
            <text:p>A3STS04</text:p>
          </table:table-cell>
          <table:table-cell office:string-value="Lamboley" office:value-type="string" table:number-rows-spanned="1" table:style-name="afee7e4">
            <text:p>Lamboley</text:p>
          </table:table-cell>
          <table:table-cell office:string-value="Lamboley CM" office:value-type="string" table:number-rows-spanned="1" table:style-name="adaf74e">
            <text:p>Lamboley CM</text:p>
          </table:table-cell>
          <table:table-cell office:string-value="19.5h CM" office:value-type="string" table:number-rows-spanned="1" table:style-name="a852a66">
            <text:p>19.5h CM</text:p>
          </table:table-cell>
          <table:table-cell table:number-rows-spanned="1" table:style-name="a40ae64"/>
          <table:table-cell table:number-rows-spanned="1" table:style-name="ac5547f"/>
          <table:table-cell table:number-rows-spanned="1" table:style-name="adef50d"/>
          <table:table-cell office:string-value="" office:value-type="string" table:number-rows-spanned="1" table:style-name="a3b89af">
            <text:p/>
          </table:table-cell>
          <table:table-cell table:number-rows-spanned="1" table:style-name="ab7f30e"/>
          <table:table-cell table:number-rows-spanned="1" table:style-name="a4e9b9a"/>
          <table:table-cell office:string-value="CM : 0, TD : 0, TP : 0" office:value-type="string" table:number-rows-spanned="1" table:style-name="a4840bf">
            <text:p>CM : 0, TD : 0, TP : 0</text:p>
          </table:table-cell>
          <table:table-cell office:string-value="0" office:value-type="string" table:number-rows-spanned="1" table:style-name="ac7c689">
            <text:p>0</text:p>
          </table:table-cell>
          <table:table-cell table:number-rows-spanned="1"/>
          <table:table-cell office:string-value="Anglais 6" office:value-type="string" table:number-rows-spanned="1" table:style-name="a4e4af4">
            <text:p>Anglais 6</text:p>
          </table:table-cell>
          <table:table-cell office:string-value="A4STS15" office:value-type="string" table:number-rows-spanned="1" table:style-name="a600b8a">
            <text:p>A4STS15</text:p>
          </table:table-cell>
          <table:table-cell office:string-value="Boillot-Patterson" office:value-type="string" table:number-rows-spanned="1" table:style-name="af9cafd">
            <text:p>Boillot-Patterson</text:p>
          </table:table-cell>
          <table:table-cell office:string-value="Den Brinker&#10;Compton&#10;Boillot Patterson" office:value-type="string" table:number-rows-spanned="1" table:style-name="a7b3d68">
            <text:p>Den Brinker<text:line-break/>Compton<text:line-break/>Boillot Patterson</text:p>
          </table:table-cell>
          <table:table-cell table:number-rows-spanned="1" table:style-name="a753f8f"/>
          <table:table-cell office:string-value="19.5h CMTD" office:value-type="string" table:number-rows-spanned="1" table:style-name="aca2e0d">
            <text:p>19.5h CMTD</text:p>
          </table:table-cell>
          <table:table-cell table:number-rows-spanned="1" table:style-name="a5f6497"/>
          <table:table-cell office:string-value="4" office:value-type="string" table:number-rows-spanned="1" table:style-name="a233c77">
            <text:p>4</text:p>
          </table:table-cell>
          <table:table-cell table:number-rows-spanned="1" table:style-name="a3028fe"/>
          <table:table-cell office:string-value="" office:value-type="string" table:number-rows-spanned="1" table:style-name="a04a66f">
            <text:p/>
          </table:table-cell>
          <table:table-cell table:number-rows-spanned="1" table:style-name="ae8fefe"/>
          <table:table-cell office:string-value="CM : 0, TD : 0, TP : 0" office:value-type="string" table:number-rows-spanned="1" table:style-name="a1495d3">
            <text:p>CM : 0, TD : 0, TP : 0</text:p>
          </table:table-cell>
          <table:table-cell office:string-value="0" office:value-type="string" table:number-rows-spanned="1" table:style-name="ad641d4">
            <text:p>0</text:p>
          </table:table-cell>
        </table:table-row>
        <table:table-row>
          <table:table-cell/>
          <table:table-cell office:string-value="VBA" office:value-type="string" table:number-rows-spanned="1" table:style-name="a3fa0fa">
            <text:p>VBA</text:p>
          </table:table-cell>
          <table:table-cell office:string-value="A3VBA" office:value-type="string" table:number-rows-spanned="1" table:style-name="ae55775">
            <text:p>A3VBA</text:p>
          </table:table-cell>
          <table:table-cell office:string-value="Genisson" office:value-type="string" table:number-rows-spanned="1" table:style-name="a5ae0c3">
            <text:p>Genisson</text:p>
          </table:table-cell>
          <table:table-cell office:string-value="Genisson&#10;Pierre" office:value-type="string" table:number-rows-spanned="1" table:style-name="ab7c2e5">
            <text:p>Genisson<text:line-break/>Pierre</text:p>
          </table:table-cell>
          <table:table-cell table:number-rows-spanned="1" table:style-name="a26a63e"/>
          <table:table-cell office:string-value="9.0h CMTD" office:value-type="string" table:number-rows-spanned="1" table:style-name="a195547">
            <text:p>9.0h CMTD</text:p>
          </table:table-cell>
          <table:table-cell table:number-rows-spanned="1" table:style-name="aa19b86"/>
          <table:table-cell office:string-value="2" office:value-type="string" table:number-rows-spanned="1" table:style-name="a121a88">
            <text:p>2</text:p>
          </table:table-cell>
          <table:table-cell table:number-rows-spanned="1" table:style-name="a61f983"/>
          <table:table-cell office:string-value="" office:value-type="string" table:number-rows-spanned="1" table:style-name="a95240e">
            <text:p/>
          </table:table-cell>
          <table:table-cell table:number-rows-spanned="1" table:style-name="a8a41c4"/>
          <table:table-cell office:string-value="CM : 0, TD : 0, TP : 0" office:value-type="string" table:number-rows-spanned="1" table:style-name="a473153">
            <text:p>CM : 0, TD : 0, TP : 0</text:p>
          </table:table-cell>
          <table:table-cell office:string-value="0" office:value-type="string" table:number-rows-spanned="1" table:style-name="a6a35f4">
            <text:p>0</text:p>
          </table:table-cell>
          <table:table-cell table:number-rows-spanned="1"/>
          <table:table-cell office:string-value="LV2 (Allemand / Espagnol)" office:value-type="string" table:number-rows-spanned="1" table:style-name="aafda2a">
            <text:p>LV2 (Allemand / Espagnol)</text:p>
          </table:table-cell>
          <table:table-cell office:string-value="A3ALL01&#10;A3ESP01" office:value-type="string" table:number-rows-spanned="1" table:style-name="a08f21c">
            <text:p>A3ALL01<text:line-break/>A3ESP01</text:p>
          </table:table-cell>
          <table:table-cell table:number-rows-spanned="1" table:style-name="a2faf38"/>
          <table:table-cell table:number-rows-spanned="1" table:style-name="ade2dae"/>
          <table:table-cell table:number-rows-spanned="1" table:style-name="a5be64a"/>
          <table:table-cell office:string-value="19.5h TD" office:value-type="string" table:number-rows-spanned="1" table:style-name="a8edee4">
            <text:p>19.5h TD</text:p>
          </table:table-cell>
          <table:table-cell table:number-rows-spanned="1" table:style-name="a1dd167"/>
          <table:table-cell table:number-rows-spanned="1" table:style-name="a596a6d"/>
          <table:table-cell table:number-rows-spanned="1" table:style-name="a86aca9"/>
          <table:table-cell office:string-value="" office:value-type="string" table:number-rows-spanned="1" table:style-name="acfe240">
            <text:p/>
          </table:table-cell>
          <table:table-cell table:number-rows-spanned="1" table:style-name="abb3355"/>
          <table:table-cell office:string-value="CM : 0, TD : 0, TP : 0" office:value-type="string" table:number-rows-spanned="1" table:style-name="a52b748">
            <text:p>CM : 0, TD : 0, TP : 0</text:p>
          </table:table-cell>
          <table:table-cell office:string-value="0" office:value-type="string" table:number-rows-spanned="1" table:style-name="a4ad38f">
            <text:p>0</text:p>
          </table:table-cell>
        </table:table-row>
        <table:table-row>
          <table:table-cell/>
          <table:table-cell office:string-value="Anglais 5" office:value-type="string" table:number-rows-spanned="1" table:style-name="a0a30cb">
            <text:p>Anglais 5</text:p>
          </table:table-cell>
          <table:table-cell office:string-value="A3STS05" office:value-type="string" table:number-rows-spanned="1" table:style-name="ac70e96">
            <text:p>A3STS05</text:p>
          </table:table-cell>
          <table:table-cell office:string-value="Boillot-Patterson" office:value-type="string" table:number-rows-spanned="1" table:style-name="ad253d8">
            <text:p>Boillot-Patterson</text:p>
          </table:table-cell>
          <table:table-cell office:string-value="Den Brinker&#10;Compton&#10;Boillot Patterson" office:value-type="string" table:number-rows-spanned="1" table:style-name="a07d9ef">
            <text:p>Den Brinker<text:line-break/>Compton<text:line-break/>Boillot Patterson</text:p>
          </table:table-cell>
          <table:table-cell table:number-rows-spanned="1" table:style-name="a59c9f4"/>
          <table:table-cell office:string-value="19.5h CMTD" office:value-type="string" table:number-rows-spanned="1" table:style-name="ab4075c">
            <text:p>19.5h CMTD</text:p>
          </table:table-cell>
          <table:table-cell table:number-rows-spanned="1" table:style-name="a7ce444"/>
          <table:table-cell office:string-value="4" office:value-type="string" table:number-rows-spanned="1" table:style-name="a11b295">
            <text:p>4</text:p>
          </table:table-cell>
          <table:table-cell table:number-rows-spanned="1" table:style-name="ad2a44e"/>
          <table:table-cell office:string-value="" office:value-type="string" table:number-rows-spanned="1" table:style-name="a32856c">
            <text:p/>
          </table:table-cell>
          <table:table-cell table:number-rows-spanned="1" table:style-name="abacd8e"/>
          <table:table-cell office:string-value="CM : 0, TD : 0, TP : 0" office:value-type="string" table:number-rows-spanned="1" table:style-name="a483e27">
            <text:p>CM : 0, TD : 0, TP : 0</text:p>
          </table:table-cell>
          <table:table-cell office:string-value="0" office:value-type="string" table:number-rows-spanned="1" table:style-name="af3bb02">
            <text:p>0</text:p>
          </table:table-cell>
          <table:table-cell table:number-rows-spanned="1"/>
          <table:table-cell office:string-value="Algèbre (CPES3)" office:value-type="string" table:number-rows-spanned="1" table:style-name="ad94ac9">
            <text:p>Algèbre (CPES3)</text:p>
          </table:table-cell>
          <table:table-cell office:string-value="A3PSL02" office:value-type="string" table:number-rows-spanned="1" table:style-name="aecccab">
            <text:p>A3PSL02</text:p>
          </table:table-cell>
          <table:table-cell table:number-rows-spanned="1" table:style-name="a2a5bb5"/>
          <table:table-cell table:number-rows-spanned="1" table:style-name="aedb191"/>
          <table:table-cell table:number-rows-spanned="1" table:style-name="a4d5b55"/>
          <table:table-cell table:number-rows-spanned="1" table:style-name="ab58995"/>
          <table:table-cell table:number-rows-spanned="1" table:style-name="abe7814"/>
          <table:table-cell table:number-rows-spanned="1" table:style-name="a7f5fce"/>
          <table:table-cell table:number-rows-spanned="1" table:style-name="a30e44a"/>
          <table:table-cell table:number-rows-spanned="1" table:style-name="a77b9db"/>
          <table:table-cell table:number-rows-spanned="1" table:style-name="a08ca3b"/>
          <table:table-cell office:string-value="CM : 0, TD : 0, TP : 0" office:value-type="string" table:number-rows-spanned="1" table:style-name="a2d6c72">
            <text:p>CM : 0, TD : 0, TP : 0</text:p>
          </table:table-cell>
          <table:table-cell office:string-value="0" office:value-type="string" table:number-rows-spanned="1" table:style-name="a3fbdd2">
            <text:p>0</text:p>
          </table:table-cell>
        </table:table-row>
        <table:table-row>
          <table:table-cell/>
          <table:table-cell office:string-value="LV2 (Allemand / Espagnol)" office:value-type="string" table:number-rows-spanned="1" table:style-name="ac8538f">
            <text:p>LV2 (Allemand / Espagnol)</text:p>
          </table:table-cell>
          <table:table-cell office:string-value="A3ALL01&#10;A3ESP01" office:value-type="string" table:number-rows-spanned="1" table:style-name="a84b708">
            <text:p>A3ALL01<text:line-break/>A3ESP01</text:p>
          </table:table-cell>
          <table:table-cell table:number-rows-spanned="1" table:style-name="a480f2a"/>
          <table:table-cell table:number-rows-spanned="1" table:style-name="aa6a513"/>
          <table:table-cell table:number-rows-spanned="1" table:style-name="a53095f"/>
          <table:table-cell office:string-value="19.5h TD" office:value-type="string" table:number-rows-spanned="1" table:style-name="a69b22a">
            <text:p>19.5h TD</text:p>
          </table:table-cell>
          <table:table-cell table:number-rows-spanned="1" table:style-name="a047a69"/>
          <table:table-cell table:number-rows-spanned="1" table:style-name="a4cba16"/>
          <table:table-cell table:number-rows-spanned="1" table:style-name="a4b8e5f"/>
          <table:table-cell office:string-value="" office:value-type="string" table:number-rows-spanned="1" table:style-name="a4f5cc3">
            <text:p/>
          </table:table-cell>
          <table:table-cell table:number-rows-spanned="1" table:style-name="a5b19b6"/>
          <table:table-cell office:string-value="CM : 0, TD : 0, TP : 0" office:value-type="string" table:number-rows-spanned="1" table:style-name="a4ba045">
            <text:p>CM : 0, TD : 0, TP : 0</text:p>
          </table:table-cell>
          <table:table-cell office:string-value="0" office:value-type="string" table:number-rows-spanned="1" table:style-name="a68eef4">
            <text:p>0</text:p>
          </table:table-cell>
          <table:table-cell table:number-rows-spanned="1"/>
          <table:table-cell office:string-value="Physique Statistique (CPES3)" office:value-type="string" table:number-rows-spanned="1" table:style-name="a50d557">
            <text:p>Physique Statistique (CPES3)</text:p>
          </table:table-cell>
          <table:table-cell office:string-value="A3PSL03" office:value-type="string" table:number-rows-spanned="1" table:style-name="ade8fba">
            <text:p>A3PSL03</text:p>
          </table:table-cell>
          <table:table-cell table:number-rows-spanned="1" table:style-name="abde788"/>
          <table:table-cell table:number-rows-spanned="1" table:style-name="a556ccf"/>
          <table:table-cell table:number-rows-spanned="1" table:style-name="a66efae"/>
          <table:table-cell table:number-rows-spanned="1" table:style-name="aaa7010"/>
          <table:table-cell table:number-rows-spanned="1" table:style-name="ae5c42c"/>
          <table:table-cell table:number-rows-spanned="1" table:style-name="a167ca7"/>
          <table:table-cell table:number-rows-spanned="1" table:style-name="ad07563"/>
          <table:table-cell table:number-rows-spanned="1" table:style-name="a4b988d"/>
          <table:table-cell table:number-rows-spanned="1" table:style-name="ad2c7f7"/>
          <table:table-cell office:string-value="CM : 0, TD : 0, TP : 0" office:value-type="string" table:number-rows-spanned="1" table:style-name="a4e57e1">
            <text:p>CM : 0, TD : 0, TP : 0</text:p>
          </table:table-cell>
          <table:table-cell office:string-value="0" office:value-type="string" table:number-rows-spanned="1" table:style-name="a780c32">
            <text:p>0</text:p>
          </table:table-cell>
        </table:table-row>
        <table:table-row>
          <table:table-cell/>
          <table:table-cell office:string-value="Mécanique quantique (CPES)" office:value-type="string" table:number-rows-spanned="1" table:style-name="a7cb169">
            <text:p>Mécanique quantique (CPES)</text:p>
          </table:table-cell>
          <table:table-cell office:string-value="A3PSL01" office:value-type="string" table:number-rows-spanned="1" table:style-name="a17ed8f">
            <text:p>A3PSL01</text:p>
          </table:table-cell>
          <table:table-cell table:number-rows-spanned="1" table:style-name="aff1ddb"/>
          <table:table-cell table:number-rows-spanned="1" table:style-name="a6ced25"/>
          <table:table-cell table:number-rows-spanned="1" table:style-name="a190041"/>
          <table:table-cell table:number-rows-spanned="1" table:style-name="a312781"/>
          <table:table-cell table:number-rows-spanned="1" table:style-name="a1747c7"/>
          <table:table-cell table:number-rows-spanned="1" table:style-name="a07f72b"/>
          <table:table-cell table:number-rows-spanned="1" table:style-name="a3dca16"/>
          <table:table-cell table:number-rows-spanned="1" table:style-name="a18e765"/>
          <table:table-cell table:number-rows-spanned="1" table:style-name="a7367a3"/>
          <table:table-cell office:string-value="CM : 0, TD : 0, TP : 0" office:value-type="string" table:number-rows-spanned="1" table:style-name="a0d6dda">
            <text:p>CM : 0, TD : 0, TP : 0</text:p>
          </table:table-cell>
          <table:table-cell office:string-value="0" office:value-type="string" table:number-rows-spanned="1" table:style-name="a1777c1">
            <text:p>0</text:p>
          </table:table-cell>
          <table:table-cell table:number-rows-spanned="1"/>
          <table:table-cell table:number-columns-repeated="13" table:number-rows-spanned="1"/>
        </table:table-row>
        <table:table-row>
          <table: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office:string-value="COMMENTAIRES" office:value-type="string" table:number-rows-spanned="1" table:style-name="a4e82cc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office:string-value="COMMENTAIRES" office:value-type="string" table:number-rows-spanned="1" table:style-name="ac0741b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table-cell table:number-columns-repeated="13" table:number-rows-spanned="1"/>
        </table:table-row>
      </table:table>
      <table:table table:name="M1_Mathématiques" table:style-name="a64a98b">
        <table:table-column table:number-columns-repeated="5" table:style-name="affb0bd"/>
        <table:table-column table:style-name="affb0bd"/>
        <table:table-column table:style-name="affb0bd"/>
        <table:table-column table:style-name="affb0bd"/>
        <table:table-column table:style-name="affb0bd"/>
        <table:table-column table:number-columns-repeated="3" table:style-name="affb0bd"/>
        <table:table-column table:style-name="affb0bd"/>
        <table:table-column table:style-name="affb0bd"/>
        <table:table-column table:style-name="affb0bd"/>
        <table:table-column table:style-name="affb0bd"/>
        <table:table-column table:number-columns-repeated="11" table:style-name="affb0bd"/>
        <table:table-column table:style-name="affb0bd"/>
        <table:table-row>
          <table:table-cell/>
          <table:table-cell office:string-value="1ère année Master &#10;Mention Mathématiques Appliquées" office:value-type="string" table:number-columns-spanned="4" table:number-rows-spanned="1" table:style-name="ae6a8d6">
            <text:p>1ère année Master <text:line-break/>Mention Mathématiques Appliquées</text:p>
          </table:table-cell>
          <table:covered-table-cell/>
          <table:covered-table-cell/>
          <table:covered-table-cell/>
          <table:table-cell office:value-type="string" table:number-rows-spanned="1"/>
          <table:table-cell office:string-value="prévision 2016/2017" office:value-type="string" table:number-columns-spanned="2" table:number-rows-spanned="1" table:style-name="a5508e6">
            <text:p>prévision 2016/2017</text:p>
          </table:table-cell>
          <table:covered-table-cell/>
          <table:table-cell office:string-value=": 150 étudiants" office:value-type="string" table:number-columns-spanned="5" table:number-rows-spanned="1" table:style-name="ae49178">
            <text:p>: 150 étudiants</text:p>
          </table:table-cell>
          <table:covered-table-cell/>
          <table:covered-table-cell/>
          <table:covered-table-cell/>
          <table:covered-table-cell/>
          <table:table-cell office:value-type="string" table:number-rows-spanned="1"/>
          <table:table-cell office:value-type="string" table:number-rows-spanned="1"/>
          <table:table-cell office:value-type="string" table:number-rows-spanned="1"/>
          <table:table-cell office:value-type="string" table:number-columns-repeated="11" table:number-rows-spanned="1"/>
          <table:table-cell office:value-type="string" table:number-rows-spanned="1"/>
        </table:table-row>
        <table:table-row>
          <table:table-cell/>
          <table:table-cell office:string-value="ENSEIGNEMENTS SEMESTRE 1" office:value-type="string" table:number-columns-spanned="13" table:number-rows-spanned="1" table:style-name="a2f6b93">
            <text:p>ENSEIGNEMENTS SEMESTRE 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rows-spanned="1"/>
          <table:table-cell office:string-value="ENSEIGNEMENTS SEMESTRE 2" office:value-type="string" table:number-columns-spanned="13" table:number-rows-spanned="1" table:style-name="a654565">
            <text:p>ENSEIGNEMENTS SEMESTRE 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/>
          <table:table-cell office:string-value="Matière" office:value-type="string" table:number-rows-spanned="1" table:style-name="ad7694b">
            <text:p>Matière</text:p>
          </table:table-cell>
          <table:table-cell office:string-value="code Apogée" office:value-type="string" table:number-rows-spanned="1" table:style-name="a4f354c">
            <text:p>code Apogée</text:p>
          </table:table-cell>
          <table:table-cell office:string-value="Responsable UE 2016-2017" office:value-type="string" table:number-rows-spanned="1" table:style-name="aed3770">
            <text:p>Responsable UE 2016-2017</text:p>
          </table:table-cell>
          <table:table-cell office:string-value="Intervenants 2016-2017" office:value-type="string" table:number-rows-spanned="1" table:style-name="ac94831">
            <text:p>Intervenants 2016-2017</text:p>
          </table:table-cell>
          <table:table-cell office:string-value="COURS" office:value-type="string" table:number-rows-spanned="1" table:style-name="aa71a79">
            <text:p>COURS</text:p>
          </table:table-cell>
          <table:table-cell office:string-value="TD ou cours-TD" office:value-type="string" table:number-rows-spanned="1" table:style-name="a5a784e">
            <text:p>TD ou cours-TD</text:p>
          </table:table-cell>
          <table:table-cell office:string-value="TP ou cours-TP" office:value-type="string" table:number-rows-spanned="1" table:style-name="a14f2ee">
            <text:p>TP ou cours-TP</text:p>
          </table:table-cell>
          <table:table-cell office:string-value="Nombre de groupes indicatif" office:value-type="string" table:number-rows-spanned="1" table:style-name="af7ea68">
            <text:p>Nombre de groupes indicatif</text:p>
          </table:table-cell>
          <table:table-cell office:string-value="Choix Cours" office:value-type="string" table:number-rows-spanned="1" table:style-name="a34d770">
            <text:p>Choix Cours</text:p>
          </table:table-cell>
          <table:table-cell office:string-value="Choix TD/CMTD" office:value-type="string" table:number-rows-spanned="1" table:style-name="a4be41f">
            <text:p>Choix TD/CMTD</text:p>
          </table:table-cell>
          <table:table-cell office:string-value="Choix TP/CMTP" office:value-type="string" table:number-rows-spanned="1" table:style-name="ac87761">
            <text:p>Choix TP/CMTP</text:p>
          </table:table-cell>
          <table:table-cell office:string-value="Nombre de groupes souhaités" office:value-type="string" table:number-rows-spanned="1" table:style-name="a5d58d0">
            <text:p>Nombre de groupes souhaités</text:p>
          </table:table-cell>
          <table:table-cell office:string-value="Nombre d'années d'enseignement de la matière" office:value-type="string" table:number-rows-spanned="1" table:style-name="ae2a705">
            <text:p>Nombre d'années d'enseignement de la matière</text:p>
          </table:table-cell>
          <table:table-cell table:number-rows-spanned="1"/>
          <table:table-cell office:string-value="Matière" office:value-type="string" table:number-rows-spanned="1" table:style-name="aeaa618">
            <text:p>Matière</text:p>
          </table:table-cell>
          <table:table-cell office:string-value="code Apogée" office:value-type="string" table:number-rows-spanned="1" table:style-name="adad250">
            <text:p>code Apogée</text:p>
          </table:table-cell>
          <table:table-cell office:string-value="Responsable UE 2016-2017" office:value-type="string" table:number-rows-spanned="1" table:style-name="a20feb9">
            <text:p>Responsable UE 2016-2017</text:p>
          </table:table-cell>
          <table:table-cell office:string-value="Intervenants 2016-2017" office:value-type="string" table:number-rows-spanned="1" table:style-name="ab1678b">
            <text:p>Intervenants 2016-2017</text:p>
          </table:table-cell>
          <table:table-cell office:string-value="COURS" office:value-type="string" table:number-rows-spanned="1" table:style-name="a1c836a">
            <text:p>COURS</text:p>
          </table:table-cell>
          <table:table-cell office:string-value="TD ou cours-TD" office:value-type="string" table:number-rows-spanned="1" table:style-name="a708147">
            <text:p>TD ou cours-TD</text:p>
          </table:table-cell>
          <table:table-cell office:string-value="TP ou cours-TP" office:value-type="string" table:number-rows-spanned="1" table:style-name="a31496b">
            <text:p>TP ou cours-TP</text:p>
          </table:table-cell>
          <table:table-cell office:string-value="Nombre de groupes indicatif" office:value-type="string" table:number-rows-spanned="1" table:style-name="adcd717">
            <text:p>Nombre de groupes indicatif</text:p>
          </table:table-cell>
          <table:table-cell office:string-value="Choix Cours" office:value-type="string" table:number-rows-spanned="1" table:style-name="a41660a">
            <text:p>Choix Cours</text:p>
          </table:table-cell>
          <table:table-cell office:string-value="Choix TD/CMTD" office:value-type="string" table:number-rows-spanned="1" table:style-name="a899560">
            <text:p>Choix TD/CMTD</text:p>
          </table:table-cell>
          <table:table-cell office:string-value="Choix TP/CMTP" office:value-type="string" table:number-rows-spanned="1" table:style-name="a29a958">
            <text:p>Choix TP/CMTP</text:p>
          </table:table-cell>
          <table:table-cell office:string-value="Nombre de groupes souhaités" office:value-type="string" table:number-rows-spanned="1" table:style-name="ac3bda3">
            <text:p>Nombre de groupes souhaités</text:p>
          </table:table-cell>
          <table:table-cell office:string-value="Nombre d'années d'enseignement de la matière" office:value-type="string" table:number-rows-spanned="1" table:style-name="a22b182">
            <text:p>Nombre d'années d'enseignement de la matière</text:p>
          </table:table-cell>
        </table:table-row>
        <table:table-row>
          <table:table-cell/>
          <table:table-cell office:string-value="Pré-rentrée : mise à niveau statistiques" office:value-type="string" table:number-rows-spanned="1" table:style-name="a570c28">
            <text:p>Pré-rentrée : mise à niveau statistiques</text:p>
          </table:table-cell>
          <table:table-cell office:string-value="A4PREST" office:value-type="string" table:number-rows-spanned="1" table:style-name="af92f23">
            <text:p>A4PREST</text:p>
          </table:table-cell>
          <table:table-cell office:string-value="Meziani" office:value-type="string" table:number-rows-spanned="1" table:style-name="aa9c466">
            <text:p>Meziani</text:p>
          </table:table-cell>
          <table:table-cell office:string-value="Meziani" office:value-type="string" table:number-rows-spanned="1" table:style-name="a260790">
            <text:p>Meziani</text:p>
          </table:table-cell>
          <table:table-cell office:string-value="6.0h CM" office:value-type="string" table:number-rows-spanned="1" table:style-name="ac5f5ef">
            <text:p>6.0h CM</text:p>
          </table:table-cell>
          <table:table-cell office:string-value="6.0h TD" office:value-type="string" table:number-rows-spanned="1" table:style-name="afdc51d">
            <text:p>6.0h TD</text:p>
          </table:table-cell>
          <table:table-cell table:number-rows-spanned="1" table:style-name="a81f4d2"/>
          <table:table-cell office:string-value="1" office:value-type="string" table:number-rows-spanned="1" table:style-name="a9c78da">
            <text:p>1</text:p>
          </table:table-cell>
          <table:table-cell office:string-value="" office:value-type="string" table:number-rows-spanned="1" table:style-name="a39502c">
            <text:p/>
          </table:table-cell>
          <table:table-cell office:string-value="" office:value-type="string" table:number-rows-spanned="1" table:style-name="affc7a4">
            <text:p/>
          </table:table-cell>
          <table:table-cell table:number-rows-spanned="1" table:style-name="a43c6ae"/>
          <table:table-cell office:string-value="CM : 0, TD : 0, TP : 0" office:value-type="string" table:number-rows-spanned="1" table:style-name="a81de6a">
            <text:p>CM : 0, TD : 0, TP : 0</text:p>
          </table:table-cell>
          <table:table-cell office:string-value="0" office:value-type="string" table:number-rows-spanned="1" table:style-name="a7d82b2">
            <text:p>0</text:p>
          </table:table-cell>
          <table:table-cell table:number-rows-spanned="1"/>
          <table:table-cell office:string-value="Optimisation et programmation dynamique" office:value-type="string" table:number-rows-spanned="1" table:style-name="a23b084">
            <text:p>Optimisation et programmation dynamique</text:p>
          </table:table-cell>
          <table:table-cell office:string-value="A4STM16" office:value-type="string" table:number-rows-spanned="1" table:style-name="aa242be">
            <text:p>A4STM16</text:p>
          </table:table-cell>
          <table:table-cell office:string-value="Cardaliaguet" office:value-type="string" table:number-rows-spanned="1" table:style-name="ae17dbf">
            <text:p>Cardaliaguet</text:p>
          </table:table-cell>
          <table:table-cell office:string-value="Cardaliaguet CM&#10;Wahbi&#10;Coron" office:value-type="string" table:number-rows-spanned="1" table:style-name="a12fd4f">
            <text:p>Cardaliaguet CM<text:line-break/>Wahbi<text:line-break/>Coron</text:p>
          </table:table-cell>
          <table:table-cell office:string-value="19.5h CM" office:value-type="string" table:number-rows-spanned="1" table:style-name="ab9a573">
            <text:p>19.5h CM</text:p>
          </table:table-cell>
          <table:table-cell office:string-value="19.5h TD" office:value-type="string" table:number-rows-spanned="1" table:style-name="af04bfd">
            <text:p>19.5h TD</text:p>
          </table:table-cell>
          <table:table-cell table:number-rows-spanned="1" table:style-name="a9ab98a"/>
          <table:table-cell office:string-value="2" office:value-type="string" table:number-rows-spanned="1" table:style-name="a3efb13">
            <text:p>2</text:p>
          </table:table-cell>
          <table:table-cell office:string-value="" office:value-type="string" table:number-rows-spanned="1" table:style-name="ae00522">
            <text:p/>
          </table:table-cell>
          <table:table-cell office:string-value="" office:value-type="string" table:number-rows-spanned="1" table:style-name="ad190b4">
            <text:p/>
          </table:table-cell>
          <table:table-cell table:number-rows-spanned="1" table:style-name="a254b35"/>
          <table:table-cell office:string-value="CM : 0, TD : 0, TP : 0" office:value-type="string" table:number-rows-spanned="1" table:style-name="a777d1d">
            <text:p>CM : 0, TD : 0, TP : 0</text:p>
          </table:table-cell>
          <table:table-cell office:string-value="0" office:value-type="string" table:number-rows-spanned="1" table:style-name="ad30ce9">
            <text:p>0</text:p>
          </table:table-cell>
        </table:table-row>
        <table:table-row>
          <table:table-cell/>
          <table:table-cell office:string-value="Processus discrets" office:value-type="string" table:number-rows-spanned="1" table:style-name="aee58ac">
            <text:p>Processus discrets</text:p>
          </table:table-cell>
          <table:table-cell office:string-value="A4STM01" office:value-type="string" table:number-rows-spanned="1" table:style-name="ae23f91">
            <text:p>A4STM01</text:p>
          </table:table-cell>
          <table:table-cell office:string-value="Gubinelli" office:value-type="string" table:number-rows-spanned="1" table:style-name="aad7417">
            <text:p>Gubinelli</text:p>
          </table:table-cell>
          <table:table-cell office:string-value="Gubinelli CM&#10;Poisat&#10;Le Cousin&#10;Pagnard" office:value-type="string" table:number-rows-spanned="1" table:style-name="a48e130">
            <text:p>Gubinelli CM<text:line-break/>Poisat<text:line-break/>Le Cousin<text:line-break/>Pagnard</text:p>
          </table:table-cell>
          <table:table-cell office:string-value="19.5h CM" office:value-type="string" table:number-rows-spanned="1" table:style-name="a6c4542">
            <text:p>19.5h CM</text:p>
          </table:table-cell>
          <table:table-cell office:string-value="19.5h TD" office:value-type="string" table:number-rows-spanned="1" table:style-name="ae821f7">
            <text:p>19.5h TD</text:p>
          </table:table-cell>
          <table:table-cell table:number-rows-spanned="1" table:style-name="a574ef1"/>
          <table:table-cell office:string-value="3 + 1 en anglais" office:value-type="string" table:number-rows-spanned="1" table:style-name="ab68ab2">
            <text:p>3 + 1 en anglais</text:p>
          </table:table-cell>
          <table:table-cell office:string-value="" office:value-type="string" table:number-rows-spanned="1" table:style-name="ae11e5e">
            <text:p/>
          </table:table-cell>
          <table:table-cell office:string-value="" office:value-type="string" table:number-rows-spanned="1" table:style-name="ae32af2">
            <text:p/>
          </table:table-cell>
          <table:table-cell table:number-rows-spanned="1" table:style-name="a6da477"/>
          <table:table-cell office:string-value="CM : 0, TD : 0, TP : 0" office:value-type="string" table:number-rows-spanned="1" table:style-name="a78c008">
            <text:p>CM : 0, TD : 0, TP : 0</text:p>
          </table:table-cell>
          <table:table-cell office:string-value="0" office:value-type="string" table:number-rows-spanned="1" table:style-name="a6e2d00">
            <text:p>0</text:p>
          </table:table-cell>
          <table:table-cell table:number-rows-spanned="1"/>
          <table:table-cell office:string-value="Mouvement brownien et évaluation des actifs contingents" office:value-type="string" table:number-rows-spanned="1" table:style-name="ae0ca30">
            <text:p>Mouvement brownien et évaluation des actifs contingents</text:p>
          </table:table-cell>
          <table:table-cell office:string-value="A4STM10" office:value-type="string" table:number-rows-spanned="1" table:style-name="a24db51">
            <text:p>A4STM10</text:p>
          </table:table-cell>
          <table:table-cell office:string-value="Turinici" office:value-type="string" table:number-rows-spanned="1" table:style-name="a3a5742">
            <text:p>Turinici</text:p>
          </table:table-cell>
          <table:table-cell office:string-value="Turinici CM&#10;Wang&#10;Henon&#10;Arras" office:value-type="string" table:number-rows-spanned="1" table:style-name="a533f75">
            <text:p>Turinici CM<text:line-break/>Wang<text:line-break/>Henon<text:line-break/>Arras</text:p>
          </table:table-cell>
          <table:table-cell office:string-value="19.5h CM" office:value-type="string" table:number-rows-spanned="1" table:style-name="afa272d">
            <text:p>19.5h CM</text:p>
          </table:table-cell>
          <table:table-cell office:string-value="19.5h TD" office:value-type="string" table:number-rows-spanned="1" table:style-name="aa3fef4">
            <text:p>19.5h TD</text:p>
          </table:table-cell>
          <table:table-cell table:number-rows-spanned="1" table:style-name="afd1400"/>
          <table:table-cell office:string-value="3 + 1 en anglais" office:value-type="string" table:number-rows-spanned="1" table:style-name="acd3299">
            <text:p>3 + 1 en anglais</text:p>
          </table:table-cell>
          <table:table-cell office:string-value="" office:value-type="string" table:number-rows-spanned="1" table:style-name="a889ce2">
            <text:p/>
          </table:table-cell>
          <table:table-cell office:string-value="" office:value-type="string" table:number-rows-spanned="1" table:style-name="a6507af">
            <text:p/>
          </table:table-cell>
          <table:table-cell table:number-rows-spanned="1" table:style-name="a61b7f6"/>
          <table:table-cell office:string-value="CM : 0, TD : 0, TP : 0" office:value-type="string" table:number-rows-spanned="1" table:style-name="a105beb">
            <text:p>CM : 0, TD : 0, TP : 0</text:p>
          </table:table-cell>
          <table:table-cell office:string-value="0" office:value-type="string" table:number-rows-spanned="1" table:style-name="a6ddb5e">
            <text:p>0</text:p>
          </table:table-cell>
        </table:table-row>
        <table:table-row>
          <table:table-cell/>
          <table:table-cell office:string-value="Analyse fonctionnelle &amp; EDP" office:value-type="string" table:number-rows-spanned="1" table:style-name="ad563ab">
            <text:p>Analyse fonctionnelle &amp; EDP</text:p>
          </table:table-cell>
          <table:table-cell office:string-value="A4STM02" office:value-type="string" table:number-rows-spanned="1" table:style-name="a2e521c">
            <text:p>A4STM02</text:p>
          </table:table-cell>
          <table:table-cell office:string-value="Glass" office:value-type="string" table:number-rows-spanned="1" table:style-name="a8cbae2">
            <text:p>Glass</text:p>
          </table:table-cell>
          <table:table-cell office:string-value="Glass CM&#10;Haspot&#10;Le Cousin&#10;Laborde" office:value-type="string" table:number-rows-spanned="1" table:style-name="a095b9e">
            <text:p>Glass CM<text:line-break/>Haspot<text:line-break/>Le Cousin<text:line-break/>Laborde</text:p>
          </table:table-cell>
          <table:table-cell office:string-value="19.5h CM" office:value-type="string" table:number-rows-spanned="1" table:style-name="acd30b7">
            <text:p>19.5h CM</text:p>
          </table:table-cell>
          <table:table-cell office:string-value="19.5h TD" office:value-type="string" table:number-rows-spanned="1" table:style-name="a0e5f21">
            <text:p>19.5h TD</text:p>
          </table:table-cell>
          <table:table-cell table:number-rows-spanned="1" table:style-name="ab14fd7"/>
          <table:table-cell office:string-value="3 + 1 en anglais" office:value-type="string" table:number-rows-spanned="1" table:style-name="a696ee2">
            <text:p>3 + 1 en anglais</text:p>
          </table:table-cell>
          <table:table-cell office:string-value="" office:value-type="string" table:number-rows-spanned="1" table:style-name="a700936">
            <text:p/>
          </table:table-cell>
          <table:table-cell office:string-value="" office:value-type="string" table:number-rows-spanned="1" table:style-name="ab672b8">
            <text:p/>
          </table:table-cell>
          <table:table-cell table:number-rows-spanned="1" table:style-name="a00e52b"/>
          <table:table-cell office:string-value="CM : 0, TD : 0, TP : 0" office:value-type="string" table:number-rows-spanned="1" table:style-name="ac027bd">
            <text:p>CM : 0, TD : 0, TP : 0</text:p>
          </table:table-cell>
          <table:table-cell office:string-value="0" office:value-type="string" table:number-rows-spanned="1" table:style-name="a16ffca">
            <text:p>0</text:p>
          </table:table-cell>
          <table:table-cell table:number-rows-spanned="1"/>
          <table:table-cell office:string-value="Processus de Poisson et méthodes actuarielles (enseignement en anglais)" office:value-type="string" table:number-rows-spanned="1" table:style-name="a00ef49">
            <text:p>Processus de Poisson et méthodes actuarielles (enseignement en anglais)</text:p>
          </table:table-cell>
          <table:table-cell office:string-value="A4STM11" office:value-type="string" table:number-rows-spanned="1" table:style-name="a0b0da9">
            <text:p>A4STM11</text:p>
          </table:table-cell>
          <table:table-cell office:string-value="Hoffmann" office:value-type="string" table:number-rows-spanned="1" table:style-name="ac7e623">
            <text:p>Hoffmann</text:p>
          </table:table-cell>
          <table:table-cell office:string-value="Hoffmann CM&#10;Tan&#10;Mastrolia&#10;Tran&#10;Butez" office:value-type="string" table:number-rows-spanned="1" table:style-name="ad7ff3b">
            <text:p>Hoffmann CM<text:line-break/>Tan<text:line-break/>Mastrolia<text:line-break/>Tran<text:line-break/>Butez</text:p>
          </table:table-cell>
          <table:table-cell office:string-value="19.5h CM" office:value-type="string" table:number-rows-spanned="1" table:style-name="aee0959">
            <text:p>19.5h CM</text:p>
          </table:table-cell>
          <table:table-cell table:number-rows-spanned="1" table:style-name="a3b339d"/>
          <table:table-cell table:number-rows-spanned="1" table:style-name="a7fd965"/>
          <table:table-cell office:string-value="4" office:value-type="string" table:number-rows-spanned="1" table:style-name="ae15a9b">
            <text:p>4</text:p>
          </table:table-cell>
          <table:table-cell office:string-value="" office:value-type="string" table:number-rows-spanned="1" table:style-name="a5364a5">
            <text:p/>
          </table:table-cell>
          <table:table-cell table:number-rows-spanned="1" table:style-name="a4466bc"/>
          <table:table-cell table:number-rows-spanned="1" table:style-name="a40203d"/>
          <table:table-cell office:string-value="CM : 0, TD : 0, TP : 0" office:value-type="string" table:number-rows-spanned="1" table:style-name="a47ef73">
            <text:p>CM : 0, TD : 0, TP : 0</text:p>
          </table:table-cell>
          <table:table-cell office:string-value="0" office:value-type="string" table:number-rows-spanned="1" table:style-name="a810652">
            <text:p>0</text:p>
          </table:table-cell>
        </table:table-row>
        <table:table-row>
          <table:table-cell/>
          <table:table-cell office:string-value="Analyse fonctionnelle approfondie" office:value-type="string" table:number-rows-spanned="1" table:style-name="a00787d">
            <text:p>Analyse fonctionnelle approfondie</text:p>
          </table:table-cell>
          <table:table-cell office:string-value="A4STM26" office:value-type="string" table:number-rows-spanned="1" table:style-name="ad68862">
            <text:p>A4STM26</text:p>
          </table:table-cell>
          <table:table-cell office:string-value="Salomon Julien" office:value-type="string" table:number-rows-spanned="1" table:style-name="a7828be">
            <text:p>Salomon Julien</text:p>
          </table:table-cell>
          <table:table-cell office:string-value="Salomon" office:value-type="string" table:number-rows-spanned="1" table:style-name="a178756">
            <text:p>Salomon</text:p>
          </table:table-cell>
          <table:table-cell office:string-value="19.5h CM" office:value-type="string" table:number-rows-spanned="1" table:style-name="a6fed39">
            <text:p>19.5h CM</text:p>
          </table:table-cell>
          <table:table-cell office:string-value="19.5h TD" office:value-type="string" table:number-rows-spanned="1" table:style-name="a952cbc">
            <text:p>19.5h TD</text:p>
          </table:table-cell>
          <table:table-cell table:number-rows-spanned="1" table:style-name="a4db8c8"/>
          <table:table-cell office:string-value="1" office:value-type="string" table:number-rows-spanned="1" table:style-name="af61d92">
            <text:p>1</text:p>
          </table:table-cell>
          <table:table-cell office:string-value="" office:value-type="string" table:number-rows-spanned="1" table:style-name="a938dfc">
            <text:p/>
          </table:table-cell>
          <table:table-cell office:string-value="" office:value-type="string" table:number-rows-spanned="1" table:style-name="aff5c5b">
            <text:p/>
          </table:table-cell>
          <table:table-cell table:number-rows-spanned="1" table:style-name="a22bd0c"/>
          <table:table-cell office:string-value="CM : 0, TD : 0, TP : 0" office:value-type="string" table:number-rows-spanned="1" table:style-name="a8bc56e">
            <text:p>CM : 0, TD : 0, TP : 0</text:p>
          </table:table-cell>
          <table:table-cell office:string-value="0" office:value-type="string" table:number-rows-spanned="1" table:style-name="a1c6385">
            <text:p>0</text:p>
          </table:table-cell>
          <table:table-cell table:number-rows-spanned="1"/>
          <table:table-cell office:string-value="Processus continus approfondis" office:value-type="string" table:number-rows-spanned="1" table:style-name="a194308">
            <text:p>Processus continus approfondis</text:p>
          </table:table-cell>
          <table:table-cell office:string-value="A4STM23" office:value-type="string" table:number-rows-spanned="1" table:style-name="aae3383">
            <text:p>A4STM23</text:p>
          </table:table-cell>
          <table:table-cell office:string-value="Trashorras" office:value-type="string" table:number-rows-spanned="1" table:style-name="ae3752b">
            <text:p>Trashorras</text:p>
          </table:table-cell>
          <table:table-cell office:string-value="Trashorras" office:value-type="string" table:number-rows-spanned="1" table:style-name="a0068ec">
            <text:p>Trashorras</text:p>
          </table:table-cell>
          <table:table-cell office:string-value="19.5h CM" office:value-type="string" table:number-rows-spanned="1" table:style-name="af6f4a4">
            <text:p>19.5h CM</text:p>
          </table:table-cell>
          <table:table-cell office:string-value="19.5h TD" office:value-type="string" table:number-rows-spanned="1" table:style-name="a357703">
            <text:p>19.5h TD</text:p>
          </table:table-cell>
          <table:table-cell table:number-rows-spanned="1" table:style-name="ac20393"/>
          <table:table-cell office:string-value="1" office:value-type="string" table:number-rows-spanned="1" table:style-name="a73e933">
            <text:p>1</text:p>
          </table:table-cell>
          <table:table-cell office:string-value="" office:value-type="string" table:number-rows-spanned="1" table:style-name="a391330">
            <text:p/>
          </table:table-cell>
          <table:table-cell office:string-value="" office:value-type="string" table:number-rows-spanned="1" table:style-name="aed90f5">
            <text:p/>
          </table:table-cell>
          <table:table-cell table:number-rows-spanned="1" table:style-name="afcbd15"/>
          <table:table-cell office:string-value="CM : 0, TD : 0, TP : 0" office:value-type="string" table:number-rows-spanned="1" table:style-name="ae70ac3">
            <text:p>CM : 0, TD : 0, TP : 0</text:p>
          </table:table-cell>
          <table:table-cell office:string-value="0" office:value-type="string" table:number-rows-spanned="1" table:style-name="ae42163">
            <text:p>0</text:p>
          </table:table-cell>
        </table:table-row>
        <table:table-row>
          <table:table-cell/>
          <table:table-cell office:string-value="Modèles linéaires et ses généralisations + SAS" office:value-type="string" table:number-rows-spanned="1" table:style-name="a8ce65f">
            <text:p>Modèles linéaires et ses généralisations + SAS</text:p>
          </table:table-cell>
          <table:table-cell office:string-value="A4STM03" office:value-type="string" table:number-rows-spanned="1" table:style-name="adf8455">
            <text:p>A4STM03</text:p>
          </table:table-cell>
          <table:table-cell office:string-value="Meziani" office:value-type="string" table:number-rows-spanned="1" table:style-name="a9a7b43">
            <text:p>Meziani</text:p>
          </table:table-cell>
          <table:table-cell office:string-value="Meziani CM&#10;Tsepletidou&#10;Ben Tahar&#10;Siner&#10;Taleng" office:value-type="string" table:number-rows-spanned="1" table:style-name="a3b63f1">
            <text:p>Meziani CM<text:line-break/>Tsepletidou<text:line-break/>Ben Tahar<text:line-break/>Siner<text:line-break/>Taleng</text:p>
          </table:table-cell>
          <table:table-cell office:string-value="19.5h CM" office:value-type="string" table:number-rows-spanned="1" table:style-name="a9353b3">
            <text:p>19.5h CM</text:p>
          </table:table-cell>
          <table:table-cell office:string-value="19.5h TD" office:value-type="string" table:number-rows-spanned="1" table:style-name="a8b3db1">
            <text:p>19.5h TD</text:p>
          </table:table-cell>
          <table:table-cell office:string-value="7.5h TP" office:value-type="string" table:number-rows-spanned="1" table:style-name="ae80cd4">
            <text:p>7.5h TP</text:p>
          </table:table-cell>
          <table:table-cell office:string-value="3 + 1 en anglais et 3 TP" office:value-type="string" table:number-rows-spanned="1" table:style-name="a0424ca">
            <text:p>3 + 1 en anglais et 3 TP</text:p>
          </table:table-cell>
          <table:table-cell office:string-value="" office:value-type="string" table:number-rows-spanned="1" table:style-name="a252cc3">
            <text:p/>
          </table:table-cell>
          <table:table-cell office:string-value="" office:value-type="string" table:number-rows-spanned="1" table:style-name="a883453">
            <text:p/>
          </table:table-cell>
          <table:table-cell office:string-value="" office:value-type="string" table:number-rows-spanned="1" table:style-name="ab9ff28">
            <text:p/>
          </table:table-cell>
          <table:table-cell office:string-value="CM : 0, TD : 0, TP : 0" office:value-type="string" table:number-rows-spanned="1" table:style-name="a285757">
            <text:p>CM : 0, TD : 0, TP : 0</text:p>
          </table:table-cell>
          <table:table-cell office:string-value="0" office:value-type="string" table:number-rows-spanned="1" table:style-name="a4359eb">
            <text:p>0</text:p>
          </table:table-cell>
          <table:table-cell table:number-rows-spanned="1"/>
          <table:table-cell office:string-value="Analyse convexe approfondie" office:value-type="string" table:number-rows-spanned="1" table:style-name="ad5464a">
            <text:p>Analyse convexe approfondie</text:p>
          </table:table-cell>
          <table:table-cell office:string-value="A4STM24" office:value-type="string" table:number-rows-spanned="1" table:style-name="a671252">
            <text:p>A4STM24</text:p>
          </table:table-cell>
          <table:table-cell office:string-value="Merigot" office:value-type="string" table:number-rows-spanned="1" table:style-name="ac4be84">
            <text:p>Merigot</text:p>
          </table:table-cell>
          <table:table-cell office:string-value="Merigot" office:value-type="string" table:number-rows-spanned="1" table:style-name="a58eb0f">
            <text:p>Merigot</text:p>
          </table:table-cell>
          <table:table-cell office:string-value="19.5h CM" office:value-type="string" table:number-rows-spanned="1" table:style-name="a7fa5c7">
            <text:p>19.5h CM</text:p>
          </table:table-cell>
          <table:table-cell office:string-value="19.5h TD" office:value-type="string" table:number-rows-spanned="1" table:style-name="a3478f3">
            <text:p>19.5h TD</text:p>
          </table:table-cell>
          <table:table-cell table:number-rows-spanned="1" table:style-name="a6414e8"/>
          <table:table-cell office:string-value="1" office:value-type="string" table:number-rows-spanned="1" table:style-name="af03b5d">
            <text:p>1</text:p>
          </table:table-cell>
          <table:table-cell office:string-value="" office:value-type="string" table:number-rows-spanned="1" table:style-name="a808bee">
            <text:p/>
          </table:table-cell>
          <table:table-cell office:string-value="" office:value-type="string" table:number-rows-spanned="1" table:style-name="a91afe0">
            <text:p/>
          </table:table-cell>
          <table:table-cell table:number-rows-spanned="1" table:style-name="aff0606"/>
          <table:table-cell office:string-value="CM : 0, TD : 0, TP : 0" office:value-type="string" table:number-rows-spanned="1" table:style-name="af3a56c">
            <text:p>CM : 0, TD : 0, TP : 0</text:p>
          </table:table-cell>
          <table:table-cell office:string-value="0" office:value-type="string" table:number-rows-spanned="1" table:style-name="abcc9b8">
            <text:p>0</text:p>
          </table:table-cell>
        </table:table-row>
        <table:table-row>
          <table:table-cell/>
          <table:table-cell office:string-value="Traitement numérique du signal" office:value-type="string" table:number-rows-spanned="1" table:style-name="a892ad9">
            <text:p>Traitement numérique du signal</text:p>
          </table:table-cell>
          <table:table-cell office:string-value="A4STM19" office:value-type="string" table:number-rows-spanned="1" table:style-name="a786c22">
            <text:p>A4STM19</text:p>
          </table:table-cell>
          <table:table-cell office:string-value="Almouzni" office:value-type="string" table:number-rows-spanned="1" table:style-name="a5d0948">
            <text:p>Almouzni</text:p>
          </table:table-cell>
          <table:table-cell office:string-value="Almouzni" office:value-type="string" table:number-rows-spanned="1" table:style-name="a5b28cd">
            <text:p>Almouzni</text:p>
          </table:table-cell>
          <table:table-cell office:string-value="13.5h CM" office:value-type="string" table:number-rows-spanned="1" table:style-name="a666fd9">
            <text:p>13.5h CM</text:p>
          </table:table-cell>
          <table:table-cell office:string-value="13.5h TD" office:value-type="string" table:number-rows-spanned="1" table:style-name="a5101fc">
            <text:p>13.5h TD</text:p>
          </table:table-cell>
          <table:table-cell office:string-value="13.5h TP" office:value-type="string" table:number-rows-spanned="1" table:style-name="a1fe3aa">
            <text:p>13.5h TP</text:p>
          </table:table-cell>
          <table:table-cell office:string-value="1" office:value-type="string" table:number-rows-spanned="1" table:style-name="a12c063">
            <text:p>1</text:p>
          </table:table-cell>
          <table:table-cell office:string-value="" office:value-type="string" table:number-rows-spanned="1" table:style-name="a7285be">
            <text:p/>
          </table:table-cell>
          <table:table-cell office:string-value="" office:value-type="string" table:number-rows-spanned="1" table:style-name="aee8e84">
            <text:p/>
          </table:table-cell>
          <table:table-cell office:string-value="" office:value-type="string" table:number-rows-spanned="1" table:style-name="a5fe22a">
            <text:p/>
          </table:table-cell>
          <table:table-cell office:string-value="CM : 0, TD : 0, TP : 0" office:value-type="string" table:number-rows-spanned="1" table:style-name="a150ded">
            <text:p>CM : 0, TD : 0, TP : 0</text:p>
          </table:table-cell>
          <table:table-cell office:string-value="0" office:value-type="string" table:number-rows-spanned="1" table:style-name="a4f77f9">
            <text:p>0</text:p>
          </table:table-cell>
          <table:table-cell table:number-rows-spanned="1"/>
          <table:table-cell office:string-value="Introduction à la statistique non paramétrique" office:value-type="string" table:number-rows-spanned="1" table:style-name="af7eabb">
            <text:p>Introduction à la statistique non paramétrique</text:p>
          </table:table-cell>
          <table:table-cell office:string-value="A4STM17" office:value-type="string" table:number-rows-spanned="1" table:style-name="af23976">
            <text:p>A4STM17</text:p>
          </table:table-cell>
          <table:table-cell office:string-value="Rivoirard" office:value-type="string" table:number-rows-spanned="1" table:style-name="a85592e">
            <text:p>Rivoirard</text:p>
          </table:table-cell>
          <table:table-cell office:string-value="Rivoirard CM&#10;Tran&#10;Trinh" office:value-type="string" table:number-rows-spanned="1" table:style-name="a417822">
            <text:p>Rivoirard CM<text:line-break/>Tran<text:line-break/>Trinh</text:p>
          </table:table-cell>
          <table:table-cell office:string-value="19.5h CM" office:value-type="string" table:number-rows-spanned="1" table:style-name="ab17eb4">
            <text:p>19.5h CM</text:p>
          </table:table-cell>
          <table:table-cell office:string-value="19.5h TD" office:value-type="string" table:number-rows-spanned="1" table:style-name="a57f808">
            <text:p>19.5h TD</text:p>
          </table:table-cell>
          <table:table-cell table:number-rows-spanned="1" table:style-name="a8e3ea9"/>
          <table:table-cell office:string-value="2" office:value-type="string" table:number-rows-spanned="1" table:style-name="a6d4284">
            <text:p>2</text:p>
          </table:table-cell>
          <table:table-cell office:string-value="" office:value-type="string" table:number-rows-spanned="1" table:style-name="aa0ea9d">
            <text:p/>
          </table:table-cell>
          <table:table-cell office:string-value="" office:value-type="string" table:number-rows-spanned="1" table:style-name="a6bb140">
            <text:p/>
          </table:table-cell>
          <table:table-cell table:number-rows-spanned="1" table:style-name="ab6d174"/>
          <table:table-cell office:string-value="CM : 0, TD : 0, TP : 0" office:value-type="string" table:number-rows-spanned="1" table:style-name="a05b1bf">
            <text:p>CM : 0, TD : 0, TP : 0</text:p>
          </table:table-cell>
          <table:table-cell office:string-value="0" office:value-type="string" table:number-rows-spanned="1" table:style-name="adc5461">
            <text:p>0</text:p>
          </table:table-cell>
        </table:table-row>
        <table:table-row>
          <table:table-cell/>
          <table:table-cell office:string-value="Gestion de portefeuille (enseignement en anglais)" office:value-type="string" table:number-rows-spanned="1" table:style-name="abcc032">
            <text:p>Gestion de portefeuille (enseignement en anglais)</text:p>
          </table:table-cell>
          <table:table-cell office:string-value="A4STM06" office:value-type="string" table:number-rows-spanned="1" table:style-name="ac23cb1">
            <text:p>A4STM06</text:p>
          </table:table-cell>
          <table:table-cell office:string-value="Kharroubi" office:value-type="string" table:number-rows-spanned="1" table:style-name="ae574aa">
            <text:p>Kharroubi</text:p>
          </table:table-cell>
          <table:table-cell office:string-value="Kharroubi CM&#10;Zou&#10;Souty" office:value-type="string" table:number-rows-spanned="1" table:style-name="a8f377c">
            <text:p>Kharroubi CM<text:line-break/>Zou<text:line-break/>Souty</text:p>
          </table:table-cell>
          <table:table-cell office:string-value="19.5h CM" office:value-type="string" table:number-rows-spanned="1" table:style-name="abb0709">
            <text:p>19.5h CM</text:p>
          </table:table-cell>
          <table:table-cell office:string-value="19.5h TD" office:value-type="string" table:number-rows-spanned="1" table:style-name="ad97d49">
            <text:p>19.5h TD</text:p>
          </table:table-cell>
          <table:table-cell table:number-rows-spanned="1" table:style-name="ac2ca65"/>
          <table:table-cell office:string-value="3" office:value-type="string" table:number-rows-spanned="1" table:style-name="a9a988c">
            <text:p>3</text:p>
          </table:table-cell>
          <table:table-cell office:string-value="" office:value-type="string" table:number-rows-spanned="1" table:style-name="a94bf4a">
            <text:p/>
          </table:table-cell>
          <table:table-cell office:string-value="" office:value-type="string" table:number-rows-spanned="1" table:style-name="aa9fc53">
            <text:p/>
          </table:table-cell>
          <table:table-cell table:number-rows-spanned="1" table:style-name="a486acf"/>
          <table:table-cell office:string-value="CM : 0, TD : 0, TP : 0" office:value-type="string" table:number-rows-spanned="1" table:style-name="a73cbdf">
            <text:p>CM : 0, TD : 0, TP : 0</text:p>
          </table:table-cell>
          <table:table-cell office:string-value="0" office:value-type="string" table:number-rows-spanned="1" table:style-name="a900ff4">
            <text:p>0</text:p>
          </table:table-cell>
          <table:table-cell table:number-rows-spanned="1"/>
          <table:table-cell office:string-value="Méthodes numériques : problèmes dépendants du temps" office:value-type="string" table:number-rows-spanned="1" table:style-name="aa6beb1">
            <text:p>Méthodes numériques : problèmes dépendants du temps</text:p>
          </table:table-cell>
          <table:table-cell office:string-value="A4STM13" office:value-type="string" table:number-rows-spanned="1" table:style-name="ac47696">
            <text:p>A4STM13</text:p>
          </table:table-cell>
          <table:table-cell office:string-value="Lissy" office:value-type="string" table:number-rows-spanned="1" table:style-name="a49c236">
            <text:p>Lissy</text:p>
          </table:table-cell>
          <table:table-cell office:string-value="Lissy CM&#10;Denoyelle&#10;Salomon Julien" office:value-type="string" table:number-rows-spanned="1" table:style-name="a18d5c2">
            <text:p>Lissy CM<text:line-break/>Denoyelle<text:line-break/>Salomon Julien</text:p>
          </table:table-cell>
          <table:table-cell office:string-value="19.5h CM" office:value-type="string" table:number-rows-spanned="1" table:style-name="a324f19">
            <text:p>19.5h CM</text:p>
          </table:table-cell>
          <table:table-cell office:string-value="13.5h TD" office:value-type="string" table:number-rows-spanned="1" table:style-name="a7246a6">
            <text:p>13.5h TD</text:p>
          </table:table-cell>
          <table:table-cell office:string-value="6.0h TP" office:value-type="string" table:number-rows-spanned="1" table:style-name="a324e98">
            <text:p>6.0h TP</text:p>
          </table:table-cell>
          <table:table-cell office:string-value="2  + 1 en anglais et 6 TP" office:value-type="string" table:number-rows-spanned="1" table:style-name="a323262">
            <text:p>2 <text:s text:c="1"/>+ 1 en anglais et 6 TP</text:p>
          </table:table-cell>
          <table:table-cell office:string-value="" office:value-type="string" table:number-rows-spanned="1" table:style-name="a1da356">
            <text:p/>
          </table:table-cell>
          <table:table-cell office:string-value="" office:value-type="string" table:number-rows-spanned="1" table:style-name="a018643">
            <text:p/>
          </table:table-cell>
          <table:table-cell office:string-value="" office:value-type="string" table:number-rows-spanned="1" table:style-name="ad81979">
            <text:p/>
          </table:table-cell>
          <table:table-cell office:string-value="CM : 0, TD : 0, TP : 0" office:value-type="string" table:number-rows-spanned="1" table:style-name="a54d128">
            <text:p>CM : 0, TD : 0, TP : 0</text:p>
          </table:table-cell>
          <table:table-cell office:string-value="0" office:value-type="string" table:number-rows-spanned="1" table:style-name="ac30727">
            <text:p>0</text:p>
          </table:table-cell>
        </table:table-row>
        <table:table-row>
          <table:table-cell/>
          <table:table-cell office:string-value="Actuariat 1 - Introduction" office:value-type="string" table:number-rows-spanned="1" table:style-name="a443d0b">
            <text:p>Actuariat 1 - Introduction</text:p>
          </table:table-cell>
          <table:table-cell office:string-value="A4STM07" office:value-type="string" table:number-rows-spanned="1" table:style-name="acb6ba5">
            <text:p>A4STM07</text:p>
          </table:table-cell>
          <table:table-cell office:string-value="Pierre-Loti-Viaud" office:value-type="string" table:number-rows-spanned="1" table:style-name="aea6d08">
            <text:p>Pierre-Loti-Viaud</text:p>
          </table:table-cell>
          <table:table-cell office:string-value="Pierre-Loti-Viaud" office:value-type="string" table:number-rows-spanned="1" table:style-name="ae8271d">
            <text:p>Pierre-Loti-Viaud</text:p>
          </table:table-cell>
          <table:table-cell office:string-value="19.5h CM" office:value-type="string" table:number-rows-spanned="1" table:style-name="a12e462">
            <text:p>19.5h CM</text:p>
          </table:table-cell>
          <table:table-cell office:string-value="19.5h TD" office:value-type="string" table:number-rows-spanned="1" table:style-name="a693bb0">
            <text:p>19.5h TD</text:p>
          </table:table-cell>
          <table:table-cell table:number-rows-spanned="1" table:style-name="ac08037"/>
          <table:table-cell office:string-value="1" office:value-type="string" table:number-rows-spanned="1" table:style-name="a52be0d">
            <text:p>1</text:p>
          </table:table-cell>
          <table:table-cell office:string-value="" office:value-type="string" table:number-rows-spanned="1" table:style-name="ab74423">
            <text:p/>
          </table:table-cell>
          <table:table-cell office:string-value="" office:value-type="string" table:number-rows-spanned="1" table:style-name="a5c368d">
            <text:p/>
          </table:table-cell>
          <table:table-cell table:number-rows-spanned="1" table:style-name="a10f949"/>
          <table:table-cell office:string-value="CM : 0, TD : 0, TP : 0" office:value-type="string" table:number-rows-spanned="1" table:style-name="ac40f32">
            <text:p>CM : 0, TD : 0, TP : 0</text:p>
          </table:table-cell>
          <table:table-cell office:string-value="0" office:value-type="string" table:number-rows-spanned="1" table:style-name="af4b46c">
            <text:p>0</text:p>
          </table:table-cell>
          <table:table-cell table:number-rows-spanned="1"/>
          <table:table-cell office:string-value="Analyse des données" office:value-type="string" table:number-rows-spanned="1" table:style-name="a4b46dd">
            <text:p>Analyse des données</text:p>
          </table:table-cell>
          <table:table-cell office:string-value="A4STM14" office:value-type="string" table:number-rows-spanned="1" table:style-name="a667fc4">
            <text:p>A4STM14</text:p>
          </table:table-cell>
          <table:table-cell office:string-value="Bertrand Patrice" office:value-type="string" table:number-rows-spanned="1" table:style-name="a7112eb">
            <text:p>Bertrand Patrice</text:p>
          </table:table-cell>
          <table:table-cell office:string-value="Bertrand CM&#10;Ni Yuan&#10;Pasquignon" office:value-type="string" table:number-rows-spanned="1" table:style-name="ae92fc3">
            <text:p>Bertrand CM<text:line-break/>Ni Yuan<text:line-break/>Pasquignon</text:p>
          </table:table-cell>
          <table:table-cell office:string-value="19.5h CM" office:value-type="string" table:number-rows-spanned="1" table:style-name="a11e9c9">
            <text:p>19.5h CM</text:p>
          </table:table-cell>
          <table:table-cell office:string-value="19.5h TD" office:value-type="string" table:number-rows-spanned="1" table:style-name="a191dea">
            <text:p>19.5h TD</text:p>
          </table:table-cell>
          <table:table-cell table:number-rows-spanned="1" table:style-name="aa8606f"/>
          <table:table-cell office:string-value="3" office:value-type="string" table:number-rows-spanned="1" table:style-name="a79ea37">
            <text:p>3</text:p>
          </table:table-cell>
          <table:table-cell office:string-value="" office:value-type="string" table:number-rows-spanned="1" table:style-name="aae7fa9">
            <text:p/>
          </table:table-cell>
          <table:table-cell office:string-value="" office:value-type="string" table:number-rows-spanned="1" table:style-name="a81f1f5">
            <text:p/>
          </table:table-cell>
          <table:table-cell table:number-rows-spanned="1" table:style-name="a5589b9"/>
          <table:table-cell office:string-value="CM : 0, TD : 0, TP : 0" office:value-type="string" table:number-rows-spanned="1" table:style-name="a1a4397">
            <text:p>CM : 0, TD : 0, TP : 0</text:p>
          </table:table-cell>
          <table:table-cell office:string-value="0" office:value-type="string" table:number-rows-spanned="1" table:style-name="afb3e21">
            <text:p>0</text:p>
          </table:table-cell>
        </table:table-row>
        <table:table-row>
          <table:table-cell/>
          <table:table-cell office:string-value="Microéconomie : théorie des contrats" office:value-type="string" table:number-rows-spanned="1" table:style-name="a71f749">
            <text:p>Microéconomie : théorie des contrats</text:p>
          </table:table-cell>
          <table:table-cell office:string-value="A4STM20" office:value-type="string" table:number-rows-spanned="1" table:style-name="a01a624">
            <text:p>A4STM20</text:p>
          </table:table-cell>
          <table:table-cell office:string-value="Lefort" office:value-type="string" table:number-rows-spanned="1" table:style-name="affa7ea">
            <text:p>Lefort</text:p>
          </table:table-cell>
          <table:table-cell office:string-value="Lefort" office:value-type="string" table:number-rows-spanned="1" table:style-name="a383571">
            <text:p>Lefort</text:p>
          </table:table-cell>
          <table:table-cell office:string-value="19.5h CM" office:value-type="string" table:number-rows-spanned="1" table:style-name="a6e73ca">
            <text:p>19.5h CM</text:p>
          </table:table-cell>
          <table:table-cell office:string-value="19.5h TD" office:value-type="string" table:number-rows-spanned="1" table:style-name="a6b9665">
            <text:p>19.5h TD</text:p>
          </table:table-cell>
          <table:table-cell table:number-rows-spanned="1" table:style-name="a27c00b"/>
          <table:table-cell office:string-value="1" office:value-type="string" table:number-rows-spanned="1" table:style-name="abf1391">
            <text:p>1</text:p>
          </table:table-cell>
          <table:table-cell office:string-value="" office:value-type="string" table:number-rows-spanned="1" table:style-name="abe2b08">
            <text:p/>
          </table:table-cell>
          <table:table-cell office:string-value="" office:value-type="string" table:number-rows-spanned="1" table:style-name="aae5a64">
            <text:p/>
          </table:table-cell>
          <table:table-cell table:number-rows-spanned="1" table:style-name="a48014b"/>
          <table:table-cell office:string-value="CM : 0, TD : 0, TP : 0" office:value-type="string" table:number-rows-spanned="1" table:style-name="a3c87c4">
            <text:p>CM : 0, TD : 0, TP : 0</text:p>
          </table:table-cell>
          <table:table-cell office:string-value="0" office:value-type="string" table:number-rows-spanned="1" table:style-name="a18f01d">
            <text:p>0</text:p>
          </table:table-cell>
          <table:table-cell table:number-rows-spanned="1"/>
          <table:table-cell office:string-value="Econométrie appliquée" office:value-type="string" table:number-rows-spanned="1" table:style-name="abcc45f">
            <text:p>Econométrie appliquée</text:p>
          </table:table-cell>
          <table:table-cell office:string-value="A4STM25" office:value-type="string" table:number-rows-spanned="1" table:style-name="a2b50a7">
            <text:p>A4STM25</text:p>
          </table:table-cell>
          <table:table-cell office:string-value="Davezies" office:value-type="string" table:number-rows-spanned="1" table:style-name="a8b9505">
            <text:p>Davezies</text:p>
          </table:table-cell>
          <table:table-cell office:string-value="Davezies" office:value-type="string" table:number-rows-spanned="1" table:style-name="a8985df">
            <text:p>Davezies</text:p>
          </table:table-cell>
          <table:table-cell office:string-value="19.5h CM" office:value-type="string" table:number-rows-spanned="1" table:style-name="a43e1c1">
            <text:p>19.5h CM</text:p>
          </table:table-cell>
          <table:table-cell office:string-value="19.5h TD" office:value-type="string" table:number-rows-spanned="1" table:style-name="aa538e3">
            <text:p>19.5h TD</text:p>
          </table:table-cell>
          <table:table-cell table:number-rows-spanned="1" table:style-name="a801d83"/>
          <table:table-cell office:string-value="1" office:value-type="string" table:number-rows-spanned="1" table:style-name="ac732f1">
            <text:p>1</text:p>
          </table:table-cell>
          <table:table-cell office:string-value="" office:value-type="string" table:number-rows-spanned="1" table:style-name="ad16f44">
            <text:p/>
          </table:table-cell>
          <table:table-cell office:string-value="" office:value-type="string" table:number-rows-spanned="1" table:style-name="aaff720">
            <text:p/>
          </table:table-cell>
          <table:table-cell table:number-rows-spanned="1" table:style-name="a791394"/>
          <table:table-cell office:string-value="CM : 0, TD : 0, TP : 0" office:value-type="string" table:number-rows-spanned="1" table:style-name="ab4316a">
            <text:p>CM : 0, TD : 0, TP : 0</text:p>
          </table:table-cell>
          <table:table-cell office:string-value="0" office:value-type="string" table:number-rows-spanned="1" table:style-name="a17e3f7">
            <text:p>0</text:p>
          </table:table-cell>
        </table:table-row>
        <table:table-row>
          <table:table-cell/>
          <table:table-cell office:string-value="Méthodes de Monte-Carlo" office:value-type="string" table:number-rows-spanned="1" table:style-name="a53b37b">
            <text:p>Méthodes de Monte-Carlo</text:p>
          </table:table-cell>
          <table:table-cell office:string-value="A4STM08" office:value-type="string" table:number-rows-spanned="1" table:style-name="acbe871">
            <text:p>A4STM08</text:p>
          </table:table-cell>
          <table:table-cell office:string-value="Tan" office:value-type="string" table:number-rows-spanned="1" table:style-name="a238e49">
            <text:p>Tan</text:p>
          </table:table-cell>
          <table:table-cell office:string-value="Tan CM&#10;Baradel&#10;Zheng" office:value-type="string" table:number-rows-spanned="1" table:style-name="a9e1c17">
            <text:p>Tan CM<text:line-break/>Baradel<text:line-break/>Zheng</text:p>
          </table:table-cell>
          <table:table-cell office:string-value="10.5h CM" office:value-type="string" table:number-rows-spanned="1" table:style-name="a828fab">
            <text:p>10.5h CM</text:p>
          </table:table-cell>
          <table:table-cell office:string-value="6.0h TD" office:value-type="string" table:number-rows-spanned="1" table:style-name="aec2a5d">
            <text:p>6.0h TD</text:p>
          </table:table-cell>
          <table:table-cell office:string-value="24.0h TP" office:value-type="string" table:number-rows-spanned="1" table:style-name="a676db4">
            <text:p>24.0h TP</text:p>
          </table:table-cell>
          <table:table-cell office:string-value="2" office:value-type="string" table:number-rows-spanned="1" table:style-name="a8230ae">
            <text:p>2</text:p>
          </table:table-cell>
          <table:table-cell office:string-value="" office:value-type="string" table:number-rows-spanned="1" table:style-name="a816a85">
            <text:p/>
          </table:table-cell>
          <table:table-cell office:string-value="" office:value-type="string" table:number-rows-spanned="1" table:style-name="a61c6cf">
            <text:p/>
          </table:table-cell>
          <table:table-cell office:string-value="" office:value-type="string" table:number-rows-spanned="1" table:style-name="a9aa83d">
            <text:p/>
          </table:table-cell>
          <table:table-cell office:string-value="CM : 0, TD : 0, TP : 0" office:value-type="string" table:number-rows-spanned="1" table:style-name="a9d35b2">
            <text:p>CM : 0, TD : 0, TP : 0</text:p>
          </table:table-cell>
          <table:table-cell office:string-value="0" office:value-type="string" table:number-rows-spanned="1" table:style-name="ab16d6c">
            <text:p>0</text:p>
          </table:table-cell>
          <table:table-cell table:number-rows-spanned="1"/>
          <table:table-cell office:string-value="Comptabilité de l'entreprise" office:value-type="string" table:number-rows-spanned="1" table:style-name="a0019a9">
            <text:p>Comptabilité de l'entreprise</text:p>
          </table:table-cell>
          <table:table-cell office:string-value="A4STM15" office:value-type="string" table:number-rows-spanned="1" table:style-name="a5758ab">
            <text:p>A4STM15</text:p>
          </table:table-cell>
          <table:table-cell office:string-value="Thuelin" office:value-type="string" table:number-rows-spanned="1" table:style-name="a2e905b">
            <text:p>Thuelin</text:p>
          </table:table-cell>
          <table:table-cell office:string-value="Thuelin" office:value-type="string" table:number-rows-spanned="1" table:style-name="a2370df">
            <text:p>Thuelin</text:p>
          </table:table-cell>
          <table:table-cell table:number-rows-spanned="1" table:style-name="a06c43e"/>
          <table:table-cell office:string-value="39.0h CMTD" office:value-type="string" table:number-rows-spanned="1" table:style-name="a833876">
            <text:p>39.0h CMTD</text:p>
          </table:table-cell>
          <table:table-cell table:number-rows-spanned="1" table:style-name="aa88d18"/>
          <table:table-cell office:string-value="1" office:value-type="string" table:number-rows-spanned="1" table:style-name="ae561eb">
            <text:p>1</text:p>
          </table:table-cell>
          <table:table-cell table:number-rows-spanned="1" table:style-name="ad59944"/>
          <table:table-cell office:string-value="" office:value-type="string" table:number-rows-spanned="1" table:style-name="af2dde9">
            <text:p/>
          </table:table-cell>
          <table:table-cell table:number-rows-spanned="1" table:style-name="a5150d0"/>
          <table:table-cell office:string-value="CM : 0, TD : 0, TP : 0" office:value-type="string" table:number-rows-spanned="1" table:style-name="ac1c1a8">
            <text:p>CM : 0, TD : 0, TP : 0</text:p>
          </table:table-cell>
          <table:table-cell office:string-value="0" office:value-type="string" table:number-rows-spanned="1" table:style-name="a8c2a44">
            <text:p>0</text:p>
          </table:table-cell>
        </table:table-row>
        <table:table-row>
          <table:table-cell/>
          <table:table-cell office:string-value="Séries temporelles" office:value-type="string" table:number-rows-spanned="1" table:style-name="a18b315">
            <text:p>Séries temporelles</text:p>
          </table:table-cell>
          <table:table-cell office:string-value="A4STM05" office:value-type="string" table:number-rows-spanned="1" table:style-name="ad1516d">
            <text:p>A4STM05</text:p>
          </table:table-cell>
          <table:table-cell office:string-value="Chafai" office:value-type="string" table:number-rows-spanned="1" table:style-name="a085b60">
            <text:p>Chafai</text:p>
          </table:table-cell>
          <table:table-cell office:string-value="Chafai CM&#10;PossamaI&#10;Ivanoff&#10;Pagnard" office:value-type="string" table:number-rows-spanned="1" table:style-name="a7ce924">
            <text:p>Chafai CM<text:line-break/>PossamaI<text:line-break/>Ivanoff<text:line-break/>Pagnard</text:p>
          </table:table-cell>
          <table:table-cell office:string-value="19.5h CM" office:value-type="string" table:number-rows-spanned="1" table:style-name="a2f4677">
            <text:p>19.5h CM</text:p>
          </table:table-cell>
          <table:table-cell office:string-value="19.5h TD" office:value-type="string" table:number-rows-spanned="1" table:style-name="a910211">
            <text:p>19.5h TD</text:p>
          </table:table-cell>
          <table:table-cell table:number-rows-spanned="1" table:style-name="a80ab73"/>
          <table:table-cell office:string-value="3 + 1 en anglais" office:value-type="string" table:number-rows-spanned="1" table:style-name="aad02ad">
            <text:p>3 + 1 en anglais</text:p>
          </table:table-cell>
          <table:table-cell office:string-value="" office:value-type="string" table:number-rows-spanned="1" table:style-name="a4ad279">
            <text:p/>
          </table:table-cell>
          <table:table-cell office:string-value="" office:value-type="string" table:number-rows-spanned="1" table:style-name="a65e481">
            <text:p/>
          </table:table-cell>
          <table:table-cell table:number-rows-spanned="1" table:style-name="a73d319"/>
          <table:table-cell office:string-value="CM : 0, TD : 0, TP : 0" office:value-type="string" table:number-rows-spanned="1" table:style-name="a7bad74">
            <text:p>CM : 0, TD : 0, TP : 0</text:p>
          </table:table-cell>
          <table:table-cell office:string-value="0" office:value-type="string" table:number-rows-spanned="1" table:style-name="a2d10f5">
            <text:p>0</text:p>
          </table:table-cell>
          <table:table-cell table:number-rows-spanned="1"/>
          <table:table-cell office:string-value="C++" office:value-type="string" table:number-rows-spanned="1" table:style-name="ae26825">
            <text:p>C++</text:p>
          </table:table-cell>
          <table:table-cell office:string-value="A4STM18" office:value-type="string" table:number-rows-spanned="1" table:style-name="a565a6f">
            <text:p>A4STM18</text:p>
          </table:table-cell>
          <table:table-cell table:number-rows-spanned="1" table:style-name="af6c9cc"/>
          <table:table-cell office:string-value="Lampis CM&#10;Louati" office:value-type="string" table:number-rows-spanned="1" table:style-name="a1a89b8">
            <text:p>Lampis CM<text:line-break/>Louati</text:p>
          </table:table-cell>
          <table:table-cell office:string-value="19.5h CM" office:value-type="string" table:number-rows-spanned="1" table:style-name="ac3c926">
            <text:p>19.5h CM</text:p>
          </table:table-cell>
          <table:table-cell office:string-value="19.5h TD" office:value-type="string" table:number-rows-spanned="1" table:style-name="ae8cedb">
            <text:p>19.5h TD</text:p>
          </table:table-cell>
          <table:table-cell table:number-rows-spanned="1" table:style-name="a5cea96"/>
          <table:table-cell office:string-value="2" office:value-type="string" table:number-rows-spanned="1" table:style-name="a3dd828">
            <text:p>2</text:p>
          </table:table-cell>
          <table:table-cell office:string-value="" office:value-type="string" table:number-rows-spanned="1" table:style-name="ac7d84b">
            <text:p/>
          </table:table-cell>
          <table:table-cell office:string-value="" office:value-type="string" table:number-rows-spanned="1" table:style-name="a1f2979">
            <text:p/>
          </table:table-cell>
          <table:table-cell table:number-rows-spanned="1" table:style-name="a4d72ef"/>
          <table:table-cell office:string-value="CM : 0, TD : 0, TP : 0" office:value-type="string" table:number-rows-spanned="1" table:style-name="a9ce69e">
            <text:p>CM : 0, TD : 0, TP : 0</text:p>
          </table:table-cell>
          <table:table-cell office:string-value="0" office:value-type="string" table:number-rows-spanned="1" table:style-name="a6542a4">
            <text:p>0</text:p>
          </table:table-cell>
        </table:table-row>
        <table:table-row>
          <table:table-cell/>
          <table:table-cell office:string-value="Contrôle des chaînes de Markov" office:value-type="string" table:number-rows-spanned="1" table:style-name="a699337">
            <text:p>Contrôle des chaînes de Markov</text:p>
          </table:table-cell>
          <table:table-cell office:string-value="A4STM22" office:value-type="string" table:number-rows-spanned="1" table:style-name="a734fa3">
            <text:p>A4STM22</text:p>
          </table:table-cell>
          <table:table-cell office:string-value="Haas" office:value-type="string" table:number-rows-spanned="1" table:style-name="a804cd2">
            <text:p>Haas</text:p>
          </table:table-cell>
          <table:table-cell office:string-value="Haas" office:value-type="string" table:number-rows-spanned="1" table:style-name="a8151f3">
            <text:p>Haas</text:p>
          </table:table-cell>
          <table:table-cell office:string-value="19.5h CM" office:value-type="string" table:number-rows-spanned="1" table:style-name="a25c3b6">
            <text:p>19.5h CM</text:p>
          </table:table-cell>
          <table:table-cell office:string-value="19.5h TD" office:value-type="string" table:number-rows-spanned="1" table:style-name="a498818">
            <text:p>19.5h TD</text:p>
          </table:table-cell>
          <table:table-cell table:number-rows-spanned="1" table:style-name="a4696d9"/>
          <table:table-cell office:string-value="1" office:value-type="string" table:number-rows-spanned="1" table:style-name="a0b9364">
            <text:p>1</text:p>
          </table:table-cell>
          <table:table-cell office:string-value="" office:value-type="string" table:number-rows-spanned="1" table:style-name="ac1f7be">
            <text:p/>
          </table:table-cell>
          <table:table-cell office:string-value="" office:value-type="string" table:number-rows-spanned="1" table:style-name="a139d8b">
            <text:p/>
          </table:table-cell>
          <table:table-cell table:number-rows-spanned="1" table:style-name="af89272"/>
          <table:table-cell office:string-value="CM : 0, TD : 0, TP : 0" office:value-type="string" table:number-rows-spanned="1" table:style-name="abeec9f">
            <text:p>CM : 0, TD : 0, TP : 0</text:p>
          </table:table-cell>
          <table:table-cell office:string-value="0" office:value-type="string" table:number-rows-spanned="1" table:style-name="a58aed8">
            <text:p>0</text:p>
          </table:table-cell>
          <table:table-cell table:number-rows-spanned="1"/>
          <table:table-cell office:string-value="Apprentissage statistique et grande dimenision : une introduction" office:value-type="string" table:number-rows-spanned="1" table:style-name="aa106fa">
            <text:p>Apprentissage statistique et grande dimenision : une introduction</text:p>
          </table:table-cell>
          <table:table-cell office:string-value="A4STM21" office:value-type="string" table:number-rows-spanned="1" table:style-name="a75236e">
            <text:p>A4STM21</text:p>
          </table:table-cell>
          <table:table-cell office:string-value="Hoffmann" office:value-type="string" table:number-rows-spanned="1" table:style-name="ad4485f">
            <text:p>Hoffmann</text:p>
          </table:table-cell>
          <table:table-cell office:string-value="Hoffmann CM&#10;Comminges" office:value-type="string" table:number-rows-spanned="1" table:style-name="a6d4316">
            <text:p>Hoffmann CM<text:line-break/>Comminges</text:p>
          </table:table-cell>
          <table:table-cell office:string-value="19.5h CM" office:value-type="string" table:number-rows-spanned="1" table:style-name="a480493">
            <text:p>19.5h CM</text:p>
          </table:table-cell>
          <table:table-cell office:string-value="19.5h TD" office:value-type="string" table:number-rows-spanned="1" table:style-name="af7361c">
            <text:p>19.5h TD</text:p>
          </table:table-cell>
          <table:table-cell table:number-rows-spanned="1" table:style-name="a126dfe"/>
          <table:table-cell office:string-value="3" office:value-type="string" table:number-rows-spanned="1" table:style-name="a914c4f">
            <text:p>3</text:p>
          </table:table-cell>
          <table:table-cell office:string-value="" office:value-type="string" table:number-rows-spanned="1" table:style-name="a85ed63">
            <text:p/>
          </table:table-cell>
          <table:table-cell office:string-value="" office:value-type="string" table:number-rows-spanned="1" table:style-name="a8ca514">
            <text:p/>
          </table:table-cell>
          <table:table-cell table:number-rows-spanned="1" table:style-name="a9da3b3"/>
          <table:table-cell office:string-value="CM : 0, TD : 0, TP : 0" office:value-type="string" table:number-rows-spanned="1" table:style-name="ab80e87">
            <text:p>CM : 0, TD : 0, TP : 0</text:p>
          </table:table-cell>
          <table:table-cell office:string-value="0" office:value-type="string" table:number-rows-spanned="1" table:style-name="a6db044">
            <text:p>0</text:p>
          </table:table-cell>
        </table:table-row>
        <table:table-row>
          <table:table-cell/>
          <table:table-cell office:string-value="Anglais 1" office:value-type="string" table:number-rows-spanned="1" table:style-name="a91fc44">
            <text:p>Anglais 1</text:p>
          </table:table-cell>
          <table:table-cell office:string-value="A4STM04" office:value-type="string" table:number-rows-spanned="1" table:style-name="a05cad1">
            <text:p>A4STM04</text:p>
          </table:table-cell>
          <table:table-cell office:string-value="Chupin" office:value-type="string" table:number-rows-spanned="1" table:style-name="ac3f7b7">
            <text:p>Chupin</text:p>
          </table:table-cell>
          <table:table-cell office:string-value="Chupin&#10;Joyce&#10;Leonard" office:value-type="string" table:number-rows-spanned="1" table:style-name="aa5d224">
            <text:p>Chupin<text:line-break/>Joyce<text:line-break/>Leonard</text:p>
          </table:table-cell>
          <table:table-cell table:number-rows-spanned="1" table:style-name="a58f7c1"/>
          <table:table-cell office:string-value="19.5h CMTD" office:value-type="string" table:number-rows-spanned="1" table:style-name="a1b1228">
            <text:p>19.5h CMTD</text:p>
          </table:table-cell>
          <table:table-cell table:number-rows-spanned="1" table:style-name="a23229e"/>
          <table:table-cell office:string-value="5" office:value-type="string" table:number-rows-spanned="1" table:style-name="afd5487">
            <text:p>5</text:p>
          </table:table-cell>
          <table:table-cell table:number-rows-spanned="1" table:style-name="aa9fb7a"/>
          <table:table-cell office:string-value="" office:value-type="string" table:number-rows-spanned="1" table:style-name="a0f6dc2">
            <text:p/>
          </table:table-cell>
          <table:table-cell table:number-rows-spanned="1" table:style-name="a9a1210"/>
          <table:table-cell office:string-value="CM : 0, TD : 0, TP : 0" office:value-type="string" table:number-rows-spanned="1" table:style-name="a9e4121">
            <text:p>CM : 0, TD : 0, TP : 0</text:p>
          </table:table-cell>
          <table:table-cell office:string-value="0" office:value-type="string" table:number-rows-spanned="1" table:style-name="a851a7e">
            <text:p>0</text:p>
          </table:table-cell>
          <table:table-cell table:number-rows-spanned="1"/>
          <table:table-cell office:string-value="Macroéconomie approfondie" office:value-type="string" table:number-rows-spanned="1" table:style-name="a3ab9e9">
            <text:p>Macroéconomie approfondie</text:p>
          </table:table-cell>
          <table:table-cell office:string-value="A4STM09" office:value-type="string" table:number-rows-spanned="1" table:style-name="a3f0d14">
            <text:p>A4STM09</text:p>
          </table:table-cell>
          <table:table-cell office:string-value="Carre-Tallon / Masson" office:value-type="string" table:number-rows-spanned="1" table:style-name="a238313">
            <text:p>Carre-Tallon / Masson</text:p>
          </table:table-cell>
          <table:table-cell office:string-value="Carre-Tallon&#10;Masson Bernard&#10;Forouhesfar" office:value-type="string" table:number-rows-spanned="1" table:style-name="ab1d7db">
            <text:p>Carre-Tallon<text:line-break/>Masson Bernard<text:line-break/>Forouhesfar</text:p>
          </table:table-cell>
          <table:table-cell office:string-value="19.5h CM" office:value-type="string" table:number-rows-spanned="1" table:style-name="ad32fdf">
            <text:p>19.5h CM</text:p>
          </table:table-cell>
          <table:table-cell office:string-value="19.5h TD" office:value-type="string" table:number-rows-spanned="1" table:style-name="a16f80b">
            <text:p>19.5h TD</text:p>
          </table:table-cell>
          <table:table-cell table:number-rows-spanned="1" table:style-name="a34e7c4"/>
          <table:table-cell office:string-value="1" office:value-type="string" table:number-rows-spanned="1" table:style-name="ac87f04">
            <text:p>1</text:p>
          </table:table-cell>
          <table:table-cell office:string-value="" office:value-type="string" table:number-rows-spanned="1" table:style-name="aaf72fe">
            <text:p/>
          </table:table-cell>
          <table:table-cell office:string-value="" office:value-type="string" table:number-rows-spanned="1" table:style-name="ad02128">
            <text:p/>
          </table:table-cell>
          <table:table-cell table:number-rows-spanned="1" table:style-name="a8ed421"/>
          <table:table-cell office:string-value="CM : 0, TD : 0, TP : 0" office:value-type="string" table:number-rows-spanned="1" table:style-name="aa9fb84">
            <text:p>CM : 0, TD : 0, TP : 0</text:p>
          </table:table-cell>
          <table:table-cell office:string-value="0" office:value-type="string" table:number-rows-spanned="1" table:style-name="affc5e2">
            <text:p>0</text:p>
          </table:table-cell>
        </table:table-row>
        <table:table-row>
          <table:table-cell/>
          <table:table-cell office:string-value="Anglais Soutien S1" office:value-type="string" table:number-rows-spanned="1" table:style-name="aa4055a">
            <text:p>Anglais Soutien S1</text:p>
          </table:table-cell>
          <table:table-cell office:string-value="A4SOU01" office:value-type="string" table:number-rows-spanned="1" table:style-name="a1e8063">
            <text:p>A4SOU01</text:p>
          </table:table-cell>
          <table:table-cell office:string-value="Chupin" office:value-type="string" table:number-rows-spanned="1" table:style-name="a03b20e">
            <text:p>Chupin</text:p>
          </table:table-cell>
          <table:table-cell office:string-value="McCarthy" office:value-type="string" table:number-rows-spanned="1" table:style-name="af207de">
            <text:p>McCarthy</text:p>
          </table:table-cell>
          <table:table-cell table:number-rows-spanned="1" table:style-name="a162fce"/>
          <table:table-cell office:string-value="19.5h TD" office:value-type="string" table:number-rows-spanned="1" table:style-name="ab44209">
            <text:p>19.5h TD</text:p>
          </table:table-cell>
          <table:table-cell table:number-rows-spanned="1" table:style-name="aca697e"/>
          <table:table-cell office:string-value="1" office:value-type="string" table:number-rows-spanned="1" table:style-name="a96c1e8">
            <text:p>1</text:p>
          </table:table-cell>
          <table:table-cell table:number-rows-spanned="1" table:style-name="a8bf716"/>
          <table:table-cell office:string-value="" office:value-type="string" table:number-rows-spanned="1" table:style-name="a875a04">
            <text:p/>
          </table:table-cell>
          <table:table-cell table:number-rows-spanned="1" table:style-name="a1f0723"/>
          <table:table-cell office:string-value="CM : 0, TD : 0, TP : 0" office:value-type="string" table:number-rows-spanned="1" table:style-name="a717a2e">
            <text:p>CM : 0, TD : 0, TP : 0</text:p>
          </table:table-cell>
          <table:table-cell office:string-value="0" office:value-type="string" table:number-rows-spanned="1" table:style-name="a54ad9d">
            <text:p>0</text:p>
          </table:table-cell>
          <table:table-cell table:number-rows-spanned="1"/>
          <table:table-cell office:string-value="Anglais 2" office:value-type="string" table:number-rows-spanned="1" table:style-name="a80c340">
            <text:p>Anglais 2</text:p>
          </table:table-cell>
          <table:table-cell office:string-value="A4STM12" office:value-type="string" table:number-rows-spanned="1" table:style-name="a70d264">
            <text:p>A4STM12</text:p>
          </table:table-cell>
          <table:table-cell office:string-value="Chupin" office:value-type="string" table:number-rows-spanned="1" table:style-name="a4cb913">
            <text:p>Chupin</text:p>
          </table:table-cell>
          <table:table-cell office:string-value="Chupin&#10;Joyce&#10;Leonard" office:value-type="string" table:number-rows-spanned="1" table:style-name="a96586d">
            <text:p>Chupin<text:line-break/>Joyce<text:line-break/>Leonard</text:p>
          </table:table-cell>
          <table:table-cell table:number-rows-spanned="1" table:style-name="ac98c5b"/>
          <table:table-cell office:string-value="19.5h CMTD" office:value-type="string" table:number-rows-spanned="1" table:style-name="a6b264b">
            <text:p>19.5h CMTD</text:p>
          </table:table-cell>
          <table:table-cell table:number-rows-spanned="1" table:style-name="a15feaf"/>
          <table:table-cell office:string-value="5" office:value-type="string" table:number-rows-spanned="1" table:style-name="a4d993f">
            <text:p>5</text:p>
          </table:table-cell>
          <table:table-cell table:number-rows-spanned="1" table:style-name="aebd1f0"/>
          <table:table-cell office:string-value="" office:value-type="string" table:number-rows-spanned="1" table:style-name="af4abc1">
            <text:p/>
          </table:table-cell>
          <table:table-cell table:number-rows-spanned="1" table:style-name="af49844"/>
          <table:table-cell office:string-value="CM : 0, TD : 0, TP : 0" office:value-type="string" table:number-rows-spanned="1" table:style-name="a084bff">
            <text:p>CM : 0, TD : 0, TP : 0</text:p>
          </table:table-cell>
          <table:table-cell office:string-value="0" office:value-type="string" table:number-rows-spanned="1" table:style-name="aa19e77">
            <text:p>0</text:p>
          </table:table-cell>
        </table:table-row>
        <table:table-row>
          <table:table-cell/>
          <table:table-cell office:string-value="LV2 (Allemand / Espagnol)" office:value-type="string" table:number-rows-spanned="1" table:style-name="aae4809">
            <text:p>LV2 (Allemand / Espagnol)</text:p>
          </table:table-cell>
          <table:table-cell office:string-value="A4ALL01&#10;A4ESP01" office:value-type="string" table:number-rows-spanned="1" table:style-name="a6e13dd">
            <text:p>A4ALL01<text:line-break/>A4ESP01</text:p>
          </table:table-cell>
          <table:table-cell table:number-rows-spanned="1" table:style-name="af28464"/>
          <table:table-cell table:number-rows-spanned="1" table:style-name="ad06ed6"/>
          <table:table-cell table:number-rows-spanned="1" table:style-name="a93fa8c"/>
          <table:table-cell office:string-value="19.5h TD" office:value-type="string" table:number-rows-spanned="1" table:style-name="a3c5dca">
            <text:p>19.5h TD</text:p>
          </table:table-cell>
          <table:table-cell table:number-rows-spanned="1" table:style-name="ac2560b"/>
          <table:table-cell table:number-rows-spanned="1" table:style-name="a92a532"/>
          <table:table-cell table:number-rows-spanned="1" table:style-name="acc0e8f"/>
          <table:table-cell office:string-value="" office:value-type="string" table:number-rows-spanned="1" table:style-name="aa35e92">
            <text:p/>
          </table:table-cell>
          <table:table-cell table:number-rows-spanned="1" table:style-name="a36e0e8"/>
          <table:table-cell office:string-value="CM : 0, TD : 0, TP : 0" office:value-type="string" table:number-rows-spanned="1" table:style-name="afcef58">
            <text:p>CM : 0, TD : 0, TP : 0</text:p>
          </table:table-cell>
          <table:table-cell office:string-value="0" office:value-type="string" table:number-rows-spanned="1" table:style-name="aff4747">
            <text:p>0</text:p>
          </table:table-cell>
          <table:table-cell table:number-rows-spanned="1"/>
          <table:table-cell office:string-value="LV2 (Allemand / Espagnol)" office:value-type="string" table:number-rows-spanned="1" table:style-name="afff74a">
            <text:p>LV2 (Allemand / Espagnol)</text:p>
          </table:table-cell>
          <table:table-cell office:string-value="A4ALL01&#10;A4ESP01" office:value-type="string" table:number-rows-spanned="1" table:style-name="abf9ea6">
            <text:p>A4ALL01<text:line-break/>A4ESP01</text:p>
          </table:table-cell>
          <table:table-cell table:number-rows-spanned="1" table:style-name="ad12e77"/>
          <table:table-cell table:number-rows-spanned="1" table:style-name="a7b7246"/>
          <table:table-cell table:number-rows-spanned="1" table:style-name="a68224c"/>
          <table:table-cell office:string-value="19.5h TD" office:value-type="string" table:number-rows-spanned="1" table:style-name="ac0d7d2">
            <text:p>19.5h TD</text:p>
          </table:table-cell>
          <table:table-cell table:number-rows-spanned="1" table:style-name="acf3682"/>
          <table:table-cell table:number-rows-spanned="1" table:style-name="a68d1c0"/>
          <table:table-cell table:number-rows-spanned="1" table:style-name="af0ed17"/>
          <table:table-cell office:string-value="" office:value-type="string" table:number-rows-spanned="1" table:style-name="a076987">
            <text:p/>
          </table:table-cell>
          <table:table-cell table:number-rows-spanned="1" table:style-name="a9ab2be"/>
          <table:table-cell office:string-value="CM : 0, TD : 0, TP : 0" office:value-type="string" table:number-rows-spanned="1" table:style-name="ad9fad1">
            <text:p>CM : 0, TD : 0, TP : 0</text:p>
          </table:table-cell>
          <table:table-cell office:string-value="0" office:value-type="string" table:number-rows-spanned="1" table:style-name="aa120d4">
            <text:p>0</text:p>
          </table:table-cell>
        </table:table-row>
        <table:table-row>
          <table: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office:string-value="Anglais Soutien S2" office:value-type="string" table:number-rows-spanned="1" table:style-name="a3cd82b">
            <text:p>Anglais Soutien S2</text:p>
          </table:table-cell>
          <table:table-cell office:string-value="A4SOU02" office:value-type="string" table:number-rows-spanned="1" table:style-name="afed81e">
            <text:p>A4SOU02</text:p>
          </table:table-cell>
          <table:table-cell office:string-value="Chupin" office:value-type="string" table:number-rows-spanned="1" table:style-name="a9a5bc1">
            <text:p>Chupin</text:p>
          </table:table-cell>
          <table:table-cell office:string-value="Riley" office:value-type="string" table:number-rows-spanned="1" table:style-name="a715b30">
            <text:p>Riley</text:p>
          </table:table-cell>
          <table:table-cell table:number-rows-spanned="1" table:style-name="a3b8c06"/>
          <table:table-cell office:string-value="19.5h TD" office:value-type="string" table:number-rows-spanned="1" table:style-name="a5a8643">
            <text:p>19.5h TD</text:p>
          </table:table-cell>
          <table:table-cell table:number-rows-spanned="1" table:style-name="a1ca54f"/>
          <table:table-cell office:string-value="1" office:value-type="string" table:number-rows-spanned="1" table:style-name="aa4addf">
            <text:p>1</text:p>
          </table:table-cell>
          <table:table-cell table:number-rows-spanned="1" table:style-name="a9356c2"/>
          <table:table-cell office:string-value="" office:value-type="string" table:number-rows-spanned="1" table:style-name="aa24ca3">
            <text:p/>
          </table:table-cell>
          <table:table-cell table:number-rows-spanned="1" table:style-name="a729221"/>
          <table:table-cell office:string-value="CM : 0, TD : 0, TP : 0" office:value-type="string" table:number-rows-spanned="1" table:style-name="aa3bbf3">
            <text:p>CM : 0, TD : 0, TP : 0</text:p>
          </table:table-cell>
          <table:table-cell office:string-value="0" office:value-type="string" table:number-rows-spanned="1" table:style-name="a7db348">
            <text:p>0</text:p>
          </table:table-cell>
        </table:table-row>
        <table:table-row>
          <table:table-cell/>
          <table:table-cell office:string-value="COMMENTAIRES" office:value-type="string" table:number-rows-spanned="1" table:style-name="aa523f0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Anglais culture et civilisation (groupe1)" office:value-type="string" table:number-rows-spanned="1" table:style-name="a7cfa86">
            <text:p>Anglais culture et civilisation (groupe1)</text:p>
          </table:table-cell>
          <table:table-cell office:string-value="A4CIV01" office:value-type="string" table:number-rows-spanned="1" table:style-name="a93bd81">
            <text:p>A4CIV01</text:p>
          </table:table-cell>
          <table:table-cell office:string-value="Levy-Alimi" office:value-type="string" table:number-rows-spanned="1" table:style-name="ade3ef6">
            <text:p>Levy-Alimi</text:p>
          </table:table-cell>
          <table:table-cell office:string-value="Riley&#10;Levy-Alimi" office:value-type="string" table:number-rows-spanned="1" table:style-name="a80b9e2">
            <text:p>Riley<text:line-break/>Levy-Alimi</text:p>
          </table:table-cell>
          <table:table-cell office:string-value="39.0h CM" office:value-type="string" table:number-rows-spanned="1" table:style-name="a1343d3">
            <text:p>39.0h CM</text:p>
          </table:table-cell>
          <table:table-cell table:number-rows-spanned="1" table:style-name="ae8236d"/>
          <table:table-cell table:number-rows-spanned="1" table:style-name="a0a1de8"/>
          <table:table-cell office:string-value="1" office:value-type="string" table:number-rows-spanned="1" table:style-name="a2502b1">
            <text:p>1</text:p>
          </table:table-cell>
          <table:table-cell office:string-value="" office:value-type="string" table:number-rows-spanned="1" table:style-name="af244a5">
            <text:p/>
          </table:table-cell>
          <table:table-cell table:number-rows-spanned="1" table:style-name="a4423f8"/>
          <table:table-cell table:number-rows-spanned="1" table:style-name="a127ff4"/>
          <table:table-cell office:string-value="CM : 0, TD : 0, TP : 0" office:value-type="string" table:number-rows-spanned="1" table:style-name="aaff077">
            <text:p>CM : 0, TD : 0, TP : 0</text:p>
          </table:table-cell>
          <table:table-cell office:string-value="0" office:value-type="string" table:number-rows-spanned="1" table:style-name="acfedbc">
            <text:p>0</text:p>
          </table:table-cell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office:string-value="COMMENTAIRES" office:value-type="string" table:number-rows-spanned="1" table:style-name="a2c8510">
            <text:p>COMMENTAIRES</text:p>
          </table:table-cell>
          <table:table-cell table:number-columns-spanned="12" table:number-rows-spanned="5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  <table:table-row>
          <table:table-cell/>
          <table:table-cell table:number-rows-spanned="1"/>
          <table:table-cell table:number-columns-repeated="12"/>
          <table:table-cell table:number-rows-spanned="1"/>
          <table:table-cell table:number-rows-spanned="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rows-spanned="1"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2pt" style:font-name="Calibri" style:font-name-asian="Calibri" style:font-name-complex="Calibri" style:font-size-asian="12pt" style:font-size-complex="12pt"/>
    </style:style>
    <style:default-style style:family="graphic">
      <style:graphic-properties draw:fill="solid" draw:fill-color="#4472c4" draw:opacity="100%" draw:stroke="solid" draw:stroke-linejoin="miter" svg:stroke-color="#2f528f" svg:stroke-linecap="butt" svg:stroke-opacity="100%" svg:stroke-width="0.01389in"/>
    </style:default-style>
  </office:styles>
  <office:automatic-styles>
    <style:page-layout style:name="pm1">
      <style:page-layout-properties fo:margin-bottom="0.5in" fo:margin-left="0.75in" fo:margin-right="0.75in" fo:margin-top="0.5in" style:first-page-number="continue" style:print="objects charts drawings" style:print-orientation="portrait" style:print-page-order="ttb" style:scale-to="78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  <style:page-layout style:name="pm2">
      <style:page-layout-properties fo:margin-bottom="0.5in" fo:margin-left="0.75in" fo:margin-right="0.75in" fo:margin-top="0.5in" style:first-page-number="continue" style:print="objects charts drawings" style:print-orientation="landscape" style:print-page-order="ttb" style:scale-to="71%" style:table-centering="none"/>
      <style:header-style>
        <style:header-footer-properties fo:margin-bottom="0in" fo:margin-left="0in" fo:margin-right="0in" fo:min-height="0.484251969in"/>
      </style:header-style>
      <style:footer-style>
        <style:header-footer-properties fo:margin-left="0in" fo:margin-right="0in" fo:margin-top="0in" fo:min-height="0.484251969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dpt Mido</meta:initial-creator>
    <dc:creator>Louis Fontaine</dc:creator>
    <meta:creation-date>2015-04-07T09:28:56Z</meta:creation-date>
    <dc:date>2018-05-26T11:40:40Z</dc:date>
    <meta:print-date>2016-05-10T12:40:45Z</meta:print-date>
  </office:meta>
</office:document-meta>
</file>